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DIA</text:p>
          </table:table-cell>
          <table:table-cell office:value-type="string">
            <text:p>TIME</text:p>
          </table:table-cell>
          <table:table-cell office:value-type="string">
            <text:p>IRR</text:p>
          </table:table-cell>
          <table:table-cell office:value-type="string">
            <text:p>TEMP</text:p>
          </table:table-cell>
          <table:table-cell office:value-type="string">
            <text:p>MA</text:p>
          </table:table-cell>
          <table:table-cell office:value-type="string">
            <text:p>PD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.7</text:p>
          </table:table-cell>
          <table:table-cell office:value-type="string">
            <text:p>24.34</text:p>
          </table:table-cell>
          <table:table-cell office:value-type="string">
            <text:p>0.14975</text:p>
          </table:table-cell>
          <table:table-cell office:value-type="string">
            <text:p>38.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4.8</text:p>
          </table:table-cell>
          <table:table-cell office:value-type="string">
            <text:p>24.64</text:p>
          </table:table-cell>
          <table:table-cell office:value-type="string">
            <text:p>0.1498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4.8</text:p>
          </table:table-cell>
          <table:table-cell office:value-type="string">
            <text:p>25.56</text:p>
          </table:table-cell>
          <table:table-cell office:value-type="string">
            <text:p>0.14996</text:p>
          </table:table-cell>
          <table:table-cell office:value-type="string">
            <text:p>198.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7.3</text:p>
          </table:table-cell>
          <table:table-cell office:value-type="string">
            <text:p>26.25</text:p>
          </table:table-cell>
          <table:table-cell office:value-type="string">
            <text:p>0.15004</text:p>
          </table:table-cell>
          <table:table-cell office:value-type="string">
            <text:p>310.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56.9</text:p>
          </table:table-cell>
          <table:table-cell office:value-type="string">
            <text:p>26.82</text:p>
          </table:table-cell>
          <table:table-cell office:value-type="string">
            <text:p>0.15013</text:p>
          </table:table-cell>
          <table:table-cell office:value-type="string">
            <text:p>481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83.4</text:p>
          </table:table-cell>
          <table:table-cell office:value-type="string">
            <text:p>27.22</text:p>
          </table:table-cell>
          <table:table-cell office:value-type="string">
            <text:p>0.15025</text:p>
          </table:table-cell>
          <table:table-cell office:value-type="string">
            <text:p>728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17.9</text:p>
          </table:table-cell>
          <table:table-cell office:value-type="string">
            <text:p>27.51</text:p>
          </table:table-cell>
          <table:table-cell office:value-type="string">
            <text:p>0.15036</text:p>
          </table:table-cell>
          <table:table-cell office:value-type="string">
            <text:p>1041.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string">
            <text:p>27.67</text:p>
          </table:table-cell>
          <table:table-cell office:value-type="string">
            <text:p>0.15048</text:p>
          </table:table-cell>
          <table:table-cell office:value-type="string">
            <text:p>1327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92.1</text:p>
          </table:table-cell>
          <table:table-cell office:value-type="string">
            <text:p>28.17</text:p>
          </table:table-cell>
          <table:table-cell office:value-type="string">
            <text:p>0.15063</text:p>
          </table:table-cell>
          <table:table-cell office:value-type="string">
            <text:p>1736.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3">
            <text:p>243</text:p>
          </table:table-cell>
          <table:table-cell office:value-type="string">
            <text:p>28.88</text:p>
          </table:table-cell>
          <table:table-cell office:value-type="string">
            <text:p>0.15081</text:p>
          </table:table-cell>
          <table:table-cell office:value-type="string">
            <text:p>2248.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282.3</text:p>
          </table:table-cell>
          <table:table-cell office:value-type="string">
            <text:p>29.39</text:p>
          </table:table-cell>
          <table:table-cell office:value-type="string">
            <text:p>0.15095</text:p>
          </table:table-cell>
          <table:table-cell office:value-type="string">
            <text:p>2638.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25.3</text:p>
          </table:table-cell>
          <table:table-cell office:value-type="string">
            <text:p>29.52</text:p>
          </table:table-cell>
          <table:table-cell office:value-type="string">
            <text:p>0.15111</text:p>
          </table:table-cell>
          <table:table-cell office:value-type="string">
            <text:p>3034.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368.2</text:p>
          </table:table-cell>
          <table:table-cell office:value-type="string">
            <text:p>29.95</text:p>
          </table:table-cell>
          <table:table-cell office:value-type="string">
            <text:p>0.15125</text:p>
          </table:table-cell>
          <table:table-cell office:value-type="string">
            <text:p>3434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409.5</text:p>
          </table:table-cell>
          <table:table-cell office:value-type="string">
            <text:p>30.49</text:p>
          </table:table-cell>
          <table:table-cell office:value-type="string">
            <text:p>0.15137</text:p>
          </table:table-cell>
          <table:table-cell office:value-type="string">
            <text:p>3796.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453.1</text:p>
          </table:table-cell>
          <table:table-cell office:value-type="string">
            <text:p>30.96</text:p>
          </table:table-cell>
          <table:table-cell office:value-type="string">
            <text:p>0.1515</text:p>
          </table:table-cell>
          <table:table-cell office:value-type="string">
            <text:p>4165.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87.2</text:p>
          </table:table-cell>
          <table:table-cell office:value-type="string">
            <text:p>31.21</text:p>
          </table:table-cell>
          <table:table-cell office:value-type="string">
            <text:p>0.15163</text:p>
          </table:table-cell>
          <table:table-cell office:value-type="string">
            <text:p>4457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525.2</text:p>
          </table:table-cell>
          <table:table-cell office:value-type="string">
            <text:p>31.48</text:p>
          </table:table-cell>
          <table:table-cell office:value-type="string">
            <text:p>0.15176</text:p>
          </table:table-cell>
          <table:table-cell office:value-type="string">
            <text:p>4774.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565.3</text:p>
          </table:table-cell>
          <table:table-cell office:value-type="string">
            <text:p>31.81</text:p>
          </table:table-cell>
          <table:table-cell office:value-type="string">
            <text:p>0.15192</text:p>
          </table:table-cell>
          <table:table-cell office:value-type="string">
            <text:p>5134.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620.1</text:p>
          </table:table-cell>
          <table:table-cell office:value-type="string">
            <text:p>32.46</text:p>
          </table:table-cell>
          <table:table-cell office:value-type="string">
            <text:p>0.15207</text:p>
          </table:table-cell>
          <table:table-cell office:value-type="string">
            <text:p>5589.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663.4</text:p>
          </table:table-cell>
          <table:table-cell office:value-type="string">
            <text:p>32.64</text:p>
          </table:table-cell>
          <table:table-cell office:value-type="string">
            <text:p>0.15228</text:p>
          </table:table-cell>
          <table:table-cell office:value-type="string">
            <text:p>5956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703.4</text:p>
          </table:table-cell>
          <table:table-cell office:value-type="string">
            <text:p>32.56</text:p>
          </table:table-cell>
          <table:table-cell office:value-type="string">
            <text:p>0.15242</text:p>
          </table:table-cell>
          <table:table-cell office:value-type="string">
            <text:p>6281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37">
            <text:p>737</text:p>
          </table:table-cell>
          <table:table-cell office:value-type="string">
            <text:p>33.13</text:p>
          </table:table-cell>
          <table:table-cell office:value-type="string">
            <text:p>0.15257</text:p>
          </table:table-cell>
          <table:table-cell office:value-type="string">
            <text:p>6545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769.2</text:p>
          </table:table-cell>
          <table:table-cell office:value-type="string">
            <text:p>33.39</text:p>
          </table:table-cell>
          <table:table-cell office:value-type="string">
            <text:p>0.15274</text:p>
          </table:table-cell>
          <table:table-cell office:value-type="string">
            <text:p>6781.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805.6</text:p>
          </table:table-cell>
          <table:table-cell office:value-type="string">
            <text:p>33.72</text:p>
          </table:table-cell>
          <table:table-cell office:value-type="string">
            <text:p>0.15288</text:p>
          </table:table-cell>
          <table:table-cell office:value-type="string">
            <text:p>7059.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832.5</text:p>
          </table:table-cell>
          <table:table-cell office:value-type="string">
            <text:p>33.9</text:p>
          </table:table-cell>
          <table:table-cell office:value-type="string">
            <text:p>0.15304</text:p>
          </table:table-cell>
          <table:table-cell office:value-type="string">
            <text:p>7225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861.2</text:p>
          </table:table-cell>
          <table:table-cell office:value-type="string">
            <text:p>34.45</text:p>
          </table:table-cell>
          <table:table-cell office:value-type="string">
            <text:p>0.1532</text:p>
          </table:table-cell>
          <table:table-cell office:value-type="string">
            <text:p>7402.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891.3</text:p>
          </table:table-cell>
          <table:table-cell office:value-type="string">
            <text:p>34.81</text:p>
          </table:table-cell>
          <table:table-cell office:value-type="string">
            <text:p>0.15332</text:p>
          </table:table-cell>
          <table:table-cell office:value-type="string">
            <text:p>7622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918.4</text:p>
          </table:table-cell>
          <table:table-cell office:value-type="string">
            <text:p>35.04</text:p>
          </table:table-cell>
          <table:table-cell office:value-type="string">
            <text:p>0.15346</text:p>
          </table:table-cell>
          <table:table-cell office:value-type="string">
            <text:p>7788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947.5</text:p>
          </table:table-cell>
          <table:table-cell office:value-type="string">
            <text:p>34.94</text:p>
          </table:table-cell>
          <table:table-cell office:value-type="string">
            <text:p>0.15363</text:p>
          </table:table-cell>
          <table:table-cell office:value-type="string">
            <text:p>7976.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969.5</text:p>
          </table:table-cell>
          <table:table-cell office:value-type="string">
            <text:p>35.37</text:p>
          </table:table-cell>
          <table:table-cell office:value-type="string">
            <text:p>0.15376</text:p>
          </table:table-cell>
          <table:table-cell office:value-type="string">
            <text:p>8092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983.8</text:p>
          </table:table-cell>
          <table:table-cell office:value-type="string">
            <text:p>35.88</text:p>
          </table:table-cell>
          <table:table-cell office:value-type="string">
            <text:p>0.15385</text:p>
          </table:table-cell>
          <table:table-cell office:value-type="string">
            <text:p>8157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1001.7</text:p>
          </table:table-cell>
          <table:table-cell office:value-type="string">
            <text:p>36.16</text:p>
          </table:table-cell>
          <table:table-cell office:value-type="string">
            <text:p>0.15393</text:p>
          </table:table-cell>
          <table:table-cell office:value-type="string">
            <text:p>8193.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1017.8</text:p>
          </table:table-cell>
          <table:table-cell office:value-type="string">
            <text:p>35.6</text:p>
          </table:table-cell>
          <table:table-cell office:value-type="string">
            <text:p>0.15406</text:p>
          </table:table-cell>
          <table:table-cell office:value-type="string">
            <text:p>8384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1030.9</text:p>
          </table:table-cell>
          <table:table-cell office:value-type="string">
            <text:p>35.97</text:p>
          </table:table-cell>
          <table:table-cell office:value-type="string">
            <text:p>0.15414</text:p>
          </table:table-cell>
          <table:table-cell office:value-type="string">
            <text:p>8429.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1045.5</text:p>
          </table:table-cell>
          <table:table-cell office:value-type="string">
            <text:p>35.65</text:p>
          </table:table-cell>
          <table:table-cell office:value-type="string">
            <text:p>0.15427</text:p>
          </table:table-cell>
          <table:table-cell office:value-type="string">
            <text:p>8434.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1050.1</text:p>
          </table:table-cell>
          <table:table-cell office:value-type="string">
            <text:p>36.27</text:p>
          </table:table-cell>
          <table:table-cell office:value-type="string">
            <text:p>0.15439</text:p>
          </table:table-cell>
          <table:table-cell office:value-type="string">
            <text:p>8436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1060.2</text:p>
          </table:table-cell>
          <table:table-cell office:value-type="string">
            <text:p>36.98</text:p>
          </table:table-cell>
          <table:table-cell office:value-type="string">
            <text:p>0.15443</text:p>
          </table:table-cell>
          <table:table-cell office:value-type="string">
            <text:p>8436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1066.6</text:p>
          </table:table-cell>
          <table:table-cell office:value-type="string">
            <text:p>36.19</text:p>
          </table:table-cell>
          <table:table-cell office:value-type="string">
            <text:p>0.15452</text:p>
          </table:table-cell>
          <table:table-cell office:value-type="string">
            <text:p>8437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70">
            <text:p>1070</text:p>
          </table:table-cell>
          <table:table-cell office:value-type="string">
            <text:p>35.89</text:p>
          </table:table-cell>
          <table:table-cell office:value-type="string">
            <text:p>0.15461</text:p>
          </table:table-cell>
          <table:table-cell office:value-type="string">
            <text:p>8435.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1063.2</text:p>
          </table:table-cell>
          <table:table-cell office:value-type="string">
            <text:p>36.56</text:p>
          </table:table-cell>
          <table:table-cell office:value-type="string">
            <text:p>0.15471</text:p>
          </table:table-cell>
          <table:table-cell office:value-type="string">
            <text:p>8437.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1064.8</text:p>
          </table:table-cell>
          <table:table-cell office:value-type="string">
            <text:p>36.77</text:p>
          </table:table-cell>
          <table:table-cell office:value-type="string">
            <text:p>0.15476</text:p>
          </table:table-cell>
          <table:table-cell office:value-type="string">
            <text:p>8433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063">
            <text:p>1063</text:p>
          </table:table-cell>
          <table:table-cell office:value-type="string">
            <text:p>36.86</text:p>
          </table:table-cell>
          <table:table-cell office:value-type="string">
            <text:p>0.15487</text:p>
          </table:table-cell>
          <table:table-cell office:value-type="string">
            <text:p>8442.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1058.4</text:p>
          </table:table-cell>
          <table:table-cell office:value-type="string">
            <text:p>36.44</text:p>
          </table:table-cell>
          <table:table-cell office:value-type="string">
            <text:p>0.15497</text:p>
          </table:table-cell>
          <table:table-cell office:value-type="string">
            <text:p>8337.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056.2</text:p>
          </table:table-cell>
          <table:table-cell office:value-type="string">
            <text:p>37.33</text:p>
          </table:table-cell>
          <table:table-cell office:value-type="string">
            <text:p>0.15507</text:p>
          </table:table-cell>
          <table:table-cell office:value-type="string">
            <text:p>8328.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861.7</text:p>
          </table:table-cell>
          <table:table-cell office:value-type="string">
            <text:p>37.41</text:p>
          </table:table-cell>
          <table:table-cell office:value-type="string">
            <text:p>0.15514</text:p>
          </table:table-cell>
          <table:table-cell office:value-type="string">
            <text:p>7079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032.4</text:p>
          </table:table-cell>
          <table:table-cell office:value-type="string">
            <text:p>37.52</text:p>
          </table:table-cell>
          <table:table-cell office:value-type="string">
            <text:p>0.15523</text:p>
          </table:table-cell>
          <table:table-cell office:value-type="string">
            <text:p>8277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1014.4</text:p>
          </table:table-cell>
          <table:table-cell office:value-type="string">
            <text:p>37.92</text:p>
          </table:table-cell>
          <table:table-cell office:value-type="string">
            <text:p>0.15532</text:p>
          </table:table-cell>
          <table:table-cell office:value-type="string">
            <text:p>8163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008.8</text:p>
          </table:table-cell>
          <table:table-cell office:value-type="string">
            <text:p>37.86</text:p>
          </table:table-cell>
          <table:table-cell office:value-type="string">
            <text:p>0.15541</text:p>
          </table:table-cell>
          <table:table-cell office:value-type="string">
            <text:p>8201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573.6</text:p>
          </table:table-cell>
          <table:table-cell office:value-type="string">
            <text:p>37.25</text:p>
          </table:table-cell>
          <table:table-cell office:value-type="string">
            <text:p>0.15546</text:p>
          </table:table-cell>
          <table:table-cell office:value-type="string">
            <text:p>4642.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645.7</text:p>
          </table:table-cell>
          <table:table-cell office:value-type="string">
            <text:p>37.16</text:p>
          </table:table-cell>
          <table:table-cell office:value-type="string">
            <text:p>0.15554</text:p>
          </table:table-cell>
          <table:table-cell office:value-type="string">
            <text:p>5825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662.9</text:p>
          </table:table-cell>
          <table:table-cell office:value-type="string">
            <text:p>37.12</text:p>
          </table:table-cell>
          <table:table-cell office:value-type="string">
            <text:p>0.1556</text:p>
          </table:table-cell>
          <table:table-cell office:value-type="string">
            <text:p>5709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36">
            <text:p>636</text:p>
          </table:table-cell>
          <table:table-cell office:value-type="string">
            <text:p>37.66</text:p>
          </table:table-cell>
          <table:table-cell office:value-type="string">
            <text:p>0.15568</text:p>
          </table:table-cell>
          <table:table-cell office:value-type="string">
            <text:p>4965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24">
            <text:p>724</text:p>
          </table:table-cell>
          <table:table-cell office:value-type="string">
            <text:p>37.31</text:p>
          </table:table-cell>
          <table:table-cell office:value-type="string">
            <text:p>0.15581</text:p>
          </table:table-cell>
          <table:table-cell office:value-type="string">
            <text:p>6106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889.2</text:p>
          </table:table-cell>
          <table:table-cell office:value-type="string">
            <text:p>38.67</text:p>
          </table:table-cell>
          <table:table-cell office:value-type="string">
            <text:p>0.15593</text:p>
          </table:table-cell>
          <table:table-cell office:value-type="string">
            <text:p>7339.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777.2</text:p>
          </table:table-cell>
          <table:table-cell office:value-type="string">
            <text:p>38.64</text:p>
          </table:table-cell>
          <table:table-cell office:value-type="string">
            <text:p>0.15601</text:p>
          </table:table-cell>
          <table:table-cell office:value-type="string">
            <text:p>6491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781.4</text:p>
          </table:table-cell>
          <table:table-cell office:value-type="string">
            <text:p>38.17</text:p>
          </table:table-cell>
          <table:table-cell office:value-type="string">
            <text:p>0.15609</text:p>
          </table:table-cell>
          <table:table-cell office:value-type="string">
            <text:p>6471.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754.3</text:p>
          </table:table-cell>
          <table:table-cell office:value-type="string">
            <text:p>38.89</text:p>
          </table:table-cell>
          <table:table-cell office:value-type="string">
            <text:p>0.15619</text:p>
          </table:table-cell>
          <table:table-cell office:value-type="string">
            <text:p>6268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709">
            <text:p>709</text:p>
          </table:table-cell>
          <table:table-cell office:value-type="string">
            <text:p>38.78</text:p>
          </table:table-cell>
          <table:table-cell office:value-type="string">
            <text:p>0.15629</text:p>
          </table:table-cell>
          <table:table-cell office:value-type="string">
            <text:p>5933.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672.6</text:p>
          </table:table-cell>
          <table:table-cell office:value-type="string">
            <text:p>38.93</text:p>
          </table:table-cell>
          <table:table-cell office:value-type="string">
            <text:p>0.15637</text:p>
          </table:table-cell>
          <table:table-cell office:value-type="string">
            <text:p>5463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660.4</text:p>
          </table:table-cell>
          <table:table-cell office:value-type="string">
            <text:p>37.96</text:p>
          </table:table-cell>
          <table:table-cell office:value-type="string">
            <text:p>0.15645</text:p>
          </table:table-cell>
          <table:table-cell office:value-type="string">
            <text:p>5473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588.3</text:p>
          </table:table-cell>
          <table:table-cell office:value-type="string">
            <text:p>37.3</text:p>
          </table:table-cell>
          <table:table-cell office:value-type="string">
            <text:p>0.1565</text:p>
          </table:table-cell>
          <table:table-cell office:value-type="string">
            <text:p>4857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540.1</text:p>
          </table:table-cell>
          <table:table-cell office:value-type="string">
            <text:p>37.8</text:p>
          </table:table-cell>
          <table:table-cell office:value-type="string">
            <text:p>0.15656</text:p>
          </table:table-cell>
          <table:table-cell office:value-type="string">
            <text:p>4478.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412.6</text:p>
          </table:table-cell>
          <table:table-cell office:value-type="string">
            <text:p>37.7</text:p>
          </table:table-cell>
          <table:table-cell office:value-type="string">
            <text:p>0.15664</text:p>
          </table:table-cell>
          <table:table-cell office:value-type="string">
            <text:p>3451.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443.5</text:p>
          </table:table-cell>
          <table:table-cell office:value-type="string">
            <text:p>37.84</text:p>
          </table:table-cell>
          <table:table-cell office:value-type="string">
            <text:p>0.15666</text:p>
          </table:table-cell>
          <table:table-cell office:value-type="string">
            <text:p>3661.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221.1</text:p>
          </table:table-cell>
          <table:table-cell office:value-type="string">
            <text:p>37.03</text:p>
          </table:table-cell>
          <table:table-cell office:value-type="string">
            <text:p>0.15669</text:p>
          </table:table-cell>
          <table:table-cell office:value-type="string">
            <text:p>1812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46.9</text:p>
          </table:table-cell>
          <table:table-cell office:value-type="string">
            <text:p>37.04</text:p>
          </table:table-cell>
          <table:table-cell office:value-type="string">
            <text:p>0.15673</text:p>
          </table:table-cell>
          <table:table-cell office:value-type="string">
            <text:p>2006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207.5</text:p>
          </table:table-cell>
          <table:table-cell office:value-type="string">
            <text:p>37.67</text:p>
          </table:table-cell>
          <table:table-cell office:value-type="string">
            <text:p>0.15676</text:p>
          </table:table-cell>
          <table:table-cell office:value-type="string">
            <text:p>1667.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96.4</text:p>
          </table:table-cell>
          <table:table-cell office:value-type="string">
            <text:p>35.61</text:p>
          </table:table-cell>
          <table:table-cell office:value-type="string">
            <text:p>0.15677</text:p>
          </table:table-cell>
          <table:table-cell office:value-type="string">
            <text:p>820.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110.2</text:p>
          </table:table-cell>
          <table:table-cell office:value-type="string">
            <text:p>35.26</text:p>
          </table:table-cell>
          <table:table-cell office:value-type="string">
            <text:p>0.15683</text:p>
          </table:table-cell>
          <table:table-cell office:value-type="string">
            <text:p>945.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94.9</text:p>
          </table:table-cell>
          <table:table-cell office:value-type="string">
            <text:p>35.01</text:p>
          </table:table-cell>
          <table:table-cell office:value-type="string">
            <text:p>0.1569</text:p>
          </table:table-cell>
          <table:table-cell office:value-type="string">
            <text:p>825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76.1</text:p>
          </table:table-cell>
          <table:table-cell office:value-type="string">
            <text:p>34.94</text:p>
          </table:table-cell>
          <table:table-cell office:value-type="string">
            <text:p>0.15689</text:p>
          </table:table-cell>
          <table:table-cell office:value-type="string">
            <text:p>573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71.9</text:p>
          </table:table-cell>
          <table:table-cell office:value-type="string">
            <text:p>34.61</text:p>
          </table:table-cell>
          <table:table-cell office:value-type="string">
            <text:p>0.15695</text:p>
          </table:table-cell>
          <table:table-cell office:value-type="string">
            <text:p>477.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31.4</text:p>
          </table:table-cell>
          <table:table-cell office:value-type="string">
            <text:p>33.9</text:p>
          </table:table-cell>
          <table:table-cell office:value-type="string">
            <text:p>0.15698</text:p>
          </table:table-cell>
          <table:table-cell office:value-type="string">
            <text:p>258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22.9</text:p>
          </table:table-cell>
          <table:table-cell office:value-type="string">
            <text:p>33.4</text:p>
          </table:table-cell>
          <table:table-cell office:value-type="string">
            <text:p>0.15699</text:p>
          </table:table-cell>
          <table:table-cell office:value-type="string">
            <text:p>177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10.6</text:p>
          </table:table-cell>
          <table:table-cell office:value-type="string">
            <text:p>33.17</text:p>
          </table:table-cell>
          <table:table-cell office:value-type="string">
            <text:p>0.15702</text:p>
          </table:table-cell>
          <table:table-cell office:value-type="string">
            <text:p>96.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4.3</text:p>
          </table:table-cell>
          <table:table-cell office:value-type="string">
            <text:p>32.84</text:p>
          </table:table-cell>
          <table:table-cell office:value-type="string">
            <text:p>0.15703</text:p>
          </table:table-cell>
          <table:table-cell office:value-type="string">
            <text:p>50.3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6.5</text:p>
          </table:table-cell>
          <table:table-cell office:value-type="string">
            <text:p>23.44</text:p>
          </table:table-cell>
          <table:table-cell office:value-type="string">
            <text:p>0.1609</text:p>
          </table:table-cell>
          <table:table-cell office:value-type="string">
            <text:p>37.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2.4</text:p>
          </table:table-cell>
          <table:table-cell office:value-type="string">
            <text:p>24.16</text:p>
          </table:table-cell>
          <table:table-cell office:value-type="string">
            <text:p>0.16089</text:p>
          </table:table-cell>
          <table:table-cell office:value-type="string">
            <text:p>187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2.3</text:p>
          </table:table-cell>
          <table:table-cell office:value-type="string">
            <text:p>25.76</text:p>
          </table:table-cell>
          <table:table-cell office:value-type="string">
            <text:p>0.16095</text:p>
          </table:table-cell>
          <table:table-cell office:value-type="string">
            <text:p>358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26.92</text:p>
          </table:table-cell>
          <table:table-cell office:value-type="string">
            <text:p>0.16098</text:p>
          </table:table-cell>
          <table:table-cell office:value-type="string">
            <text:p>443.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3.1</text:p>
          </table:table-cell>
          <table:table-cell office:value-type="string">
            <text:p>27.81</text:p>
          </table:table-cell>
          <table:table-cell office:value-type="string">
            <text:p>0.16099</text:p>
          </table:table-cell>
          <table:table-cell office:value-type="string">
            <text:p>637.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72.8</text:p>
          </table:table-cell>
          <table:table-cell office:value-type="string">
            <text:p>27.43</text:p>
          </table:table-cell>
          <table:table-cell office:value-type="float" office:value="161">
            <text:p>161</text:p>
          </table:table-cell>
          <table:table-cell office:value-type="string">
            <text:p>636.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84.6</text:p>
          </table:table-cell>
          <table:table-cell office:value-type="string">
            <text:p>28.24</text:p>
          </table:table-cell>
          <table:table-cell office:value-type="string">
            <text:p>0.16102</text:p>
          </table:table-cell>
          <table:table-cell office:value-type="string">
            <text:p>734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28.01</text:p>
          </table:table-cell>
          <table:table-cell office:value-type="string">
            <text:p>0.16103</text:p>
          </table:table-cell>
          <table:table-cell office:value-type="string">
            <text:p>893.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85.9</text:p>
          </table:table-cell>
          <table:table-cell office:value-type="string">
            <text:p>29.31</text:p>
          </table:table-cell>
          <table:table-cell office:value-type="string">
            <text:p>0.16107</text:p>
          </table:table-cell>
          <table:table-cell office:value-type="string">
            <text:p>1663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office:value-type="string">
            <text:p>31.11</text:p>
          </table:table-cell>
          <table:table-cell office:value-type="string">
            <text:p>0.16111</text:p>
          </table:table-cell>
          <table:table-cell office:value-type="string">
            <text:p>2421.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48">
            <text:p>248</text:p>
          </table:table-cell>
          <table:table-cell office:value-type="string">
            <text:p>30.61</text:p>
          </table:table-cell>
          <table:table-cell office:value-type="string">
            <text:p>0.16115</text:p>
          </table:table-cell>
          <table:table-cell office:value-type="string">
            <text:p>2268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266.8</text:p>
          </table:table-cell>
          <table:table-cell office:value-type="string">
            <text:p>31.09</text:p>
          </table:table-cell>
          <table:table-cell office:value-type="string">
            <text:p>0.16118</text:p>
          </table:table-cell>
          <table:table-cell office:value-type="string">
            <text:p>2427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385.1</text:p>
          </table:table-cell>
          <table:table-cell office:value-type="string">
            <text:p>33.77</text:p>
          </table:table-cell>
          <table:table-cell office:value-type="string">
            <text:p>0.1612</text:p>
          </table:table-cell>
          <table:table-cell office:value-type="string">
            <text:p>3508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413.6</text:p>
          </table:table-cell>
          <table:table-cell office:value-type="string">
            <text:p>35.45</text:p>
          </table:table-cell>
          <table:table-cell office:value-type="string">
            <text:p>0.16122</text:p>
          </table:table-cell>
          <table:table-cell office:value-type="string">
            <text:p>3717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442.7</text:p>
          </table:table-cell>
          <table:table-cell office:value-type="string">
            <text:p>35.09</text:p>
          </table:table-cell>
          <table:table-cell office:value-type="string">
            <text:p>0.16125</text:p>
          </table:table-cell>
          <table:table-cell office:value-type="string">
            <text:p>3972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464.7</text:p>
          </table:table-cell>
          <table:table-cell office:value-type="string">
            <text:p>35.24</text:p>
          </table:table-cell>
          <table:table-cell office:value-type="string">
            <text:p>0.1613</text:p>
          </table:table-cell>
          <table:table-cell office:value-type="string">
            <text:p>4164.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46">
            <text:p>546</text:p>
          </table:table-cell>
          <table:table-cell office:value-type="string">
            <text:p>36.69</text:p>
          </table:table-cell>
          <table:table-cell office:value-type="string">
            <text:p>0.16132</text:p>
          </table:table-cell>
          <table:table-cell office:value-type="string">
            <text:p>4872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584.2</text:p>
          </table:table-cell>
          <table:table-cell office:value-type="string">
            <text:p>36.94</text:p>
          </table:table-cell>
          <table:table-cell office:value-type="string">
            <text:p>0.16135</text:p>
          </table:table-cell>
          <table:table-cell office:value-type="string">
            <text:p>5166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624.7</text:p>
          </table:table-cell>
          <table:table-cell office:value-type="string">
            <text:p>37.2</text:p>
          </table:table-cell>
          <table:table-cell office:value-type="string">
            <text:p>0.16138</text:p>
          </table:table-cell>
          <table:table-cell office:value-type="string">
            <text:p>5477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661.6</text:p>
          </table:table-cell>
          <table:table-cell office:value-type="string">
            <text:p>36.76</text:p>
          </table:table-cell>
          <table:table-cell office:value-type="string">
            <text:p>0.16142</text:p>
          </table:table-cell>
          <table:table-cell office:value-type="string">
            <text:p>5761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699.1</text:p>
          </table:table-cell>
          <table:table-cell office:value-type="string">
            <text:p>35.45</text:p>
          </table:table-cell>
          <table:table-cell office:value-type="string">
            <text:p>0.16148</text:p>
          </table:table-cell>
          <table:table-cell office:value-type="string">
            <text:p>6053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36">
            <text:p>736</text:p>
          </table:table-cell>
          <table:table-cell office:value-type="string">
            <text:p>35.39</text:p>
          </table:table-cell>
          <table:table-cell office:value-type="string">
            <text:p>0.16156</text:p>
          </table:table-cell>
          <table:table-cell office:value-type="string">
            <text:p>6337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772.8</text:p>
          </table:table-cell>
          <table:table-cell office:value-type="string">
            <text:p>35.24</text:p>
          </table:table-cell>
          <table:table-cell office:value-type="string">
            <text:p>0.16164</text:p>
          </table:table-cell>
          <table:table-cell office:value-type="string">
            <text:p>6609.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08">
            <text:p>808</text:p>
          </table:table-cell>
          <table:table-cell office:value-type="string">
            <text:p>35.39</text:p>
          </table:table-cell>
          <table:table-cell office:value-type="string">
            <text:p>0.16174</text:p>
          </table:table-cell>
          <table:table-cell office:value-type="string">
            <text:p>6898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799.1</text:p>
          </table:table-cell>
          <table:table-cell office:value-type="string">
            <text:p>36.51</text:p>
          </table:table-cell>
          <table:table-cell office:value-type="string">
            <text:p>0.1618</text:p>
          </table:table-cell>
          <table:table-cell office:value-type="string">
            <text:p>6758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878.9</text:p>
          </table:table-cell>
          <table:table-cell office:value-type="string">
            <text:p>38.08</text:p>
          </table:table-cell>
          <table:table-cell office:value-type="string">
            <text:p>0.16182</text:p>
          </table:table-cell>
          <table:table-cell office:value-type="string">
            <text:p>7365.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898.7</text:p>
          </table:table-cell>
          <table:table-cell office:value-type="string">
            <text:p>37.1</text:p>
          </table:table-cell>
          <table:table-cell office:value-type="string">
            <text:p>0.16188</text:p>
          </table:table-cell>
          <table:table-cell office:value-type="string">
            <text:p>7600.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776.2</text:p>
          </table:table-cell>
          <table:table-cell office:value-type="string">
            <text:p>36.32</text:p>
          </table:table-cell>
          <table:table-cell office:value-type="string">
            <text:p>0.16195</text:p>
          </table:table-cell>
          <table:table-cell office:value-type="string">
            <text:p>6459.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894.4</text:p>
          </table:table-cell>
          <table:table-cell office:value-type="string">
            <text:p>35.51</text:p>
          </table:table-cell>
          <table:table-cell office:value-type="string">
            <text:p>0.16202</text:p>
          </table:table-cell>
          <table:table-cell office:value-type="string">
            <text:p>7491.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992.6</text:p>
          </table:table-cell>
          <table:table-cell office:value-type="string">
            <text:p>35.69</text:p>
          </table:table-cell>
          <table:table-cell office:value-type="string">
            <text:p>0.16214</text:p>
          </table:table-cell>
          <table:table-cell office:value-type="string">
            <text:p>8150.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1014.7</text:p>
          </table:table-cell>
          <table:table-cell office:value-type="string">
            <text:p>35.82</text:p>
          </table:table-cell>
          <table:table-cell office:value-type="string">
            <text:p>0.16227</text:p>
          </table:table-cell>
          <table:table-cell office:value-type="string">
            <text:p>8048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1003.2</text:p>
          </table:table-cell>
          <table:table-cell office:value-type="string">
            <text:p>35.38</text:p>
          </table:table-cell>
          <table:table-cell office:value-type="string">
            <text:p>0.1624</text:p>
          </table:table-cell>
          <table:table-cell office:value-type="string">
            <text:p>8109.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1073.5</text:p>
          </table:table-cell>
          <table:table-cell office:value-type="string">
            <text:p>35.47</text:p>
          </table:table-cell>
          <table:table-cell office:value-type="string">
            <text:p>0.16252</text:p>
          </table:table-cell>
          <table:table-cell office:value-type="string">
            <text:p>8414.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1020.4</text:p>
          </table:table-cell>
          <table:table-cell office:value-type="string">
            <text:p>35.73</text:p>
          </table:table-cell>
          <table:table-cell office:value-type="string">
            <text:p>0.16261</text:p>
          </table:table-cell>
          <table:table-cell office:value-type="string">
            <text:p>7785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615.3</text:p>
          </table:table-cell>
          <table:table-cell office:value-type="string">
            <text:p>35.01</text:p>
          </table:table-cell>
          <table:table-cell office:value-type="string">
            <text:p>0.16266</text:p>
          </table:table-cell>
          <table:table-cell office:value-type="string">
            <text:p>4857.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128.7</text:p>
          </table:table-cell>
          <table:table-cell office:value-type="string">
            <text:p>37.01</text:p>
          </table:table-cell>
          <table:table-cell office:value-type="string">
            <text:p>0.16275</text:p>
          </table:table-cell>
          <table:table-cell office:value-type="string">
            <text:p>8402.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813.5</text:p>
          </table:table-cell>
          <table:table-cell office:value-type="string">
            <text:p>36.12</text:p>
          </table:table-cell>
          <table:table-cell office:value-type="string">
            <text:p>0.16283</text:p>
          </table:table-cell>
          <table:table-cell office:value-type="string">
            <text:p>5977.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924.5</text:p>
          </table:table-cell>
          <table:table-cell office:value-type="string">
            <text:p>36.13</text:p>
          </table:table-cell>
          <table:table-cell office:value-type="string">
            <text:p>0.16289</text:p>
          </table:table-cell>
          <table:table-cell office:value-type="string">
            <text:p>6473.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860.5</text:p>
          </table:table-cell>
          <table:table-cell office:value-type="string">
            <text:p>36.78</text:p>
          </table:table-cell>
          <table:table-cell office:value-type="string">
            <text:p>0.16295</text:p>
          </table:table-cell>
          <table:table-cell office:value-type="string">
            <text:p>6043.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834.5</text:p>
          </table:table-cell>
          <table:table-cell office:value-type="string">
            <text:p>35.43</text:p>
          </table:table-cell>
          <table:table-cell office:value-type="string">
            <text:p>0.16304</text:p>
          </table:table-cell>
          <table:table-cell office:value-type="string">
            <text:p>5844.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507.7</text:p>
          </table:table-cell>
          <table:table-cell office:value-type="string">
            <text:p>34.76</text:p>
          </table:table-cell>
          <table:table-cell office:value-type="string">
            <text:p>0.16314</text:p>
          </table:table-cell>
          <table:table-cell office:value-type="string">
            <text:p>4178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886.7</text:p>
          </table:table-cell>
          <table:table-cell office:value-type="string">
            <text:p>35.95</text:p>
          </table:table-cell>
          <table:table-cell office:value-type="string">
            <text:p>0.16316</text:p>
          </table:table-cell>
          <table:table-cell office:value-type="string">
            <text:p>6610.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1060.8</text:p>
          </table:table-cell>
          <table:table-cell office:value-type="string">
            <text:p>36.56</text:p>
          </table:table-cell>
          <table:table-cell office:value-type="string">
            <text:p>0.16321</text:p>
          </table:table-cell>
          <table:table-cell office:value-type="string">
            <text:p>7820.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1086.7</text:p>
          </table:table-cell>
          <table:table-cell office:value-type="string">
            <text:p>36.49</text:p>
          </table:table-cell>
          <table:table-cell office:value-type="string">
            <text:p>0.1633</text:p>
          </table:table-cell>
          <table:table-cell office:value-type="string">
            <text:p>8414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1063.1</text:p>
          </table:table-cell>
          <table:table-cell office:value-type="string">
            <text:p>36.4</text:p>
          </table:table-cell>
          <table:table-cell office:value-type="string">
            <text:p>0.16336</text:p>
          </table:table-cell>
          <table:table-cell office:value-type="string">
            <text:p>8409.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1057.7</text:p>
          </table:table-cell>
          <table:table-cell office:value-type="string">
            <text:p>36.89</text:p>
          </table:table-cell>
          <table:table-cell office:value-type="string">
            <text:p>0.16345</text:p>
          </table:table-cell>
          <table:table-cell office:value-type="string">
            <text:p>8387.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1035.8</text:p>
          </table:table-cell>
          <table:table-cell office:value-type="string">
            <text:p>37.63</text:p>
          </table:table-cell>
          <table:table-cell office:value-type="string">
            <text:p>0.16349</text:p>
          </table:table-cell>
          <table:table-cell office:value-type="string">
            <text:p>8251.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1027.6</text:p>
          </table:table-cell>
          <table:table-cell office:value-type="string">
            <text:p>37.75</text:p>
          </table:table-cell>
          <table:table-cell office:value-type="string">
            <text:p>0.16355</text:p>
          </table:table-cell>
          <table:table-cell office:value-type="string">
            <text:p>818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069.5</text:p>
          </table:table-cell>
          <table:table-cell office:value-type="string">
            <text:p>37.45</text:p>
          </table:table-cell>
          <table:table-cell office:value-type="string">
            <text:p>0.16361</text:p>
          </table:table-cell>
          <table:table-cell office:value-type="string">
            <text:p>8377.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1029.9</text:p>
          </table:table-cell>
          <table:table-cell office:value-type="string">
            <text:p>38.36</text:p>
          </table:table-cell>
          <table:table-cell office:value-type="string">
            <text:p>0.16361</text:p>
          </table:table-cell>
          <table:table-cell office:value-type="string">
            <text:p>8165.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306.3</text:p>
          </table:table-cell>
          <table:table-cell office:value-type="string">
            <text:p>36.81</text:p>
          </table:table-cell>
          <table:table-cell office:value-type="string">
            <text:p>0.16364</text:p>
          </table:table-cell>
          <table:table-cell office:value-type="string">
            <text:p>2549.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767.3</text:p>
          </table:table-cell>
          <table:table-cell office:value-type="string">
            <text:p>36.97</text:p>
          </table:table-cell>
          <table:table-cell office:value-type="string">
            <text:p>0.16367</text:p>
          </table:table-cell>
          <table:table-cell office:value-type="string">
            <text:p>6161.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767.8</text:p>
          </table:table-cell>
          <table:table-cell office:value-type="string">
            <text:p>38.65</text:p>
          </table:table-cell>
          <table:table-cell office:value-type="string">
            <text:p>0.1637</text:p>
          </table:table-cell>
          <table:table-cell office:value-type="string">
            <text:p>6209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152.6</text:p>
          </table:table-cell>
          <table:table-cell office:value-type="string">
            <text:p>34.51</text:p>
          </table:table-cell>
          <table:table-cell office:value-type="string">
            <text:p>0.16393</text:p>
          </table:table-cell>
          <table:table-cell office:value-type="string">
            <text:p>1243.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106.4</text:p>
          </table:table-cell>
          <table:table-cell office:value-type="string">
            <text:p>29.97</text:p>
          </table:table-cell>
          <table:table-cell office:value-type="string">
            <text:p>0.16427</text:p>
          </table:table-cell>
          <table:table-cell office:value-type="string">
            <text:p>920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100.9</text:p>
          </table:table-cell>
          <table:table-cell office:value-type="string">
            <text:p>27.31</text:p>
          </table:table-cell>
          <table:table-cell office:value-type="string">
            <text:p>0.16457</text:p>
          </table:table-cell>
          <table:table-cell office:value-type="string">
            <text:p>78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101.5</text:p>
          </table:table-cell>
          <table:table-cell office:value-type="string">
            <text:p>23.06</text:p>
          </table:table-cell>
          <table:table-cell office:value-type="string">
            <text:p>0.16493</text:p>
          </table:table-cell>
          <table:table-cell office:value-type="string">
            <text:p>895.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83.6</text:p>
          </table:table-cell>
          <table:table-cell office:value-type="string">
            <text:p>20.53</text:p>
          </table:table-cell>
          <table:table-cell office:value-type="string">
            <text:p>0.16516</text:p>
          </table:table-cell>
          <table:table-cell office:value-type="string">
            <text:p>715.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82.5</text:p>
          </table:table-cell>
          <table:table-cell office:value-type="string">
            <text:p>20.65</text:p>
          </table:table-cell>
          <table:table-cell office:value-type="string">
            <text:p>0.16528</text:p>
          </table:table-cell>
          <table:table-cell office:value-type="string">
            <text:p>721.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98.5</text:p>
          </table:table-cell>
          <table:table-cell office:value-type="string">
            <text:p>21.75</text:p>
          </table:table-cell>
          <table:table-cell office:value-type="string">
            <text:p>0.16535</text:p>
          </table:table-cell>
          <table:table-cell office:value-type="string">
            <text:p>872.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124.2</text:p>
          </table:table-cell>
          <table:table-cell office:value-type="string">
            <text:p>22.86</text:p>
          </table:table-cell>
          <table:table-cell office:value-type="string">
            <text:p>0.16539</text:p>
          </table:table-cell>
          <table:table-cell office:value-type="string">
            <text:p>1106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150.4</text:p>
          </table:table-cell>
          <table:table-cell office:value-type="string">
            <text:p>23.21</text:p>
          </table:table-cell>
          <table:table-cell office:value-type="string">
            <text:p>0.16543</text:p>
          </table:table-cell>
          <table:table-cell office:value-type="string">
            <text:p>1339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186.9</text:p>
          </table:table-cell>
          <table:table-cell office:value-type="string">
            <text:p>24.49</text:p>
          </table:table-cell>
          <table:table-cell office:value-type="string">
            <text:p>0.16554</text:p>
          </table:table-cell>
          <table:table-cell office:value-type="string">
            <text:p>1649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203.5</text:p>
          </table:table-cell>
          <table:table-cell office:value-type="string">
            <text:p>25.34</text:p>
          </table:table-cell>
          <table:table-cell office:value-type="string">
            <text:p>0.16565</text:p>
          </table:table-cell>
          <table:table-cell office:value-type="string">
            <text:p>1729.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347.7</text:p>
          </table:table-cell>
          <table:table-cell office:value-type="string">
            <text:p>26.35</text:p>
          </table:table-cell>
          <table:table-cell office:value-type="string">
            <text:p>0.16573</text:p>
          </table:table-cell>
          <table:table-cell office:value-type="string">
            <text:p>2941.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338.5</text:p>
          </table:table-cell>
          <table:table-cell office:value-type="string">
            <text:p>28.58</text:p>
          </table:table-cell>
          <table:table-cell office:value-type="string">
            <text:p>0.16573</text:p>
          </table:table-cell>
          <table:table-cell office:value-type="string">
            <text:p>2777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office:value-type="string">
            <text:p>27.62</text:p>
          </table:table-cell>
          <table:table-cell office:value-type="string">
            <text:p>0.16573</text:p>
          </table:table-cell>
          <table:table-cell office:value-type="string">
            <text:p>1352.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76">
            <text:p>176</text:p>
          </table:table-cell>
          <table:table-cell office:value-type="string">
            <text:p>27.59</text:p>
          </table:table-cell>
          <table:table-cell office:value-type="string">
            <text:p>0.16575</text:p>
          </table:table-cell>
          <table:table-cell office:value-type="string">
            <text:p>1408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262.1</text:p>
          </table:table-cell>
          <table:table-cell office:value-type="string">
            <text:p>29.07</text:p>
          </table:table-cell>
          <table:table-cell office:value-type="string">
            <text:p>0.16575</text:p>
          </table:table-cell>
          <table:table-cell office:value-type="string">
            <text:p>2007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214.9</text:p>
          </table:table-cell>
          <table:table-cell office:value-type="string">
            <text:p>28.24</text:p>
          </table:table-cell>
          <table:table-cell office:value-type="string">
            <text:p>0.16584</text:p>
          </table:table-cell>
          <table:table-cell office:value-type="string">
            <text:p>1572.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142.4</text:p>
          </table:table-cell>
          <table:table-cell office:value-type="string">
            <text:p>26.51</text:p>
          </table:table-cell>
          <table:table-cell office:value-type="string">
            <text:p>0.1659</text:p>
          </table:table-cell>
          <table:table-cell office:value-type="string">
            <text:p>964.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85.8</text:p>
          </table:table-cell>
          <table:table-cell office:value-type="string">
            <text:p>26.29</text:p>
          </table:table-cell>
          <table:table-cell office:value-type="string">
            <text:p>0.16593</text:p>
          </table:table-cell>
          <table:table-cell office:value-type="string">
            <text:p>693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58.3</text:p>
          </table:table-cell>
          <table:table-cell office:value-type="string">
            <text:p>26.13</text:p>
          </table:table-cell>
          <table:table-cell office:value-type="string">
            <text:p>0.1659</text:p>
          </table:table-cell>
          <table:table-cell office:value-type="string">
            <text:p>492.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42.9</text:p>
          </table:table-cell>
          <table:table-cell office:value-type="string">
            <text:p>25.6</text:p>
          </table:table-cell>
          <table:table-cell office:value-type="string">
            <text:p>0.16587</text:p>
          </table:table-cell>
          <table:table-cell office:value-type="string">
            <text:p>352.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string">
            <text:p>35.7</text:p>
          </table:table-cell>
          <table:table-cell office:value-type="string">
            <text:p>25.01</text:p>
          </table:table-cell>
          <table:table-cell office:value-type="string">
            <text:p>0.16584</text:p>
          </table:table-cell>
          <table:table-cell office:value-type="string">
            <text:p>290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21.5</text:p>
          </table:table-cell>
          <table:table-cell office:value-type="string">
            <text:p>24.77</text:p>
          </table:table-cell>
          <table:table-cell office:value-type="string">
            <text:p>0.16581</text:p>
          </table:table-cell>
          <table:table-cell office:value-type="string">
            <text:p>170.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7.2</text:p>
          </table:table-cell>
          <table:table-cell office:value-type="string">
            <text:p>23.89</text:p>
          </table:table-cell>
          <table:table-cell office:value-type="string">
            <text:p>0.16579</text:p>
          </table:table-cell>
          <table:table-cell office:value-type="string">
            <text:p>55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0.4</text:p>
          </table:table-cell>
          <table:table-cell office:value-type="string">
            <text:p>24.24</text:p>
          </table:table-cell>
          <table:table-cell office:value-type="string">
            <text:p>0.1658</text:p>
          </table:table-cell>
          <table:table-cell office:value-type="string">
            <text:p>6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22.63</text:p>
          </table:table-cell>
          <table:table-cell office:value-type="string">
            <text:p>0.16695</text:p>
          </table:table-cell>
          <table:table-cell office:value-type="string">
            <text:p>90.28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23.6</text:p>
          </table:table-cell>
          <table:table-cell office:value-type="string">
            <text:p>22.97</text:p>
          </table:table-cell>
          <table:table-cell office:value-type="string">
            <text:p>0.16693</text:p>
          </table:table-cell>
          <table:table-cell office:value-type="string">
            <text:p>188.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7.1</text:p>
          </table:table-cell>
          <table:table-cell office:value-type="string">
            <text:p>25.24</text:p>
          </table:table-cell>
          <table:table-cell office:value-type="string">
            <text:p>0.16691</text:p>
          </table:table-cell>
          <table:table-cell office:value-type="string">
            <text:p>220.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9.7</text:p>
          </table:table-cell>
          <table:table-cell office:value-type="string">
            <text:p>28.89</text:p>
          </table:table-cell>
          <table:table-cell office:value-type="string">
            <text:p>0.16688</text:p>
          </table:table-cell>
          <table:table-cell office:value-type="string">
            <text:p>320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60.8</text:p>
          </table:table-cell>
          <table:table-cell office:value-type="string">
            <text:p>28.32</text:p>
          </table:table-cell>
          <table:table-cell office:value-type="string">
            <text:p>0.16685</text:p>
          </table:table-cell>
          <table:table-cell office:value-type="string">
            <text:p>517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72.2</text:p>
          </table:table-cell>
          <table:table-cell office:value-type="string">
            <text:p>28.91</text:p>
          </table:table-cell>
          <table:table-cell office:value-type="string">
            <text:p>0.16682</text:p>
          </table:table-cell>
          <table:table-cell office:value-type="string">
            <text:p>614.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88.7</text:p>
          </table:table-cell>
          <table:table-cell office:value-type="string">
            <text:p>27.65</text:p>
          </table:table-cell>
          <table:table-cell office:value-type="string">
            <text:p>0.1668</text:p>
          </table:table-cell>
          <table:table-cell office:value-type="string">
            <text:p>798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15.5</text:p>
          </table:table-cell>
          <table:table-cell office:value-type="string">
            <text:p>27.01</text:p>
          </table:table-cell>
          <table:table-cell office:value-type="string">
            <text:p>0.16678</text:p>
          </table:table-cell>
          <table:table-cell office:value-type="string">
            <text:p>103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29.1</text:p>
          </table:table-cell>
          <table:table-cell office:value-type="string">
            <text:p>26.75</text:p>
          </table:table-cell>
          <table:table-cell office:value-type="string">
            <text:p>0.16675</text:p>
          </table:table-cell>
          <table:table-cell office:value-type="string">
            <text:p>1144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string">
            <text:p>26.58</text:p>
          </table:table-cell>
          <table:table-cell office:value-type="string">
            <text:p>0.16686</text:p>
          </table:table-cell>
          <table:table-cell office:value-type="string">
            <text:p>739.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207.3</text:p>
          </table:table-cell>
          <table:table-cell office:value-type="string">
            <text:p>27.54</text:p>
          </table:table-cell>
          <table:table-cell office:value-type="string">
            <text:p>0.16701</text:p>
          </table:table-cell>
          <table:table-cell office:value-type="string">
            <text:p>1895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310.9</text:p>
          </table:table-cell>
          <table:table-cell office:value-type="string">
            <text:p>28.5</text:p>
          </table:table-cell>
          <table:table-cell office:value-type="string">
            <text:p>0.16719</text:p>
          </table:table-cell>
          <table:table-cell office:value-type="string">
            <text:p>2983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370.3</text:p>
          </table:table-cell>
          <table:table-cell office:value-type="string">
            <text:p>29.09</text:p>
          </table:table-cell>
          <table:table-cell office:value-type="string">
            <text:p>0.16738</text:p>
          </table:table-cell>
          <table:table-cell office:value-type="string">
            <text:p>3415.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413.7</text:p>
          </table:table-cell>
          <table:table-cell office:value-type="string">
            <text:p>29.37</text:p>
          </table:table-cell>
          <table:table-cell office:value-type="string">
            <text:p>0.16758</text:p>
          </table:table-cell>
          <table:table-cell office:value-type="string">
            <text:p>3834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468.2</text:p>
          </table:table-cell>
          <table:table-cell office:value-type="string">
            <text:p>29.7</text:p>
          </table:table-cell>
          <table:table-cell office:value-type="string">
            <text:p>0.16775</text:p>
          </table:table-cell>
          <table:table-cell office:value-type="string">
            <text:p>4307.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500.5</text:p>
          </table:table-cell>
          <table:table-cell office:value-type="string">
            <text:p>30.11</text:p>
          </table:table-cell>
          <table:table-cell office:value-type="string">
            <text:p>0.16792</text:p>
          </table:table-cell>
          <table:table-cell office:value-type="string">
            <text:p>4585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544.3</text:p>
          </table:table-cell>
          <table:table-cell office:value-type="string">
            <text:p>30.4</text:p>
          </table:table-cell>
          <table:table-cell office:value-type="string">
            <text:p>0.16807</text:p>
          </table:table-cell>
          <table:table-cell office:value-type="string">
            <text:p>4941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564.1</text:p>
          </table:table-cell>
          <table:table-cell office:value-type="string">
            <text:p>30.3</text:p>
          </table:table-cell>
          <table:table-cell office:value-type="string">
            <text:p>0.16822</text:p>
          </table:table-cell>
          <table:table-cell office:value-type="string">
            <text:p>5099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625.1</text:p>
          </table:table-cell>
          <table:table-cell office:value-type="string">
            <text:p>30.58</text:p>
          </table:table-cell>
          <table:table-cell office:value-type="string">
            <text:p>0.16841</text:p>
          </table:table-cell>
          <table:table-cell office:value-type="string">
            <text:p>5624.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657.1</text:p>
          </table:table-cell>
          <table:table-cell office:value-type="string">
            <text:p>30.91</text:p>
          </table:table-cell>
          <table:table-cell office:value-type="string">
            <text:p>0.16857</text:p>
          </table:table-cell>
          <table:table-cell office:value-type="string">
            <text:p>5893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694.1</text:p>
          </table:table-cell>
          <table:table-cell office:value-type="string">
            <text:p>31.3</text:p>
          </table:table-cell>
          <table:table-cell office:value-type="string">
            <text:p>0.16872</text:p>
          </table:table-cell>
          <table:table-cell office:value-type="string">
            <text:p>6165.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732.3</text:p>
          </table:table-cell>
          <table:table-cell office:value-type="string">
            <text:p>31.66</text:p>
          </table:table-cell>
          <table:table-cell office:value-type="string">
            <text:p>0.16887</text:p>
          </table:table-cell>
          <table:table-cell office:value-type="string">
            <text:p>6478.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767.9</text:p>
          </table:table-cell>
          <table:table-cell office:value-type="string">
            <text:p>31.73</text:p>
          </table:table-cell>
          <table:table-cell office:value-type="string">
            <text:p>0.16899</text:p>
          </table:table-cell>
          <table:table-cell office:value-type="string">
            <text:p>6763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03">
            <text:p>803</text:p>
          </table:table-cell>
          <table:table-cell office:value-type="string">
            <text:p>31.67</text:p>
          </table:table-cell>
          <table:table-cell office:value-type="string">
            <text:p>0.16917</text:p>
          </table:table-cell>
          <table:table-cell office:value-type="string">
            <text:p>6875.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810.9</text:p>
          </table:table-cell>
          <table:table-cell office:value-type="string">
            <text:p>31.58</text:p>
          </table:table-cell>
          <table:table-cell office:value-type="string">
            <text:p>0.16937</text:p>
          </table:table-cell>
          <table:table-cell office:value-type="string">
            <text:p>6918.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771.4</text:p>
          </table:table-cell>
          <table:table-cell office:value-type="string">
            <text:p>32.08</text:p>
          </table:table-cell>
          <table:table-cell office:value-type="string">
            <text:p>0.16953</text:p>
          </table:table-cell>
          <table:table-cell office:value-type="string">
            <text:p>6231.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815.3</text:p>
          </table:table-cell>
          <table:table-cell office:value-type="string">
            <text:p>32.33</text:p>
          </table:table-cell>
          <table:table-cell office:value-type="string">
            <text:p>0.16968</text:p>
          </table:table-cell>
          <table:table-cell office:value-type="string">
            <text:p>6513.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908.7</text:p>
          </table:table-cell>
          <table:table-cell office:value-type="string">
            <text:p>32.4</text:p>
          </table:table-cell>
          <table:table-cell office:value-type="string">
            <text:p>0.16981</text:p>
          </table:table-cell>
          <table:table-cell office:value-type="string">
            <text:p>7922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942.7</text:p>
          </table:table-cell>
          <table:table-cell office:value-type="string">
            <text:p>32.54</text:p>
          </table:table-cell>
          <table:table-cell office:value-type="string">
            <text:p>0.16996</text:p>
          </table:table-cell>
          <table:table-cell office:value-type="string">
            <text:p>80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960.4</text:p>
          </table:table-cell>
          <table:table-cell office:value-type="string">
            <text:p>33.34</text:p>
          </table:table-cell>
          <table:table-cell office:value-type="string">
            <text:p>0.17007</text:p>
          </table:table-cell>
          <table:table-cell office:value-type="string">
            <text:p>8142.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977.9</text:p>
          </table:table-cell>
          <table:table-cell office:value-type="string">
            <text:p>33.24</text:p>
          </table:table-cell>
          <table:table-cell office:value-type="string">
            <text:p>0.17019</text:p>
          </table:table-cell>
          <table:table-cell office:value-type="string">
            <text:p>8238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97">
            <text:p>997</text:p>
          </table:table-cell>
          <table:table-cell office:value-type="string">
            <text:p>33.01</text:p>
          </table:table-cell>
          <table:table-cell office:value-type="string">
            <text:p>0.17034</text:p>
          </table:table-cell>
          <table:table-cell office:value-type="string">
            <text:p>8335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26">
            <text:p>1026</text:p>
          </table:table-cell>
          <table:table-cell office:value-type="string">
            <text:p>33.44</text:p>
          </table:table-cell>
          <table:table-cell office:value-type="string">
            <text:p>0.17046</text:p>
          </table:table-cell>
          <table:table-cell office:value-type="string">
            <text:p>8204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964.1</text:p>
          </table:table-cell>
          <table:table-cell office:value-type="string">
            <text:p>33.43</text:p>
          </table:table-cell>
          <table:table-cell office:value-type="string">
            <text:p>0.17055</text:p>
          </table:table-cell>
          <table:table-cell office:value-type="string">
            <text:p>7867.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1043.7</text:p>
          </table:table-cell>
          <table:table-cell office:value-type="string">
            <text:p>33.65</text:p>
          </table:table-cell>
          <table:table-cell office:value-type="string">
            <text:p>0.17067</text:p>
          </table:table-cell>
          <table:table-cell office:value-type="string">
            <text:p>8409.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1067.5</text:p>
          </table:table-cell>
          <table:table-cell office:value-type="string">
            <text:p>33.77</text:p>
          </table:table-cell>
          <table:table-cell office:value-type="string">
            <text:p>0.1708</text:p>
          </table:table-cell>
          <table:table-cell office:value-type="string">
            <text:p>8414.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1076.8</text:p>
          </table:table-cell>
          <table:table-cell office:value-type="string">
            <text:p>34.24</text:p>
          </table:table-cell>
          <table:table-cell office:value-type="string">
            <text:p>0.1709</text:p>
          </table:table-cell>
          <table:table-cell office:value-type="string">
            <text:p>8413.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085.8</text:p>
          </table:table-cell>
          <table:table-cell office:value-type="string">
            <text:p>34.04</text:p>
          </table:table-cell>
          <table:table-cell office:value-type="string">
            <text:p>0.17102</text:p>
          </table:table-cell>
          <table:table-cell office:value-type="string">
            <text:p>8421.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1058.6</text:p>
          </table:table-cell>
          <table:table-cell office:value-type="string">
            <text:p>33.34</text:p>
          </table:table-cell>
          <table:table-cell office:value-type="string">
            <text:p>0.17116</text:p>
          </table:table-cell>
          <table:table-cell office:value-type="string">
            <text:p>7932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1112.9</text:p>
          </table:table-cell>
          <table:table-cell office:value-type="string">
            <text:p>33.42</text:p>
          </table:table-cell>
          <table:table-cell office:value-type="string">
            <text:p>0.1713</text:p>
          </table:table-cell>
          <table:table-cell office:value-type="string">
            <text:p>8411.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874.8</text:p>
          </table:table-cell>
          <table:table-cell office:value-type="string">
            <text:p>33.98</text:p>
          </table:table-cell>
          <table:table-cell office:value-type="string">
            <text:p>0.17142</text:p>
          </table:table-cell>
          <table:table-cell office:value-type="string">
            <text:p>6439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975.3</text:p>
          </table:table-cell>
          <table:table-cell office:value-type="string">
            <text:p>33.86</text:p>
          </table:table-cell>
          <table:table-cell office:value-type="string">
            <text:p>0.17155</text:p>
          </table:table-cell>
          <table:table-cell office:value-type="string">
            <text:p>7117.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917.5</text:p>
          </table:table-cell>
          <table:table-cell office:value-type="string">
            <text:p>34.09</text:p>
          </table:table-cell>
          <table:table-cell office:value-type="string">
            <text:p>0.17163</text:p>
          </table:table-cell>
          <table:table-cell office:value-type="string">
            <text:p>6730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1096.8</text:p>
          </table:table-cell>
          <table:table-cell office:value-type="string">
            <text:p>34.21</text:p>
          </table:table-cell>
          <table:table-cell office:value-type="string">
            <text:p>0.17175</text:p>
          </table:table-cell>
          <table:table-cell office:value-type="string">
            <text:p>8421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1024.7</text:p>
          </table:table-cell>
          <table:table-cell office:value-type="string">
            <text:p>34.37</text:p>
          </table:table-cell>
          <table:table-cell office:value-type="string">
            <text:p>0.17186</text:p>
          </table:table-cell>
          <table:table-cell office:value-type="string">
            <text:p>7794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1034.1</text:p>
          </table:table-cell>
          <table:table-cell office:value-type="string">
            <text:p>34.42</text:p>
          </table:table-cell>
          <table:table-cell office:value-type="string">
            <text:p>0.17198</text:p>
          </table:table-cell>
          <table:table-cell office:value-type="string">
            <text:p>7707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1102.9</text:p>
          </table:table-cell>
          <table:table-cell office:value-type="string">
            <text:p>35.21</text:p>
          </table:table-cell>
          <table:table-cell office:value-type="string">
            <text:p>0.17208</text:p>
          </table:table-cell>
          <table:table-cell office:value-type="string">
            <text:p>8426.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915.1</text:p>
          </table:table-cell>
          <table:table-cell office:value-type="string">
            <text:p>35.18</text:p>
          </table:table-cell>
          <table:table-cell office:value-type="string">
            <text:p>0.17217</text:p>
          </table:table-cell>
          <table:table-cell office:value-type="string">
            <text:p>7162.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491.3</text:p>
          </table:table-cell>
          <table:table-cell office:value-type="string">
            <text:p>34.52</text:p>
          </table:table-cell>
          <table:table-cell office:value-type="string">
            <text:p>0.17222</text:p>
          </table:table-cell>
          <table:table-cell office:value-type="string">
            <text:p>3535.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920.1</text:p>
          </table:table-cell>
          <table:table-cell office:value-type="string">
            <text:p>35.29</text:p>
          </table:table-cell>
          <table:table-cell office:value-type="string">
            <text:p>0.17229</text:p>
          </table:table-cell>
          <table:table-cell office:value-type="string">
            <text:p>7749.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979">
            <text:p>979</text:p>
          </table:table-cell>
          <table:table-cell office:value-type="string">
            <text:p>35.2</text:p>
          </table:table-cell>
          <table:table-cell office:value-type="string">
            <text:p>0.17237</text:p>
          </table:table-cell>
          <table:table-cell office:value-type="string">
            <text:p>8063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863.7</text:p>
          </table:table-cell>
          <table:table-cell office:value-type="string">
            <text:p>35.44</text:p>
          </table:table-cell>
          <table:table-cell office:value-type="string">
            <text:p>0.17244</text:p>
          </table:table-cell>
          <table:table-cell office:value-type="string">
            <text:p>7238.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883.1</text:p>
          </table:table-cell>
          <table:table-cell office:value-type="string">
            <text:p>35.12</text:p>
          </table:table-cell>
          <table:table-cell office:value-type="string">
            <text:p>0.17251</text:p>
          </table:table-cell>
          <table:table-cell office:value-type="string">
            <text:p>7303.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767.2</text:p>
          </table:table-cell>
          <table:table-cell office:value-type="string">
            <text:p>35.61</text:p>
          </table:table-cell>
          <table:table-cell office:value-type="string">
            <text:p>0.17259</text:p>
          </table:table-cell>
          <table:table-cell office:value-type="string">
            <text:p>6374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634.9</text:p>
          </table:table-cell>
          <table:table-cell office:value-type="string">
            <text:p>35.67</text:p>
          </table:table-cell>
          <table:table-cell office:value-type="string">
            <text:p>0.17266</text:p>
          </table:table-cell>
          <table:table-cell office:value-type="string">
            <text:p>5362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817.7</text:p>
          </table:table-cell>
          <table:table-cell office:value-type="string">
            <text:p>35.89</text:p>
          </table:table-cell>
          <table:table-cell office:value-type="string">
            <text:p>0.17274</text:p>
          </table:table-cell>
          <table:table-cell office:value-type="string">
            <text:p>6885.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763.2</text:p>
          </table:table-cell>
          <table:table-cell office:value-type="string">
            <text:p>35.64</text:p>
          </table:table-cell>
          <table:table-cell office:value-type="string">
            <text:p>0.17281</text:p>
          </table:table-cell>
          <table:table-cell office:value-type="string">
            <text:p>6395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728.9</text:p>
          </table:table-cell>
          <table:table-cell office:value-type="string">
            <text:p>35.78</text:p>
          </table:table-cell>
          <table:table-cell office:value-type="string">
            <text:p>0.1729</text:p>
          </table:table-cell>
          <table:table-cell office:value-type="string">
            <text:p>6141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677.8</text:p>
          </table:table-cell>
          <table:table-cell office:value-type="string">
            <text:p>35.52</text:p>
          </table:table-cell>
          <table:table-cell office:value-type="string">
            <text:p>0.17298</text:p>
          </table:table-cell>
          <table:table-cell office:value-type="string">
            <text:p>5744.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592.5</text:p>
          </table:table-cell>
          <table:table-cell office:value-type="string">
            <text:p>35.58</text:p>
          </table:table-cell>
          <table:table-cell office:value-type="string">
            <text:p>0.17309</text:p>
          </table:table-cell>
          <table:table-cell office:value-type="string">
            <text:p>4711.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565.4</text:p>
          </table:table-cell>
          <table:table-cell office:value-type="string">
            <text:p>34.94</text:p>
          </table:table-cell>
          <table:table-cell office:value-type="string">
            <text:p>0.17321</text:p>
          </table:table-cell>
          <table:table-cell office:value-type="string">
            <text:p>4530.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string">
            <text:p>526.4</text:p>
          </table:table-cell>
          <table:table-cell office:value-type="string">
            <text:p>34.2</text:p>
          </table:table-cell>
          <table:table-cell office:value-type="string">
            <text:p>0.17336</text:p>
          </table:table-cell>
          <table:table-cell office:value-type="string">
            <text:p>4221.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505.9</text:p>
          </table:table-cell>
          <table:table-cell office:value-type="string">
            <text:p>34.11</text:p>
          </table:table-cell>
          <table:table-cell office:value-type="string">
            <text:p>0.17352</text:p>
          </table:table-cell>
          <table:table-cell office:value-type="string">
            <text:p>4135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521">
            <text:p>521</text:p>
          </table:table-cell>
          <table:table-cell office:value-type="string">
            <text:p>34.84</text:p>
          </table:table-cell>
          <table:table-cell office:value-type="string">
            <text:p>0.1736</text:p>
          </table:table-cell>
          <table:table-cell office:value-type="string">
            <text:p>4319.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339.4</text:p>
          </table:table-cell>
          <table:table-cell office:value-type="string">
            <text:p>34.37</text:p>
          </table:table-cell>
          <table:table-cell office:value-type="string">
            <text:p>0.17368</text:p>
          </table:table-cell>
          <table:table-cell office:value-type="string">
            <text:p>2722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string">
            <text:p>279.1</text:p>
          </table:table-cell>
          <table:table-cell office:value-type="string">
            <text:p>34.16</text:p>
          </table:table-cell>
          <table:table-cell office:value-type="string">
            <text:p>0.17373</text:p>
          </table:table-cell>
          <table:table-cell office:value-type="string">
            <text:p>237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387.1</text:p>
          </table:table-cell>
          <table:table-cell office:value-type="string">
            <text:p>34.63</text:p>
          </table:table-cell>
          <table:table-cell office:value-type="string">
            <text:p>0.1738</text:p>
          </table:table-cell>
          <table:table-cell office:value-type="string">
            <text:p>3227.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264.9</text:p>
          </table:table-cell>
          <table:table-cell office:value-type="string">
            <text:p>35.05</text:p>
          </table:table-cell>
          <table:table-cell office:value-type="string">
            <text:p>0.17386</text:p>
          </table:table-cell>
          <table:table-cell office:value-type="string">
            <text:p>2114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258.9</text:p>
          </table:table-cell>
          <table:table-cell office:value-type="string">
            <text:p>34.57</text:p>
          </table:table-cell>
          <table:table-cell office:value-type="string">
            <text:p>0.17394</text:p>
          </table:table-cell>
          <table:table-cell office:value-type="string">
            <text:p>1985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186.7</text:p>
          </table:table-cell>
          <table:table-cell office:value-type="string">
            <text:p>33.84</text:p>
          </table:table-cell>
          <table:table-cell office:value-type="string">
            <text:p>0.17405</text:p>
          </table:table-cell>
          <table:table-cell office:value-type="string">
            <text:p>1301.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163.9</text:p>
          </table:table-cell>
          <table:table-cell office:value-type="string">
            <text:p>32.77</text:p>
          </table:table-cell>
          <table:table-cell office:value-type="string">
            <text:p>0.17422</text:p>
          </table:table-cell>
          <table:table-cell office:value-type="string">
            <text:p>956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110.9</text:p>
          </table:table-cell>
          <table:table-cell office:value-type="string">
            <text:p>31.52</text:p>
          </table:table-cell>
          <table:table-cell office:value-type="string">
            <text:p>0.17438</text:p>
          </table:table-cell>
          <table:table-cell office:value-type="string">
            <text:p>632.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string">
            <text:p>70.6</text:p>
          </table:table-cell>
          <table:table-cell office:value-type="string">
            <text:p>31.03</text:p>
          </table:table-cell>
          <table:table-cell office:value-type="string">
            <text:p>0.17452</text:p>
          </table:table-cell>
          <table:table-cell office:value-type="string">
            <text:p>373.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37.7</text:p>
          </table:table-cell>
          <table:table-cell office:value-type="string">
            <text:p>30.85</text:p>
          </table:table-cell>
          <table:table-cell office:value-type="string">
            <text:p>0.17457</text:p>
          </table:table-cell>
          <table:table-cell office:value-type="string">
            <text:p>220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string">
            <text:p>18.4</text:p>
          </table:table-cell>
          <table:table-cell office:value-type="string">
            <text:p>30.6</text:p>
          </table:table-cell>
          <table:table-cell office:value-type="string">
            <text:p>0.17463</text:p>
          </table:table-cell>
          <table:table-cell office:value-type="string">
            <text:p>148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string">
            <text:p>10.2</text:p>
          </table:table-cell>
          <table:table-cell office:value-type="string">
            <text:p>30.45</text:p>
          </table:table-cell>
          <table:table-cell office:value-type="string">
            <text:p>0.17468</text:p>
          </table:table-cell>
          <table:table-cell office:value-type="string">
            <text:p>87.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2.4</text:p>
          </table:table-cell>
          <table:table-cell office:value-type="string">
            <text:p>30.3</text:p>
          </table:table-cell>
          <table:table-cell office:value-type="string">
            <text:p>0.17475</text:p>
          </table:table-cell>
          <table:table-cell office:value-type="string">
            <text:p>30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.9</text:p>
          </table:table-cell>
          <table:table-cell office:value-type="string">
            <text:p>25.45</text:p>
          </table:table-cell>
          <table:table-cell office:value-type="string">
            <text:p>0.17906</text:p>
          </table:table-cell>
          <table:table-cell office:value-type="string">
            <text:p>34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4.8</text:p>
          </table:table-cell>
          <table:table-cell office:value-type="string">
            <text:p>25.53</text:p>
          </table:table-cell>
          <table:table-cell office:value-type="string">
            <text:p>0.17916</text:p>
          </table:table-cell>
          <table:table-cell office:value-type="string">
            <text:p>124.47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26.56</text:p>
          </table:table-cell>
          <table:table-cell office:value-type="string">
            <text:p>0.17925</text:p>
          </table:table-cell>
          <table:table-cell office:value-type="string">
            <text:p>205.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38.6</text:p>
          </table:table-cell>
          <table:table-cell office:value-type="string">
            <text:p>27.64</text:p>
          </table:table-cell>
          <table:table-cell office:value-type="string">
            <text:p>0.17937</text:p>
          </table:table-cell>
          <table:table-cell office:value-type="string">
            <text:p>319.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57.7</text:p>
          </table:table-cell>
          <table:table-cell office:value-type="string">
            <text:p>28.44</text:p>
          </table:table-cell>
          <table:table-cell office:value-type="string">
            <text:p>0.17948</text:p>
          </table:table-cell>
          <table:table-cell office:value-type="string">
            <text:p>494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85.2</text:p>
          </table:table-cell>
          <table:table-cell office:value-type="string">
            <text:p>28.76</text:p>
          </table:table-cell>
          <table:table-cell office:value-type="string">
            <text:p>0.17959</text:p>
          </table:table-cell>
          <table:table-cell office:value-type="string">
            <text:p>741.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17.4</text:p>
          </table:table-cell>
          <table:table-cell office:value-type="string">
            <text:p>28.96</text:p>
          </table:table-cell>
          <table:table-cell office:value-type="string">
            <text:p>0.17973</text:p>
          </table:table-cell>
          <table:table-cell office:value-type="string">
            <text:p>1048.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55.3</text:p>
          </table:table-cell>
          <table:table-cell office:value-type="string">
            <text:p>29.6</text:p>
          </table:table-cell>
          <table:table-cell office:value-type="string">
            <text:p>0.17985</text:p>
          </table:table-cell>
          <table:table-cell office:value-type="string">
            <text:p>1390.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195.7</text:p>
          </table:table-cell>
          <table:table-cell office:value-type="string">
            <text:p>29.62</text:p>
          </table:table-cell>
          <table:table-cell office:value-type="string">
            <text:p>0.17998</text:p>
          </table:table-cell>
          <table:table-cell office:value-type="string">
            <text:p>1758.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237.9</text:p>
          </table:table-cell>
          <table:table-cell office:value-type="string">
            <text:p>30.17</text:p>
          </table:table-cell>
          <table:table-cell office:value-type="string">
            <text:p>0.18014</text:p>
          </table:table-cell>
          <table:table-cell office:value-type="string">
            <text:p>2138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281.6</text:p>
          </table:table-cell>
          <table:table-cell office:value-type="string">
            <text:p>30.41</text:p>
          </table:table-cell>
          <table:table-cell office:value-type="string">
            <text:p>0.1803</text:p>
          </table:table-cell>
          <table:table-cell office:value-type="string">
            <text:p>2617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326.3</text:p>
          </table:table-cell>
          <table:table-cell office:value-type="string">
            <text:p>30.41</text:p>
          </table:table-cell>
          <table:table-cell office:value-type="string">
            <text:p>0.18049</text:p>
          </table:table-cell>
          <table:table-cell office:value-type="string">
            <text:p>3032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373.3</text:p>
          </table:table-cell>
          <table:table-cell office:value-type="string">
            <text:p>30.72</text:p>
          </table:table-cell>
          <table:table-cell office:value-type="string">
            <text:p>0.18069</text:p>
          </table:table-cell>
          <table:table-cell office:value-type="string">
            <text:p>3459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420.9</text:p>
          </table:table-cell>
          <table:table-cell office:value-type="string">
            <text:p>30.88</text:p>
          </table:table-cell>
          <table:table-cell office:value-type="string">
            <text:p>0.18091</text:p>
          </table:table-cell>
          <table:table-cell office:value-type="string">
            <text:p>3895.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465.2</text:p>
          </table:table-cell>
          <table:table-cell office:value-type="string">
            <text:p>31.09</text:p>
          </table:table-cell>
          <table:table-cell office:value-type="string">
            <text:p>0.1811</text:p>
          </table:table-cell>
          <table:table-cell office:value-type="string">
            <text:p>4281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508.3</text:p>
          </table:table-cell>
          <table:table-cell office:value-type="string">
            <text:p>31.14</text:p>
          </table:table-cell>
          <table:table-cell office:value-type="string">
            <text:p>0.18127</text:p>
          </table:table-cell>
          <table:table-cell office:value-type="string">
            <text:p>4652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549.6</text:p>
          </table:table-cell>
          <table:table-cell office:value-type="string">
            <text:p>31.74</text:p>
          </table:table-cell>
          <table:table-cell office:value-type="string">
            <text:p>0.18144</text:p>
          </table:table-cell>
          <table:table-cell office:value-type="string">
            <text:p>4995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602.1</text:p>
          </table:table-cell>
          <table:table-cell office:value-type="string">
            <text:p>32.55</text:p>
          </table:table-cell>
          <table:table-cell office:value-type="string">
            <text:p>0.18157</text:p>
          </table:table-cell>
          <table:table-cell office:value-type="string">
            <text:p>5437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632.7</text:p>
          </table:table-cell>
          <table:table-cell office:value-type="string">
            <text:p>31.71</text:p>
          </table:table-cell>
          <table:table-cell office:value-type="string">
            <text:p>0.18175</text:p>
          </table:table-cell>
          <table:table-cell office:value-type="string">
            <text:p>5692.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670.9</text:p>
          </table:table-cell>
          <table:table-cell office:value-type="string">
            <text:p>32.6</text:p>
          </table:table-cell>
          <table:table-cell office:value-type="string">
            <text:p>0.18188</text:p>
          </table:table-cell>
          <table:table-cell office:value-type="string">
            <text:p>5864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705.6</text:p>
          </table:table-cell>
          <table:table-cell office:value-type="string">
            <text:p>32.87</text:p>
          </table:table-cell>
          <table:table-cell office:value-type="string">
            <text:p>0.18199</text:p>
          </table:table-cell>
          <table:table-cell office:value-type="string">
            <text:p>6237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742.5</text:p>
          </table:table-cell>
          <table:table-cell office:value-type="string">
            <text:p>32.54</text:p>
          </table:table-cell>
          <table:table-cell office:value-type="string">
            <text:p>0.18216</text:p>
          </table:table-cell>
          <table:table-cell office:value-type="string">
            <text:p>6525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773.6</text:p>
          </table:table-cell>
          <table:table-cell office:value-type="string">
            <text:p>33.02</text:p>
          </table:table-cell>
          <table:table-cell office:value-type="string">
            <text:p>0.18229</text:p>
          </table:table-cell>
          <table:table-cell office:value-type="string">
            <text:p>6780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808.6</text:p>
          </table:table-cell>
          <table:table-cell office:value-type="string">
            <text:p>32.66</text:p>
          </table:table-cell>
          <table:table-cell office:value-type="string">
            <text:p>0.18245</text:p>
          </table:table-cell>
          <table:table-cell office:value-type="string">
            <text:p>7029.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837.6</text:p>
          </table:table-cell>
          <table:table-cell office:value-type="string">
            <text:p>33.92</text:p>
          </table:table-cell>
          <table:table-cell office:value-type="string">
            <text:p>0.18256</text:p>
          </table:table-cell>
          <table:table-cell office:value-type="string">
            <text:p>7238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865.9</text:p>
          </table:table-cell>
          <table:table-cell office:value-type="string">
            <text:p>34.12</text:p>
          </table:table-cell>
          <table:table-cell office:value-type="string">
            <text:p>0.18269</text:p>
          </table:table-cell>
          <table:table-cell office:value-type="string">
            <text:p>7416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893.9</text:p>
          </table:table-cell>
          <table:table-cell office:value-type="string">
            <text:p>33.63</text:p>
          </table:table-cell>
          <table:table-cell office:value-type="string">
            <text:p>0.1828</text:p>
          </table:table-cell>
          <table:table-cell office:value-type="string">
            <text:p>7611.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922.6</text:p>
          </table:table-cell>
          <table:table-cell office:value-type="string">
            <text:p>33.98</text:p>
          </table:table-cell>
          <table:table-cell office:value-type="string">
            <text:p>0.18291</text:p>
          </table:table-cell>
          <table:table-cell office:value-type="string">
            <text:p>7839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944.4</text:p>
          </table:table-cell>
          <table:table-cell office:value-type="string">
            <text:p>34.11</text:p>
          </table:table-cell>
          <table:table-cell office:value-type="string">
            <text:p>0.18303</text:p>
          </table:table-cell>
          <table:table-cell office:value-type="string">
            <text:p>7960.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967.1</text:p>
          </table:table-cell>
          <table:table-cell office:value-type="string">
            <text:p>34.89</text:p>
          </table:table-cell>
          <table:table-cell office:value-type="string">
            <text:p>0.18311</text:p>
          </table:table-cell>
          <table:table-cell office:value-type="string">
            <text:p>8122.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995.5</text:p>
          </table:table-cell>
          <table:table-cell office:value-type="string">
            <text:p>34.25</text:p>
          </table:table-cell>
          <table:table-cell office:value-type="string">
            <text:p>0.18323</text:p>
          </table:table-cell>
          <table:table-cell office:value-type="string">
            <text:p>8163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020.4</text:p>
          </table:table-cell>
          <table:table-cell office:value-type="string">
            <text:p>33.33</text:p>
          </table:table-cell>
          <table:table-cell office:value-type="string">
            <text:p>0.18342</text:p>
          </table:table-cell>
          <table:table-cell office:value-type="string">
            <text:p>8408.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1040.7</text:p>
          </table:table-cell>
          <table:table-cell office:value-type="string">
            <text:p>34.06</text:p>
          </table:table-cell>
          <table:table-cell office:value-type="string">
            <text:p>0.18359</text:p>
          </table:table-cell>
          <table:table-cell office:value-type="string">
            <text:p>8431.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921.4</text:p>
          </table:table-cell>
          <table:table-cell office:value-type="string">
            <text:p>34.8</text:p>
          </table:table-cell>
          <table:table-cell office:value-type="string">
            <text:p>0.1837</text:p>
          </table:table-cell>
          <table:table-cell office:value-type="string">
            <text:p>7124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1133.2</text:p>
          </table:table-cell>
          <table:table-cell office:value-type="string">
            <text:p>34.88</text:p>
          </table:table-cell>
          <table:table-cell office:value-type="string">
            <text:p>0.18381</text:p>
          </table:table-cell>
          <table:table-cell office:value-type="float" office:value="8233">
            <text:p>82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string">
            <text:p>1036.3</text:p>
          </table:table-cell>
          <table:table-cell office:value-type="string">
            <text:p>35.42</text:p>
          </table:table-cell>
          <table:table-cell office:value-type="string">
            <text:p>0.18392</text:p>
          </table:table-cell>
          <table:table-cell office:value-type="string">
            <text:p>7551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825.3</text:p>
          </table:table-cell>
          <table:table-cell office:value-type="string">
            <text:p>34.59</text:p>
          </table:table-cell>
          <table:table-cell office:value-type="string">
            <text:p>0.18405</text:p>
          </table:table-cell>
          <table:table-cell office:value-type="string">
            <text:p>5622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1109.3</text:p>
          </table:table-cell>
          <table:table-cell office:value-type="string">
            <text:p>34.81</text:p>
          </table:table-cell>
          <table:table-cell office:value-type="string">
            <text:p>0.18418</text:p>
          </table:table-cell>
          <table:table-cell office:value-type="string">
            <text:p>7718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943.6</text:p>
          </table:table-cell>
          <table:table-cell office:value-type="string">
            <text:p>34.56</text:p>
          </table:table-cell>
          <table:table-cell office:value-type="string">
            <text:p>0.18428</text:p>
          </table:table-cell>
          <table:table-cell office:value-type="string">
            <text:p>7128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785.5</text:p>
          </table:table-cell>
          <table:table-cell office:value-type="string">
            <text:p>34.03</text:p>
          </table:table-cell>
          <table:table-cell office:value-type="string">
            <text:p>0.18438</text:p>
          </table:table-cell>
          <table:table-cell office:value-type="string">
            <text:p>5466.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1179.3</text:p>
          </table:table-cell>
          <table:table-cell office:value-type="string">
            <text:p>34.73</text:p>
          </table:table-cell>
          <table:table-cell office:value-type="string">
            <text:p>0.1845</text:p>
          </table:table-cell>
          <table:table-cell office:value-type="string">
            <text:p>8417.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941.7</text:p>
          </table:table-cell>
          <table:table-cell office:value-type="string">
            <text:p>34.71</text:p>
          </table:table-cell>
          <table:table-cell office:value-type="string">
            <text:p>0.18464</text:p>
          </table:table-cell>
          <table:table-cell office:value-type="string">
            <text:p>7387.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871.3</text:p>
          </table:table-cell>
          <table:table-cell office:value-type="string">
            <text:p>34.52</text:p>
          </table:table-cell>
          <table:table-cell office:value-type="string">
            <text:p>0.18478</text:p>
          </table:table-cell>
          <table:table-cell office:value-type="string">
            <text:p>6407.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1005.3</text:p>
          </table:table-cell>
          <table:table-cell office:value-type="string">
            <text:p>34.64</text:p>
          </table:table-cell>
          <table:table-cell office:value-type="string">
            <text:p>0.18488</text:p>
          </table:table-cell>
          <table:table-cell office:value-type="string">
            <text:p>7743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1078.2</text:p>
          </table:table-cell>
          <table:table-cell office:value-type="string">
            <text:p>35.38</text:p>
          </table:table-cell>
          <table:table-cell office:value-type="float" office:value="185">
            <text:p>185</text:p>
          </table:table-cell>
          <table:table-cell office:value-type="string">
            <text:p>8436.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1078.5</text:p>
          </table:table-cell>
          <table:table-cell office:value-type="string">
            <text:p>34.94</text:p>
          </table:table-cell>
          <table:table-cell office:value-type="string">
            <text:p>0.18513</text:p>
          </table:table-cell>
          <table:table-cell office:value-type="string">
            <text:p>8435.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966.6</text:p>
          </table:table-cell>
          <table:table-cell office:value-type="string">
            <text:p>35.12</text:p>
          </table:table-cell>
          <table:table-cell office:value-type="string">
            <text:p>0.18526</text:p>
          </table:table-cell>
          <table:table-cell office:value-type="string">
            <text:p>7401.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1009.4</text:p>
          </table:table-cell>
          <table:table-cell office:value-type="string">
            <text:p>35.42</text:p>
          </table:table-cell>
          <table:table-cell office:value-type="string">
            <text:p>0.18543</text:p>
          </table:table-cell>
          <table:table-cell office:value-type="string">
            <text:p>7953.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991.5</text:p>
          </table:table-cell>
          <table:table-cell office:value-type="string">
            <text:p>35.12</text:p>
          </table:table-cell>
          <table:table-cell office:value-type="string">
            <text:p>0.18561</text:p>
          </table:table-cell>
          <table:table-cell office:value-type="string">
            <text:p>7987.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898.4</text:p>
          </table:table-cell>
          <table:table-cell office:value-type="string">
            <text:p>35.58</text:p>
          </table:table-cell>
          <table:table-cell office:value-type="string">
            <text:p>0.18574</text:p>
          </table:table-cell>
          <table:table-cell office:value-type="string">
            <text:p>6918.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975.1</text:p>
          </table:table-cell>
          <table:table-cell office:value-type="string">
            <text:p>35.77</text:p>
          </table:table-cell>
          <table:table-cell office:value-type="string">
            <text:p>0.18587</text:p>
          </table:table-cell>
          <table:table-cell office:value-type="string">
            <text:p>8027.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637.7</text:p>
          </table:table-cell>
          <table:table-cell office:value-type="string">
            <text:p>35.14</text:p>
          </table:table-cell>
          <table:table-cell office:value-type="string">
            <text:p>0.18601</text:p>
          </table:table-cell>
          <table:table-cell office:value-type="string">
            <text:p>5487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655.4</text:p>
          </table:table-cell>
          <table:table-cell office:value-type="string">
            <text:p>35.36</text:p>
          </table:table-cell>
          <table:table-cell office:value-type="string">
            <text:p>0.18613</text:p>
          </table:table-cell>
          <table:table-cell office:value-type="string">
            <text:p>5939.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885.2</text:p>
          </table:table-cell>
          <table:table-cell office:value-type="string">
            <text:p>36.11</text:p>
          </table:table-cell>
          <table:table-cell office:value-type="string">
            <text:p>0.18624</text:p>
          </table:table-cell>
          <table:table-cell office:value-type="string">
            <text:p>7356.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string">
            <text:p>837.8</text:p>
          </table:table-cell>
          <table:table-cell office:value-type="string">
            <text:p>36.34</text:p>
          </table:table-cell>
          <table:table-cell office:value-type="string">
            <text:p>0.18635</text:p>
          </table:table-cell>
          <table:table-cell office:value-type="string">
            <text:p>6930.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705.8</text:p>
          </table:table-cell>
          <table:table-cell office:value-type="string">
            <text:p>35.62</text:p>
          </table:table-cell>
          <table:table-cell office:value-type="string">
            <text:p>0.18651</text:p>
          </table:table-cell>
          <table:table-cell office:value-type="string">
            <text:p>6075.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string">
            <text:p>473.9</text:p>
          </table:table-cell>
          <table:table-cell office:value-type="string">
            <text:p>36.14</text:p>
          </table:table-cell>
          <table:table-cell office:value-type="string">
            <text:p>0.18658</text:p>
          </table:table-cell>
          <table:table-cell office:value-type="string">
            <text:p>3978.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string">
            <text:p>548.1</text:p>
          </table:table-cell>
          <table:table-cell office:value-type="string">
            <text:p>35.23</text:p>
          </table:table-cell>
          <table:table-cell office:value-type="string">
            <text:p>0.18668</text:p>
          </table:table-cell>
          <table:table-cell office:value-type="string">
            <text:p>4801.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465.5</text:p>
          </table:table-cell>
          <table:table-cell office:value-type="string">
            <text:p>35.07</text:p>
          </table:table-cell>
          <table:table-cell office:value-type="string">
            <text:p>0.18681</text:p>
          </table:table-cell>
          <table:table-cell office:value-type="string">
            <text:p>3974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string">
            <text:p>605.8</text:p>
          </table:table-cell>
          <table:table-cell office:value-type="string">
            <text:p>35.43</text:p>
          </table:table-cell>
          <table:table-cell office:value-type="string">
            <text:p>0.18689</text:p>
          </table:table-cell>
          <table:table-cell office:value-type="string">
            <text:p>5008.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192.8</text:p>
          </table:table-cell>
          <table:table-cell office:value-type="string">
            <text:p>35.22</text:p>
          </table:table-cell>
          <table:table-cell office:value-type="string">
            <text:p>0.18697</text:p>
          </table:table-cell>
          <table:table-cell office:value-type="string">
            <text:p>1628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string">
            <text:p>185.8</text:p>
          </table:table-cell>
          <table:table-cell office:value-type="string">
            <text:p>33.74</text:p>
          </table:table-cell>
          <table:table-cell office:value-type="string">
            <text:p>0.18704</text:p>
          </table:table-cell>
          <table:table-cell office:value-type="string">
            <text:p>1614.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420.4</text:p>
          </table:table-cell>
          <table:table-cell office:value-type="string">
            <text:p>35.64</text:p>
          </table:table-cell>
          <table:table-cell office:value-type="string">
            <text:p>0.1871</text:p>
          </table:table-cell>
          <table:table-cell office:value-type="string">
            <text:p>3478.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string">
            <text:p>157.6</text:p>
          </table:table-cell>
          <table:table-cell office:value-type="string">
            <text:p>34.77</text:p>
          </table:table-cell>
          <table:table-cell office:value-type="string">
            <text:p>0.18719</text:p>
          </table:table-cell>
          <table:table-cell office:value-type="string">
            <text:p>1262.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string">
            <text:p>424.9</text:p>
          </table:table-cell>
          <table:table-cell office:value-type="string">
            <text:p>35.64</text:p>
          </table:table-cell>
          <table:table-cell office:value-type="string">
            <text:p>0.18725</text:p>
          </table:table-cell>
          <table:table-cell office:value-type="string">
            <text:p>3457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string">
            <text:p>435.5</text:p>
          </table:table-cell>
          <table:table-cell office:value-type="string">
            <text:p>36.04</text:p>
          </table:table-cell>
          <table:table-cell office:value-type="string">
            <text:p>0.18733</text:p>
          </table:table-cell>
          <table:table-cell office:value-type="string">
            <text:p>3522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344.7</text:p>
          </table:table-cell>
          <table:table-cell office:value-type="string">
            <text:p>35.96</text:p>
          </table:table-cell>
          <table:table-cell office:value-type="string">
            <text:p>0.18741</text:p>
          </table:table-cell>
          <table:table-cell office:value-type="string">
            <text:p>2737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273.1</text:p>
          </table:table-cell>
          <table:table-cell office:value-type="string">
            <text:p>35.69</text:p>
          </table:table-cell>
          <table:table-cell office:value-type="string">
            <text:p>0.18748</text:p>
          </table:table-cell>
          <table:table-cell office:value-type="string">
            <text:p>2127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string">
            <text:p>224.5</text:p>
          </table:table-cell>
          <table:table-cell office:value-type="string">
            <text:p>35.03</text:p>
          </table:table-cell>
          <table:table-cell office:value-type="string">
            <text:p>0.18756</text:p>
          </table:table-cell>
          <table:table-cell office:value-type="string">
            <text:p>1685.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string">
            <text:p>173.8</text:p>
          </table:table-cell>
          <table:table-cell office:value-type="string">
            <text:p>35.03</text:p>
          </table:table-cell>
          <table:table-cell office:value-type="string">
            <text:p>0.18761</text:p>
          </table:table-cell>
          <table:table-cell office:value-type="string">
            <text:p>1098.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71.1</text:p>
          </table:table-cell>
          <table:table-cell office:value-type="string">
            <text:p>33.81</text:p>
          </table:table-cell>
          <table:table-cell office:value-type="string">
            <text:p>0.1877</text:p>
          </table:table-cell>
          <table:table-cell office:value-type="string">
            <text:p>482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string">
            <text:p>91.9</text:p>
          </table:table-cell>
          <table:table-cell office:value-type="string">
            <text:p>33.56</text:p>
          </table:table-cell>
          <table:table-cell office:value-type="string">
            <text:p>0.18777</text:p>
          </table:table-cell>
          <table:table-cell office:value-type="string">
            <text:p>485.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string">
            <text:p>65.6</text:p>
          </table:table-cell>
          <table:table-cell office:value-type="string">
            <text:p>33.43</text:p>
          </table:table-cell>
          <table:table-cell office:value-type="string">
            <text:p>0.18781</text:p>
          </table:table-cell>
          <table:table-cell office:value-type="string">
            <text:p>369.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string">
            <text:p>39.5</text:p>
          </table:table-cell>
          <table:table-cell office:value-type="string">
            <text:p>33.16</text:p>
          </table:table-cell>
          <table:table-cell office:value-type="string">
            <text:p>0.18788</text:p>
          </table:table-cell>
          <table:table-cell office:value-type="string">
            <text:p>264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20.2</text:p>
          </table:table-cell>
          <table:table-cell office:value-type="string">
            <text:p>32.61</text:p>
          </table:table-cell>
          <table:table-cell office:value-type="string">
            <text:p>0.18794</text:p>
          </table:table-cell>
          <table:table-cell office:value-type="string">
            <text:p>168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string">
            <text:p>11.5</text:p>
          </table:table-cell>
          <table:table-cell office:value-type="string">
            <text:p>32.32</text:p>
          </table:table-cell>
          <table:table-cell office:value-type="string">
            <text:p>0.18799</text:p>
          </table:table-cell>
          <table:table-cell office:value-type="string">
            <text:p>98.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string">
            <text:p>2.3</text:p>
          </table:table-cell>
          <table:table-cell office:value-type="string">
            <text:p>31.95</text:p>
          </table:table-cell>
          <table:table-cell office:value-type="string">
            <text:p>0.18802</text:p>
          </table:table-cell>
          <table:table-cell office:value-type="string">
            <text:p>35.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8.11</text:p>
          </table:table-cell>
          <table:table-cell office:value-type="string">
            <text:p>24.12</text:p>
          </table:table-cell>
          <table:table-cell office:value-type="string">
            <text:p>0.19662</text:p>
          </table:table-cell>
          <table:table-cell office:value-type="string">
            <text:p>63.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6.4</text:p>
          </table:table-cell>
          <table:table-cell office:value-type="string">
            <text:p>23.94</text:p>
          </table:table-cell>
          <table:table-cell office:value-type="string">
            <text:p>0.19659</text:p>
          </table:table-cell>
          <table:table-cell office:value-type="string">
            <text:p>140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7.8</text:p>
          </table:table-cell>
          <table:table-cell office:value-type="string">
            <text:p>25.23</text:p>
          </table:table-cell>
          <table:table-cell office:value-type="string">
            <text:p>0.19659</text:p>
          </table:table-cell>
          <table:table-cell office:value-type="string">
            <text:p>231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42.7</text:p>
          </table:table-cell>
          <table:table-cell office:value-type="string">
            <text:p>25.75</text:p>
          </table:table-cell>
          <table:table-cell office:value-type="string">
            <text:p>0.19661</text:p>
          </table:table-cell>
          <table:table-cell office:value-type="string">
            <text:p>357.1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62.4</text:p>
          </table:table-cell>
          <table:table-cell office:value-type="string">
            <text:p>26.48</text:p>
          </table:table-cell>
          <table:table-cell office:value-type="string">
            <text:p>0.19663</text:p>
          </table:table-cell>
          <table:table-cell office:value-type="string">
            <text:p>547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86.8</text:p>
          </table:table-cell>
          <table:table-cell office:value-type="string">
            <text:p>27.14</text:p>
          </table:table-cell>
          <table:table-cell office:value-type="string">
            <text:p>0.19662</text:p>
          </table:table-cell>
          <table:table-cell office:value-type="string">
            <text:p>768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118.6</text:p>
          </table:table-cell>
          <table:table-cell office:value-type="string">
            <text:p>28.34</text:p>
          </table:table-cell>
          <table:table-cell office:value-type="string">
            <text:p>0.19661</text:p>
          </table:table-cell>
          <table:table-cell office:value-type="string">
            <text:p>1059.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156.7</text:p>
          </table:table-cell>
          <table:table-cell office:value-type="string">
            <text:p>28.7</text:p>
          </table:table-cell>
          <table:table-cell office:value-type="string">
            <text:p>0.1966</text:p>
          </table:table-cell>
          <table:table-cell office:value-type="string">
            <text:p>1398.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94.1</text:p>
          </table:table-cell>
          <table:table-cell office:value-type="string">
            <text:p>29.13</text:p>
          </table:table-cell>
          <table:table-cell office:value-type="string">
            <text:p>0.1966</text:p>
          </table:table-cell>
          <table:table-cell office:value-type="string">
            <text:p>1744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29.9</text:p>
          </table:table-cell>
          <table:table-cell office:value-type="string">
            <text:p>29.55</text:p>
          </table:table-cell>
          <table:table-cell office:value-type="string">
            <text:p>0.19661</text:p>
          </table:table-cell>
          <table:table-cell office:value-type="string">
            <text:p>2094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270.8</text:p>
          </table:table-cell>
          <table:table-cell office:value-type="string">
            <text:p>29.78</text:p>
          </table:table-cell>
          <table:table-cell office:value-type="string">
            <text:p>0.19663</text:p>
          </table:table-cell>
          <table:table-cell office:value-type="string">
            <text:p>2484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316.9</text:p>
          </table:table-cell>
          <table:table-cell office:value-type="string">
            <text:p>30.59</text:p>
          </table:table-cell>
          <table:table-cell office:value-type="string">
            <text:p>0.19664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357.9</text:p>
          </table:table-cell>
          <table:table-cell office:value-type="string">
            <text:p>31.41</text:p>
          </table:table-cell>
          <table:table-cell office:value-type="string">
            <text:p>0.19667</text:p>
          </table:table-cell>
          <table:table-cell office:value-type="string">
            <text:p>3270.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398.3</text:p>
          </table:table-cell>
          <table:table-cell office:value-type="string">
            <text:p>32.3</text:p>
          </table:table-cell>
          <table:table-cell office:value-type="string">
            <text:p>0.19671</text:p>
          </table:table-cell>
          <table:table-cell office:value-type="string">
            <text:p>3630.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432.7</text:p>
          </table:table-cell>
          <table:table-cell office:value-type="string">
            <text:p>32.41</text:p>
          </table:table-cell>
          <table:table-cell office:value-type="string">
            <text:p>0.19675</text:p>
          </table:table-cell>
          <table:table-cell office:value-type="string">
            <text:p>3918.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478.9</text:p>
          </table:table-cell>
          <table:table-cell office:value-type="string">
            <text:p>33.33</text:p>
          </table:table-cell>
          <table:table-cell office:value-type="string">
            <text:p>0.19676</text:p>
          </table:table-cell>
          <table:table-cell office:value-type="float" office:value="4331">
            <text:p>43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525.8</text:p>
          </table:table-cell>
          <table:table-cell office:value-type="string">
            <text:p>33.15</text:p>
          </table:table-cell>
          <table:table-cell office:value-type="string">
            <text:p>0.19678</text:p>
          </table:table-cell>
          <table:table-cell office:value-type="string">
            <text:p>469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571.8</text:p>
          </table:table-cell>
          <table:table-cell office:value-type="string">
            <text:p>34.98</text:p>
          </table:table-cell>
          <table:table-cell office:value-type="string">
            <text:p>0.19679</text:p>
          </table:table-cell>
          <table:table-cell office:value-type="string">
            <text:p>5076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617.6</text:p>
          </table:table-cell>
          <table:table-cell office:value-type="string">
            <text:p>34.5</text:p>
          </table:table-cell>
          <table:table-cell office:value-type="string">
            <text:p>0.19683</text:p>
          </table:table-cell>
          <table:table-cell office:value-type="string">
            <text:p>5441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589.4</text:p>
          </table:table-cell>
          <table:table-cell office:value-type="string">
            <text:p>35.63</text:p>
          </table:table-cell>
          <table:table-cell office:value-type="string">
            <text:p>0.19689</text:p>
          </table:table-cell>
          <table:table-cell office:value-type="string">
            <text:p>5214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664.4</text:p>
          </table:table-cell>
          <table:table-cell office:value-type="string">
            <text:p>34.88</text:p>
          </table:table-cell>
          <table:table-cell office:value-type="string">
            <text:p>0.19698</text:p>
          </table:table-cell>
          <table:table-cell office:value-type="string">
            <text:p>5860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670.7</text:p>
          </table:table-cell>
          <table:table-cell office:value-type="string">
            <text:p>34.93</text:p>
          </table:table-cell>
          <table:table-cell office:value-type="string">
            <text:p>0.19705</text:p>
          </table:table-cell>
          <table:table-cell office:value-type="string">
            <text:p>5878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624.8</text:p>
          </table:table-cell>
          <table:table-cell office:value-type="string">
            <text:p>33.94</text:p>
          </table:table-cell>
          <table:table-cell office:value-type="string">
            <text:p>0.19715</text:p>
          </table:table-cell>
          <table:table-cell office:value-type="string">
            <text:p>5428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780.2</text:p>
          </table:table-cell>
          <table:table-cell office:value-type="string">
            <text:p>35.04</text:p>
          </table:table-cell>
          <table:table-cell office:value-type="string">
            <text:p>0.19724</text:p>
          </table:table-cell>
          <table:table-cell office:value-type="string">
            <text:p>6702.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09">
            <text:p>709</text:p>
          </table:table-cell>
          <table:table-cell office:value-type="string">
            <text:p>35.31</text:p>
          </table:table-cell>
          <table:table-cell office:value-type="string">
            <text:p>0.19734</text:p>
          </table:table-cell>
          <table:table-cell office:value-type="string">
            <text:p>5911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602.2</text:p>
          </table:table-cell>
          <table:table-cell office:value-type="string">
            <text:p>34.09</text:p>
          </table:table-cell>
          <table:table-cell office:value-type="string">
            <text:p>0.19748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572.6</text:p>
          </table:table-cell>
          <table:table-cell office:value-type="string">
            <text:p>33.61</text:p>
          </table:table-cell>
          <table:table-cell office:value-type="string">
            <text:p>0.19756</text:p>
          </table:table-cell>
          <table:table-cell office:value-type="string">
            <text:p>4885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722.5</text:p>
          </table:table-cell>
          <table:table-cell office:value-type="string">
            <text:p>33.74</text:p>
          </table:table-cell>
          <table:table-cell office:value-type="string">
            <text:p>0.19768</text:p>
          </table:table-cell>
          <table:table-cell office:value-type="string">
            <text:p>6384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961.3</text:p>
          </table:table-cell>
          <table:table-cell office:value-type="string">
            <text:p>34.47</text:p>
          </table:table-cell>
          <table:table-cell office:value-type="string">
            <text:p>0.19784</text:p>
          </table:table-cell>
          <table:table-cell office:value-type="float" office:value="8122">
            <text:p>81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962.4</text:p>
          </table:table-cell>
          <table:table-cell office:value-type="string">
            <text:p>34.11</text:p>
          </table:table-cell>
          <table:table-cell office:value-type="string">
            <text:p>0.19797</text:p>
          </table:table-cell>
          <table:table-cell office:value-type="string">
            <text:p>8070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986">
            <text:p>986</text:p>
          </table:table-cell>
          <table:table-cell office:value-type="string">
            <text:p>34.77</text:p>
          </table:table-cell>
          <table:table-cell office:value-type="string">
            <text:p>0.19806</text:p>
          </table:table-cell>
          <table:table-cell office:value-type="string">
            <text:p>8203.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001.6</text:p>
          </table:table-cell>
          <table:table-cell office:value-type="string">
            <text:p>34.48</text:p>
          </table:table-cell>
          <table:table-cell office:value-type="string">
            <text:p>0.19818</text:p>
          </table:table-cell>
          <table:table-cell office:value-type="string">
            <text:p>8242.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1006.5</text:p>
          </table:table-cell>
          <table:table-cell office:value-type="string">
            <text:p>34.73</text:p>
          </table:table-cell>
          <table:table-cell office:value-type="string">
            <text:p>0.19829</text:p>
          </table:table-cell>
          <table:table-cell office:value-type="string">
            <text:p>8305.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1025.1</text:p>
          </table:table-cell>
          <table:table-cell office:value-type="string">
            <text:p>34.37</text:p>
          </table:table-cell>
          <table:table-cell office:value-type="string">
            <text:p>0.1984</text:p>
          </table:table-cell>
          <table:table-cell office:value-type="string">
            <text:p>8291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032.9</text:p>
          </table:table-cell>
          <table:table-cell office:value-type="string">
            <text:p>35.09</text:p>
          </table:table-cell>
          <table:table-cell office:value-type="string">
            <text:p>0.19849</text:p>
          </table:table-cell>
          <table:table-cell office:value-type="string">
            <text:p>8221.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1035.8</text:p>
          </table:table-cell>
          <table:table-cell office:value-type="string">
            <text:p>35.05</text:p>
          </table:table-cell>
          <table:table-cell office:value-type="string">
            <text:p>0.1986</text:p>
          </table:table-cell>
          <table:table-cell office:value-type="string">
            <text:p>8313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1012.5</text:p>
          </table:table-cell>
          <table:table-cell office:value-type="string">
            <text:p>35.13</text:p>
          </table:table-cell>
          <table:table-cell office:value-type="string">
            <text:p>0.19869</text:p>
          </table:table-cell>
          <table:table-cell office:value-type="string">
            <text:p>81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1057.4</text:p>
          </table:table-cell>
          <table:table-cell office:value-type="string">
            <text:p>35.18</text:p>
          </table:table-cell>
          <table:table-cell office:value-type="string">
            <text:p>0.19879</text:p>
          </table:table-cell>
          <table:table-cell office:value-type="string">
            <text:p>8425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1061.7</text:p>
          </table:table-cell>
          <table:table-cell office:value-type="string">
            <text:p>34.73</text:p>
          </table:table-cell>
          <table:table-cell office:value-type="string">
            <text:p>0.1989</text:p>
          </table:table-cell>
          <table:table-cell office:value-type="string">
            <text:p>84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1041.5</text:p>
          </table:table-cell>
          <table:table-cell office:value-type="string">
            <text:p>35.16</text:p>
          </table:table-cell>
          <table:table-cell office:value-type="string">
            <text:p>0.19899</text:p>
          </table:table-cell>
          <table:table-cell office:value-type="string">
            <text:p>7866.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1133.3</text:p>
          </table:table-cell>
          <table:table-cell office:value-type="string">
            <text:p>35.96</text:p>
          </table:table-cell>
          <table:table-cell office:value-type="string">
            <text:p>0.19908</text:p>
          </table:table-cell>
          <table:table-cell office:value-type="string">
            <text:p>8425.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463.7</text:p>
          </table:table-cell>
          <table:table-cell office:value-type="string">
            <text:p>35.18</text:p>
          </table:table-cell>
          <table:table-cell office:value-type="string">
            <text:p>0.19916</text:p>
          </table:table-cell>
          <table:table-cell office:value-type="string">
            <text:p>3781.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389.2</text:p>
          </table:table-cell>
          <table:table-cell office:value-type="string">
            <text:p>34.77</text:p>
          </table:table-cell>
          <table:table-cell office:value-type="string">
            <text:p>0.19925</text:p>
          </table:table-cell>
          <table:table-cell office:value-type="string">
            <text:p>3395.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378.2</text:p>
          </table:table-cell>
          <table:table-cell office:value-type="string">
            <text:p>34.32</text:p>
          </table:table-cell>
          <table:table-cell office:value-type="string">
            <text:p>0.19937</text:p>
          </table:table-cell>
          <table:table-cell office:value-type="string">
            <text:p>3235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299.6</text:p>
          </table:table-cell>
          <table:table-cell office:value-type="string">
            <text:p>34.4</text:p>
          </table:table-cell>
          <table:table-cell office:value-type="string">
            <text:p>0.19946</text:p>
          </table:table-cell>
          <table:table-cell office:value-type="string">
            <text:p>2611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511.7</text:p>
          </table:table-cell>
          <table:table-cell office:value-type="string">
            <text:p>34.38</text:p>
          </table:table-cell>
          <table:table-cell office:value-type="string">
            <text:p>0.19956</text:p>
          </table:table-cell>
          <table:table-cell office:value-type="string">
            <text:p>4488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956.5</text:p>
          </table:table-cell>
          <table:table-cell office:value-type="string">
            <text:p>35.06</text:p>
          </table:table-cell>
          <table:table-cell office:value-type="string">
            <text:p>0.19972</text:p>
          </table:table-cell>
          <table:table-cell office:value-type="string">
            <text:p>7466.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973.2</text:p>
          </table:table-cell>
          <table:table-cell office:value-type="string">
            <text:p>35.68</text:p>
          </table:table-cell>
          <table:table-cell office:value-type="string">
            <text:p>0.19987</text:p>
          </table:table-cell>
          <table:table-cell office:value-type="string">
            <text:p>7794.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959.4</text:p>
          </table:table-cell>
          <table:table-cell office:value-type="string">
            <text:p>35.81</text:p>
          </table:table-cell>
          <table:table-cell office:value-type="string">
            <text:p>0.2</text:p>
          </table:table-cell>
          <table:table-cell office:value-type="string">
            <text:p>7558.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936.6</text:p>
          </table:table-cell>
          <table:table-cell office:value-type="string">
            <text:p>35.53</text:p>
          </table:table-cell>
          <table:table-cell office:value-type="string">
            <text:p>0.20013</text:p>
          </table:table-cell>
          <table:table-cell office:value-type="string">
            <text:p>7481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1017.2</text:p>
          </table:table-cell>
          <table:table-cell office:value-type="string">
            <text:p>35.61</text:p>
          </table:table-cell>
          <table:table-cell office:value-type="string">
            <text:p>0.20029</text:p>
          </table:table-cell>
          <table:table-cell office:value-type="string">
            <text:p>8113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873.4</text:p>
          </table:table-cell>
          <table:table-cell office:value-type="string">
            <text:p>35.76</text:p>
          </table:table-cell>
          <table:table-cell office:value-type="string">
            <text:p>0.20041</text:p>
          </table:table-cell>
          <table:table-cell office:value-type="string">
            <text:p>7131.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982.3</text:p>
          </table:table-cell>
          <table:table-cell office:value-type="string">
            <text:p>36.33</text:p>
          </table:table-cell>
          <table:table-cell office:value-type="string">
            <text:p>0.20055</text:p>
          </table:table-cell>
          <table:table-cell office:value-type="string">
            <text:p>7976.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42">
            <text:p>542</text:p>
          </table:table-cell>
          <table:table-cell office:value-type="string">
            <text:p>35.21</text:p>
          </table:table-cell>
          <table:table-cell office:value-type="string">
            <text:p>0.20073</text:p>
          </table:table-cell>
          <table:table-cell office:value-type="string">
            <text:p>4381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string">
            <text:p>658.8</text:p>
          </table:table-cell>
          <table:table-cell office:value-type="string">
            <text:p>35.02</text:p>
          </table:table-cell>
          <table:table-cell office:value-type="string">
            <text:p>0.2009</text:p>
          </table:table-cell>
          <table:table-cell office:value-type="string">
            <text:p>5506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841.9</text:p>
          </table:table-cell>
          <table:table-cell office:value-type="string">
            <text:p>36.08</text:p>
          </table:table-cell>
          <table:table-cell office:value-type="string">
            <text:p>0.20101</text:p>
          </table:table-cell>
          <table:table-cell office:value-type="string">
            <text:p>7025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612.3</text:p>
          </table:table-cell>
          <table:table-cell office:value-type="string">
            <text:p>35.45</text:p>
          </table:table-cell>
          <table:table-cell office:value-type="string">
            <text:p>0.20115</text:p>
          </table:table-cell>
          <table:table-cell office:value-type="string">
            <text:p>5200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829">
            <text:p>829</text:p>
          </table:table-cell>
          <table:table-cell office:value-type="string">
            <text:p>36.6</text:p>
          </table:table-cell>
          <table:table-cell office:value-type="string">
            <text:p>0.20127</text:p>
          </table:table-cell>
          <table:table-cell office:value-type="string">
            <text:p>6928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475.4</text:p>
          </table:table-cell>
          <table:table-cell office:value-type="string">
            <text:p>36.05</text:p>
          </table:table-cell>
          <table:table-cell office:value-type="string">
            <text:p>0.20137</text:p>
          </table:table-cell>
          <table:table-cell office:value-type="string">
            <text:p>3880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143.4</text:p>
          </table:table-cell>
          <table:table-cell office:value-type="string">
            <text:p>34.04</text:p>
          </table:table-cell>
          <table:table-cell office:value-type="string">
            <text:p>0.20146</text:p>
          </table:table-cell>
          <table:table-cell office:value-type="string">
            <text:p>1180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string">
            <text:p>139.8</text:p>
          </table:table-cell>
          <table:table-cell office:value-type="string">
            <text:p>33.74</text:p>
          </table:table-cell>
          <table:table-cell office:value-type="string">
            <text:p>0.20157</text:p>
          </table:table-cell>
          <table:table-cell office:value-type="string">
            <text:p>1196.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174.8</text:p>
          </table:table-cell>
          <table:table-cell office:value-type="string">
            <text:p>33.54</text:p>
          </table:table-cell>
          <table:table-cell office:value-type="string">
            <text:p>0.20167</text:p>
          </table:table-cell>
          <table:table-cell office:value-type="string">
            <text:p>1532.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177.8</text:p>
          </table:table-cell>
          <table:table-cell office:value-type="string">
            <text:p>33.67</text:p>
          </table:table-cell>
          <table:table-cell office:value-type="string">
            <text:p>0.20175</text:p>
          </table:table-cell>
          <table:table-cell office:value-type="string">
            <text:p>1555.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42">
            <text:p>142</text:p>
          </table:table-cell>
          <table:table-cell office:value-type="string">
            <text:p>33.95</text:p>
          </table:table-cell>
          <table:table-cell office:value-type="string">
            <text:p>0.20182</text:p>
          </table:table-cell>
          <table:table-cell office:value-type="string">
            <text:p>1224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124.3</text:p>
          </table:table-cell>
          <table:table-cell office:value-type="string">
            <text:p>33.9</text:p>
          </table:table-cell>
          <table:table-cell office:value-type="string">
            <text:p>0.20185</text:p>
          </table:table-cell>
          <table:table-cell office:value-type="string">
            <text:p>1065.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118.6</text:p>
          </table:table-cell>
          <table:table-cell office:value-type="string">
            <text:p>33.7</text:p>
          </table:table-cell>
          <table:table-cell office:value-type="string">
            <text:p>0.20193</text:p>
          </table:table-cell>
          <table:table-cell office:value-type="string">
            <text:p>995.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105.1</text:p>
          </table:table-cell>
          <table:table-cell office:value-type="string">
            <text:p>33.28</text:p>
          </table:table-cell>
          <table:table-cell office:value-type="string">
            <text:p>0.20199</text:p>
          </table:table-cell>
          <table:table-cell office:value-type="string">
            <text:p>845.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85.1</text:p>
          </table:table-cell>
          <table:table-cell office:value-type="string">
            <text:p>33.56</text:p>
          </table:table-cell>
          <table:table-cell office:value-type="string">
            <text:p>0.20205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string">
            <text:p>33.41</text:p>
          </table:table-cell>
          <table:table-cell office:value-type="string">
            <text:p>0.20213</text:p>
          </table:table-cell>
          <table:table-cell office:value-type="string">
            <text:p>735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142.55</text:p>
          </table:table-cell>
          <table:table-cell office:value-type="string">
            <text:p>34.06</text:p>
          </table:table-cell>
          <table:table-cell office:value-type="string">
            <text:p>0.20217</text:p>
          </table:table-cell>
          <table:table-cell office:value-type="string">
            <text:p>885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string">
            <text:p>33.66</text:p>
          </table:table-cell>
          <table:table-cell office:value-type="string">
            <text:p>0.20221</text:p>
          </table:table-cell>
          <table:table-cell office:value-type="string">
            <text:p>447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44.6</text:p>
          </table:table-cell>
          <table:table-cell office:value-type="string">
            <text:p>33.19</text:p>
          </table:table-cell>
          <table:table-cell office:value-type="string">
            <text:p>0.20225</text:p>
          </table:table-cell>
          <table:table-cell office:value-type="string">
            <text:p>384.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string">
            <text:p>50.4</text:p>
          </table:table-cell>
          <table:table-cell office:value-type="string">
            <text:p>33.07</text:p>
          </table:table-cell>
          <table:table-cell office:value-type="string">
            <text:p>0.2023</text:p>
          </table:table-cell>
          <table:table-cell office:value-type="string">
            <text:p>402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52.9</text:p>
          </table:table-cell>
          <table:table-cell office:value-type="string">
            <text:p>32.12</text:p>
          </table:table-cell>
          <table:table-cell office:value-type="string">
            <text:p>0.20239</text:p>
          </table:table-cell>
          <table:table-cell office:value-type="string">
            <text:p>446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38.65</text:p>
          </table:table-cell>
          <table:table-cell office:value-type="string">
            <text:p>31.4</text:p>
          </table:table-cell>
          <table:table-cell office:value-type="string">
            <text:p>0.20248</text:p>
          </table:table-cell>
          <table:table-cell office:value-type="string">
            <text:p>314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23.8</text:p>
          </table:table-cell>
          <table:table-cell office:value-type="string">
            <text:p>31.27</text:p>
          </table:table-cell>
          <table:table-cell office:value-type="string">
            <text:p>0.20255</text:p>
          </table:table-cell>
          <table:table-cell office:value-type="string">
            <text:p>195.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7.7</text:p>
          </table:table-cell>
          <table:table-cell office:value-type="string">
            <text:p>30.86</text:p>
          </table:table-cell>
          <table:table-cell office:value-type="string">
            <text:p>0.20264</text:p>
          </table:table-cell>
          <table:table-cell office:value-type="string">
            <text:p>72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3.6</text:p>
          </table:table-cell>
          <table:table-cell office:value-type="string">
            <text:p>25.46</text:p>
          </table:table-cell>
          <table:table-cell office:value-type="string">
            <text:p>0.20703</text:p>
          </table:table-cell>
          <table:table-cell office:value-type="string">
            <text:p>23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3.1</text:p>
          </table:table-cell>
          <table:table-cell office:value-type="string">
            <text:p>25.28</text:p>
          </table:table-cell>
          <table:table-cell office:value-type="string">
            <text:p>0.20706</text:p>
          </table:table-cell>
          <table:table-cell office:value-type="string">
            <text:p>105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30.2</text:p>
          </table:table-cell>
          <table:table-cell office:value-type="string">
            <text:p>25.73</text:p>
          </table:table-cell>
          <table:table-cell office:value-type="string">
            <text:p>0.20711</text:p>
          </table:table-cell>
          <table:table-cell office:value-type="string">
            <text:p>255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41.9</text:p>
          </table:table-cell>
          <table:table-cell office:value-type="string">
            <text:p>27.5</text:p>
          </table:table-cell>
          <table:table-cell office:value-type="string">
            <text:p>0.20713</text:p>
          </table:table-cell>
          <table:table-cell office:value-type="string">
            <text:p>354.48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28.25</text:p>
          </table:table-cell>
          <table:table-cell office:value-type="string">
            <text:p>0.20716</text:p>
          </table:table-cell>
          <table:table-cell office:value-type="string">
            <text:p>520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77.4</text:p>
          </table:table-cell>
          <table:table-cell office:value-type="string">
            <text:p>27.92</text:p>
          </table:table-cell>
          <table:table-cell office:value-type="string">
            <text:p>0.20719</text:p>
          </table:table-cell>
          <table:table-cell office:value-type="string">
            <text:p>6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02.1</text:p>
          </table:table-cell>
          <table:table-cell office:value-type="string">
            <text:p>28.91</text:p>
          </table:table-cell>
          <table:table-cell office:value-type="string">
            <text:p>0.20722</text:p>
          </table:table-cell>
          <table:table-cell office:value-type="string">
            <text:p>912.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35.1</text:p>
          </table:table-cell>
          <table:table-cell office:value-type="string">
            <text:p>30.7</text:p>
          </table:table-cell>
          <table:table-cell office:value-type="string">
            <text:p>0.20725</text:p>
          </table:table-cell>
          <table:table-cell office:value-type="string">
            <text:p>1212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string">
            <text:p>30.2</text:p>
          </table:table-cell>
          <table:table-cell office:value-type="string">
            <text:p>0.20732</text:p>
          </table:table-cell>
          <table:table-cell office:value-type="string">
            <text:p>1479.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215.2</text:p>
          </table:table-cell>
          <table:table-cell office:value-type="string">
            <text:p>31.78</text:p>
          </table:table-cell>
          <table:table-cell office:value-type="string">
            <text:p>0.20738</text:p>
          </table:table-cell>
          <table:table-cell office:value-type="string">
            <text:p>1927.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268.7</text:p>
          </table:table-cell>
          <table:table-cell office:value-type="string">
            <text:p>33.24</text:p>
          </table:table-cell>
          <table:table-cell office:value-type="string">
            <text:p>0.20746</text:p>
          </table:table-cell>
          <table:table-cell office:value-type="string">
            <text:p>2427.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332.7</text:p>
          </table:table-cell>
          <table:table-cell office:value-type="string">
            <text:p>32.13</text:p>
          </table:table-cell>
          <table:table-cell office:value-type="string">
            <text:p>0.20755</text:p>
          </table:table-cell>
          <table:table-cell office:value-type="string">
            <text:p>304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411.05</text:p>
          </table:table-cell>
          <table:table-cell office:value-type="string">
            <text:p>32.9</text:p>
          </table:table-cell>
          <table:table-cell office:value-type="string">
            <text:p>0.20767</text:p>
          </table:table-cell>
          <table:table-cell office:value-type="string">
            <text:p>3726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413.9</text:p>
          </table:table-cell>
          <table:table-cell office:value-type="string">
            <text:p>33.5</text:p>
          </table:table-cell>
          <table:table-cell office:value-type="string">
            <text:p>0.20778</text:p>
          </table:table-cell>
          <table:table-cell office:value-type="string">
            <text:p>3723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35.1</text:p>
          </table:table-cell>
          <table:table-cell office:value-type="string">
            <text:p>33.43</text:p>
          </table:table-cell>
          <table:table-cell office:value-type="string">
            <text:p>0.20789</text:p>
          </table:table-cell>
          <table:table-cell office:value-type="string">
            <text:p>3913.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477.3</text:p>
          </table:table-cell>
          <table:table-cell office:value-type="string">
            <text:p>33.75</text:p>
          </table:table-cell>
          <table:table-cell office:value-type="string">
            <text:p>0.20801</text:p>
          </table:table-cell>
          <table:table-cell office:value-type="string">
            <text:p>4276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98">
            <text:p>498</text:p>
          </table:table-cell>
          <table:table-cell office:value-type="string">
            <text:p>33.55</text:p>
          </table:table-cell>
          <table:table-cell office:value-type="string">
            <text:p>0.20814</text:p>
          </table:table-cell>
          <table:table-cell office:value-type="string">
            <text:p>4446.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522.5</text:p>
          </table:table-cell>
          <table:table-cell office:value-type="string">
            <text:p>33.77</text:p>
          </table:table-cell>
          <table:table-cell office:value-type="string">
            <text:p>0.20827</text:p>
          </table:table-cell>
          <table:table-cell office:value-type="string">
            <text:p>4661.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554.6</text:p>
          </table:table-cell>
          <table:table-cell office:value-type="string">
            <text:p>34.07</text:p>
          </table:table-cell>
          <table:table-cell office:value-type="string">
            <text:p>0.20837</text:p>
          </table:table-cell>
          <table:table-cell office:value-type="string">
            <text:p>4803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563.4</text:p>
          </table:table-cell>
          <table:table-cell office:value-type="string">
            <text:p>34.62</text:p>
          </table:table-cell>
          <table:table-cell office:value-type="string">
            <text:p>0.20847</text:p>
          </table:table-cell>
          <table:table-cell office:value-type="string">
            <text:p>4978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548.7</text:p>
          </table:table-cell>
          <table:table-cell office:value-type="string">
            <text:p>34.51</text:p>
          </table:table-cell>
          <table:table-cell office:value-type="string">
            <text:p>0.20856</text:p>
          </table:table-cell>
          <table:table-cell office:value-type="string">
            <text:p>4854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543.2</text:p>
          </table:table-cell>
          <table:table-cell office:value-type="string">
            <text:p>34.47</text:p>
          </table:table-cell>
          <table:table-cell office:value-type="string">
            <text:p>0.20867</text:p>
          </table:table-cell>
          <table:table-cell office:value-type="string">
            <text:p>4790.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10">
            <text:p>610</text:p>
          </table:table-cell>
          <table:table-cell office:value-type="string">
            <text:p>34.58</text:p>
          </table:table-cell>
          <table:table-cell office:value-type="string">
            <text:p>0.20879</text:p>
          </table:table-cell>
          <table:table-cell office:value-type="string">
            <text:p>5380.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776.7</text:p>
          </table:table-cell>
          <table:table-cell office:value-type="string">
            <text:p>34.7</text:p>
          </table:table-cell>
          <table:table-cell office:value-type="string">
            <text:p>0.20891</text:p>
          </table:table-cell>
          <table:table-cell office:value-type="string">
            <text:p>6744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18">
            <text:p>818</text:p>
          </table:table-cell>
          <table:table-cell office:value-type="string">
            <text:p>34.54</text:p>
          </table:table-cell>
          <table:table-cell office:value-type="string">
            <text:p>0.20908</text:p>
          </table:table-cell>
          <table:table-cell office:value-type="string">
            <text:p>7018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876.3</text:p>
          </table:table-cell>
          <table:table-cell office:value-type="string">
            <text:p>35.85</text:p>
          </table:table-cell>
          <table:table-cell office:value-type="string">
            <text:p>0.20919</text:p>
          </table:table-cell>
          <table:table-cell office:value-type="string">
            <text:p>7392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850.3</text:p>
          </table:table-cell>
          <table:table-cell office:value-type="string">
            <text:p>35.41</text:p>
          </table:table-cell>
          <table:table-cell office:value-type="string">
            <text:p>0.20929</text:p>
          </table:table-cell>
          <table:table-cell office:value-type="string">
            <text:p>7115.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910.9</text:p>
          </table:table-cell>
          <table:table-cell office:value-type="string">
            <text:p>35.67</text:p>
          </table:table-cell>
          <table:table-cell office:value-type="string">
            <text:p>0.20944</text:p>
          </table:table-cell>
          <table:table-cell office:value-type="string">
            <text:p>7808.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1028.9</text:p>
          </table:table-cell>
          <table:table-cell office:value-type="string">
            <text:p>35.84</text:p>
          </table:table-cell>
          <table:table-cell office:value-type="string">
            <text:p>0.20957</text:p>
          </table:table-cell>
          <table:table-cell office:value-type="string">
            <text:p>8380.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924.2</text:p>
          </table:table-cell>
          <table:table-cell office:value-type="string">
            <text:p>36.18</text:p>
          </table:table-cell>
          <table:table-cell office:value-type="string">
            <text:p>0.20968</text:p>
          </table:table-cell>
          <table:table-cell office:value-type="string">
            <text:p>7338.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1006.1</text:p>
          </table:table-cell>
          <table:table-cell office:value-type="string">
            <text:p>36.24</text:p>
          </table:table-cell>
          <table:table-cell office:value-type="string">
            <text:p>0.20977</text:p>
          </table:table-cell>
          <table:table-cell office:value-type="string">
            <text:p>8141.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946.2</text:p>
          </table:table-cell>
          <table:table-cell office:value-type="string">
            <text:p>36.67</text:p>
          </table:table-cell>
          <table:table-cell office:value-type="string">
            <text:p>0.20986</text:p>
          </table:table-cell>
          <table:table-cell office:value-type="string">
            <text:p>7819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863.8</text:p>
          </table:table-cell>
          <table:table-cell office:value-type="string">
            <text:p>35.79</text:p>
          </table:table-cell>
          <table:table-cell office:value-type="string">
            <text:p>0.20995</text:p>
          </table:table-cell>
          <table:table-cell office:value-type="string">
            <text:p>6890.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1020.8</text:p>
          </table:table-cell>
          <table:table-cell office:value-type="string">
            <text:p>36.96</text:p>
          </table:table-cell>
          <table:table-cell office:value-type="string">
            <text:p>0.21002</text:p>
          </table:table-cell>
          <table:table-cell office:value-type="string">
            <text:p>8066.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774.9</text:p>
          </table:table-cell>
          <table:table-cell office:value-type="string">
            <text:p>36.16</text:p>
          </table:table-cell>
          <table:table-cell office:value-type="string">
            <text:p>0.21011</text:p>
          </table:table-cell>
          <table:table-cell office:value-type="string">
            <text:p>6009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1117.9</text:p>
          </table:table-cell>
          <table:table-cell office:value-type="string">
            <text:p>35.94</text:p>
          </table:table-cell>
          <table:table-cell office:value-type="string">
            <text:p>0.21017</text:p>
          </table:table-cell>
          <table:table-cell office:value-type="string">
            <text:p>8388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770">
            <text:p>770</text:p>
          </table:table-cell>
          <table:table-cell office:value-type="string">
            <text:p>36.12</text:p>
          </table:table-cell>
          <table:table-cell office:value-type="string">
            <text:p>0.21024</text:p>
          </table:table-cell>
          <table:table-cell office:value-type="string">
            <text:p>5921.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1110.9</text:p>
          </table:table-cell>
          <table:table-cell office:value-type="float" office:value="37">
            <text:p>37</text:p>
          </table:table-cell>
          <table:table-cell office:value-type="string">
            <text:p>0.2103</text:p>
          </table:table-cell>
          <table:table-cell office:value-type="string">
            <text:p>8350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1053.1</text:p>
          </table:table-cell>
          <table:table-cell office:value-type="float" office:value="36">
            <text:p>36</text:p>
          </table:table-cell>
          <table:table-cell office:value-type="string">
            <text:p>0.2104</text:p>
          </table:table-cell>
          <table:table-cell office:value-type="string">
            <text:p>8305.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934.3</text:p>
          </table:table-cell>
          <table:table-cell office:value-type="string">
            <text:p>36.34</text:p>
          </table:table-cell>
          <table:table-cell office:value-type="string">
            <text:p>0.21046</text:p>
          </table:table-cell>
          <table:table-cell office:value-type="string">
            <text:p>7589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068">
            <text:p>1068</text:p>
          </table:table-cell>
          <table:table-cell office:value-type="string">
            <text:p>36.56</text:p>
          </table:table-cell>
          <table:table-cell office:value-type="string">
            <text:p>0.21055</text:p>
          </table:table-cell>
          <table:table-cell office:value-type="string">
            <text:p>8432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1064.1</text:p>
          </table:table-cell>
          <table:table-cell office:value-type="string">
            <text:p>36.43</text:p>
          </table:table-cell>
          <table:table-cell office:value-type="string">
            <text:p>0.21061</text:p>
          </table:table-cell>
          <table:table-cell office:value-type="string">
            <text:p>8438.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1063.9</text:p>
          </table:table-cell>
          <table:table-cell office:value-type="string">
            <text:p>36.86</text:p>
          </table:table-cell>
          <table:table-cell office:value-type="string">
            <text:p>0.21067</text:p>
          </table:table-cell>
          <table:table-cell office:value-type="string">
            <text:p>8438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095">
            <text:p>1095</text:p>
          </table:table-cell>
          <table:table-cell office:value-type="string">
            <text:p>36.62</text:p>
          </table:table-cell>
          <table:table-cell office:value-type="string">
            <text:p>0.21075</text:p>
          </table:table-cell>
          <table:table-cell office:value-type="string">
            <text:p>8432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string">
            <text:p>1040.8</text:p>
          </table:table-cell>
          <table:table-cell office:value-type="string">
            <text:p>36.58</text:p>
          </table:table-cell>
          <table:table-cell office:value-type="string">
            <text:p>0.21083</text:p>
          </table:table-cell>
          <table:table-cell office:value-type="string">
            <text:p>7873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1044.2</text:p>
          </table:table-cell>
          <table:table-cell office:value-type="string">
            <text:p>36.68</text:p>
          </table:table-cell>
          <table:table-cell office:value-type="string">
            <text:p>0.2109</text:p>
          </table:table-cell>
          <table:table-cell office:value-type="string">
            <text:p>7548.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1031.6</text:p>
          </table:table-cell>
          <table:table-cell office:value-type="string">
            <text:p>36.89</text:p>
          </table:table-cell>
          <table:table-cell office:value-type="string">
            <text:p>0.21096</text:p>
          </table:table-cell>
          <table:table-cell office:value-type="string">
            <text:p>7992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string">
            <text:p>1051.2</text:p>
          </table:table-cell>
          <table:table-cell office:value-type="string">
            <text:p>37.49</text:p>
          </table:table-cell>
          <table:table-cell office:value-type="string">
            <text:p>0.21102</text:p>
          </table:table-cell>
          <table:table-cell office:value-type="string">
            <text:p>8229.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032">
            <text:p>1032</text:p>
          </table:table-cell>
          <table:table-cell office:value-type="string">
            <text:p>37.44</text:p>
          </table:table-cell>
          <table:table-cell office:value-type="string">
            <text:p>0.21109</text:p>
          </table:table-cell>
          <table:table-cell office:value-type="string">
            <text:p>8147.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string">
            <text:p>1083.5</text:p>
          </table:table-cell>
          <table:table-cell office:value-type="string">
            <text:p>37.79</text:p>
          </table:table-cell>
          <table:table-cell office:value-type="string">
            <text:p>0.21115</text:p>
          </table:table-cell>
          <table:table-cell office:value-type="string">
            <text:p>8429.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060">
            <text:p>1060</text:p>
          </table:table-cell>
          <table:table-cell office:value-type="string">
            <text:p>37.62</text:p>
          </table:table-cell>
          <table:table-cell office:value-type="string">
            <text:p>0.21118</text:p>
          </table:table-cell>
          <table:table-cell office:value-type="string">
            <text:p>8317.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string">
            <text:p>1029.7</text:p>
          </table:table-cell>
          <table:table-cell office:value-type="string">
            <text:p>38.54</text:p>
          </table:table-cell>
          <table:table-cell office:value-type="string">
            <text:p>0.21124</text:p>
          </table:table-cell>
          <table:table-cell office:value-type="string">
            <text:p>8078.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968.6</text:p>
          </table:table-cell>
          <table:table-cell office:value-type="string">
            <text:p>38.16</text:p>
          </table:table-cell>
          <table:table-cell office:value-type="string">
            <text:p>0.21132</text:p>
          </table:table-cell>
          <table:table-cell office:value-type="string">
            <text:p>7733.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951">
            <text:p>951</text:p>
          </table:table-cell>
          <table:table-cell office:value-type="string">
            <text:p>37.59</text:p>
          </table:table-cell>
          <table:table-cell office:value-type="string">
            <text:p>0.21138</text:p>
          </table:table-cell>
          <table:table-cell office:value-type="string">
            <text:p>7680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string">
            <text:p>385.6</text:p>
          </table:table-cell>
          <table:table-cell office:value-type="string">
            <text:p>37.2</text:p>
          </table:table-cell>
          <table:table-cell office:value-type="string">
            <text:p>0.21143</text:p>
          </table:table-cell>
          <table:table-cell office:value-type="string">
            <text:p>3019.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805">
            <text:p>805</text:p>
          </table:table-cell>
          <table:table-cell office:value-type="string">
            <text:p>36.85</text:p>
          </table:table-cell>
          <table:table-cell office:value-type="string">
            <text:p>0.21148</text:p>
          </table:table-cell>
          <table:table-cell office:value-type="string">
            <text:p>6681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876.5</text:p>
          </table:table-cell>
          <table:table-cell office:value-type="string">
            <text:p>38.59</text:p>
          </table:table-cell>
          <table:table-cell office:value-type="string">
            <text:p>0.21153</text:p>
          </table:table-cell>
          <table:table-cell office:value-type="string">
            <text:p>7106.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753.3</text:p>
          </table:table-cell>
          <table:table-cell office:value-type="string">
            <text:p>38.47</text:p>
          </table:table-cell>
          <table:table-cell office:value-type="string">
            <text:p>0.21158</text:p>
          </table:table-cell>
          <table:table-cell office:value-type="string">
            <text:p>6104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814.2</text:p>
          </table:table-cell>
          <table:table-cell office:value-type="string">
            <text:p>38.22</text:p>
          </table:table-cell>
          <table:table-cell office:value-type="string">
            <text:p>0.21165</text:p>
          </table:table-cell>
          <table:table-cell office:value-type="string">
            <text:p>6654.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773">
            <text:p>773</text:p>
          </table:table-cell>
          <table:table-cell office:value-type="string">
            <text:p>38.65</text:p>
          </table:table-cell>
          <table:table-cell office:value-type="string">
            <text:p>0.21168</text:p>
          </table:table-cell>
          <table:table-cell office:value-type="string">
            <text:p>628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664.1</text:p>
          </table:table-cell>
          <table:table-cell office:value-type="string">
            <text:p>39.34</text:p>
          </table:table-cell>
          <table:table-cell office:value-type="string">
            <text:p>0.21171</text:p>
          </table:table-cell>
          <table:table-cell office:value-type="string">
            <text:p>5331.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string">
            <text:p>422.6</text:p>
          </table:table-cell>
          <table:table-cell office:value-type="string">
            <text:p>38.86</text:p>
          </table:table-cell>
          <table:table-cell office:value-type="string">
            <text:p>0.21174</text:p>
          </table:table-cell>
          <table:table-cell office:value-type="string">
            <text:p>3364.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150.4</text:p>
          </table:table-cell>
          <table:table-cell office:value-type="string">
            <text:p>36.53</text:p>
          </table:table-cell>
          <table:table-cell office:value-type="string">
            <text:p>0.21174</text:p>
          </table:table-cell>
          <table:table-cell office:value-type="string">
            <text:p>1267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37">
            <text:p>237</text:p>
          </table:table-cell>
          <table:table-cell office:value-type="string">
            <text:p>36.05</text:p>
          </table:table-cell>
          <table:table-cell office:value-type="string">
            <text:p>0.21179</text:p>
          </table:table-cell>
          <table:table-cell office:value-type="string">
            <text:p>1951.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string">
            <text:p>86.8</text:p>
          </table:table-cell>
          <table:table-cell office:value-type="float" office:value="36">
            <text:p>36</text:p>
          </table:table-cell>
          <table:table-cell office:value-type="string">
            <text:p>0.21181</text:p>
          </table:table-cell>
          <table:table-cell office:value-type="string">
            <text:p>715.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92.1</text:p>
          </table:table-cell>
          <table:table-cell office:value-type="string">
            <text:p>35.64</text:p>
          </table:table-cell>
          <table:table-cell office:value-type="string">
            <text:p>0.21183</text:p>
          </table:table-cell>
          <table:table-cell office:value-type="string">
            <text:p>792.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117.2</text:p>
          </table:table-cell>
          <table:table-cell office:value-type="string">
            <text:p>35.36</text:p>
          </table:table-cell>
          <table:table-cell office:value-type="string">
            <text:p>0.21187</text:p>
          </table:table-cell>
          <table:table-cell office:value-type="string">
            <text:p>1023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83.8</text:p>
          </table:table-cell>
          <table:table-cell office:value-type="string">
            <text:p>35.2</text:p>
          </table:table-cell>
          <table:table-cell office:value-type="string">
            <text:p>0.21189</text:p>
          </table:table-cell>
          <table:table-cell office:value-type="string">
            <text:p>719.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105.5</text:p>
          </table:table-cell>
          <table:table-cell office:value-type="string">
            <text:p>34.98</text:p>
          </table:table-cell>
          <table:table-cell office:value-type="string">
            <text:p>0.21192</text:p>
          </table:table-cell>
          <table:table-cell office:value-type="string">
            <text:p>839.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89.6</text:p>
          </table:table-cell>
          <table:table-cell office:value-type="string">
            <text:p>34.85</text:p>
          </table:table-cell>
          <table:table-cell office:value-type="string">
            <text:p>0.21194</text:p>
          </table:table-cell>
          <table:table-cell office:value-type="string">
            <text:p>673.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string">
            <text:p>46.9</text:p>
          </table:table-cell>
          <table:table-cell office:value-type="string">
            <text:p>34.8</text:p>
          </table:table-cell>
          <table:table-cell office:value-type="string">
            <text:p>0.21192</text:p>
          </table:table-cell>
          <table:table-cell office:value-type="string">
            <text:p>388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27.5</text:p>
          </table:table-cell>
          <table:table-cell office:value-type="string">
            <text:p>33.44</text:p>
          </table:table-cell>
          <table:table-cell office:value-type="string">
            <text:p>0.21193</text:p>
          </table:table-cell>
          <table:table-cell office:value-type="string">
            <text:p>225.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22.4</text:p>
          </table:table-cell>
          <table:table-cell office:value-type="string">
            <text:p>33.08</text:p>
          </table:table-cell>
          <table:table-cell office:value-type="string">
            <text:p>0.21193</text:p>
          </table:table-cell>
          <table:table-cell office:value-type="string">
            <text:p>187.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17.1</text:p>
          </table:table-cell>
          <table:table-cell office:value-type="string">
            <text:p>32.81</text:p>
          </table:table-cell>
          <table:table-cell office:value-type="string">
            <text:p>0.21192</text:p>
          </table:table-cell>
          <table:table-cell office:value-type="string">
            <text:p>142.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11.7</text:p>
          </table:table-cell>
          <table:table-cell office:value-type="string">
            <text:p>31.77</text:p>
          </table:table-cell>
          <table:table-cell office:value-type="string">
            <text:p>0.21191</text:p>
          </table:table-cell>
          <table:table-cell office:value-type="string">
            <text:p>98.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string">
            <text:p>9.9</text:p>
          </table:table-cell>
          <table:table-cell office:value-type="string">
            <text:p>31.36</text:p>
          </table:table-cell>
          <table:table-cell office:value-type="string">
            <text:p>0.2119</text:p>
          </table:table-cell>
          <table:table-cell office:value-type="string">
            <text:p>8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31.07</text:p>
          </table:table-cell>
          <table:table-cell office:value-type="string">
            <text:p>0.21189</text:p>
          </table:table-cell>
          <table:table-cell office:value-type="string">
            <text:p>53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string">
            <text:p>1.5</text:p>
          </table:table-cell>
          <table:table-cell office:value-type="string">
            <text:p>31.11</text:p>
          </table:table-cell>
          <table:table-cell office:value-type="string">
            <text:p>0.21199</text:p>
          </table:table-cell>
          <table:table-cell office:value-type="string">
            <text:p>24.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office:value-type="string">
            <text:p>27.75</text:p>
          </table:table-cell>
          <table:table-cell office:value-type="string">
            <text:p>0.21613</text:p>
          </table:table-cell>
          <table:table-cell office:value-type="string">
            <text:p>52.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3.2</text:p>
          </table:table-cell>
          <table:table-cell office:value-type="string">
            <text:p>27.82</text:p>
          </table:table-cell>
          <table:table-cell office:value-type="string">
            <text:p>0.216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4.5</text:p>
          </table:table-cell>
          <table:table-cell office:value-type="string">
            <text:p>28.98</text:p>
          </table:table-cell>
          <table:table-cell office:value-type="string">
            <text:p>0.21624</text:p>
          </table:table-cell>
          <table:table-cell office:value-type="string">
            <text:p>203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39.4</text:p>
          </table:table-cell>
          <table:table-cell office:value-type="string">
            <text:p>30.04</text:p>
          </table:table-cell>
          <table:table-cell office:value-type="string">
            <text:p>0.2163</text:p>
          </table:table-cell>
          <table:table-cell office:value-type="string">
            <text:p>323.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9.9</text:p>
          </table:table-cell>
          <table:table-cell office:value-type="string">
            <text:p>30.78</text:p>
          </table:table-cell>
          <table:table-cell office:value-type="string">
            <text:p>0.21636</text:p>
          </table:table-cell>
          <table:table-cell office:value-type="string">
            <text:p>505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string">
            <text:p>31.59</text:p>
          </table:table-cell>
          <table:table-cell office:value-type="string">
            <text:p>0.21642</text:p>
          </table:table-cell>
          <table:table-cell office:value-type="string">
            <text:p>762.69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string">
            <text:p>31.79</text:p>
          </table:table-cell>
          <table:table-cell office:value-type="string">
            <text:p>0.2165</text:p>
          </table:table-cell>
          <table:table-cell office:value-type="string">
            <text:p>1068.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string">
            <text:p>32.01</text:p>
          </table:table-cell>
          <table:table-cell office:value-type="string">
            <text:p>0.21659</text:p>
          </table:table-cell>
          <table:table-cell office:value-type="string">
            <text:p>1422.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201.9</text:p>
          </table:table-cell>
          <table:table-cell office:value-type="string">
            <text:p>32.08</text:p>
          </table:table-cell>
          <table:table-cell office:value-type="string">
            <text:p>0.21668</text:p>
          </table:table-cell>
          <table:table-cell office:value-type="string">
            <text:p>1800.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245.9</text:p>
          </table:table-cell>
          <table:table-cell office:value-type="string">
            <text:p>32.31</text:p>
          </table:table-cell>
          <table:table-cell office:value-type="string">
            <text:p>0.21678</text:p>
          </table:table-cell>
          <table:table-cell office:value-type="string">
            <text:p>2216.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290.5</text:p>
          </table:table-cell>
          <table:table-cell office:value-type="string">
            <text:p>32.81</text:p>
          </table:table-cell>
          <table:table-cell office:value-type="string">
            <text:p>0.21687</text:p>
          </table:table-cell>
          <table:table-cell office:value-type="string">
            <text:p>2650.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336.1</text:p>
          </table:table-cell>
          <table:table-cell office:value-type="string">
            <text:p>32.84</text:p>
          </table:table-cell>
          <table:table-cell office:value-type="float" office:value="217">
            <text:p>217</text:p>
          </table:table-cell>
          <table:table-cell office:value-type="string">
            <text:p>3062.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382.6</text:p>
          </table:table-cell>
          <table:table-cell office:value-type="string">
            <text:p>33.59</text:p>
          </table:table-cell>
          <table:table-cell office:value-type="string">
            <text:p>0.21712</text:p>
          </table:table-cell>
          <table:table-cell office:value-type="string">
            <text:p>3472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427.6</text:p>
          </table:table-cell>
          <table:table-cell office:value-type="string">
            <text:p>33.71</text:p>
          </table:table-cell>
          <table:table-cell office:value-type="string">
            <text:p>0.21723</text:p>
          </table:table-cell>
          <table:table-cell office:value-type="string">
            <text:p>3867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472.6</text:p>
          </table:table-cell>
          <table:table-cell office:value-type="string">
            <text:p>34.07</text:p>
          </table:table-cell>
          <table:table-cell office:value-type="string">
            <text:p>0.21737</text:p>
          </table:table-cell>
          <table:table-cell office:value-type="string">
            <text:p>4240.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516.1</text:p>
          </table:table-cell>
          <table:table-cell office:value-type="string">
            <text:p>34.06</text:p>
          </table:table-cell>
          <table:table-cell office:value-type="string">
            <text:p>0.21751</text:p>
          </table:table-cell>
          <table:table-cell office:value-type="string">
            <text:p>4604.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558.4</text:p>
          </table:table-cell>
          <table:table-cell office:value-type="string">
            <text:p>34.44</text:p>
          </table:table-cell>
          <table:table-cell office:value-type="string">
            <text:p>0.21762</text:p>
          </table:table-cell>
          <table:table-cell office:value-type="string">
            <text:p>4973.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600.9</text:p>
          </table:table-cell>
          <table:table-cell office:value-type="string">
            <text:p>34.95</text:p>
          </table:table-cell>
          <table:table-cell office:value-type="string">
            <text:p>0.21772</text:p>
          </table:table-cell>
          <table:table-cell office:value-type="string">
            <text:p>5277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641.7</text:p>
          </table:table-cell>
          <table:table-cell office:value-type="string">
            <text:p>34.73</text:p>
          </table:table-cell>
          <table:table-cell office:value-type="string">
            <text:p>0.21784</text:p>
          </table:table-cell>
          <table:table-cell office:value-type="string">
            <text:p>5626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681.1</text:p>
          </table:table-cell>
          <table:table-cell office:value-type="string">
            <text:p>35.42</text:p>
          </table:table-cell>
          <table:table-cell office:value-type="string">
            <text:p>0.21794</text:p>
          </table:table-cell>
          <table:table-cell office:value-type="string">
            <text:p>5928.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717.7</text:p>
          </table:table-cell>
          <table:table-cell office:value-type="string">
            <text:p>35.5</text:p>
          </table:table-cell>
          <table:table-cell office:value-type="string">
            <text:p>0.21805</text:p>
          </table:table-cell>
          <table:table-cell office:value-type="string">
            <text:p>6188.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753.9</text:p>
          </table:table-cell>
          <table:table-cell office:value-type="string">
            <text:p>35.69</text:p>
          </table:table-cell>
          <table:table-cell office:value-type="string">
            <text:p>0.21818</text:p>
          </table:table-cell>
          <table:table-cell office:value-type="string">
            <text:p>6469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784.7</text:p>
          </table:table-cell>
          <table:table-cell office:value-type="string">
            <text:p>35.85</text:p>
          </table:table-cell>
          <table:table-cell office:value-type="string">
            <text:p>0.21831</text:p>
          </table:table-cell>
          <table:table-cell office:value-type="string">
            <text:p>6725.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815.4</text:p>
          </table:table-cell>
          <table:table-cell office:value-type="string">
            <text:p>35.33</text:p>
          </table:table-cell>
          <table:table-cell office:value-type="string">
            <text:p>0.21845</text:p>
          </table:table-cell>
          <table:table-cell office:value-type="string">
            <text:p>6996.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847.6</text:p>
          </table:table-cell>
          <table:table-cell office:value-type="string">
            <text:p>35.7</text:p>
          </table:table-cell>
          <table:table-cell office:value-type="string">
            <text:p>0.2186</text:p>
          </table:table-cell>
          <table:table-cell office:value-type="string">
            <text:p>7168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78">
            <text:p>878</text:p>
          </table:table-cell>
          <table:table-cell office:value-type="string">
            <text:p>35.99</text:p>
          </table:table-cell>
          <table:table-cell office:value-type="string">
            <text:p>0.21871</text:p>
          </table:table-cell>
          <table:table-cell office:value-type="string">
            <text:p>7372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902.6</text:p>
          </table:table-cell>
          <table:table-cell office:value-type="string">
            <text:p>36.19</text:p>
          </table:table-cell>
          <table:table-cell office:value-type="string">
            <text:p>0.21882</text:p>
          </table:table-cell>
          <table:table-cell office:value-type="string">
            <text:p>7572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931.5</text:p>
          </table:table-cell>
          <table:table-cell office:value-type="string">
            <text:p>36.32</text:p>
          </table:table-cell>
          <table:table-cell office:value-type="string">
            <text:p>0.21893</text:p>
          </table:table-cell>
          <table:table-cell office:value-type="string">
            <text:p>7726.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953">
            <text:p>953</text:p>
          </table:table-cell>
          <table:table-cell office:value-type="string">
            <text:p>36.61</text:p>
          </table:table-cell>
          <table:table-cell office:value-type="string">
            <text:p>0.21907</text:p>
          </table:table-cell>
          <table:table-cell office:value-type="string">
            <text:p>7865.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969.8</text:p>
          </table:table-cell>
          <table:table-cell office:value-type="string">
            <text:p>36.67</text:p>
          </table:table-cell>
          <table:table-cell office:value-type="string">
            <text:p>0.21919</text:p>
          </table:table-cell>
          <table:table-cell office:value-type="string">
            <text:p>7984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993.1</text:p>
          </table:table-cell>
          <table:table-cell office:value-type="string">
            <text:p>36.86</text:p>
          </table:table-cell>
          <table:table-cell office:value-type="string">
            <text:p>0.21933</text:p>
          </table:table-cell>
          <table:table-cell office:value-type="string">
            <text:p>8163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1009.8</text:p>
          </table:table-cell>
          <table:table-cell office:value-type="string">
            <text:p>37.22</text:p>
          </table:table-cell>
          <table:table-cell office:value-type="string">
            <text:p>0.2194</text:p>
          </table:table-cell>
          <table:table-cell office:value-type="string">
            <text:p>8215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1009.8</text:p>
          </table:table-cell>
          <table:table-cell office:value-type="string">
            <text:p>37.23</text:p>
          </table:table-cell>
          <table:table-cell office:value-type="string">
            <text:p>0.21952</text:p>
          </table:table-cell>
          <table:table-cell office:value-type="string">
            <text:p>8163.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1038.7</text:p>
          </table:table-cell>
          <table:table-cell office:value-type="string">
            <text:p>37.36</text:p>
          </table:table-cell>
          <table:table-cell office:value-type="string">
            <text:p>0.21964</text:p>
          </table:table-cell>
          <table:table-cell office:value-type="string">
            <text:p>8231.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1050.8</text:p>
          </table:table-cell>
          <table:table-cell office:value-type="string">
            <text:p>37.34</text:p>
          </table:table-cell>
          <table:table-cell office:value-type="string">
            <text:p>0.21971</text:p>
          </table:table-cell>
          <table:table-cell office:value-type="string">
            <text:p>8378.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1120.2</text:p>
          </table:table-cell>
          <table:table-cell office:value-type="string">
            <text:p>38.16</text:p>
          </table:table-cell>
          <table:table-cell office:value-type="string">
            <text:p>0.21978</text:p>
          </table:table-cell>
          <table:table-cell office:value-type="string">
            <text:p>8413.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1152.3</text:p>
          </table:table-cell>
          <table:table-cell office:value-type="string">
            <text:p>38.46</text:p>
          </table:table-cell>
          <table:table-cell office:value-type="string">
            <text:p>0.21982</text:p>
          </table:table-cell>
          <table:table-cell office:value-type="string">
            <text:p>8441.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1168.5</text:p>
          </table:table-cell>
          <table:table-cell office:value-type="string">
            <text:p>38.41</text:p>
          </table:table-cell>
          <table:table-cell office:value-type="string">
            <text:p>0.21987</text:p>
          </table:table-cell>
          <table:table-cell office:value-type="string">
            <text:p>8437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680">
            <text:p>680</text:p>
          </table:table-cell>
          <table:table-cell office:value-type="string">
            <text:p>37.13</text:p>
          </table:table-cell>
          <table:table-cell office:value-type="string">
            <text:p>0.21993</text:p>
          </table:table-cell>
          <table:table-cell office:value-type="string">
            <text:p>5056.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1197.2</text:p>
          </table:table-cell>
          <table:table-cell office:value-type="string">
            <text:p>37.9</text:p>
          </table:table-cell>
          <table:table-cell office:value-type="string">
            <text:p>0.21996</text:p>
          </table:table-cell>
          <table:table-cell office:value-type="string">
            <text:p>8374.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1142.3</text:p>
          </table:table-cell>
          <table:table-cell office:value-type="string">
            <text:p>37.42</text:p>
          </table:table-cell>
          <table:table-cell office:value-type="string">
            <text:p>0.22007</text:p>
          </table:table-cell>
          <table:table-cell office:value-type="string">
            <text:p>8173.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string">
            <text:p>1143.6</text:p>
          </table:table-cell>
          <table:table-cell office:value-type="string">
            <text:p>37.88</text:p>
          </table:table-cell>
          <table:table-cell office:value-type="string">
            <text:p>0.22016</text:p>
          </table:table-cell>
          <table:table-cell office:value-type="string">
            <text:p>8345.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string">
            <text:p>1117.3</text:p>
          </table:table-cell>
          <table:table-cell office:value-type="string">
            <text:p>38.1</text:p>
          </table:table-cell>
          <table:table-cell office:value-type="string">
            <text:p>0.22023</text:p>
          </table:table-cell>
          <table:table-cell office:value-type="string">
            <text:p>8399.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1104.6</text:p>
          </table:table-cell>
          <table:table-cell office:value-type="string">
            <text:p>38.15</text:p>
          </table:table-cell>
          <table:table-cell office:value-type="string">
            <text:p>0.2203</text:p>
          </table:table-cell>
          <table:table-cell office:value-type="string">
            <text:p>8336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>
            <text:p>997.3</text:p>
          </table:table-cell>
          <table:table-cell office:value-type="string">
            <text:p>37.61</text:p>
          </table:table-cell>
          <table:table-cell office:value-type="string">
            <text:p>0.22039</text:p>
          </table:table-cell>
          <table:table-cell office:value-type="string">
            <text:p>7465.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256.6</text:p>
          </table:table-cell>
          <table:table-cell office:value-type="string">
            <text:p>36.31</text:p>
          </table:table-cell>
          <table:table-cell office:value-type="string">
            <text:p>0.22049</text:p>
          </table:table-cell>
          <table:table-cell office:value-type="string">
            <text:p>2085.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969">
            <text:p>969</text:p>
          </table:table-cell>
          <table:table-cell office:value-type="string">
            <text:p>37.48</text:p>
          </table:table-cell>
          <table:table-cell office:value-type="string">
            <text:p>0.22055</text:p>
          </table:table-cell>
          <table:table-cell office:value-type="string">
            <text:p>7488.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string">
            <text:p>1096.5</text:p>
          </table:table-cell>
          <table:table-cell office:value-type="string">
            <text:p>38.78</text:p>
          </table:table-cell>
          <table:table-cell office:value-type="string">
            <text:p>0.2206</text:p>
          </table:table-cell>
          <table:table-cell office:value-type="string">
            <text:p>8417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055.7</text:p>
          </table:table-cell>
          <table:table-cell office:value-type="string">
            <text:p>38.49</text:p>
          </table:table-cell>
          <table:table-cell office:value-type="string">
            <text:p>0.22069</text:p>
          </table:table-cell>
          <table:table-cell office:value-type="string">
            <text:p>8274.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676.8</text:p>
          </table:table-cell>
          <table:table-cell office:value-type="string">
            <text:p>37.62</text:p>
          </table:table-cell>
          <table:table-cell office:value-type="string">
            <text:p>0.22079</text:p>
          </table:table-cell>
          <table:table-cell office:value-type="string">
            <text:p>5597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1006.4</text:p>
          </table:table-cell>
          <table:table-cell office:value-type="string">
            <text:p>38.76</text:p>
          </table:table-cell>
          <table:table-cell office:value-type="string">
            <text:p>0.22085</text:p>
          </table:table-cell>
          <table:table-cell office:value-type="string">
            <text:p>8177.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480.3</text:p>
          </table:table-cell>
          <table:table-cell office:value-type="string">
            <text:p>38.66</text:p>
          </table:table-cell>
          <table:table-cell office:value-type="string">
            <text:p>0.2209</text:p>
          </table:table-cell>
          <table:table-cell office:value-type="string">
            <text:p>3791.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string">
            <text:p>318.8</text:p>
          </table:table-cell>
          <table:table-cell office:value-type="string">
            <text:p>37.59</text:p>
          </table:table-cell>
          <table:table-cell office:value-type="string">
            <text:p>0.2209</text:p>
          </table:table-cell>
          <table:table-cell office:value-type="string">
            <text:p>2672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867">
            <text:p>867</text:p>
          </table:table-cell>
          <table:table-cell office:value-type="string">
            <text:p>38.94</text:p>
          </table:table-cell>
          <table:table-cell office:value-type="string">
            <text:p>0.22093</text:p>
          </table:table-cell>
          <table:table-cell office:value-type="string">
            <text:p>7161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string">
            <text:p>598.7</text:p>
          </table:table-cell>
          <table:table-cell office:value-type="string">
            <text:p>37.52</text:p>
          </table:table-cell>
          <table:table-cell office:value-type="string">
            <text:p>0.22101</text:p>
          </table:table-cell>
          <table:table-cell office:value-type="string">
            <text:p>5038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string">
            <text:p>720.6</text:p>
          </table:table-cell>
          <table:table-cell office:value-type="string">
            <text:p>37.59</text:p>
          </table:table-cell>
          <table:table-cell office:value-type="string">
            <text:p>0.22109</text:p>
          </table:table-cell>
          <table:table-cell office:value-type="string">
            <text:p>6012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753.8</text:p>
          </table:table-cell>
          <table:table-cell office:value-type="string">
            <text:p>38.52</text:p>
          </table:table-cell>
          <table:table-cell office:value-type="string">
            <text:p>0.22115</text:p>
          </table:table-cell>
          <table:table-cell office:value-type="string">
            <text:p>6245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569">
            <text:p>569</text:p>
          </table:table-cell>
          <table:table-cell office:value-type="string">
            <text:p>38.11</text:p>
          </table:table-cell>
          <table:table-cell office:value-type="string">
            <text:p>0.22119</text:p>
          </table:table-cell>
          <table:table-cell office:value-type="string">
            <text:p>4693.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479.7</text:p>
          </table:table-cell>
          <table:table-cell office:value-type="string">
            <text:p>38.58</text:p>
          </table:table-cell>
          <table:table-cell office:value-type="string">
            <text:p>0.2212</text:p>
          </table:table-cell>
          <table:table-cell office:value-type="string">
            <text:p>3967.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375.1</text:p>
          </table:table-cell>
          <table:table-cell office:value-type="string">
            <text:p>38.58</text:p>
          </table:table-cell>
          <table:table-cell office:value-type="string">
            <text:p>0.2212</text:p>
          </table:table-cell>
          <table:table-cell office:value-type="string">
            <text:p>3105.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string">
            <text:p>379.5</text:p>
          </table:table-cell>
          <table:table-cell office:value-type="string">
            <text:p>38.32</text:p>
          </table:table-cell>
          <table:table-cell office:value-type="string">
            <text:p>0.22122</text:p>
          </table:table-cell>
          <table:table-cell office:value-type="string">
            <text:p>3176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317.8</text:p>
          </table:table-cell>
          <table:table-cell office:value-type="string">
            <text:p>38.01</text:p>
          </table:table-cell>
          <table:table-cell office:value-type="string">
            <text:p>0.22124</text:p>
          </table:table-cell>
          <table:table-cell office:value-type="string">
            <text:p>2662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22">
            <text:p>222</text:p>
          </table:table-cell>
          <table:table-cell office:value-type="string">
            <text:p>37.57</text:p>
          </table:table-cell>
          <table:table-cell office:value-type="string">
            <text:p>0.22124</text:p>
          </table:table-cell>
          <table:table-cell office:value-type="string">
            <text:p>1869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148.3</text:p>
          </table:table-cell>
          <table:table-cell office:value-type="string">
            <text:p>36.79</text:p>
          </table:table-cell>
          <table:table-cell office:value-type="string">
            <text:p>0.22125</text:p>
          </table:table-cell>
          <table:table-cell office:value-type="string">
            <text:p>1274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99.4</text:p>
          </table:table-cell>
          <table:table-cell office:value-type="string">
            <text:p>36.41</text:p>
          </table:table-cell>
          <table:table-cell office:value-type="string">
            <text:p>0.22127</text:p>
          </table:table-cell>
          <table:table-cell office:value-type="string">
            <text:p>859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string">
            <text:p>36.21</text:p>
          </table:table-cell>
          <table:table-cell office:value-type="string">
            <text:p>0.22131</text:p>
          </table:table-cell>
          <table:table-cell office:value-type="string">
            <text:p>802.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76.9</text:p>
          </table:table-cell>
          <table:table-cell office:value-type="string">
            <text:p>34.65</text:p>
          </table:table-cell>
          <table:table-cell office:value-type="string">
            <text:p>0.22134</text:p>
          </table:table-cell>
          <table:table-cell office:value-type="string">
            <text:p>662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53.7</text:p>
          </table:table-cell>
          <table:table-cell office:value-type="string">
            <text:p>33.88</text:p>
          </table:table-cell>
          <table:table-cell office:value-type="string">
            <text:p>0.22141</text:p>
          </table:table-cell>
          <table:table-cell office:value-type="string">
            <text:p>466.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35.1</text:p>
          </table:table-cell>
          <table:table-cell office:value-type="string">
            <text:p>32.91</text:p>
          </table:table-cell>
          <table:table-cell office:value-type="string">
            <text:p>0.22155</text:p>
          </table:table-cell>
          <table:table-cell office:value-type="string">
            <text:p>303.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38.4</text:p>
          </table:table-cell>
          <table:table-cell office:value-type="string">
            <text:p>31.97</text:p>
          </table:table-cell>
          <table:table-cell office:value-type="string">
            <text:p>0.22165</text:p>
          </table:table-cell>
          <table:table-cell office:value-type="string">
            <text:p>330.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>
            <text:p>43.5</text:p>
          </table:table-cell>
          <table:table-cell office:value-type="string">
            <text:p>30.54</text:p>
          </table:table-cell>
          <table:table-cell office:value-type="string">
            <text:p>0.22174</text:p>
          </table:table-cell>
          <table:table-cell office:value-type="string">
            <text:p>372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string">
            <text:p>44.3</text:p>
          </table:table-cell>
          <table:table-cell office:value-type="string">
            <text:p>29.62</text:p>
          </table:table-cell>
          <table:table-cell office:value-type="string">
            <text:p>0.22187</text:p>
          </table:table-cell>
          <table:table-cell office:value-type="string">
            <text:p>377.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string">
            <text:p>41.6</text:p>
          </table:table-cell>
          <table:table-cell office:value-type="string">
            <text:p>28.99</text:p>
          </table:table-cell>
          <table:table-cell office:value-type="string">
            <text:p>0.22201</text:p>
          </table:table-cell>
          <table:table-cell office:value-type="string">
            <text:p>349.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37.3</text:p>
          </table:table-cell>
          <table:table-cell office:value-type="string">
            <text:p>28.41</text:p>
          </table:table-cell>
          <table:table-cell office:value-type="string">
            <text:p>0.22215</text:p>
          </table:table-cell>
          <table:table-cell office:value-type="string">
            <text:p>310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3.9</text:p>
          </table:table-cell>
          <table:table-cell office:value-type="string">
            <text:p>27.96</text:p>
          </table:table-cell>
          <table:table-cell office:value-type="string">
            <text:p>0.22226</text:p>
          </table:table-cell>
          <table:table-cell office:value-type="string">
            <text:p>194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27.65</text:p>
          </table:table-cell>
          <table:table-cell office:value-type="string">
            <text:p>0.22238</text:p>
          </table:table-cell>
          <table:table-cell office:value-type="string">
            <text:p>96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1.5</text:p>
          </table:table-cell>
          <table:table-cell office:value-type="string">
            <text:p>27.53</text:p>
          </table:table-cell>
          <table:table-cell office:value-type="string">
            <text:p>0.22254</text:p>
          </table:table-cell>
          <table:table-cell office:value-type="string">
            <text:p>18.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9.15</text:p>
          </table:table-cell>
          <table:table-cell office:value-type="string">
            <text:p>0.22856</text:p>
          </table:table-cell>
          <table:table-cell office:value-type="string">
            <text:p>35.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0.4</text:p>
          </table:table-cell>
          <table:table-cell office:value-type="string">
            <text:p>19.76</text:p>
          </table:table-cell>
          <table:table-cell office:value-type="string">
            <text:p>0.22861</text:p>
          </table:table-cell>
          <table:table-cell office:value-type="string">
            <text:p>73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8.6</text:p>
          </table:table-cell>
          <table:table-cell office:value-type="string">
            <text:p>20.37</text:p>
          </table:table-cell>
          <table:table-cell office:value-type="string">
            <text:p>0.22866</text:p>
          </table:table-cell>
          <table:table-cell office:value-type="string">
            <text:p>149.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7.2</text:p>
          </table:table-cell>
          <table:table-cell office:value-type="string">
            <text:p>22.31</text:p>
          </table:table-cell>
          <table:table-cell office:value-type="string">
            <text:p>0.22871</text:p>
          </table:table-cell>
          <table:table-cell office:value-type="string">
            <text:p>217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4.9</text:p>
          </table:table-cell>
          <table:table-cell office:value-type="string">
            <text:p>22.91</text:p>
          </table:table-cell>
          <table:table-cell office:value-type="string">
            <text:p>0.22876</text:p>
          </table:table-cell>
          <table:table-cell office:value-type="string">
            <text:p>283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8.7</text:p>
          </table:table-cell>
          <table:table-cell office:value-type="string">
            <text:p>25.61</text:p>
          </table:table-cell>
          <table:table-cell office:value-type="string">
            <text:p>0.22881</text:p>
          </table:table-cell>
          <table:table-cell office:value-type="string">
            <text:p>398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67.5</text:p>
          </table:table-cell>
          <table:table-cell office:value-type="string">
            <text:p>25.47</text:p>
          </table:table-cell>
          <table:table-cell office:value-type="string">
            <text:p>0.22884</text:p>
          </table:table-cell>
          <table:table-cell office:value-type="string">
            <text:p>580.1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string">
            <text:p>27.63</text:p>
          </table:table-cell>
          <table:table-cell office:value-type="string">
            <text:p>0.22886</text:p>
          </table:table-cell>
          <table:table-cell office:value-type="string">
            <text:p>997.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156.9</text:p>
          </table:table-cell>
          <table:table-cell office:value-type="string">
            <text:p>28.93</text:p>
          </table:table-cell>
          <table:table-cell office:value-type="string">
            <text:p>0.22892</text:p>
          </table:table-cell>
          <table:table-cell office:value-type="string">
            <text:p>1370.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197.5</text:p>
          </table:table-cell>
          <table:table-cell office:value-type="string">
            <text:p>28.48</text:p>
          </table:table-cell>
          <table:table-cell office:value-type="string">
            <text:p>0.22901</text:p>
          </table:table-cell>
          <table:table-cell office:value-type="string">
            <text:p>1739.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241.6</text:p>
          </table:table-cell>
          <table:table-cell office:value-type="string">
            <text:p>28.77</text:p>
          </table:table-cell>
          <table:table-cell office:value-type="string">
            <text:p>0.22907</text:p>
          </table:table-cell>
          <table:table-cell office:value-type="string">
            <text:p>2148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284.5</text:p>
          </table:table-cell>
          <table:table-cell office:value-type="string">
            <text:p>28.26</text:p>
          </table:table-cell>
          <table:table-cell office:value-type="string">
            <text:p>0.22914</text:p>
          </table:table-cell>
          <table:table-cell office:value-type="string">
            <text:p>2576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328.8</text:p>
          </table:table-cell>
          <table:table-cell office:value-type="string">
            <text:p>28.74</text:p>
          </table:table-cell>
          <table:table-cell office:value-type="string">
            <text:p>0.22917</text:p>
          </table:table-cell>
          <table:table-cell office:value-type="string">
            <text:p>3009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372.3</text:p>
          </table:table-cell>
          <table:table-cell office:value-type="string">
            <text:p>28.94</text:p>
          </table:table-cell>
          <table:table-cell office:value-type="string">
            <text:p>0.22929</text:p>
          </table:table-cell>
          <table:table-cell office:value-type="string">
            <text:p>3421.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413.9</text:p>
          </table:table-cell>
          <table:table-cell office:value-type="string">
            <text:p>29.53</text:p>
          </table:table-cell>
          <table:table-cell office:value-type="string">
            <text:p>0.22942</text:p>
          </table:table-cell>
          <table:table-cell office:value-type="string">
            <text:p>3790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459.7</text:p>
          </table:table-cell>
          <table:table-cell office:value-type="string">
            <text:p>30.13</text:p>
          </table:table-cell>
          <table:table-cell office:value-type="string">
            <text:p>0.22949</text:p>
          </table:table-cell>
          <table:table-cell office:value-type="string">
            <text:p>4189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507.8</text:p>
          </table:table-cell>
          <table:table-cell office:value-type="string">
            <text:p>29.94</text:p>
          </table:table-cell>
          <table:table-cell office:value-type="string">
            <text:p>0.22957</text:p>
          </table:table-cell>
          <table:table-cell office:value-type="string">
            <text:p>4591.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552.3</text:p>
          </table:table-cell>
          <table:table-cell office:value-type="string">
            <text:p>30.5</text:p>
          </table:table-cell>
          <table:table-cell office:value-type="string">
            <text:p>0.22962</text:p>
          </table:table-cell>
          <table:table-cell office:value-type="string">
            <text:p>4970.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593.5</text:p>
          </table:table-cell>
          <table:table-cell office:value-type="string">
            <text:p>31.51</text:p>
          </table:table-cell>
          <table:table-cell office:value-type="string">
            <text:p>0.22965</text:p>
          </table:table-cell>
          <table:table-cell office:value-type="string">
            <text:p>5334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string">
            <text:p>30.16</text:p>
          </table:table-cell>
          <table:table-cell office:value-type="string">
            <text:p>0.22977</text:p>
          </table:table-cell>
          <table:table-cell office:value-type="string">
            <text:p>5577.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646.4</text:p>
          </table:table-cell>
          <table:table-cell office:value-type="string">
            <text:p>30.32</text:p>
          </table:table-cell>
          <table:table-cell office:value-type="string">
            <text:p>0.22988</text:p>
          </table:table-cell>
          <table:table-cell office:value-type="string">
            <text:p>5732.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693.8</text:p>
          </table:table-cell>
          <table:table-cell office:value-type="string">
            <text:p>30.66</text:p>
          </table:table-cell>
          <table:table-cell office:value-type="string">
            <text:p>0.22998</text:p>
          </table:table-cell>
          <table:table-cell office:value-type="string">
            <text:p>6144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736.2</text:p>
          </table:table-cell>
          <table:table-cell office:value-type="string">
            <text:p>30.84</text:p>
          </table:table-cell>
          <table:table-cell office:value-type="string">
            <text:p>0.23011</text:p>
          </table:table-cell>
          <table:table-cell office:value-type="string">
            <text:p>6484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760">
            <text:p>760</text:p>
          </table:table-cell>
          <table:table-cell office:value-type="string">
            <text:p>32.09</text:p>
          </table:table-cell>
          <table:table-cell office:value-type="string">
            <text:p>0.23017</text:p>
          </table:table-cell>
          <table:table-cell office:value-type="string">
            <text:p>6642.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801.7</text:p>
          </table:table-cell>
          <table:table-cell office:value-type="string">
            <text:p>31.98</text:p>
          </table:table-cell>
          <table:table-cell office:value-type="string">
            <text:p>0.23028</text:p>
          </table:table-cell>
          <table:table-cell office:value-type="string">
            <text:p>6918.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833.5</text:p>
          </table:table-cell>
          <table:table-cell office:value-type="string">
            <text:p>31.8</text:p>
          </table:table-cell>
          <table:table-cell office:value-type="string">
            <text:p>0.23041</text:p>
          </table:table-cell>
          <table:table-cell office:value-type="string">
            <text:p>716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861.6</text:p>
          </table:table-cell>
          <table:table-cell office:value-type="string">
            <text:p>32.61</text:p>
          </table:table-cell>
          <table:table-cell office:value-type="string">
            <text:p>0.2305</text:p>
          </table:table-cell>
          <table:table-cell office:value-type="string">
            <text:p>7329.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899.8</text:p>
          </table:table-cell>
          <table:table-cell office:value-type="string">
            <text:p>33.24</text:p>
          </table:table-cell>
          <table:table-cell office:value-type="string">
            <text:p>0.2306</text:p>
          </table:table-cell>
          <table:table-cell office:value-type="string">
            <text:p>7590.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924.7</text:p>
          </table:table-cell>
          <table:table-cell office:value-type="string">
            <text:p>33.06</text:p>
          </table:table-cell>
          <table:table-cell office:value-type="string">
            <text:p>0.23068</text:p>
          </table:table-cell>
          <table:table-cell office:value-type="string">
            <text:p>7789.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949.8</text:p>
          </table:table-cell>
          <table:table-cell office:value-type="string">
            <text:p>33.24</text:p>
          </table:table-cell>
          <table:table-cell office:value-type="string">
            <text:p>0.23078</text:p>
          </table:table-cell>
          <table:table-cell office:value-type="string">
            <text:p>7954.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971.4</text:p>
          </table:table-cell>
          <table:table-cell office:value-type="string">
            <text:p>33.59</text:p>
          </table:table-cell>
          <table:table-cell office:value-type="string">
            <text:p>0.23088</text:p>
          </table:table-cell>
          <table:table-cell office:value-type="string">
            <text:p>8022.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999.8</text:p>
          </table:table-cell>
          <table:table-cell office:value-type="string">
            <text:p>33.26</text:p>
          </table:table-cell>
          <table:table-cell office:value-type="string">
            <text:p>0.23105</text:p>
          </table:table-cell>
          <table:table-cell office:value-type="string">
            <text:p>8286.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976.7</text:p>
          </table:table-cell>
          <table:table-cell office:value-type="string">
            <text:p>33.39</text:p>
          </table:table-cell>
          <table:table-cell office:value-type="string">
            <text:p>0.23121</text:p>
          </table:table-cell>
          <table:table-cell office:value-type="string">
            <text:p>8098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929.2</text:p>
          </table:table-cell>
          <table:table-cell office:value-type="string">
            <text:p>33.49</text:p>
          </table:table-cell>
          <table:table-cell office:value-type="string">
            <text:p>0.23134</text:p>
          </table:table-cell>
          <table:table-cell office:value-type="string">
            <text:p>7677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995.2</text:p>
          </table:table-cell>
          <table:table-cell office:value-type="string">
            <text:p>33.95</text:p>
          </table:table-cell>
          <table:table-cell office:value-type="string">
            <text:p>0.23147</text:p>
          </table:table-cell>
          <table:table-cell office:value-type="string">
            <text:p>8231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972.1</text:p>
          </table:table-cell>
          <table:table-cell office:value-type="string">
            <text:p>34.5</text:p>
          </table:table-cell>
          <table:table-cell office:value-type="string">
            <text:p>0.23158</text:p>
          </table:table-cell>
          <table:table-cell office:value-type="string">
            <text:p>8039.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054">
            <text:p>1054</text:p>
          </table:table-cell>
          <table:table-cell office:value-type="string">
            <text:p>34.12</text:p>
          </table:table-cell>
          <table:table-cell office:value-type="string">
            <text:p>0.2317</text:p>
          </table:table-cell>
          <table:table-cell office:value-type="string">
            <text:p>8396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1069.3</text:p>
          </table:table-cell>
          <table:table-cell office:value-type="string">
            <text:p>34.52</text:p>
          </table:table-cell>
          <table:table-cell office:value-type="string">
            <text:p>0.23186</text:p>
          </table:table-cell>
          <table:table-cell office:value-type="string">
            <text:p>8435.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1088.3</text:p>
          </table:table-cell>
          <table:table-cell office:value-type="string">
            <text:p>34.24</text:p>
          </table:table-cell>
          <table:table-cell office:value-type="string">
            <text:p>0.23201</text:p>
          </table:table-cell>
          <table:table-cell office:value-type="string">
            <text:p>8406.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990.9</text:p>
          </table:table-cell>
          <table:table-cell office:value-type="string">
            <text:p>34.27</text:p>
          </table:table-cell>
          <table:table-cell office:value-type="string">
            <text:p>0.23213</text:p>
          </table:table-cell>
          <table:table-cell office:value-type="string">
            <text:p>7876.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1080.1</text:p>
          </table:table-cell>
          <table:table-cell office:value-type="string">
            <text:p>34.41</text:p>
          </table:table-cell>
          <table:table-cell office:value-type="string">
            <text:p>0.23228</text:p>
          </table:table-cell>
          <table:table-cell office:value-type="string">
            <text:p>8387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1080.3</text:p>
          </table:table-cell>
          <table:table-cell office:value-type="string">
            <text:p>34.78</text:p>
          </table:table-cell>
          <table:table-cell office:value-type="string">
            <text:p>0.23241</text:p>
          </table:table-cell>
          <table:table-cell office:value-type="string">
            <text:p>8461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1029.6</text:p>
          </table:table-cell>
          <table:table-cell office:value-type="string">
            <text:p>34.55</text:p>
          </table:table-cell>
          <table:table-cell office:value-type="string">
            <text:p>0.23253</text:p>
          </table:table-cell>
          <table:table-cell office:value-type="string">
            <text:p>8253.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1069.2</text:p>
          </table:table-cell>
          <table:table-cell office:value-type="string">
            <text:p>35.14</text:p>
          </table:table-cell>
          <table:table-cell office:value-type="string">
            <text:p>0.23268</text:p>
          </table:table-cell>
          <table:table-cell office:value-type="string">
            <text:p>8427.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1044.8</text:p>
          </table:table-cell>
          <table:table-cell office:value-type="string">
            <text:p>35.56</text:p>
          </table:table-cell>
          <table:table-cell office:value-type="string">
            <text:p>0.23278</text:p>
          </table:table-cell>
          <table:table-cell office:value-type="string">
            <text:p>8328.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1078.6</text:p>
          </table:table-cell>
          <table:table-cell office:value-type="string">
            <text:p>35.3</text:p>
          </table:table-cell>
          <table:table-cell office:value-type="string">
            <text:p>0.23288</text:p>
          </table:table-cell>
          <table:table-cell office:value-type="string">
            <text:p>842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084.6</text:p>
          </table:table-cell>
          <table:table-cell office:value-type="string">
            <text:p>35.29</text:p>
          </table:table-cell>
          <table:table-cell office:value-type="string">
            <text:p>0.23304</text:p>
          </table:table-cell>
          <table:table-cell office:value-type="string">
            <text:p>8421.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615.8</text:p>
          </table:table-cell>
          <table:table-cell office:value-type="string">
            <text:p>34.59</text:p>
          </table:table-cell>
          <table:table-cell office:value-type="string">
            <text:p>0.23315</text:p>
          </table:table-cell>
          <table:table-cell office:value-type="string">
            <text:p>4953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1018.7</text:p>
          </table:table-cell>
          <table:table-cell office:value-type="string">
            <text:p>35.37</text:p>
          </table:table-cell>
          <table:table-cell office:value-type="string">
            <text:p>0.23324</text:p>
          </table:table-cell>
          <table:table-cell office:value-type="string">
            <text:p>8334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1011.5</text:p>
          </table:table-cell>
          <table:table-cell office:value-type="string">
            <text:p>35.62</text:p>
          </table:table-cell>
          <table:table-cell office:value-type="string">
            <text:p>0.23333</text:p>
          </table:table-cell>
          <table:table-cell office:value-type="string">
            <text:p>8188.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1007.3</text:p>
          </table:table-cell>
          <table:table-cell office:value-type="string">
            <text:p>35.91</text:p>
          </table:table-cell>
          <table:table-cell office:value-type="string">
            <text:p>0.23339</text:p>
          </table:table-cell>
          <table:table-cell office:value-type="string">
            <text:p>8075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555.1</text:p>
          </table:table-cell>
          <table:table-cell office:value-type="string">
            <text:p>35.36</text:p>
          </table:table-cell>
          <table:table-cell office:value-type="string">
            <text:p>0.23347</text:p>
          </table:table-cell>
          <table:table-cell office:value-type="string">
            <text:p>4465.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679.8</text:p>
          </table:table-cell>
          <table:table-cell office:value-type="string">
            <text:p>35.49</text:p>
          </table:table-cell>
          <table:table-cell office:value-type="string">
            <text:p>0.23354</text:p>
          </table:table-cell>
          <table:table-cell office:value-type="string">
            <text:p>5592.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773.7</text:p>
          </table:table-cell>
          <table:table-cell office:value-type="string">
            <text:p>36.22</text:p>
          </table:table-cell>
          <table:table-cell office:value-type="string">
            <text:p>0.23357</text:p>
          </table:table-cell>
          <table:table-cell office:value-type="string">
            <text:p>6360.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547.7</text:p>
          </table:table-cell>
          <table:table-cell office:value-type="string">
            <text:p>36.01</text:p>
          </table:table-cell>
          <table:table-cell office:value-type="string">
            <text:p>0.23362</text:p>
          </table:table-cell>
          <table:table-cell office:value-type="string">
            <text:p>4093.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string">
            <text:p>768.3</text:p>
          </table:table-cell>
          <table:table-cell office:value-type="string">
            <text:p>36.31</text:p>
          </table:table-cell>
          <table:table-cell office:value-type="string">
            <text:p>0.23366</text:p>
          </table:table-cell>
          <table:table-cell office:value-type="string">
            <text:p>6261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489">
            <text:p>489</text:p>
          </table:table-cell>
          <table:table-cell office:value-type="string">
            <text:p>34.88</text:p>
          </table:table-cell>
          <table:table-cell office:value-type="string">
            <text:p>0.23375</text:p>
          </table:table-cell>
          <table:table-cell office:value-type="string">
            <text:p>4161.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string">
            <text:p>741.7</text:p>
          </table:table-cell>
          <table:table-cell office:value-type="string">
            <text:p>35.88</text:p>
          </table:table-cell>
          <table:table-cell office:value-type="string">
            <text:p>0.23379</text:p>
          </table:table-cell>
          <table:table-cell office:value-type="string">
            <text:p>6196.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706.6</text:p>
          </table:table-cell>
          <table:table-cell office:value-type="string">
            <text:p>36.04</text:p>
          </table:table-cell>
          <table:table-cell office:value-type="string">
            <text:p>0.23384</text:p>
          </table:table-cell>
          <table:table-cell office:value-type="string">
            <text:p>5862.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668.4</text:p>
          </table:table-cell>
          <table:table-cell office:value-type="string">
            <text:p>36.24</text:p>
          </table:table-cell>
          <table:table-cell office:value-type="string">
            <text:p>0.23389</text:p>
          </table:table-cell>
          <table:table-cell office:value-type="string">
            <text:p>5519.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637.5</text:p>
          </table:table-cell>
          <table:table-cell office:value-type="string">
            <text:p>36.79</text:p>
          </table:table-cell>
          <table:table-cell office:value-type="string">
            <text:p>0.2339</text:p>
          </table:table-cell>
          <table:table-cell office:value-type="string">
            <text:p>5233.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559.8</text:p>
          </table:table-cell>
          <table:table-cell office:value-type="string">
            <text:p>37.12</text:p>
          </table:table-cell>
          <table:table-cell office:value-type="string">
            <text:p>0.23389</text:p>
          </table:table-cell>
          <table:table-cell office:value-type="string">
            <text:p>4576.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536.4</text:p>
          </table:table-cell>
          <table:table-cell office:value-type="string">
            <text:p>37.77</text:p>
          </table:table-cell>
          <table:table-cell office:value-type="string">
            <text:p>0.23388</text:p>
          </table:table-cell>
          <table:table-cell office:value-type="string">
            <text:p>4419.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510.7</text:p>
          </table:table-cell>
          <table:table-cell office:value-type="string">
            <text:p>36.61</text:p>
          </table:table-cell>
          <table:table-cell office:value-type="string">
            <text:p>0.23392</text:p>
          </table:table-cell>
          <table:table-cell office:value-type="string">
            <text:p>4121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469.1</text:p>
          </table:table-cell>
          <table:table-cell office:value-type="string">
            <text:p>35.97</text:p>
          </table:table-cell>
          <table:table-cell office:value-type="string">
            <text:p>0.23397</text:p>
          </table:table-cell>
          <table:table-cell office:value-type="string">
            <text:p>3813.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424.7</text:p>
          </table:table-cell>
          <table:table-cell office:value-type="string">
            <text:p>35.9</text:p>
          </table:table-cell>
          <table:table-cell office:value-type="float" office:value="234">
            <text:p>234</text:p>
          </table:table-cell>
          <table:table-cell office:value-type="string">
            <text:p>3400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181.5</text:p>
          </table:table-cell>
          <table:table-cell office:value-type="string">
            <text:p>35.21</text:p>
          </table:table-cell>
          <table:table-cell office:value-type="string">
            <text:p>0.23401</text:p>
          </table:table-cell>
          <table:table-cell office:value-type="string">
            <text:p>146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85.6</text:p>
          </table:table-cell>
          <table:table-cell office:value-type="string">
            <text:p>33.57</text:p>
          </table:table-cell>
          <table:table-cell office:value-type="string">
            <text:p>0.23408</text:p>
          </table:table-cell>
          <table:table-cell office:value-type="string">
            <text:p>707.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70.4</text:p>
          </table:table-cell>
          <table:table-cell office:value-type="string">
            <text:p>31.26</text:p>
          </table:table-cell>
          <table:table-cell office:value-type="string">
            <text:p>0.23418</text:p>
          </table:table-cell>
          <table:table-cell office:value-type="string">
            <text:p>599.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207.2</text:p>
          </table:table-cell>
          <table:table-cell office:value-type="string">
            <text:p>31.24</text:p>
          </table:table-cell>
          <table:table-cell office:value-type="string">
            <text:p>0.23427</text:p>
          </table:table-cell>
          <table:table-cell office:value-type="string">
            <text:p>1328.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string">
            <text:p>184.2</text:p>
          </table:table-cell>
          <table:table-cell office:value-type="string">
            <text:p>30.51</text:p>
          </table:table-cell>
          <table:table-cell office:value-type="string">
            <text:p>0.23439</text:p>
          </table:table-cell>
          <table:table-cell office:value-type="string">
            <text:p>1067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67.3</text:p>
          </table:table-cell>
          <table:table-cell office:value-type="string">
            <text:p>30.44</text:p>
          </table:table-cell>
          <table:table-cell office:value-type="string">
            <text:p>0.23447</text:p>
          </table:table-cell>
          <table:table-cell office:value-type="string">
            <text:p>786.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string">
            <text:p>92.3</text:p>
          </table:table-cell>
          <table:table-cell office:value-type="string">
            <text:p>30.07</text:p>
          </table:table-cell>
          <table:table-cell office:value-type="string">
            <text:p>0.23457</text:p>
          </table:table-cell>
          <table:table-cell office:value-type="string">
            <text:p>457.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60.6</text:p>
          </table:table-cell>
          <table:table-cell office:value-type="string">
            <text:p>29.91</text:p>
          </table:table-cell>
          <table:table-cell office:value-type="string">
            <text:p>0.23462</text:p>
          </table:table-cell>
          <table:table-cell office:value-type="string">
            <text:p>320.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27.3</text:p>
          </table:table-cell>
          <table:table-cell office:value-type="string">
            <text:p>29.38</text:p>
          </table:table-cell>
          <table:table-cell office:value-type="string">
            <text:p>0.23467</text:p>
          </table:table-cell>
          <table:table-cell office:value-type="string">
            <text:p>221.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string">
            <text:p>29.37</text:p>
          </table:table-cell>
          <table:table-cell office:value-type="string">
            <text:p>0.2347</text:p>
          </table:table-cell>
          <table:table-cell office:value-type="string">
            <text:p>161.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string">
            <text:p>29.79</text:p>
          </table:table-cell>
          <table:table-cell office:value-type="string">
            <text:p>0.23474</text:p>
          </table:table-cell>
          <table:table-cell office:value-type="string">
            <text:p>104.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29.08</text:p>
          </table:table-cell>
          <table:table-cell office:value-type="string">
            <text:p>0.23476</text:p>
          </table:table-cell>
          <table:table-cell office:value-type="string">
            <text:p>42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22.3</text:p>
          </table:table-cell>
          <table:table-cell office:value-type="string">
            <text:p>0.23668</text:p>
          </table:table-cell>
          <table:table-cell office:value-type="string">
            <text:p>36.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0.3</text:p>
          </table:table-cell>
          <table:table-cell office:value-type="string">
            <text:p>22.63</text:p>
          </table:table-cell>
          <table:table-cell office:value-type="string">
            <text:p>0.23672</text:p>
          </table:table-cell>
          <table:table-cell office:value-type="string">
            <text:p>71.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3.17</text:p>
          </table:table-cell>
          <table:table-cell office:value-type="string">
            <text:p>0.2367</text:p>
          </table:table-cell>
          <table:table-cell office:value-type="string">
            <text:p>136.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8.7</text:p>
          </table:table-cell>
          <table:table-cell office:value-type="string">
            <text:p>24.88</text:p>
          </table:table-cell>
          <table:table-cell office:value-type="string">
            <text:p>0.23669</text:p>
          </table:table-cell>
          <table:table-cell office:value-type="string">
            <text:p>21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41.8</text:p>
          </table:table-cell>
          <table:table-cell office:value-type="string">
            <text:p>26.38</text:p>
          </table:table-cell>
          <table:table-cell office:value-type="string">
            <text:p>0.23667</text:p>
          </table:table-cell>
          <table:table-cell office:value-type="string">
            <text:p>322.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61.4</text:p>
          </table:table-cell>
          <table:table-cell office:value-type="string">
            <text:p>27.83</text:p>
          </table:table-cell>
          <table:table-cell office:value-type="string">
            <text:p>0.23665</text:p>
          </table:table-cell>
          <table:table-cell office:value-type="string">
            <text:p>481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88.3</text:p>
          </table:table-cell>
          <table:table-cell office:value-type="string">
            <text:p>29.28</text:p>
          </table:table-cell>
          <table:table-cell office:value-type="string">
            <text:p>0.23662</text:p>
          </table:table-cell>
          <table:table-cell office:value-type="string">
            <text:p>698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string">
            <text:p>30.43</text:p>
          </table:table-cell>
          <table:table-cell office:value-type="string">
            <text:p>0.23661</text:p>
          </table:table-cell>
          <table:table-cell office:value-type="string">
            <text:p>968.76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159.6</text:p>
          </table:table-cell>
          <table:table-cell office:value-type="string">
            <text:p>30.84</text:p>
          </table:table-cell>
          <table:table-cell office:value-type="string">
            <text:p>0.2366</text:p>
          </table:table-cell>
          <table:table-cell office:value-type="string">
            <text:p>1286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98.7</text:p>
          </table:table-cell>
          <table:table-cell office:value-type="string">
            <text:p>30.59</text:p>
          </table:table-cell>
          <table:table-cell office:value-type="string">
            <text:p>0.2366</text:p>
          </table:table-cell>
          <table:table-cell office:value-type="string">
            <text:p>1637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240.4</text:p>
          </table:table-cell>
          <table:table-cell office:value-type="string">
            <text:p>30.25</text:p>
          </table:table-cell>
          <table:table-cell office:value-type="string">
            <text:p>0.23664</text:p>
          </table:table-cell>
          <table:table-cell office:value-type="string">
            <text:p>2018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287.5</text:p>
          </table:table-cell>
          <table:table-cell office:value-type="string">
            <text:p>30.51</text:p>
          </table:table-cell>
          <table:table-cell office:value-type="string">
            <text:p>0.23669</text:p>
          </table:table-cell>
          <table:table-cell office:value-type="string">
            <text:p>245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330.1</text:p>
          </table:table-cell>
          <table:table-cell office:value-type="string">
            <text:p>31.99</text:p>
          </table:table-cell>
          <table:table-cell office:value-type="string">
            <text:p>0.23672</text:p>
          </table:table-cell>
          <table:table-cell office:value-type="string">
            <text:p>2839.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372.8</text:p>
          </table:table-cell>
          <table:table-cell office:value-type="string">
            <text:p>32.67</text:p>
          </table:table-cell>
          <table:table-cell office:value-type="string">
            <text:p>0.23676</text:p>
          </table:table-cell>
          <table:table-cell office:value-type="string">
            <text:p>3131.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418.2</text:p>
          </table:table-cell>
          <table:table-cell office:value-type="string">
            <text:p>33.48</text:p>
          </table:table-cell>
          <table:table-cell office:value-type="string">
            <text:p>0.23681</text:p>
          </table:table-cell>
          <table:table-cell office:value-type="string">
            <text:p>3426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464.5</text:p>
          </table:table-cell>
          <table:table-cell office:value-type="string">
            <text:p>33.3</text:p>
          </table:table-cell>
          <table:table-cell office:value-type="string">
            <text:p>0.23686</text:p>
          </table:table-cell>
          <table:table-cell office:value-type="string">
            <text:p>3827.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509.6</text:p>
          </table:table-cell>
          <table:table-cell office:value-type="string">
            <text:p>32.61</text:p>
          </table:table-cell>
          <table:table-cell office:value-type="string">
            <text:p>0.23694</text:p>
          </table:table-cell>
          <table:table-cell office:value-type="string">
            <text:p>4199.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549.1</text:p>
          </table:table-cell>
          <table:table-cell office:value-type="string">
            <text:p>33.05</text:p>
          </table:table-cell>
          <table:table-cell office:value-type="string">
            <text:p>0.23702</text:p>
          </table:table-cell>
          <table:table-cell office:value-type="string">
            <text:p>4537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589.1</text:p>
          </table:table-cell>
          <table:table-cell office:value-type="string">
            <text:p>33.98</text:p>
          </table:table-cell>
          <table:table-cell office:value-type="string">
            <text:p>0.23708</text:p>
          </table:table-cell>
          <table:table-cell office:value-type="string">
            <text:p>4876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623.7</text:p>
          </table:table-cell>
          <table:table-cell office:value-type="string">
            <text:p>33.94</text:p>
          </table:table-cell>
          <table:table-cell office:value-type="string">
            <text:p>0.23715</text:p>
          </table:table-cell>
          <table:table-cell office:value-type="string">
            <text:p>5157.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669.4</text:p>
          </table:table-cell>
          <table:table-cell office:value-type="string">
            <text:p>34.73</text:p>
          </table:table-cell>
          <table:table-cell office:value-type="string">
            <text:p>0.23721</text:p>
          </table:table-cell>
          <table:table-cell office:value-type="string">
            <text:p>5490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700.9</text:p>
          </table:table-cell>
          <table:table-cell office:value-type="string">
            <text:p>34.64</text:p>
          </table:table-cell>
          <table:table-cell office:value-type="string">
            <text:p>0.23727</text:p>
          </table:table-cell>
          <table:table-cell office:value-type="string">
            <text:p>5751.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737.8</text:p>
          </table:table-cell>
          <table:table-cell office:value-type="string">
            <text:p>35.13</text:p>
          </table:table-cell>
          <table:table-cell office:value-type="string">
            <text:p>0.23735</text:p>
          </table:table-cell>
          <table:table-cell office:value-type="string">
            <text:p>6033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779.6</text:p>
          </table:table-cell>
          <table:table-cell office:value-type="string">
            <text:p>34.9</text:p>
          </table:table-cell>
          <table:table-cell office:value-type="string">
            <text:p>0.23741</text:p>
          </table:table-cell>
          <table:table-cell office:value-type="string">
            <text:p>6275.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802.6</text:p>
          </table:table-cell>
          <table:table-cell office:value-type="string">
            <text:p>35.51</text:p>
          </table:table-cell>
          <table:table-cell office:value-type="string">
            <text:p>0.23748</text:p>
          </table:table-cell>
          <table:table-cell office:value-type="string">
            <text:p>6494.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839.4</text:p>
          </table:table-cell>
          <table:table-cell office:value-type="string">
            <text:p>35.99</text:p>
          </table:table-cell>
          <table:table-cell office:value-type="string">
            <text:p>0.23755</text:p>
          </table:table-cell>
          <table:table-cell office:value-type="string">
            <text:p>6697.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854.6</text:p>
          </table:table-cell>
          <table:table-cell office:value-type="string">
            <text:p>35.73</text:p>
          </table:table-cell>
          <table:table-cell office:value-type="string">
            <text:p>0.2376</text:p>
          </table:table-cell>
          <table:table-cell office:value-type="string">
            <text:p>6830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888.6</text:p>
          </table:table-cell>
          <table:table-cell office:value-type="string">
            <text:p>36.75</text:p>
          </table:table-cell>
          <table:table-cell office:value-type="string">
            <text:p>0.23766</text:p>
          </table:table-cell>
          <table:table-cell office:value-type="string">
            <text:p>7081.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921.5</text:p>
          </table:table-cell>
          <table:table-cell office:value-type="string">
            <text:p>37.06</text:p>
          </table:table-cell>
          <table:table-cell office:value-type="string">
            <text:p>0.2377</text:p>
          </table:table-cell>
          <table:table-cell office:value-type="string">
            <text:p>7224.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42">
            <text:p>942</text:p>
          </table:table-cell>
          <table:table-cell office:value-type="string">
            <text:p>37.31</text:p>
          </table:table-cell>
          <table:table-cell office:value-type="string">
            <text:p>0.23774</text:p>
          </table:table-cell>
          <table:table-cell office:value-type="string">
            <text:p>7352.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962.5</text:p>
          </table:table-cell>
          <table:table-cell office:value-type="string">
            <text:p>36.25</text:p>
          </table:table-cell>
          <table:table-cell office:value-type="string">
            <text:p>0.23781</text:p>
          </table:table-cell>
          <table:table-cell office:value-type="string">
            <text:p>7490.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1003.8</text:p>
          </table:table-cell>
          <table:table-cell office:value-type="string">
            <text:p>36.19</text:p>
          </table:table-cell>
          <table:table-cell office:value-type="string">
            <text:p>0.2379</text:p>
          </table:table-cell>
          <table:table-cell office:value-type="string">
            <text:p>7757.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1051.5</text:p>
          </table:table-cell>
          <table:table-cell office:value-type="string">
            <text:p>36.03</text:p>
          </table:table-cell>
          <table:table-cell office:value-type="string">
            <text:p>0.23803</text:p>
          </table:table-cell>
          <table:table-cell office:value-type="string">
            <text:p>8041.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72">
            <text:p>672</text:p>
          </table:table-cell>
          <table:table-cell office:value-type="string">
            <text:p>34.45</text:p>
          </table:table-cell>
          <table:table-cell office:value-type="string">
            <text:p>0.23815</text:p>
          </table:table-cell>
          <table:table-cell office:value-type="string">
            <text:p>5172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855.2</text:p>
          </table:table-cell>
          <table:table-cell office:value-type="string">
            <text:p>35.77</text:p>
          </table:table-cell>
          <table:table-cell office:value-type="string">
            <text:p>0.23821</text:p>
          </table:table-cell>
          <table:table-cell office:value-type="string">
            <text:p>6146.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889.3</text:p>
          </table:table-cell>
          <table:table-cell office:value-type="string">
            <text:p>35.92</text:p>
          </table:table-cell>
          <table:table-cell office:value-type="string">
            <text:p>0.23828</text:p>
          </table:table-cell>
          <table:table-cell office:value-type="string">
            <text:p>6767.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1149.3</text:p>
          </table:table-cell>
          <table:table-cell office:value-type="string">
            <text:p>37.15</text:p>
          </table:table-cell>
          <table:table-cell office:value-type="string">
            <text:p>0.23834</text:p>
          </table:table-cell>
          <table:table-cell office:value-type="string">
            <text:p>8418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string">
            <text:p>919.4</text:p>
          </table:table-cell>
          <table:table-cell office:value-type="string">
            <text:p>37.38</text:p>
          </table:table-cell>
          <table:table-cell office:value-type="string">
            <text:p>0.23839</text:p>
          </table:table-cell>
          <table:table-cell office:value-type="string">
            <text:p>6538.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string">
            <text:p>1168.4</text:p>
          </table:table-cell>
          <table:table-cell office:value-type="string">
            <text:p>36.93</text:p>
          </table:table-cell>
          <table:table-cell office:value-type="string">
            <text:p>0.23847</text:p>
          </table:table-cell>
          <table:table-cell office:value-type="string">
            <text:p>8420.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1192.2</text:p>
          </table:table-cell>
          <table:table-cell office:value-type="string">
            <text:p>36.38</text:p>
          </table:table-cell>
          <table:table-cell office:value-type="string">
            <text:p>0.23855</text:p>
          </table:table-cell>
          <table:table-cell office:value-type="string">
            <text:p>8431.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575.5</text:p>
          </table:table-cell>
          <table:table-cell office:value-type="string">
            <text:p>35.87</text:p>
          </table:table-cell>
          <table:table-cell office:value-type="string">
            <text:p>0.23862</text:p>
          </table:table-cell>
          <table:table-cell office:value-type="string">
            <text:p>4038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1143.8</text:p>
          </table:table-cell>
          <table:table-cell office:value-type="string">
            <text:p>36.46</text:p>
          </table:table-cell>
          <table:table-cell office:value-type="string">
            <text:p>0.23869</text:p>
          </table:table-cell>
          <table:table-cell office:value-type="string">
            <text:p>7864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1153.7</text:p>
          </table:table-cell>
          <table:table-cell office:value-type="string">
            <text:p>36.48</text:p>
          </table:table-cell>
          <table:table-cell office:value-type="string">
            <text:p>0.23878</text:p>
          </table:table-cell>
          <table:table-cell office:value-type="string">
            <text:p>8245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1115.1</text:p>
          </table:table-cell>
          <table:table-cell office:value-type="string">
            <text:p>36.42</text:p>
          </table:table-cell>
          <table:table-cell office:value-type="string">
            <text:p>0.23888</text:p>
          </table:table-cell>
          <table:table-cell office:value-type="string">
            <text:p>8268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1160.7</text:p>
          </table:table-cell>
          <table:table-cell office:value-type="string">
            <text:p>37.59</text:p>
          </table:table-cell>
          <table:table-cell office:value-type="string">
            <text:p>0.23896</text:p>
          </table:table-cell>
          <table:table-cell office:value-type="string">
            <text:p>8432.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711.4</text:p>
          </table:table-cell>
          <table:table-cell office:value-type="string">
            <text:p>36.19</text:p>
          </table:table-cell>
          <table:table-cell office:value-type="string">
            <text:p>0.23902</text:p>
          </table:table-cell>
          <table:table-cell office:value-type="string">
            <text:p>5055.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944">
            <text:p>944</text:p>
          </table:table-cell>
          <table:table-cell office:value-type="string">
            <text:p>36.44</text:p>
          </table:table-cell>
          <table:table-cell office:value-type="string">
            <text:p>0.23908</text:p>
          </table:table-cell>
          <table:table-cell office:value-type="string">
            <text:p>7283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1069.4</text:p>
          </table:table-cell>
          <table:table-cell office:value-type="string">
            <text:p>36.32</text:p>
          </table:table-cell>
          <table:table-cell office:value-type="string">
            <text:p>0.23919</text:p>
          </table:table-cell>
          <table:table-cell office:value-type="string">
            <text:p>8043.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044">
            <text:p>1044</text:p>
          </table:table-cell>
          <table:table-cell office:value-type="string">
            <text:p>36.83</text:p>
          </table:table-cell>
          <table:table-cell office:value-type="string">
            <text:p>0.23927</text:p>
          </table:table-cell>
          <table:table-cell office:value-type="string">
            <text:p>7783.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1063.4</text:p>
          </table:table-cell>
          <table:table-cell office:value-type="string">
            <text:p>36.68</text:p>
          </table:table-cell>
          <table:table-cell office:value-type="string">
            <text:p>0.23934</text:p>
          </table:table-cell>
          <table:table-cell office:value-type="string">
            <text:p>7819.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string">
            <text:p>1073.2</text:p>
          </table:table-cell>
          <table:table-cell office:value-type="string">
            <text:p>37.33</text:p>
          </table:table-cell>
          <table:table-cell office:value-type="string">
            <text:p>0.23938</text:p>
          </table:table-cell>
          <table:table-cell office:value-type="string">
            <text:p>778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1109">
            <text:p>1109</text:p>
          </table:table-cell>
          <table:table-cell office:value-type="string">
            <text:p>37.04</text:p>
          </table:table-cell>
          <table:table-cell office:value-type="string">
            <text:p>0.23948</text:p>
          </table:table-cell>
          <table:table-cell office:value-type="string">
            <text:p>7958.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string">
            <text:p>993.9</text:p>
          </table:table-cell>
          <table:table-cell office:value-type="string">
            <text:p>37.16</text:p>
          </table:table-cell>
          <table:table-cell office:value-type="string">
            <text:p>0.23954</text:p>
          </table:table-cell>
          <table:table-cell office:value-type="string">
            <text:p>7145.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363.1</text:p>
          </table:table-cell>
          <table:table-cell office:value-type="string">
            <text:p>36.04</text:p>
          </table:table-cell>
          <table:table-cell office:value-type="string">
            <text:p>0.23955</text:p>
          </table:table-cell>
          <table:table-cell office:value-type="string">
            <text:p>2716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string">
            <text:p>133.9</text:p>
          </table:table-cell>
          <table:table-cell office:value-type="string">
            <text:p>31.94</text:p>
          </table:table-cell>
          <table:table-cell office:value-type="string">
            <text:p>0.23961</text:p>
          </table:table-cell>
          <table:table-cell office:value-type="string">
            <text:p>1062.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string">
            <text:p>206.9</text:p>
          </table:table-cell>
          <table:table-cell office:value-type="string">
            <text:p>29.81</text:p>
          </table:table-cell>
          <table:table-cell office:value-type="string">
            <text:p>0.23969</text:p>
          </table:table-cell>
          <table:table-cell office:value-type="string">
            <text:p>17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289.4</text:p>
          </table:table-cell>
          <table:table-cell office:value-type="string">
            <text:p>31.03</text:p>
          </table:table-cell>
          <table:table-cell office:value-type="string">
            <text:p>0.23977</text:p>
          </table:table-cell>
          <table:table-cell office:value-type="string">
            <text:p>2343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office:value-type="string">
            <text:p>31.17</text:p>
          </table:table-cell>
          <table:table-cell office:value-type="string">
            <text:p>0.23986</text:p>
          </table:table-cell>
          <table:table-cell office:value-type="string">
            <text:p>1726.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string">
            <text:p>125.1</text:p>
          </table:table-cell>
          <table:table-cell office:value-type="string">
            <text:p>31.03</text:p>
          </table:table-cell>
          <table:table-cell office:value-type="string">
            <text:p>0.2399</text:p>
          </table:table-cell>
          <table:table-cell office:value-type="string">
            <text:p>994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173.7</text:p>
          </table:table-cell>
          <table:table-cell office:value-type="string">
            <text:p>31.38</text:p>
          </table:table-cell>
          <table:table-cell office:value-type="string">
            <text:p>0.23999</text:p>
          </table:table-cell>
          <table:table-cell office:value-type="string">
            <text:p>1371.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string">
            <text:p>185.8</text:p>
          </table:table-cell>
          <table:table-cell office:value-type="string">
            <text:p>30.91</text:p>
          </table:table-cell>
          <table:table-cell office:value-type="string">
            <text:p>0.24004</text:p>
          </table:table-cell>
          <table:table-cell office:value-type="string">
            <text:p>1468.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67">
            <text:p>167</text:p>
          </table:table-cell>
          <table:table-cell office:value-type="string">
            <text:p>32.02</text:p>
          </table:table-cell>
          <table:table-cell office:value-type="string">
            <text:p>0.24008</text:p>
          </table:table-cell>
          <table:table-cell office:value-type="string">
            <text:p>1334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string">
            <text:p>185.5</text:p>
          </table:table-cell>
          <table:table-cell office:value-type="string">
            <text:p>32.62</text:p>
          </table:table-cell>
          <table:table-cell office:value-type="string">
            <text:p>0.24011</text:p>
          </table:table-cell>
          <table:table-cell office:value-type="string">
            <text:p>1477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167.4</text:p>
          </table:table-cell>
          <table:table-cell office:value-type="string">
            <text:p>32.38</text:p>
          </table:table-cell>
          <table:table-cell office:value-type="string">
            <text:p>0.24015</text:p>
          </table:table-cell>
          <table:table-cell office:value-type="string">
            <text:p>1317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249.4</text:p>
          </table:table-cell>
          <table:table-cell office:value-type="string">
            <text:p>32.44</text:p>
          </table:table-cell>
          <table:table-cell office:value-type="string">
            <text:p>0.2402</text:p>
          </table:table-cell>
          <table:table-cell office:value-type="string">
            <text:p>2007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426">
            <text:p>426</text:p>
          </table:table-cell>
          <table:table-cell office:value-type="string">
            <text:p>32.99</text:p>
          </table:table-cell>
          <table:table-cell office:value-type="string">
            <text:p>0.24025</text:p>
          </table:table-cell>
          <table:table-cell office:value-type="string">
            <text:p>3397.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string">
            <text:p>239.4</text:p>
          </table:table-cell>
          <table:table-cell office:value-type="string">
            <text:p>32.01</text:p>
          </table:table-cell>
          <table:table-cell office:value-type="string">
            <text:p>0.24039</text:p>
          </table:table-cell>
          <table:table-cell office:value-type="string">
            <text:p>1889.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string">
            <text:p>330.3</text:p>
          </table:table-cell>
          <table:table-cell office:value-type="string">
            <text:p>31.51</text:p>
          </table:table-cell>
          <table:table-cell office:value-type="string">
            <text:p>0.24054</text:p>
          </table:table-cell>
          <table:table-cell office:value-type="string">
            <text:p>2516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291">
            <text:p>291</text:p>
          </table:table-cell>
          <table:table-cell office:value-type="string">
            <text:p>32.57</text:p>
          </table:table-cell>
          <table:table-cell office:value-type="string">
            <text:p>0.24061</text:p>
          </table:table-cell>
          <table:table-cell office:value-type="string">
            <text:p>2142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249.8</text:p>
          </table:table-cell>
          <table:table-cell office:value-type="string">
            <text:p>32.89</text:p>
          </table:table-cell>
          <table:table-cell office:value-type="string">
            <text:p>0.24067</text:p>
          </table:table-cell>
          <table:table-cell office:value-type="string">
            <text:p>1512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170.2</text:p>
          </table:table-cell>
          <table:table-cell office:value-type="string">
            <text:p>31.77</text:p>
          </table:table-cell>
          <table:table-cell office:value-type="string">
            <text:p>0.24071</text:p>
          </table:table-cell>
          <table:table-cell office:value-type="string">
            <text:p>1070.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200.2</text:p>
          </table:table-cell>
          <table:table-cell office:value-type="string">
            <text:p>31.34</text:p>
          </table:table-cell>
          <table:table-cell office:value-type="string">
            <text:p>0.24076</text:p>
          </table:table-cell>
          <table:table-cell office:value-type="string">
            <text:p>1128.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161.4</text:p>
          </table:table-cell>
          <table:table-cell office:value-type="string">
            <text:p>32.19</text:p>
          </table:table-cell>
          <table:table-cell office:value-type="string">
            <text:p>0.24078</text:p>
          </table:table-cell>
          <table:table-cell office:value-type="string">
            <text:p>980.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string">
            <text:p>120.9</text:p>
          </table:table-cell>
          <table:table-cell office:value-type="string">
            <text:p>31.56</text:p>
          </table:table-cell>
          <table:table-cell office:value-type="string">
            <text:p>0.24082</text:p>
          </table:table-cell>
          <table:table-cell office:value-type="string">
            <text:p>775.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string">
            <text:p>91.6</text:p>
          </table:table-cell>
          <table:table-cell office:value-type="string">
            <text:p>30.61</text:p>
          </table:table-cell>
          <table:table-cell office:value-type="string">
            <text:p>0.2409</text:p>
          </table:table-cell>
          <table:table-cell office:value-type="string">
            <text:p>625.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string">
            <text:p>61.6</text:p>
          </table:table-cell>
          <table:table-cell office:value-type="string">
            <text:p>30.37</text:p>
          </table:table-cell>
          <table:table-cell office:value-type="string">
            <text:p>0.24094</text:p>
          </table:table-cell>
          <table:table-cell office:value-type="string">
            <text:p>441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37.8</text:p>
          </table:table-cell>
          <table:table-cell office:value-type="string">
            <text:p>30.04</text:p>
          </table:table-cell>
          <table:table-cell office:value-type="string">
            <text:p>0.24099</text:p>
          </table:table-cell>
          <table:table-cell office:value-type="string">
            <text:p>285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string">
            <text:p>13.5</text:p>
          </table:table-cell>
          <table:table-cell office:value-type="string">
            <text:p>29.59</text:p>
          </table:table-cell>
          <table:table-cell office:value-type="string">
            <text:p>0.24101</text:p>
          </table:table-cell>
          <table:table-cell office:value-type="string">
            <text:p>99.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string">
            <text:p>0.7</text:p>
          </table:table-cell>
          <table:table-cell office:value-type="string">
            <text:p>28.93</text:p>
          </table:table-cell>
          <table:table-cell office:value-type="float" office:value="241">
            <text:p>241</text:p>
          </table:table-cell>
          <table:table-cell office:value-type="string">
            <text:p>12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7.8</text:p>
          </table:table-cell>
          <table:table-cell office:value-type="string">
            <text:p>25.86</text:p>
          </table:table-cell>
          <table:table-cell office:value-type="float" office:value="246">
            <text:p>246</text:p>
          </table:table-cell>
          <table:table-cell office:value-type="string">
            <text:p>54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25.93</text:p>
          </table:table-cell>
          <table:table-cell office:value-type="string">
            <text:p>0.24617</text:p>
          </table:table-cell>
          <table:table-cell office:value-type="string">
            <text:p>130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32.1</text:p>
          </table:table-cell>
          <table:table-cell office:value-type="string">
            <text:p>26.27</text:p>
          </table:table-cell>
          <table:table-cell office:value-type="string">
            <text:p>0.24631</text:p>
          </table:table-cell>
          <table:table-cell office:value-type="string">
            <text:p>242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6.79</text:p>
          </table:table-cell>
          <table:table-cell office:value-type="string">
            <text:p>0.24648</text:p>
          </table:table-cell>
          <table:table-cell office:value-type="string">
            <text:p>37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67.9</text:p>
          </table:table-cell>
          <table:table-cell office:value-type="string">
            <text:p>27.2</text:p>
          </table:table-cell>
          <table:table-cell office:value-type="string">
            <text:p>0.24669</text:p>
          </table:table-cell>
          <table:table-cell office:value-type="string">
            <text:p>54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88.8</text:p>
          </table:table-cell>
          <table:table-cell office:value-type="string">
            <text:p>27.45</text:p>
          </table:table-cell>
          <table:table-cell office:value-type="string">
            <text:p>0.24703</text:p>
          </table:table-cell>
          <table:table-cell office:value-type="string">
            <text:p>716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17.3</text:p>
          </table:table-cell>
          <table:table-cell office:value-type="string">
            <text:p>27.88</text:p>
          </table:table-cell>
          <table:table-cell office:value-type="string">
            <text:p>0.24743</text:p>
          </table:table-cell>
          <table:table-cell office:value-type="string">
            <text:p>961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52.3</text:p>
          </table:table-cell>
          <table:table-cell office:value-type="string">
            <text:p>28.34</text:p>
          </table:table-cell>
          <table:table-cell office:value-type="string">
            <text:p>0.24787</text:p>
          </table:table-cell>
          <table:table-cell office:value-type="string">
            <text:p>1258.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89.1</text:p>
          </table:table-cell>
          <table:table-cell office:value-type="string">
            <text:p>28.7</text:p>
          </table:table-cell>
          <table:table-cell office:value-type="string">
            <text:p>0.24828</text:p>
          </table:table-cell>
          <table:table-cell office:value-type="string">
            <text:p>1568.2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228.8</text:p>
          </table:table-cell>
          <table:table-cell office:value-type="string">
            <text:p>29.38</text:p>
          </table:table-cell>
          <table:table-cell office:value-type="string">
            <text:p>0.24878</text:p>
          </table:table-cell>
          <table:table-cell office:value-type="string">
            <text:p>1919.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267.2</text:p>
          </table:table-cell>
          <table:table-cell office:value-type="string">
            <text:p>29.95</text:p>
          </table:table-cell>
          <table:table-cell office:value-type="string">
            <text:p>0.24932</text:p>
          </table:table-cell>
          <table:table-cell office:value-type="string">
            <text:p>2273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300.6</text:p>
          </table:table-cell>
          <table:table-cell office:value-type="string">
            <text:p>30.97</text:p>
          </table:table-cell>
          <table:table-cell office:value-type="string">
            <text:p>0.24983</text:p>
          </table:table-cell>
          <table:table-cell office:value-type="string">
            <text:p>2536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363.1</text:p>
          </table:table-cell>
          <table:table-cell office:value-type="string">
            <text:p>31.77</text:p>
          </table:table-cell>
          <table:table-cell office:value-type="string">
            <text:p>0.25035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415.5</text:p>
          </table:table-cell>
          <table:table-cell office:value-type="string">
            <text:p>31.83</text:p>
          </table:table-cell>
          <table:table-cell office:value-type="string">
            <text:p>0.25086</text:p>
          </table:table-cell>
          <table:table-cell office:value-type="string">
            <text:p>3447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 office:value-type="string">
            <text:p>32.46</text:p>
          </table:table-cell>
          <table:table-cell office:value-type="string">
            <text:p>0.2513</text:p>
          </table:table-cell>
          <table:table-cell office:value-type="string">
            <text:p>3828.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501.1</text:p>
          </table:table-cell>
          <table:table-cell office:value-type="string">
            <text:p>32.64</text:p>
          </table:table-cell>
          <table:table-cell office:value-type="string">
            <text:p>0.25169</text:p>
          </table:table-cell>
          <table:table-cell office:value-type="string">
            <text:p>4122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541.9</text:p>
          </table:table-cell>
          <table:table-cell office:value-type="string">
            <text:p>32.25</text:p>
          </table:table-cell>
          <table:table-cell office:value-type="string">
            <text:p>0.25207</text:p>
          </table:table-cell>
          <table:table-cell office:value-type="string">
            <text:p>4467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576.7</text:p>
          </table:table-cell>
          <table:table-cell office:value-type="string">
            <text:p>32.86</text:p>
          </table:table-cell>
          <table:table-cell office:value-type="string">
            <text:p>0.25249</text:p>
          </table:table-cell>
          <table:table-cell office:value-type="string">
            <text:p>4769.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615.4</text:p>
          </table:table-cell>
          <table:table-cell office:value-type="string">
            <text:p>32.21</text:p>
          </table:table-cell>
          <table:table-cell office:value-type="string">
            <text:p>0.2529</text:p>
          </table:table-cell>
          <table:table-cell office:value-type="string">
            <text:p>5127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645.5</text:p>
          </table:table-cell>
          <table:table-cell office:value-type="string">
            <text:p>32.11</text:p>
          </table:table-cell>
          <table:table-cell office:value-type="string">
            <text:p>0.2533</text:p>
          </table:table-cell>
          <table:table-cell office:value-type="string">
            <text:p>5377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683.2</text:p>
          </table:table-cell>
          <table:table-cell office:value-type="string">
            <text:p>32.76</text:p>
          </table:table-cell>
          <table:table-cell office:value-type="string">
            <text:p>0.25372</text:p>
          </table:table-cell>
          <table:table-cell office:value-type="string">
            <text:p>5681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25">
            <text:p>725</text:p>
          </table:table-cell>
          <table:table-cell office:value-type="string">
            <text:p>33.21</text:p>
          </table:table-cell>
          <table:table-cell office:value-type="string">
            <text:p>0.25406</text:p>
          </table:table-cell>
          <table:table-cell office:value-type="string">
            <text:p>5985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761.3</text:p>
          </table:table-cell>
          <table:table-cell office:value-type="string">
            <text:p>32.81</text:p>
          </table:table-cell>
          <table:table-cell office:value-type="string">
            <text:p>0.25442</text:p>
          </table:table-cell>
          <table:table-cell office:value-type="string">
            <text:p>6271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786">
            <text:p>786</text:p>
          </table:table-cell>
          <table:table-cell office:value-type="string">
            <text:p>33.53</text:p>
          </table:table-cell>
          <table:table-cell office:value-type="string">
            <text:p>0.25476</text:p>
          </table:table-cell>
          <table:table-cell office:value-type="string">
            <text:p>6445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816.4</text:p>
          </table:table-cell>
          <table:table-cell office:value-type="string">
            <text:p>33.5</text:p>
          </table:table-cell>
          <table:table-cell office:value-type="string">
            <text:p>0.25513</text:p>
          </table:table-cell>
          <table:table-cell office:value-type="string">
            <text:p>6686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843.8</text:p>
          </table:table-cell>
          <table:table-cell office:value-type="string">
            <text:p>33.36</text:p>
          </table:table-cell>
          <table:table-cell office:value-type="string">
            <text:p>0.2555</text:p>
          </table:table-cell>
          <table:table-cell office:value-type="string">
            <text:p>6873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868.8</text:p>
          </table:table-cell>
          <table:table-cell office:value-type="string">
            <text:p>33.28</text:p>
          </table:table-cell>
          <table:table-cell office:value-type="string">
            <text:p>0.25589</text:p>
          </table:table-cell>
          <table:table-cell office:value-type="string">
            <text:p>7046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898.1</text:p>
          </table:table-cell>
          <table:table-cell office:value-type="string">
            <text:p>33.61</text:p>
          </table:table-cell>
          <table:table-cell office:value-type="string">
            <text:p>0.25624</text:p>
          </table:table-cell>
          <table:table-cell office:value-type="string">
            <text:p>726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923.6</text:p>
          </table:table-cell>
          <table:table-cell office:value-type="string">
            <text:p>34.08</text:p>
          </table:table-cell>
          <table:table-cell office:value-type="string">
            <text:p>0.25659</text:p>
          </table:table-cell>
          <table:table-cell office:value-type="string">
            <text:p>7395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944.6</text:p>
          </table:table-cell>
          <table:table-cell office:value-type="string">
            <text:p>34.32</text:p>
          </table:table-cell>
          <table:table-cell office:value-type="string">
            <text:p>0.25692</text:p>
          </table:table-cell>
          <table:table-cell office:value-type="string">
            <text:p>7527.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964.3</text:p>
          </table:table-cell>
          <table:table-cell office:value-type="string">
            <text:p>34.09</text:p>
          </table:table-cell>
          <table:table-cell office:value-type="string">
            <text:p>0.25726</text:p>
          </table:table-cell>
          <table:table-cell office:value-type="string">
            <text:p>7654.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977.2</text:p>
          </table:table-cell>
          <table:table-cell office:value-type="string">
            <text:p>34.26</text:p>
          </table:table-cell>
          <table:table-cell office:value-type="string">
            <text:p>0.25761</text:p>
          </table:table-cell>
          <table:table-cell office:value-type="string">
            <text:p>7762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993.9</text:p>
          </table:table-cell>
          <table:table-cell office:value-type="string">
            <text:p>34.16</text:p>
          </table:table-cell>
          <table:table-cell office:value-type="float" office:value="258">
            <text:p>258</text:p>
          </table:table-cell>
          <table:table-cell office:value-type="string">
            <text:p>7882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1004.4</text:p>
          </table:table-cell>
          <table:table-cell office:value-type="string">
            <text:p>35.74</text:p>
          </table:table-cell>
          <table:table-cell office:value-type="string">
            <text:p>0.25833</text:p>
          </table:table-cell>
          <table:table-cell office:value-type="string">
            <text:p>7918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1009.5</text:p>
          </table:table-cell>
          <table:table-cell office:value-type="string">
            <text:p>34.85</text:p>
          </table:table-cell>
          <table:table-cell office:value-type="string">
            <text:p>0.25868</text:p>
          </table:table-cell>
          <table:table-cell office:value-type="string">
            <text:p>8001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972.3</text:p>
          </table:table-cell>
          <table:table-cell office:value-type="string">
            <text:p>35.26</text:p>
          </table:table-cell>
          <table:table-cell office:value-type="string">
            <text:p>0.25903</text:p>
          </table:table-cell>
          <table:table-cell office:value-type="string">
            <text:p>7694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1001.5</text:p>
          </table:table-cell>
          <table:table-cell office:value-type="string">
            <text:p>35.66</text:p>
          </table:table-cell>
          <table:table-cell office:value-type="string">
            <text:p>0.25933</text:p>
          </table:table-cell>
          <table:table-cell office:value-type="string">
            <text:p>7893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983.3</text:p>
          </table:table-cell>
          <table:table-cell office:value-type="string">
            <text:p>35.19</text:p>
          </table:table-cell>
          <table:table-cell office:value-type="string">
            <text:p>0.25961</text:p>
          </table:table-cell>
          <table:table-cell office:value-type="string">
            <text:p>7824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1056.1</text:p>
          </table:table-cell>
          <table:table-cell office:value-type="string">
            <text:p>34.71</text:p>
          </table:table-cell>
          <table:table-cell office:value-type="string">
            <text:p>0.2599</text:p>
          </table:table-cell>
          <table:table-cell office:value-type="string">
            <text:p>8194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1068.4</text:p>
          </table:table-cell>
          <table:table-cell office:value-type="string">
            <text:p>34.96</text:p>
          </table:table-cell>
          <table:table-cell office:value-type="string">
            <text:p>0.26019</text:p>
          </table:table-cell>
          <table:table-cell office:value-type="string">
            <text:p>8230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794.8</text:p>
          </table:table-cell>
          <table:table-cell office:value-type="string">
            <text:p>34.68</text:p>
          </table:table-cell>
          <table:table-cell office:value-type="string">
            <text:p>0.26046</text:p>
          </table:table-cell>
          <table:table-cell office:value-type="string">
            <text:p>6243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09">
            <text:p>209</text:p>
          </table:table-cell>
          <table:table-cell office:value-type="string">
            <text:p>33.91</text:p>
          </table:table-cell>
          <table:table-cell office:value-type="string">
            <text:p>0.26072</text:p>
          </table:table-cell>
          <table:table-cell office:value-type="string">
            <text:p>1628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988.4</text:p>
          </table:table-cell>
          <table:table-cell office:value-type="string">
            <text:p>34.63</text:p>
          </table:table-cell>
          <table:table-cell office:value-type="string">
            <text:p>0.26105</text:p>
          </table:table-cell>
          <table:table-cell office:value-type="string">
            <text:p>7785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string">
            <text:p>1060.6</text:p>
          </table:table-cell>
          <table:table-cell office:value-type="string">
            <text:p>34.66</text:p>
          </table:table-cell>
          <table:table-cell office:value-type="string">
            <text:p>0.26142</text:p>
          </table:table-cell>
          <table:table-cell office:value-type="string">
            <text:p>8262.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1044.4</text:p>
          </table:table-cell>
          <table:table-cell office:value-type="string">
            <text:p>35.34</text:p>
          </table:table-cell>
          <table:table-cell office:value-type="string">
            <text:p>0.2617</text:p>
          </table:table-cell>
          <table:table-cell office:value-type="string">
            <text:p>7915.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string">
            <text:p>1052.6</text:p>
          </table:table-cell>
          <table:table-cell office:value-type="string">
            <text:p>35.29</text:p>
          </table:table-cell>
          <table:table-cell office:value-type="string">
            <text:p>0.26199</text:p>
          </table:table-cell>
          <table:table-cell office:value-type="string">
            <text:p>8008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999.2</text:p>
          </table:table-cell>
          <table:table-cell office:value-type="string">
            <text:p>35.41</text:p>
          </table:table-cell>
          <table:table-cell office:value-type="string">
            <text:p>0.26229</text:p>
          </table:table-cell>
          <table:table-cell office:value-type="string">
            <text:p>7630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936.6</text:p>
          </table:table-cell>
          <table:table-cell office:value-type="string">
            <text:p>35.94</text:p>
          </table:table-cell>
          <table:table-cell office:value-type="string">
            <text:p>0.26255</text:p>
          </table:table-cell>
          <table:table-cell office:value-type="string">
            <text:p>6907.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861.8</text:p>
          </table:table-cell>
          <table:table-cell office:value-type="string">
            <text:p>35.6</text:p>
          </table:table-cell>
          <table:table-cell office:value-type="string">
            <text:p>0.26284</text:p>
          </table:table-cell>
          <table:table-cell office:value-type="string">
            <text:p>6248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958.1</text:p>
          </table:table-cell>
          <table:table-cell office:value-type="string">
            <text:p>36.43</text:p>
          </table:table-cell>
          <table:table-cell office:value-type="string">
            <text:p>0.2631</text:p>
          </table:table-cell>
          <table:table-cell office:value-type="string">
            <text:p>7202.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999.3</text:p>
          </table:table-cell>
          <table:table-cell office:value-type="string">
            <text:p>35.73</text:p>
          </table:table-cell>
          <table:table-cell office:value-type="string">
            <text:p>0.26338</text:p>
          </table:table-cell>
          <table:table-cell office:value-type="string">
            <text:p>7441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string">
            <text:p>924.7</text:p>
          </table:table-cell>
          <table:table-cell office:value-type="string">
            <text:p>36.42</text:p>
          </table:table-cell>
          <table:table-cell office:value-type="string">
            <text:p>0.26364</text:p>
          </table:table-cell>
          <table:table-cell office:value-type="string">
            <text:p>6835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851.1</text:p>
          </table:table-cell>
          <table:table-cell office:value-type="string">
            <text:p>36.37</text:p>
          </table:table-cell>
          <table:table-cell office:value-type="string">
            <text:p>0.26382</text:p>
          </table:table-cell>
          <table:table-cell office:value-type="string">
            <text:p>623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538.3</text:p>
          </table:table-cell>
          <table:table-cell office:value-type="string">
            <text:p>35.56</text:p>
          </table:table-cell>
          <table:table-cell office:value-type="string">
            <text:p>0.26402</text:p>
          </table:table-cell>
          <table:table-cell office:value-type="string">
            <text:p>4135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string">
            <text:p>573.9</text:p>
          </table:table-cell>
          <table:table-cell office:value-type="string">
            <text:p>35.68</text:p>
          </table:table-cell>
          <table:table-cell office:value-type="string">
            <text:p>0.26419</text:p>
          </table:table-cell>
          <table:table-cell office:value-type="string">
            <text:p>4404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725">
            <text:p>725</text:p>
          </table:table-cell>
          <table:table-cell office:value-type="string">
            <text:p>36.46</text:p>
          </table:table-cell>
          <table:table-cell office:value-type="string">
            <text:p>0.26434</text:p>
          </table:table-cell>
          <table:table-cell office:value-type="string">
            <text:p>5535.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738.4</text:p>
          </table:table-cell>
          <table:table-cell office:value-type="string">
            <text:p>35.51</text:p>
          </table:table-cell>
          <table:table-cell office:value-type="string">
            <text:p>0.26453</text:p>
          </table:table-cell>
          <table:table-cell office:value-type="string">
            <text:p>5564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716.6</text:p>
          </table:table-cell>
          <table:table-cell office:value-type="string">
            <text:p>36.33</text:p>
          </table:table-cell>
          <table:table-cell office:value-type="string">
            <text:p>0.26468</text:p>
          </table:table-cell>
          <table:table-cell office:value-type="string">
            <text:p>5407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string">
            <text:p>387.4</text:p>
          </table:table-cell>
          <table:table-cell office:value-type="string">
            <text:p>35.5</text:p>
          </table:table-cell>
          <table:table-cell office:value-type="string">
            <text:p>0.26483</text:p>
          </table:table-cell>
          <table:table-cell office:value-type="string">
            <text:p>2976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439">
            <text:p>439</text:p>
          </table:table-cell>
          <table:table-cell office:value-type="string">
            <text:p>35.18</text:p>
          </table:table-cell>
          <table:table-cell office:value-type="string">
            <text:p>0.26502</text:p>
          </table:table-cell>
          <table:table-cell office:value-type="string">
            <text:p>3421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string">
            <text:p>444.7</text:p>
          </table:table-cell>
          <table:table-cell office:value-type="string">
            <text:p>35.48</text:p>
          </table:table-cell>
          <table:table-cell office:value-type="string">
            <text:p>0.26516</text:p>
          </table:table-cell>
          <table:table-cell office:value-type="string">
            <text:p>3471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351.1</text:p>
          </table:table-cell>
          <table:table-cell office:value-type="string">
            <text:p>35.25</text:p>
          </table:table-cell>
          <table:table-cell office:value-type="string">
            <text:p>0.26528</text:p>
          </table:table-cell>
          <table:table-cell office:value-type="string">
            <text:p>2716.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237.8</text:p>
          </table:table-cell>
          <table:table-cell office:value-type="string">
            <text:p>34.94</text:p>
          </table:table-cell>
          <table:table-cell office:value-type="string">
            <text:p>0.26539</text:p>
          </table:table-cell>
          <table:table-cell office:value-type="string">
            <text:p>1866.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258.1</text:p>
          </table:table-cell>
          <table:table-cell office:value-type="string">
            <text:p>34.54</text:p>
          </table:table-cell>
          <table:table-cell office:value-type="string">
            <text:p>0.26553</text:p>
          </table:table-cell>
          <table:table-cell office:value-type="string">
            <text:p>2036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269.1</text:p>
          </table:table-cell>
          <table:table-cell office:value-type="string">
            <text:p>33.37</text:p>
          </table:table-cell>
          <table:table-cell office:value-type="string">
            <text:p>0.26577</text:p>
          </table:table-cell>
          <table:table-cell office:value-type="string">
            <text:p>2078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203.5</text:p>
          </table:table-cell>
          <table:table-cell office:value-type="string">
            <text:p>32.39</text:p>
          </table:table-cell>
          <table:table-cell office:value-type="string">
            <text:p>0.26597</text:p>
          </table:table-cell>
          <table:table-cell office:value-type="string">
            <text:p>1607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162.4</text:p>
          </table:table-cell>
          <table:table-cell office:value-type="string">
            <text:p>31.87</text:p>
          </table:table-cell>
          <table:table-cell office:value-type="string">
            <text:p>0.2662</text:p>
          </table:table-cell>
          <table:table-cell office:value-type="string">
            <text:p>1269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157.5</text:p>
          </table:table-cell>
          <table:table-cell office:value-type="string">
            <text:p>31.02</text:p>
          </table:table-cell>
          <table:table-cell office:value-type="string">
            <text:p>0.26642</text:p>
          </table:table-cell>
          <table:table-cell office:value-type="string">
            <text:p>1210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146.3</text:p>
          </table:table-cell>
          <table:table-cell office:value-type="string">
            <text:p>28.93</text:p>
          </table:table-cell>
          <table:table-cell office:value-type="string">
            <text:p>0.26667</text:p>
          </table:table-cell>
          <table:table-cell office:value-type="string">
            <text:p>1042.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94.1</text:p>
          </table:table-cell>
          <table:table-cell office:value-type="string">
            <text:p>28.44</text:p>
          </table:table-cell>
          <table:table-cell office:value-type="string">
            <text:p>0.26688</text:p>
          </table:table-cell>
          <table:table-cell office:value-type="string">
            <text:p>699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string">
            <text:p>69.2</text:p>
          </table:table-cell>
          <table:table-cell office:value-type="string">
            <text:p>28.06</text:p>
          </table:table-cell>
          <table:table-cell office:value-type="string">
            <text:p>0.26706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54.9</text:p>
          </table:table-cell>
          <table:table-cell office:value-type="string">
            <text:p>28.42</text:p>
          </table:table-cell>
          <table:table-cell office:value-type="string">
            <text:p>0.26722</text:p>
          </table:table-cell>
          <table:table-cell office:value-type="string">
            <text:p>421.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36.3</text:p>
          </table:table-cell>
          <table:table-cell office:value-type="string">
            <text:p>28.58</text:p>
          </table:table-cell>
          <table:table-cell office:value-type="string">
            <text:p>0.26738</text:p>
          </table:table-cell>
          <table:table-cell office:value-type="string">
            <text:p>269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string">
            <text:p>20.7</text:p>
          </table:table-cell>
          <table:table-cell office:value-type="string">
            <text:p>28.33</text:p>
          </table:table-cell>
          <table:table-cell office:value-type="string">
            <text:p>0.26757</text:p>
          </table:table-cell>
          <table:table-cell office:value-type="string">
            <text:p>154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11.2</text:p>
          </table:table-cell>
          <table:table-cell office:value-type="string">
            <text:p>28.24</text:p>
          </table:table-cell>
          <table:table-cell office:value-type="string">
            <text:p>0.26772</text:p>
          </table:table-cell>
          <table:table-cell office:value-type="string">
            <text:p>83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4.5</text:p>
          </table:table-cell>
          <table:table-cell office:value-type="string">
            <text:p>28.22</text:p>
          </table:table-cell>
          <table:table-cell office:value-type="string">
            <text:p>0.26791</text:p>
          </table:table-cell>
          <table:table-cell office:value-type="string">
            <text:p>37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string">
            <text:p>0.1</text:p>
          </table:table-cell>
          <table:table-cell office:value-type="string">
            <text:p>28.42</text:p>
          </table:table-cell>
          <table:table-cell office:value-type="string">
            <text:p>0.26807</text:p>
          </table:table-cell>
          <table:table-cell office:value-type="string">
            <text:p>6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.25</text:p>
          </table:table-cell>
          <table:table-cell office:value-type="string">
            <text:p>27.33</text:p>
          </table:table-cell>
          <table:table-cell office:value-type="string">
            <text:p>0.27375</text:p>
          </table:table-cell>
          <table:table-cell office:value-type="string">
            <text:p>6.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25.55</text:p>
          </table:table-cell>
          <table:table-cell office:value-type="string">
            <text:p>0.27626</text:p>
          </table:table-cell>
          <table:table-cell office:value-type="string">
            <text:p>43.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9.4</text:p>
          </table:table-cell>
          <table:table-cell office:value-type="string">
            <text:p>25.54</text:p>
          </table:table-cell>
          <table:table-cell office:value-type="string">
            <text:p>0.27637</text:p>
          </table:table-cell>
          <table:table-cell office:value-type="string">
            <text:p>64.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.3</text:p>
          </table:table-cell>
          <table:table-cell office:value-type="string">
            <text:p>25.55</text:p>
          </table:table-cell>
          <table:table-cell office:value-type="string">
            <text:p>0.27648</text:p>
          </table:table-cell>
          <table:table-cell office:value-type="string">
            <text:p>15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3.7</text:p>
          </table:table-cell>
          <table:table-cell office:value-type="string">
            <text:p>26.53</text:p>
          </table:table-cell>
          <table:table-cell office:value-type="string">
            <text:p>0.27657</text:p>
          </table:table-cell>
          <table:table-cell office:value-type="string">
            <text:p>252.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37.2</text:p>
          </table:table-cell>
          <table:table-cell office:value-type="string">
            <text:p>26.16</text:p>
          </table:table-cell>
          <table:table-cell office:value-type="string">
            <text:p>0.27665</text:p>
          </table:table-cell>
          <table:table-cell office:value-type="string">
            <text:p>282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71.1</text:p>
          </table:table-cell>
          <table:table-cell office:value-type="string">
            <text:p>27.54</text:p>
          </table:table-cell>
          <table:table-cell office:value-type="string">
            <text:p>0.27672</text:p>
          </table:table-cell>
          <table:table-cell office:value-type="string">
            <text:p>562.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string">
            <text:p>28.82</text:p>
          </table:table-cell>
          <table:table-cell office:value-type="string">
            <text:p>0.27684</text:p>
          </table:table-cell>
          <table:table-cell office:value-type="string">
            <text:p>1103.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169.8</text:p>
          </table:table-cell>
          <table:table-cell office:value-type="string">
            <text:p>29.55</text:p>
          </table:table-cell>
          <table:table-cell office:value-type="string">
            <text:p>0.27694</text:p>
          </table:table-cell>
          <table:table-cell office:value-type="string">
            <text:p>1401.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29.47</text:p>
          </table:table-cell>
          <table:table-cell office:value-type="string">
            <text:p>0.27706</text:p>
          </table:table-cell>
          <table:table-cell office:value-type="string">
            <text:p>1486.95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216.1</text:p>
          </table:table-cell>
          <table:table-cell office:value-type="string">
            <text:p>29.87</text:p>
          </table:table-cell>
          <table:table-cell office:value-type="string">
            <text:p>0.27716</text:p>
          </table:table-cell>
          <table:table-cell office:value-type="string">
            <text:p>1797.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266.9</text:p>
          </table:table-cell>
          <table:table-cell office:value-type="string">
            <text:p>30.68</text:p>
          </table:table-cell>
          <table:table-cell office:value-type="string">
            <text:p>0.27725</text:p>
          </table:table-cell>
          <table:table-cell office:value-type="string">
            <text:p>2273.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307.8</text:p>
          </table:table-cell>
          <table:table-cell office:value-type="string">
            <text:p>30.01</text:p>
          </table:table-cell>
          <table:table-cell office:value-type="string">
            <text:p>0.27743</text:p>
          </table:table-cell>
          <table:table-cell office:value-type="string">
            <text:p>2645.4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12">
            <text:p>312</text:p>
          </table:table-cell>
          <table:table-cell office:value-type="string">
            <text:p>29.07</text:p>
          </table:table-cell>
          <table:table-cell office:value-type="string">
            <text:p>0.27756</text:p>
          </table:table-cell>
          <table:table-cell office:value-type="string">
            <text:p>2668.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87">
            <text:p>387</text:p>
          </table:table-cell>
          <table:table-cell office:value-type="string">
            <text:p>29.15</text:p>
          </table:table-cell>
          <table:table-cell office:value-type="string">
            <text:p>0.27769</text:p>
          </table:table-cell>
          <table:table-cell office:value-type="string">
            <text:p>3276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421.9</text:p>
          </table:table-cell>
          <table:table-cell office:value-type="string">
            <text:p>28.88</text:p>
          </table:table-cell>
          <table:table-cell office:value-type="string">
            <text:p>0.27784</text:p>
          </table:table-cell>
          <table:table-cell office:value-type="string">
            <text:p>3503.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464.7</text:p>
          </table:table-cell>
          <table:table-cell office:value-type="string">
            <text:p>29.04</text:p>
          </table:table-cell>
          <table:table-cell office:value-type="string">
            <text:p>0.27805</text:p>
          </table:table-cell>
          <table:table-cell office:value-type="string">
            <text:p>3860.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506.9</text:p>
          </table:table-cell>
          <table:table-cell office:value-type="string">
            <text:p>29.49</text:p>
          </table:table-cell>
          <table:table-cell office:value-type="string">
            <text:p>0.27827</text:p>
          </table:table-cell>
          <table:table-cell office:value-type="string">
            <text:p>4215.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548.6</text:p>
          </table:table-cell>
          <table:table-cell office:value-type="string">
            <text:p>29.89</text:p>
          </table:table-cell>
          <table:table-cell office:value-type="string">
            <text:p>0.27845</text:p>
          </table:table-cell>
          <table:table-cell office:value-type="string">
            <text:p>4559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6">
            <text:p>586</text:p>
          </table:table-cell>
          <table:table-cell office:value-type="string">
            <text:p>29.87</text:p>
          </table:table-cell>
          <table:table-cell office:value-type="string">
            <text:p>0.27869</text:p>
          </table:table-cell>
          <table:table-cell office:value-type="string">
            <text:p>4871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625.4</text:p>
          </table:table-cell>
          <table:table-cell office:value-type="string">
            <text:p>30.65</text:p>
          </table:table-cell>
          <table:table-cell office:value-type="string">
            <text:p>0.27887</text:p>
          </table:table-cell>
          <table:table-cell office:value-type="string">
            <text:p>5236.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664.5</text:p>
          </table:table-cell>
          <table:table-cell office:value-type="string">
            <text:p>31.29</text:p>
          </table:table-cell>
          <table:table-cell office:value-type="string">
            <text:p>0.27903</text:p>
          </table:table-cell>
          <table:table-cell office:value-type="string">
            <text:p>5533.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700.4</text:p>
          </table:table-cell>
          <table:table-cell office:value-type="string">
            <text:p>32.28</text:p>
          </table:table-cell>
          <table:table-cell office:value-type="string">
            <text:p>0.27916</text:p>
          </table:table-cell>
          <table:table-cell office:value-type="string">
            <text:p>5845.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736.6</text:p>
          </table:table-cell>
          <table:table-cell office:value-type="string">
            <text:p>32.3</text:p>
          </table:table-cell>
          <table:table-cell office:value-type="string">
            <text:p>0.27934</text:p>
          </table:table-cell>
          <table:table-cell office:value-type="string">
            <text:p>6108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769.6</text:p>
          </table:table-cell>
          <table:table-cell office:value-type="string">
            <text:p>33.34</text:p>
          </table:table-cell>
          <table:table-cell office:value-type="string">
            <text:p>0.27951</text:p>
          </table:table-cell>
          <table:table-cell office:value-type="string">
            <text:p>6353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801.3</text:p>
          </table:table-cell>
          <table:table-cell office:value-type="string">
            <text:p>33.49</text:p>
          </table:table-cell>
          <table:table-cell office:value-type="string">
            <text:p>0.27971</text:p>
          </table:table-cell>
          <table:table-cell office:value-type="string">
            <text:p>6574.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827.4</text:p>
          </table:table-cell>
          <table:table-cell office:value-type="string">
            <text:p>33.41</text:p>
          </table:table-cell>
          <table:table-cell office:value-type="string">
            <text:p>0.27991</text:p>
          </table:table-cell>
          <table:table-cell office:value-type="string">
            <text:p>6793.7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string">
            <text:p>865.1</text:p>
          </table:table-cell>
          <table:table-cell office:value-type="string">
            <text:p>34.24</text:p>
          </table:table-cell>
          <table:table-cell office:value-type="string">
            <text:p>0.28008</text:p>
          </table:table-cell>
          <table:table-cell office:value-type="string">
            <text:p>7072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string">
            <text:p>894.5</text:p>
          </table:table-cell>
          <table:table-cell office:value-type="string">
            <text:p>35.1</text:p>
          </table:table-cell>
          <table:table-cell office:value-type="string">
            <text:p>0.28026</text:p>
          </table:table-cell>
          <table:table-cell office:value-type="string">
            <text:p>7234.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850">
            <text:p>850</text:p>
          </table:table-cell>
          <table:table-cell office:value-type="string">
            <text:p>34.41</text:p>
          </table:table-cell>
          <table:table-cell office:value-type="string">
            <text:p>0.28043</text:p>
          </table:table-cell>
          <table:table-cell office:value-type="string">
            <text:p>6921.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859.6</text:p>
          </table:table-cell>
          <table:table-cell office:value-type="string">
            <text:p>35.21</text:p>
          </table:table-cell>
          <table:table-cell office:value-type="string">
            <text:p>0.28059</text:p>
          </table:table-cell>
          <table:table-cell office:value-type="string">
            <text:p>7590.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959.4</text:p>
          </table:table-cell>
          <table:table-cell office:value-type="string">
            <text:p>35.99</text:p>
          </table:table-cell>
          <table:table-cell office:value-type="string">
            <text:p>0.28074</text:p>
          </table:table-cell>
          <table:table-cell office:value-type="string">
            <text:p>7692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986.7</text:p>
          </table:table-cell>
          <table:table-cell office:value-type="float" office:value="35">
            <text:p>35</text:p>
          </table:table-cell>
          <table:table-cell office:value-type="string">
            <text:p>0.28097</text:p>
          </table:table-cell>
          <table:table-cell office:value-type="string">
            <text:p>7863.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1015.5</text:p>
          </table:table-cell>
          <table:table-cell office:value-type="string">
            <text:p>34.98</text:p>
          </table:table-cell>
          <table:table-cell office:value-type="string">
            <text:p>0.28116</text:p>
          </table:table-cell>
          <table:table-cell office:value-type="string">
            <text:p>808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1056.8</text:p>
          </table:table-cell>
          <table:table-cell office:value-type="string">
            <text:p>35.62</text:p>
          </table:table-cell>
          <table:table-cell office:value-type="string">
            <text:p>0.28134</text:p>
          </table:table-cell>
          <table:table-cell office:value-type="string">
            <text:p>8278.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921.6</text:p>
          </table:table-cell>
          <table:table-cell office:value-type="string">
            <text:p>35.35</text:p>
          </table:table-cell>
          <table:table-cell office:value-type="string">
            <text:p>0.28156</text:p>
          </table:table-cell>
          <table:table-cell office:value-type="string">
            <text:p>6613.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733.1</text:p>
          </table:table-cell>
          <table:table-cell office:value-type="string">
            <text:p>35.88</text:p>
          </table:table-cell>
          <table:table-cell office:value-type="string">
            <text:p>0.28175</text:p>
          </table:table-cell>
          <table:table-cell office:value-type="string">
            <text:p>5992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733.1</text:p>
          </table:table-cell>
          <table:table-cell office:value-type="string">
            <text:p>35.14</text:p>
          </table:table-cell>
          <table:table-cell office:value-type="string">
            <text:p>0.28193</text:p>
          </table:table-cell>
          <table:table-cell office:value-type="string">
            <text:p>5367.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1096.7</text:p>
          </table:table-cell>
          <table:table-cell office:value-type="string">
            <text:p>36.19</text:p>
          </table:table-cell>
          <table:table-cell office:value-type="string">
            <text:p>0.28213</text:p>
          </table:table-cell>
          <table:table-cell office:value-type="string">
            <text:p>8130.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827.1</text:p>
          </table:table-cell>
          <table:table-cell office:value-type="string">
            <text:p>35.6</text:p>
          </table:table-cell>
          <table:table-cell office:value-type="string">
            <text:p>0.2823</text:p>
          </table:table-cell>
          <table:table-cell office:value-type="string">
            <text:p>6526.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1105.8</text:p>
          </table:table-cell>
          <table:table-cell office:value-type="string">
            <text:p>35.52</text:p>
          </table:table-cell>
          <table:table-cell office:value-type="string">
            <text:p>0.28249</text:p>
          </table:table-cell>
          <table:table-cell office:value-type="string">
            <text:p>8428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132.6</text:p>
          </table:table-cell>
          <table:table-cell office:value-type="string">
            <text:p>35.3</text:p>
          </table:table-cell>
          <table:table-cell office:value-type="string">
            <text:p>0.28272</text:p>
          </table:table-cell>
          <table:table-cell office:value-type="string">
            <text:p>8425.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1159.9</text:p>
          </table:table-cell>
          <table:table-cell office:value-type="string">
            <text:p>35.93</text:p>
          </table:table-cell>
          <table:table-cell office:value-type="string">
            <text:p>0.28294</text:p>
          </table:table-cell>
          <table:table-cell office:value-type="string">
            <text:p>8420.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1028.1</text:p>
          </table:table-cell>
          <table:table-cell office:value-type="string">
            <text:p>35.89</text:p>
          </table:table-cell>
          <table:table-cell office:value-type="string">
            <text:p>0.28311</text:p>
          </table:table-cell>
          <table:table-cell office:value-type="string">
            <text:p>7785.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string">
            <text:p>1047.5</text:p>
          </table:table-cell>
          <table:table-cell office:value-type="string">
            <text:p>36.25</text:p>
          </table:table-cell>
          <table:table-cell office:value-type="string">
            <text:p>0.28332</text:p>
          </table:table-cell>
          <table:table-cell office:value-type="string">
            <text:p>7816.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1028.1</text:p>
          </table:table-cell>
          <table:table-cell office:value-type="string">
            <text:p>36.11</text:p>
          </table:table-cell>
          <table:table-cell office:value-type="string">
            <text:p>0.28351</text:p>
          </table:table-cell>
          <table:table-cell office:value-type="string">
            <text:p>7476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1085.8</text:p>
          </table:table-cell>
          <table:table-cell office:value-type="string">
            <text:p>36.08</text:p>
          </table:table-cell>
          <table:table-cell office:value-type="string">
            <text:p>0.28375</text:p>
          </table:table-cell>
          <table:table-cell office:value-type="string">
            <text:p>8296.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05">
            <text:p>605</text:p>
          </table:table-cell>
          <table:table-cell office:value-type="string">
            <text:p>35.44</text:p>
          </table:table-cell>
          <table:table-cell office:value-type="string">
            <text:p>0.28397</text:p>
          </table:table-cell>
          <table:table-cell office:value-type="string">
            <text:p>4583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980.7</text:p>
          </table:table-cell>
          <table:table-cell office:value-type="string">
            <text:p>36.18</text:p>
          </table:table-cell>
          <table:table-cell office:value-type="string">
            <text:p>0.28419</text:p>
          </table:table-cell>
          <table:table-cell office:value-type="string">
            <text:p>7574.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688.8</text:p>
          </table:table-cell>
          <table:table-cell office:value-type="string">
            <text:p>36.03</text:p>
          </table:table-cell>
          <table:table-cell office:value-type="string">
            <text:p>0.28442</text:p>
          </table:table-cell>
          <table:table-cell office:value-type="string">
            <text:p>5324.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string">
            <text:p>813.85</text:p>
          </table:table-cell>
          <table:table-cell office:value-type="string">
            <text:p>36.23</text:p>
          </table:table-cell>
          <table:table-cell office:value-type="string">
            <text:p>0.28464</text:p>
          </table:table-cell>
          <table:table-cell office:value-type="string">
            <text:p>6276.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824.6</text:p>
          </table:table-cell>
          <table:table-cell office:value-type="string">
            <text:p>36.54</text:p>
          </table:table-cell>
          <table:table-cell office:value-type="string">
            <text:p>0.28487</text:p>
          </table:table-cell>
          <table:table-cell office:value-type="string">
            <text:p>6230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897.5</text:p>
          </table:table-cell>
          <table:table-cell office:value-type="string">
            <text:p>36.07</text:p>
          </table:table-cell>
          <table:table-cell office:value-type="string">
            <text:p>0.28507</text:p>
          </table:table-cell>
          <table:table-cell office:value-type="string">
            <text:p>6774.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849.1</text:p>
          </table:table-cell>
          <table:table-cell office:value-type="string">
            <text:p>36.07</text:p>
          </table:table-cell>
          <table:table-cell office:value-type="string">
            <text:p>0.28534</text:p>
          </table:table-cell>
          <table:table-cell office:value-type="string">
            <text:p>6331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839.4</text:p>
          </table:table-cell>
          <table:table-cell office:value-type="string">
            <text:p>35.83</text:p>
          </table:table-cell>
          <table:table-cell office:value-type="string">
            <text:p>0.28561</text:p>
          </table:table-cell>
          <table:table-cell office:value-type="string">
            <text:p>6310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701.4</text:p>
          </table:table-cell>
          <table:table-cell office:value-type="string">
            <text:p>36.46</text:p>
          </table:table-cell>
          <table:table-cell office:value-type="string">
            <text:p>0.28581</text:p>
          </table:table-cell>
          <table:table-cell office:value-type="string">
            <text:p>5404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797.6</text:p>
          </table:table-cell>
          <table:table-cell office:value-type="string">
            <text:p>36.53</text:p>
          </table:table-cell>
          <table:table-cell office:value-type="string">
            <text:p>0.28605</text:p>
          </table:table-cell>
          <table:table-cell office:value-type="string">
            <text:p>6034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55">
            <text:p>555</text:p>
          </table:table-cell>
          <table:table-cell office:value-type="string">
            <text:p>36.62</text:p>
          </table:table-cell>
          <table:table-cell office:value-type="string">
            <text:p>0.28629</text:p>
          </table:table-cell>
          <table:table-cell office:value-type="string">
            <text:p>4236.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string">
            <text:p>537.5</text:p>
          </table:table-cell>
          <table:table-cell office:value-type="string">
            <text:p>36.49</text:p>
          </table:table-cell>
          <table:table-cell office:value-type="string">
            <text:p>0.28656</text:p>
          </table:table-cell>
          <table:table-cell office:value-type="string">
            <text:p>4475.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661.1</text:p>
          </table:table-cell>
          <table:table-cell office:value-type="string">
            <text:p>36.79</text:p>
          </table:table-cell>
          <table:table-cell office:value-type="string">
            <text:p>0.28677</text:p>
          </table:table-cell>
          <table:table-cell office:value-type="string">
            <text:p>5421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443.2</text:p>
          </table:table-cell>
          <table:table-cell office:value-type="string">
            <text:p>36.11</text:p>
          </table:table-cell>
          <table:table-cell office:value-type="float" office:value="287">
            <text:p>287</text:p>
          </table:table-cell>
          <table:table-cell office:value-type="string">
            <text:p>3463.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string">
            <text:p>612.1</text:p>
          </table:table-cell>
          <table:table-cell office:value-type="string">
            <text:p>36.51</text:p>
          </table:table-cell>
          <table:table-cell office:value-type="string">
            <text:p>0.28727</text:p>
          </table:table-cell>
          <table:table-cell office:value-type="string">
            <text:p>5027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string">
            <text:p>407.6</text:p>
          </table:table-cell>
          <table:table-cell office:value-type="string">
            <text:p>37.04</text:p>
          </table:table-cell>
          <table:table-cell office:value-type="string">
            <text:p>0.28747</text:p>
          </table:table-cell>
          <table:table-cell office:value-type="string">
            <text:p>3344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516.7</text:p>
          </table:table-cell>
          <table:table-cell office:value-type="string">
            <text:p>36.99</text:p>
          </table:table-cell>
          <table:table-cell office:value-type="string">
            <text:p>0.28775</text:p>
          </table:table-cell>
          <table:table-cell office:value-type="string">
            <text:p>4260.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427.9</text:p>
          </table:table-cell>
          <table:table-cell office:value-type="string">
            <text:p>36.26</text:p>
          </table:table-cell>
          <table:table-cell office:value-type="string">
            <text:p>0.28801</text:p>
          </table:table-cell>
          <table:table-cell office:value-type="string">
            <text:p>3616.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string">
            <text:p>296.9</text:p>
          </table:table-cell>
          <table:table-cell office:value-type="string">
            <text:p>36.04</text:p>
          </table:table-cell>
          <table:table-cell office:value-type="string">
            <text:p>0.28824</text:p>
          </table:table-cell>
          <table:table-cell office:value-type="string">
            <text:p>2428.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336.1</text:p>
          </table:table-cell>
          <table:table-cell office:value-type="string">
            <text:p>36.71</text:p>
          </table:table-cell>
          <table:table-cell office:value-type="string">
            <text:p>0.28847</text:p>
          </table:table-cell>
          <table:table-cell office:value-type="string">
            <text:p>2650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string">
            <text:p>156.1</text:p>
          </table:table-cell>
          <table:table-cell office:value-type="string">
            <text:p>34.92</text:p>
          </table:table-cell>
          <table:table-cell office:value-type="string">
            <text:p>0.28872</text:p>
          </table:table-cell>
          <table:table-cell office:value-type="string">
            <text:p>1254.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>
            <text:p>304.2</text:p>
          </table:table-cell>
          <table:table-cell office:value-type="string">
            <text:p>36.01</text:p>
          </table:table-cell>
          <table:table-cell office:value-type="string">
            <text:p>0.28898</text:p>
          </table:table-cell>
          <table:table-cell office:value-type="string">
            <text:p>2373.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string">
            <text:p>246.9</text:p>
          </table:table-cell>
          <table:table-cell office:value-type="string">
            <text:p>35.84</text:p>
          </table:table-cell>
          <table:table-cell office:value-type="string">
            <text:p>0.28921</text:p>
          </table:table-cell>
          <table:table-cell office:value-type="string">
            <text:p>1674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201.9</text:p>
          </table:table-cell>
          <table:table-cell office:value-type="string">
            <text:p>35.91</text:p>
          </table:table-cell>
          <table:table-cell office:value-type="string">
            <text:p>0.28943</text:p>
          </table:table-cell>
          <table:table-cell office:value-type="string">
            <text:p>1186.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string">
            <text:p>130.9</text:p>
          </table:table-cell>
          <table:table-cell office:value-type="string">
            <text:p>35.25</text:p>
          </table:table-cell>
          <table:table-cell office:value-type="string">
            <text:p>0.28964</text:p>
          </table:table-cell>
          <table:table-cell office:value-type="string">
            <text:p>812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80.1</text:p>
          </table:table-cell>
          <table:table-cell office:value-type="string">
            <text:p>34.75</text:p>
          </table:table-cell>
          <table:table-cell office:value-type="string">
            <text:p>0.28987</text:p>
          </table:table-cell>
          <table:table-cell office:value-type="string">
            <text:p>671.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57.8</text:p>
          </table:table-cell>
          <table:table-cell office:value-type="string">
            <text:p>34.42</text:p>
          </table:table-cell>
          <table:table-cell office:value-type="string">
            <text:p>0.29007</text:p>
          </table:table-cell>
          <table:table-cell office:value-type="string">
            <text:p>485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43.8</text:p>
          </table:table-cell>
          <table:table-cell office:value-type="string">
            <text:p>34.14</text:p>
          </table:table-cell>
          <table:table-cell office:value-type="string">
            <text:p>0.29032</text:p>
          </table:table-cell>
          <table:table-cell office:value-type="string">
            <text:p>365.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string">
            <text:p>37.7</text:p>
          </table:table-cell>
          <table:table-cell office:value-type="string">
            <text:p>33.88</text:p>
          </table:table-cell>
          <table:table-cell office:value-type="string">
            <text:p>0.29059</text:p>
          </table:table-cell>
          <table:table-cell office:value-type="string">
            <text:p>308.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string">
            <text:p>32.9</text:p>
          </table:table-cell>
          <table:table-cell office:value-type="string">
            <text:p>33.67</text:p>
          </table:table-cell>
          <table:table-cell office:value-type="string">
            <text:p>0.29081</text:p>
          </table:table-cell>
          <table:table-cell office:value-type="string">
            <text:p>261.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string">
            <text:p>22.4</text:p>
          </table:table-cell>
          <table:table-cell office:value-type="string">
            <text:p>33.65</text:p>
          </table:table-cell>
          <table:table-cell office:value-type="string">
            <text:p>0.29103</text:p>
          </table:table-cell>
          <table:table-cell office:value-type="string">
            <text:p>185.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string">
            <text:p>6.9</text:p>
          </table:table-cell>
          <table:table-cell office:value-type="string">
            <text:p>33.51</text:p>
          </table:table-cell>
          <table:table-cell office:value-type="string">
            <text:p>0.29123</text:p>
          </table:table-cell>
          <table:table-cell office:value-type="string">
            <text:p>66.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6.6</text:p>
          </table:table-cell>
          <table:table-cell office:value-type="string">
            <text:p>23.34</text:p>
          </table:table-cell>
          <table:table-cell office:value-type="string">
            <text:p>0.33793</text:p>
          </table:table-cell>
          <table:table-cell office:value-type="string">
            <text:p>49.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23.35</text:p>
          </table:table-cell>
          <table:table-cell office:value-type="string">
            <text:p>0.33803</text:p>
          </table:table-cell>
          <table:table-cell office:value-type="string">
            <text:p>94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23.54</text:p>
          </table:table-cell>
          <table:table-cell office:value-type="string">
            <text:p>0.33814</text:p>
          </table:table-cell>
          <table:table-cell office:value-type="string">
            <text:p>172.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30.9</text:p>
          </table:table-cell>
          <table:table-cell office:value-type="string">
            <text:p>23.6</text:p>
          </table:table-cell>
          <table:table-cell office:value-type="string">
            <text:p>0.33822</text:p>
          </table:table-cell>
          <table:table-cell office:value-type="string">
            <text:p>249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23.5</text:p>
          </table:table-cell>
          <table:table-cell office:value-type="string">
            <text:p>0.33831</text:p>
          </table:table-cell>
          <table:table-cell office:value-type="string">
            <text:p>309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7.2</text:p>
          </table:table-cell>
          <table:table-cell office:value-type="string">
            <text:p>23.46</text:p>
          </table:table-cell>
          <table:table-cell office:value-type="string">
            <text:p>0.33845</text:p>
          </table:table-cell>
          <table:table-cell office:value-type="string">
            <text:p>390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63.2</text:p>
          </table:table-cell>
          <table:table-cell office:value-type="string">
            <text:p>23.62</text:p>
          </table:table-cell>
          <table:table-cell office:value-type="string">
            <text:p>0.33867</text:p>
          </table:table-cell>
          <table:table-cell office:value-type="string">
            <text:p>535.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86.1</text:p>
          </table:table-cell>
          <table:table-cell office:value-type="string">
            <text:p>23.67</text:p>
          </table:table-cell>
          <table:table-cell office:value-type="string">
            <text:p>0.33887</text:p>
          </table:table-cell>
          <table:table-cell office:value-type="string">
            <text:p>735.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string">
            <text:p>23.92</text:p>
          </table:table-cell>
          <table:table-cell office:value-type="string">
            <text:p>0.33904</text:p>
          </table:table-cell>
          <table:table-cell office:value-type="string">
            <text:p>90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16.2</text:p>
          </table:table-cell>
          <table:table-cell office:value-type="string">
            <text:p>24.03</text:p>
          </table:table-cell>
          <table:table-cell office:value-type="string">
            <text:p>0.33923</text:p>
          </table:table-cell>
          <table:table-cell office:value-type="string">
            <text:p>990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126.3</text:p>
          </table:table-cell>
          <table:table-cell office:value-type="string">
            <text:p>24.15</text:p>
          </table:table-cell>
          <table:table-cell office:value-type="string">
            <text:p>0.33941</text:p>
          </table:table-cell>
          <table:table-cell office:value-type="string">
            <text:p>1094.4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139.6</text:p>
          </table:table-cell>
          <table:table-cell office:value-type="string">
            <text:p>24.18</text:p>
          </table:table-cell>
          <table:table-cell office:value-type="string">
            <text:p>0.33967</text:p>
          </table:table-cell>
          <table:table-cell office:value-type="string">
            <text:p>1212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155.5</text:p>
          </table:table-cell>
          <table:table-cell office:value-type="string">
            <text:p>24.28</text:p>
          </table:table-cell>
          <table:table-cell office:value-type="string">
            <text:p>0.33989</text:p>
          </table:table-cell>
          <table:table-cell office:value-type="string">
            <text:p>1353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176.8</text:p>
          </table:table-cell>
          <table:table-cell office:value-type="string">
            <text:p>24.53</text:p>
          </table:table-cell>
          <table:table-cell office:value-type="string">
            <text:p>0.34011</text:p>
          </table:table-cell>
          <table:table-cell office:value-type="string">
            <text:p>1556.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203.4</text:p>
          </table:table-cell>
          <table:table-cell office:value-type="string">
            <text:p>24.77</text:p>
          </table:table-cell>
          <table:table-cell office:value-type="string">
            <text:p>0.34041</text:p>
          </table:table-cell>
          <table:table-cell office:value-type="string">
            <text:p>1791.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231.9</text:p>
          </table:table-cell>
          <table:table-cell office:value-type="string">
            <text:p>24.99</text:p>
          </table:table-cell>
          <table:table-cell office:value-type="string">
            <text:p>0.34074</text:p>
          </table:table-cell>
          <table:table-cell office:value-type="string">
            <text:p>2049.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260.5</text:p>
          </table:table-cell>
          <table:table-cell office:value-type="string">
            <text:p>25.37</text:p>
          </table:table-cell>
          <table:table-cell office:value-type="string">
            <text:p>0.34107</text:p>
          </table:table-cell>
          <table:table-cell office:value-type="string">
            <text:p>2297.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290.4</text:p>
          </table:table-cell>
          <table:table-cell office:value-type="string">
            <text:p>25.75</text:p>
          </table:table-cell>
          <table:table-cell office:value-type="string">
            <text:p>0.34136</text:p>
          </table:table-cell>
          <table:table-cell office:value-type="string">
            <text:p>2559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326.2</text:p>
          </table:table-cell>
          <table:table-cell office:value-type="string">
            <text:p>25.93</text:p>
          </table:table-cell>
          <table:table-cell office:value-type="string">
            <text:p>0.34167</text:p>
          </table:table-cell>
          <table:table-cell office:value-type="string">
            <text:p>2884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358.8</text:p>
          </table:table-cell>
          <table:table-cell office:value-type="string">
            <text:p>26.77</text:p>
          </table:table-cell>
          <table:table-cell office:value-type="string">
            <text:p>0.34193</text:p>
          </table:table-cell>
          <table:table-cell office:value-type="string">
            <text:p>3178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391.3</text:p>
          </table:table-cell>
          <table:table-cell office:value-type="string">
            <text:p>26.93</text:p>
          </table:table-cell>
          <table:table-cell office:value-type="string">
            <text:p>0.34221</text:p>
          </table:table-cell>
          <table:table-cell office:value-type="string">
            <text:p>3463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407.7</text:p>
          </table:table-cell>
          <table:table-cell office:value-type="string">
            <text:p>27.21</text:p>
          </table:table-cell>
          <table:table-cell office:value-type="string">
            <text:p>0.34248</text:p>
          </table:table-cell>
          <table:table-cell office:value-type="string">
            <text:p>3647.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434.4</text:p>
          </table:table-cell>
          <table:table-cell office:value-type="string">
            <text:p>27.56</text:p>
          </table:table-cell>
          <table:table-cell office:value-type="string">
            <text:p>0.34271</text:p>
          </table:table-cell>
          <table:table-cell office:value-type="string">
            <text:p>3925.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561.9</text:p>
          </table:table-cell>
          <table:table-cell office:value-type="string">
            <text:p>28.19</text:p>
          </table:table-cell>
          <table:table-cell office:value-type="string">
            <text:p>0.34293</text:p>
          </table:table-cell>
          <table:table-cell office:value-type="string">
            <text:p>5041.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604.7</text:p>
          </table:table-cell>
          <table:table-cell office:value-type="string">
            <text:p>28.8</text:p>
          </table:table-cell>
          <table:table-cell office:value-type="string">
            <text:p>0.34319</text:p>
          </table:table-cell>
          <table:table-cell office:value-type="string">
            <text:p>5353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509.1</text:p>
          </table:table-cell>
          <table:table-cell office:value-type="string">
            <text:p>29.03</text:p>
          </table:table-cell>
          <table:table-cell office:value-type="string">
            <text:p>0.3434</text:p>
          </table:table-cell>
          <table:table-cell office:value-type="string">
            <text:p>4526.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661.8</text:p>
          </table:table-cell>
          <table:table-cell office:value-type="string">
            <text:p>29.64</text:p>
          </table:table-cell>
          <table:table-cell office:value-type="string">
            <text:p>0.34363</text:p>
          </table:table-cell>
          <table:table-cell office:value-type="string">
            <text:p>5853.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894.7</text:p>
          </table:table-cell>
          <table:table-cell office:value-type="string">
            <text:p>31.36</text:p>
          </table:table-cell>
          <table:table-cell office:value-type="string">
            <text:p>0.34383</text:p>
          </table:table-cell>
          <table:table-cell office:value-type="string">
            <text:p>7694.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015">
            <text:p>1015</text:p>
          </table:table-cell>
          <table:table-cell office:value-type="string">
            <text:p>32.87</text:p>
          </table:table-cell>
          <table:table-cell office:value-type="string">
            <text:p>0.34405</text:p>
          </table:table-cell>
          <table:table-cell office:value-type="string">
            <text:p>8401.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765.3</text:p>
          </table:table-cell>
          <table:table-cell office:value-type="string">
            <text:p>31.54</text:p>
          </table:table-cell>
          <table:table-cell office:value-type="string">
            <text:p>0.34429</text:p>
          </table:table-cell>
          <table:table-cell office:value-type="string">
            <text:p>6415.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772.2</text:p>
          </table:table-cell>
          <table:table-cell office:value-type="string">
            <text:p>31.2</text:p>
          </table:table-cell>
          <table:table-cell office:value-type="string">
            <text:p>0.3445</text:p>
          </table:table-cell>
          <table:table-cell office:value-type="string">
            <text:p>6585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string">
            <text:p>863.9</text:p>
          </table:table-cell>
          <table:table-cell office:value-type="string">
            <text:p>32.1</text:p>
          </table:table-cell>
          <table:table-cell office:value-type="string">
            <text:p>0.34472</text:p>
          </table:table-cell>
          <table:table-cell office:value-type="string">
            <text:p>7311.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string">
            <text:p>689.6</text:p>
          </table:table-cell>
          <table:table-cell office:value-type="string">
            <text:p>32.14</text:p>
          </table:table-cell>
          <table:table-cell office:value-type="string">
            <text:p>0.34491</text:p>
          </table:table-cell>
          <table:table-cell office:value-type="string">
            <text:p>5833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611.1</text:p>
          </table:table-cell>
          <table:table-cell office:value-type="string">
            <text:p>31.9</text:p>
          </table:table-cell>
          <table:table-cell office:value-type="string">
            <text:p>0.34512</text:p>
          </table:table-cell>
          <table:table-cell office:value-type="string">
            <text:p>5105.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>619.9</text:p>
          </table:table-cell>
          <table:table-cell office:value-type="string">
            <text:p>32.02</text:p>
          </table:table-cell>
          <table:table-cell office:value-type="string">
            <text:p>0.34529</text:p>
          </table:table-cell>
          <table:table-cell office:value-type="string">
            <text:p>5319.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690.7</text:p>
          </table:table-cell>
          <table:table-cell office:value-type="string">
            <text:p>31.29</text:p>
          </table:table-cell>
          <table:table-cell office:value-type="string">
            <text:p>0.34558</text:p>
          </table:table-cell>
          <table:table-cell office:value-type="string">
            <text:p>5958.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689.9</text:p>
          </table:table-cell>
          <table:table-cell office:value-type="string">
            <text:p>32.3</text:p>
          </table:table-cell>
          <table:table-cell office:value-type="string">
            <text:p>0.34584</text:p>
          </table:table-cell>
          <table:table-cell office:value-type="string">
            <text:p>5799.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string">
            <text:p>463.3</text:p>
          </table:table-cell>
          <table:table-cell office:value-type="string">
            <text:p>31.04</text:p>
          </table:table-cell>
          <table:table-cell office:value-type="string">
            <text:p>0.34614</text:p>
          </table:table-cell>
          <table:table-cell office:value-type="string">
            <text:p>3981.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string">
            <text:p>623.5</text:p>
          </table:table-cell>
          <table:table-cell office:value-type="string">
            <text:p>30.77</text:p>
          </table:table-cell>
          <table:table-cell office:value-type="string">
            <text:p>0.34644</text:p>
          </table:table-cell>
          <table:table-cell office:value-type="string">
            <text:p>5429.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string">
            <text:p>612.5</text:p>
          </table:table-cell>
          <table:table-cell office:value-type="string">
            <text:p>31.67</text:p>
          </table:table-cell>
          <table:table-cell office:value-type="string">
            <text:p>0.34666</text:p>
          </table:table-cell>
          <table:table-cell office:value-type="string">
            <text:p>5261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string">
            <text:p>534.6</text:p>
          </table:table-cell>
          <table:table-cell office:value-type="string">
            <text:p>31.14</text:p>
          </table:table-cell>
          <table:table-cell office:value-type="string">
            <text:p>0.34688</text:p>
          </table:table-cell>
          <table:table-cell office:value-type="string">
            <text:p>4624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483.9</text:p>
          </table:table-cell>
          <table:table-cell office:value-type="string">
            <text:p>31.34</text:p>
          </table:table-cell>
          <table:table-cell office:value-type="string">
            <text:p>0.34713</text:p>
          </table:table-cell>
          <table:table-cell office:value-type="string">
            <text:p>4182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377.9</text:p>
          </table:table-cell>
          <table:table-cell office:value-type="string">
            <text:p>30.38</text:p>
          </table:table-cell>
          <table:table-cell office:value-type="string">
            <text:p>0.34737</text:p>
          </table:table-cell>
          <table:table-cell office:value-type="string">
            <text:p>3266.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58">
            <text:p>358</text:p>
          </table:table-cell>
          <table:table-cell office:value-type="string">
            <text:p>30.66</text:p>
          </table:table-cell>
          <table:table-cell office:value-type="string">
            <text:p>0.3476</text:p>
          </table:table-cell>
          <table:table-cell office:value-type="string">
            <text:p>3075.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347.1</text:p>
          </table:table-cell>
          <table:table-cell office:value-type="string">
            <text:p>30.3</text:p>
          </table:table-cell>
          <table:table-cell office:value-type="string">
            <text:p>0.34785</text:p>
          </table:table-cell>
          <table:table-cell office:value-type="string">
            <text:p>3021.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350.8</text:p>
          </table:table-cell>
          <table:table-cell office:value-type="string">
            <text:p>30.12</text:p>
          </table:table-cell>
          <table:table-cell office:value-type="string">
            <text:p>0.34808</text:p>
          </table:table-cell>
          <table:table-cell office:value-type="string">
            <text:p>3067.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390.2</text:p>
          </table:table-cell>
          <table:table-cell office:value-type="string">
            <text:p>30.31</text:p>
          </table:table-cell>
          <table:table-cell office:value-type="string">
            <text:p>0.3483</text:p>
          </table:table-cell>
          <table:table-cell office:value-type="string">
            <text:p>3394.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409.8</text:p>
          </table:table-cell>
          <table:table-cell office:value-type="string">
            <text:p>30.48</text:p>
          </table:table-cell>
          <table:table-cell office:value-type="string">
            <text:p>0.34855</text:p>
          </table:table-cell>
          <table:table-cell office:value-type="string">
            <text:p>3565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string">
            <text:p>488.9</text:p>
          </table:table-cell>
          <table:table-cell office:value-type="string">
            <text:p>30.71</text:p>
          </table:table-cell>
          <table:table-cell office:value-type="string">
            <text:p>0.34878</text:p>
          </table:table-cell>
          <table:table-cell office:value-type="string">
            <text:p>4261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573.6</text:p>
          </table:table-cell>
          <table:table-cell office:value-type="string">
            <text:p>30.94</text:p>
          </table:table-cell>
          <table:table-cell office:value-type="string">
            <text:p>0.34901</text:p>
          </table:table-cell>
          <table:table-cell office:value-type="string">
            <text:p>4928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516.9</text:p>
          </table:table-cell>
          <table:table-cell office:value-type="string">
            <text:p>31.17</text:p>
          </table:table-cell>
          <table:table-cell office:value-type="string">
            <text:p>0.34923</text:p>
          </table:table-cell>
          <table:table-cell office:value-type="string">
            <text:p>4412.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440.2</text:p>
          </table:table-cell>
          <table:table-cell office:value-type="float" office:value="31">
            <text:p>31</text:p>
          </table:table-cell>
          <table:table-cell office:value-type="string">
            <text:p>0.34945</text:p>
          </table:table-cell>
          <table:table-cell office:value-type="string">
            <text:p>3759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string">
            <text:p>428.6</text:p>
          </table:table-cell>
          <table:table-cell office:value-type="string">
            <text:p>31.24</text:p>
          </table:table-cell>
          <table:table-cell office:value-type="string">
            <text:p>0.34967</text:p>
          </table:table-cell>
          <table:table-cell office:value-type="float" office:value="3677">
            <text:p>36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431.2</text:p>
          </table:table-cell>
          <table:table-cell office:value-type="string">
            <text:p>30.89</text:p>
          </table:table-cell>
          <table:table-cell office:value-type="string">
            <text:p>0.34989</text:p>
          </table:table-cell>
          <table:table-cell office:value-type="string">
            <text:p>3664.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string">
            <text:p>441.7</text:p>
          </table:table-cell>
          <table:table-cell office:value-type="string">
            <text:p>31.05</text:p>
          </table:table-cell>
          <table:table-cell office:value-type="string">
            <text:p>0.35012</text:p>
          </table:table-cell>
          <table:table-cell office:value-type="string">
            <text:p>3801.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string">
            <text:p>498.7</text:p>
          </table:table-cell>
          <table:table-cell office:value-type="string">
            <text:p>31.4</text:p>
          </table:table-cell>
          <table:table-cell office:value-type="string">
            <text:p>0.3503</text:p>
          </table:table-cell>
          <table:table-cell office:value-type="string">
            <text:p>4260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569.5</text:p>
          </table:table-cell>
          <table:table-cell office:value-type="string">
            <text:p>31.8</text:p>
          </table:table-cell>
          <table:table-cell office:value-type="string">
            <text:p>0.35049</text:p>
          </table:table-cell>
          <table:table-cell office:value-type="string">
            <text:p>4818.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string">
            <text:p>489.5</text:p>
          </table:table-cell>
          <table:table-cell office:value-type="string">
            <text:p>32.39</text:p>
          </table:table-cell>
          <table:table-cell office:value-type="string">
            <text:p>0.35064</text:p>
          </table:table-cell>
          <table:table-cell office:value-type="string">
            <text:p>4096.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337.4</text:p>
          </table:table-cell>
          <table:table-cell office:value-type="string">
            <text:p>31.55</text:p>
          </table:table-cell>
          <table:table-cell office:value-type="string">
            <text:p>0.3508</text:p>
          </table:table-cell>
          <table:table-cell office:value-type="string">
            <text:p>2864.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374.5</text:p>
          </table:table-cell>
          <table:table-cell office:value-type="string">
            <text:p>31.52</text:p>
          </table:table-cell>
          <table:table-cell office:value-type="string">
            <text:p>0.35093</text:p>
          </table:table-cell>
          <table:table-cell office:value-type="string">
            <text:p>3232.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string">
            <text:p>413.8</text:p>
          </table:table-cell>
          <table:table-cell office:value-type="string">
            <text:p>31.54</text:p>
          </table:table-cell>
          <table:table-cell office:value-type="string">
            <text:p>0.35108</text:p>
          </table:table-cell>
          <table:table-cell office:value-type="string">
            <text:p>3531.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491.2</text:p>
          </table:table-cell>
          <table:table-cell office:value-type="string">
            <text:p>31.92</text:p>
          </table:table-cell>
          <table:table-cell office:value-type="string">
            <text:p>0.35118</text:p>
          </table:table-cell>
          <table:table-cell office:value-type="string">
            <text:p>4099.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string">
            <text:p>458.1</text:p>
          </table:table-cell>
          <table:table-cell office:value-type="string">
            <text:p>32.65</text:p>
          </table:table-cell>
          <table:table-cell office:value-type="string">
            <text:p>0.35132</text:p>
          </table:table-cell>
          <table:table-cell office:value-type="string">
            <text:p>3627.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421.3</text:p>
          </table:table-cell>
          <table:table-cell office:value-type="string">
            <text:p>31.45</text:p>
          </table:table-cell>
          <table:table-cell office:value-type="string">
            <text:p>0.35144</text:p>
          </table:table-cell>
          <table:table-cell office:value-type="string">
            <text:p>3225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string">
            <text:p>377.3</text:p>
          </table:table-cell>
          <table:table-cell office:value-type="string">
            <text:p>31.73</text:p>
          </table:table-cell>
          <table:table-cell office:value-type="string">
            <text:p>0.35157</text:p>
          </table:table-cell>
          <table:table-cell office:value-type="string">
            <text:p>2877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string">
            <text:p>324.9</text:p>
          </table:table-cell>
          <table:table-cell office:value-type="string">
            <text:p>32.29</text:p>
          </table:table-cell>
          <table:table-cell office:value-type="string">
            <text:p>0.35164</text:p>
          </table:table-cell>
          <table:table-cell office:value-type="string">
            <text:p>2488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string">
            <text:p>281.1</text:p>
          </table:table-cell>
          <table:table-cell office:value-type="string">
            <text:p>31.33</text:p>
          </table:table-cell>
          <table:table-cell office:value-type="string">
            <text:p>0.35179</text:p>
          </table:table-cell>
          <table:table-cell office:value-type="string">
            <text:p>2050.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237.5</text:p>
          </table:table-cell>
          <table:table-cell office:value-type="string">
            <text:p>32.33</text:p>
          </table:table-cell>
          <table:table-cell office:value-type="string">
            <text:p>0.35186</text:p>
          </table:table-cell>
          <table:table-cell office:value-type="string">
            <text:p>1435.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string">
            <text:p>190.9</text:p>
          </table:table-cell>
          <table:table-cell office:value-type="string">
            <text:p>32.82</text:p>
          </table:table-cell>
          <table:table-cell office:value-type="string">
            <text:p>0.35194</text:p>
          </table:table-cell>
          <table:table-cell office:value-type="string">
            <text:p>1049.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string">
            <text:p>145.1</text:p>
          </table:table-cell>
          <table:table-cell office:value-type="string">
            <text:p>32.27</text:p>
          </table:table-cell>
          <table:table-cell office:value-type="string">
            <text:p>0.35201</text:p>
          </table:table-cell>
          <table:table-cell office:value-type="string">
            <text:p>832.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string">
            <text:p>114.7</text:p>
          </table:table-cell>
          <table:table-cell office:value-type="string">
            <text:p>31.56</text:p>
          </table:table-cell>
          <table:table-cell office:value-type="string">
            <text:p>0.35208</text:p>
          </table:table-cell>
          <table:table-cell office:value-type="string">
            <text:p>644.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string">
            <text:p>87.8</text:p>
          </table:table-cell>
          <table:table-cell office:value-type="string">
            <text:p>31.61</text:p>
          </table:table-cell>
          <table:table-cell office:value-type="string">
            <text:p>0.35223</text:p>
          </table:table-cell>
          <table:table-cell office:value-type="string">
            <text:p>521.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string">
            <text:p>65.8</text:p>
          </table:table-cell>
          <table:table-cell office:value-type="string">
            <text:p>31.42</text:p>
          </table:table-cell>
          <table:table-cell office:value-type="string">
            <text:p>0.35234</text:p>
          </table:table-cell>
          <table:table-cell office:value-type="string">
            <text:p>421.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30.89</text:p>
          </table:table-cell>
          <table:table-cell office:value-type="string">
            <text:p>0.35243</text:p>
          </table:table-cell>
          <table:table-cell office:value-type="string">
            <text:p>307.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string">
            <text:p>21.7</text:p>
          </table:table-cell>
          <table:table-cell office:value-type="string">
            <text:p>29.99</text:p>
          </table:table-cell>
          <table:table-cell office:value-type="string">
            <text:p>0.35249</text:p>
          </table:table-cell>
          <table:table-cell office:value-type="string">
            <text:p>174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string">
            <text:p>5.2</text:p>
          </table:table-cell>
          <table:table-cell office:value-type="string">
            <text:p>29.3</text:p>
          </table:table-cell>
          <table:table-cell office:value-type="string">
            <text:p>0.35256</text:p>
          </table:table-cell>
          <table:table-cell office:value-type="string">
            <text:p>49.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6.4</text:p>
          </table:table-cell>
          <table:table-cell office:value-type="string">
            <text:p>20.92</text:p>
          </table:table-cell>
          <table:table-cell office:value-type="string">
            <text:p>0.35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8.1</text:p>
          </table:table-cell>
          <table:table-cell office:value-type="string">
            <text:p>21.31</text:p>
          </table:table-cell>
          <table:table-cell office:value-type="string">
            <text:p>0.35786</text:p>
          </table:table-cell>
          <table:table-cell office:value-type="string">
            <text:p>56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9.6</text:p>
          </table:table-cell>
          <table:table-cell office:value-type="string">
            <text:p>20.97</text:p>
          </table:table-cell>
          <table:table-cell office:value-type="string">
            <text:p>0.35801</text:p>
          </table:table-cell>
          <table:table-cell office:value-type="string">
            <text:p>70.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13.5</text:p>
          </table:table-cell>
          <table:table-cell office:value-type="string">
            <text:p>20.89</text:p>
          </table:table-cell>
          <table:table-cell office:value-type="string">
            <text:p>0.35811</text:p>
          </table:table-cell>
          <table:table-cell office:value-type="string">
            <text:p>100.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29.5</text:p>
          </table:table-cell>
          <table:table-cell office:value-type="string">
            <text:p>21.06</text:p>
          </table:table-cell>
          <table:table-cell office:value-type="string">
            <text:p>0.3581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51.6</text:p>
          </table:table-cell>
          <table:table-cell office:value-type="string">
            <text:p>21.39</text:p>
          </table:table-cell>
          <table:table-cell office:value-type="string">
            <text:p>0.35824</text:p>
          </table:table-cell>
          <table:table-cell office:value-type="string">
            <text:p>427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88.3</text:p>
          </table:table-cell>
          <table:table-cell office:value-type="string">
            <text:p>21.6</text:p>
          </table:table-cell>
          <table:table-cell office:value-type="string">
            <text:p>0.35829</text:p>
          </table:table-cell>
          <table:table-cell office:value-type="string">
            <text:p>760.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83.6</text:p>
          </table:table-cell>
          <table:table-cell office:value-type="float" office:value="22">
            <text:p>22</text:p>
          </table:table-cell>
          <table:table-cell office:value-type="string">
            <text:p>0.35834</text:p>
          </table:table-cell>
          <table:table-cell office:value-type="string">
            <text:p>713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70.8</text:p>
          </table:table-cell>
          <table:table-cell office:value-type="string">
            <text:p>21.89</text:p>
          </table:table-cell>
          <table:table-cell office:value-type="string">
            <text:p>0.3584</text:p>
          </table:table-cell>
          <table:table-cell office:value-type="string">
            <text:p>603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78.6</text:p>
          </table:table-cell>
          <table:table-cell office:value-type="string">
            <text:p>21.82</text:p>
          </table:table-cell>
          <table:table-cell office:value-type="string">
            <text:p>0.3585</text:p>
          </table:table-cell>
          <table:table-cell office:value-type="string">
            <text:p>674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string">
            <text:p>22.56</text:p>
          </table:table-cell>
          <table:table-cell office:value-type="string">
            <text:p>0.35857</text:p>
          </table:table-cell>
          <table:table-cell office:value-type="string">
            <text:p>1481.9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203.8</text:p>
          </table:table-cell>
          <table:table-cell office:value-type="string">
            <text:p>23.24</text:p>
          </table:table-cell>
          <table:table-cell office:value-type="string">
            <text:p>0.35865</text:p>
          </table:table-cell>
          <table:table-cell office:value-type="string">
            <text:p>1819.17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279.7</text:p>
          </table:table-cell>
          <table:table-cell office:value-type="string">
            <text:p>23.51</text:p>
          </table:table-cell>
          <table:table-cell office:value-type="string">
            <text:p>0.35873</text:p>
          </table:table-cell>
          <table:table-cell office:value-type="string">
            <text:p>2534.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196.3</text:p>
          </table:table-cell>
          <table:table-cell office:value-type="string">
            <text:p>24.35</text:p>
          </table:table-cell>
          <table:table-cell office:value-type="string">
            <text:p>0.35877</text:p>
          </table:table-cell>
          <table:table-cell office:value-type="string">
            <text:p>1739.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135.4</text:p>
          </table:table-cell>
          <table:table-cell office:value-type="string">
            <text:p>22.63</text:p>
          </table:table-cell>
          <table:table-cell office:value-type="string">
            <text:p>0.35882</text:p>
          </table:table-cell>
          <table:table-cell office:value-type="string">
            <text:p>1189.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279.4</text:p>
          </table:table-cell>
          <table:table-cell office:value-type="string">
            <text:p>23.76</text:p>
          </table:table-cell>
          <table:table-cell office:value-type="string">
            <text:p>0.35882</text:p>
          </table:table-cell>
          <table:table-cell office:value-type="string">
            <text:p>2526.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452.6</text:p>
          </table:table-cell>
          <table:table-cell office:value-type="string">
            <text:p>25.08</text:p>
          </table:table-cell>
          <table:table-cell office:value-type="string">
            <text:p>0.35882</text:p>
          </table:table-cell>
          <table:table-cell office:value-type="string">
            <text:p>4156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527.1</text:p>
          </table:table-cell>
          <table:table-cell office:value-type="string">
            <text:p>25.18</text:p>
          </table:table-cell>
          <table:table-cell office:value-type="string">
            <text:p>0.35887</text:p>
          </table:table-cell>
          <table:table-cell office:value-type="string">
            <text:p>4769.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442.6</text:p>
          </table:table-cell>
          <table:table-cell office:value-type="string">
            <text:p>25.33</text:p>
          </table:table-cell>
          <table:table-cell office:value-type="string">
            <text:p>0.35891</text:p>
          </table:table-cell>
          <table:table-cell office:value-type="string">
            <text:p>3959.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53">
            <text:p>453</text:p>
          </table:table-cell>
          <table:table-cell office:value-type="string">
            <text:p>25.73</text:p>
          </table:table-cell>
          <table:table-cell office:value-type="string">
            <text:p>0.35893</text:p>
          </table:table-cell>
          <table:table-cell office:value-type="string">
            <text:p>4080.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575.8</text:p>
          </table:table-cell>
          <table:table-cell office:value-type="string">
            <text:p>25.76</text:p>
          </table:table-cell>
          <table:table-cell office:value-type="string">
            <text:p>0.35901</text:p>
          </table:table-cell>
          <table:table-cell office:value-type="string">
            <text:p>5214.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654.6</text:p>
          </table:table-cell>
          <table:table-cell office:value-type="string">
            <text:p>26.57</text:p>
          </table:table-cell>
          <table:table-cell office:value-type="string">
            <text:p>0.35912</text:p>
          </table:table-cell>
          <table:table-cell office:value-type="string">
            <text:p>5971.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440.9</text:p>
          </table:table-cell>
          <table:table-cell office:value-type="string">
            <text:p>27.09</text:p>
          </table:table-cell>
          <table:table-cell office:value-type="string">
            <text:p>0.3592</text:p>
          </table:table-cell>
          <table:table-cell office:value-type="string">
            <text:p>3708.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198.5</text:p>
          </table:table-cell>
          <table:table-cell office:value-type="string">
            <text:p>25.68</text:p>
          </table:table-cell>
          <table:table-cell office:value-type="string">
            <text:p>0.35922</text:p>
          </table:table-cell>
          <table:table-cell office:value-type="string">
            <text:p>1744.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186.4</text:p>
          </table:table-cell>
          <table:table-cell office:value-type="string">
            <text:p>25.9</text:p>
          </table:table-cell>
          <table:table-cell office:value-type="string">
            <text:p>0.35924</text:p>
          </table:table-cell>
          <table:table-cell office:value-type="string">
            <text:p>1678.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154.8</text:p>
          </table:table-cell>
          <table:table-cell office:value-type="string">
            <text:p>25.34</text:p>
          </table:table-cell>
          <table:table-cell office:value-type="string">
            <text:p>0.35928</text:p>
          </table:table-cell>
          <table:table-cell office:value-type="string">
            <text:p>1383.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148.2</text:p>
          </table:table-cell>
          <table:table-cell office:value-type="string">
            <text:p>24.64</text:p>
          </table:table-cell>
          <table:table-cell office:value-type="string">
            <text:p>0.35936</text:p>
          </table:table-cell>
          <table:table-cell office:value-type="string">
            <text:p>1312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82">
            <text:p>282</text:p>
          </table:table-cell>
          <table:table-cell office:value-type="string">
            <text:p>24.93</text:p>
          </table:table-cell>
          <table:table-cell office:value-type="string">
            <text:p>0.35947</text:p>
          </table:table-cell>
          <table:table-cell office:value-type="string">
            <text:p>2578.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375.8</text:p>
          </table:table-cell>
          <table:table-cell office:value-type="string">
            <text:p>26.3</text:p>
          </table:table-cell>
          <table:table-cell office:value-type="string">
            <text:p>0.35955</text:p>
          </table:table-cell>
          <table:table-cell office:value-type="string">
            <text:p>3423.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432.5</text:p>
          </table:table-cell>
          <table:table-cell office:value-type="string">
            <text:p>26.47</text:p>
          </table:table-cell>
          <table:table-cell office:value-type="string">
            <text:p>0.35964</text:p>
          </table:table-cell>
          <table:table-cell office:value-type="string">
            <text:p>3897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492.4</text:p>
          </table:table-cell>
          <table:table-cell office:value-type="string">
            <text:p>26.43</text:p>
          </table:table-cell>
          <table:table-cell office:value-type="string">
            <text:p>0.35973</text:p>
          </table:table-cell>
          <table:table-cell office:value-type="string">
            <text:p>4450.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629.2</text:p>
          </table:table-cell>
          <table:table-cell office:value-type="string">
            <text:p>27.59</text:p>
          </table:table-cell>
          <table:table-cell office:value-type="string">
            <text:p>0.3598</text:p>
          </table:table-cell>
          <table:table-cell office:value-type="string">
            <text:p>5608.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887.1</text:p>
          </table:table-cell>
          <table:table-cell office:value-type="string">
            <text:p>28.79</text:p>
          </table:table-cell>
          <table:table-cell office:value-type="string">
            <text:p>0.35987</text:p>
          </table:table-cell>
          <table:table-cell office:value-type="string">
            <text:p>7502.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806.5</text:p>
          </table:table-cell>
          <table:table-cell office:value-type="string">
            <text:p>29.36</text:p>
          </table:table-cell>
          <table:table-cell office:value-type="string">
            <text:p>0.35992</text:p>
          </table:table-cell>
          <table:table-cell office:value-type="string">
            <text:p>6780.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769.2</text:p>
          </table:table-cell>
          <table:table-cell office:value-type="string">
            <text:p>28.82</text:p>
          </table:table-cell>
          <table:table-cell office:value-type="string">
            <text:p>0.36</text:p>
          </table:table-cell>
          <table:table-cell office:value-type="string">
            <text:p>6638.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830">
            <text:p>830</text:p>
          </table:table-cell>
          <table:table-cell office:value-type="string">
            <text:p>29.58</text:p>
          </table:table-cell>
          <table:table-cell office:value-type="string">
            <text:p>0.36008</text:p>
          </table:table-cell>
          <table:table-cell office:value-type="string">
            <text:p>7074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string">
            <text:p>735.8</text:p>
          </table:table-cell>
          <table:table-cell office:value-type="string">
            <text:p>29.47</text:p>
          </table:table-cell>
          <table:table-cell office:value-type="string">
            <text:p>0.36013</text:p>
          </table:table-cell>
          <table:table-cell office:value-type="string">
            <text:p>6294.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729.1</text:p>
          </table:table-cell>
          <table:table-cell office:value-type="string">
            <text:p>29.5</text:p>
          </table:table-cell>
          <table:table-cell office:value-type="string">
            <text:p>0.3602</text:p>
          </table:table-cell>
          <table:table-cell office:value-type="string">
            <text:p>6232.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string">
            <text:p>571.7</text:p>
          </table:table-cell>
          <table:table-cell office:value-type="string">
            <text:p>29.2</text:p>
          </table:table-cell>
          <table:table-cell office:value-type="string">
            <text:p>0.36027</text:p>
          </table:table-cell>
          <table:table-cell office:value-type="string">
            <text:p>4933.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411.6</text:p>
          </table:table-cell>
          <table:table-cell office:value-type="string">
            <text:p>29.25</text:p>
          </table:table-cell>
          <table:table-cell office:value-type="string">
            <text:p>0.36028</text:p>
          </table:table-cell>
          <table:table-cell office:value-type="string">
            <text:p>3553.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485.3</text:p>
          </table:table-cell>
          <table:table-cell office:value-type="string">
            <text:p>28.71</text:p>
          </table:table-cell>
          <table:table-cell office:value-type="string">
            <text:p>0.36033</text:p>
          </table:table-cell>
          <table:table-cell office:value-type="string">
            <text:p>4326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string">
            <text:p>536.7</text:p>
          </table:table-cell>
          <table:table-cell office:value-type="string">
            <text:p>29.18</text:p>
          </table:table-cell>
          <table:table-cell office:value-type="string">
            <text:p>0.36038</text:p>
          </table:table-cell>
          <table:table-cell office:value-type="string">
            <text:p>4712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string">
            <text:p>865.25</text:p>
          </table:table-cell>
          <table:table-cell office:value-type="string">
            <text:p>30.31</text:p>
          </table:table-cell>
          <table:table-cell office:value-type="string">
            <text:p>0.36044</text:p>
          </table:table-cell>
          <table:table-cell office:value-type="string">
            <text:p>7028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string">
            <text:p>695.7</text:p>
          </table:table-cell>
          <table:table-cell office:value-type="string">
            <text:p>29.56</text:p>
          </table:table-cell>
          <table:table-cell office:value-type="string">
            <text:p>0.36052</text:p>
          </table:table-cell>
          <table:table-cell office:value-type="string">
            <text:p>6021.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string">
            <text:p>539.4</text:p>
          </table:table-cell>
          <table:table-cell office:value-type="string">
            <text:p>29.61</text:p>
          </table:table-cell>
          <table:table-cell office:value-type="string">
            <text:p>0.36058</text:p>
          </table:table-cell>
          <table:table-cell office:value-type="string">
            <text:p>4652.7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665.3</text:p>
          </table:table-cell>
          <table:table-cell office:value-type="string">
            <text:p>29.77</text:p>
          </table:table-cell>
          <table:table-cell office:value-type="string">
            <text:p>0.36062</text:p>
          </table:table-cell>
          <table:table-cell office:value-type="string">
            <text:p>5396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string">
            <text:p>657.3</text:p>
          </table:table-cell>
          <table:table-cell office:value-type="string">
            <text:p>29.64</text:p>
          </table:table-cell>
          <table:table-cell office:value-type="string">
            <text:p>0.3607</text:p>
          </table:table-cell>
          <table:table-cell office:value-type="string">
            <text:p>5743.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string">
            <text:p>719.2</text:p>
          </table:table-cell>
          <table:table-cell office:value-type="string">
            <text:p>29.47</text:p>
          </table:table-cell>
          <table:table-cell office:value-type="string">
            <text:p>0.36081</text:p>
          </table:table-cell>
          <table:table-cell office:value-type="string">
            <text:p>6133.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590.6</text:p>
          </table:table-cell>
          <table:table-cell office:value-type="string">
            <text:p>29.53</text:p>
          </table:table-cell>
          <table:table-cell office:value-type="string">
            <text:p>0.36087</text:p>
          </table:table-cell>
          <table:table-cell office:value-type="string">
            <text:p>5089.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497.5</text:p>
          </table:table-cell>
          <table:table-cell office:value-type="string">
            <text:p>28.93</text:p>
          </table:table-cell>
          <table:table-cell office:value-type="string">
            <text:p>0.36093</text:p>
          </table:table-cell>
          <table:table-cell office:value-type="string">
            <text:p>4314.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47">
            <text:p>447</text:p>
          </table:table-cell>
          <table:table-cell office:value-type="string">
            <text:p>28.26</text:p>
          </table:table-cell>
          <table:table-cell office:value-type="string">
            <text:p>0.36099</text:p>
          </table:table-cell>
          <table:table-cell office:value-type="string">
            <text:p>3912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468.8</text:p>
          </table:table-cell>
          <table:table-cell office:value-type="string">
            <text:p>28.6</text:p>
          </table:table-cell>
          <table:table-cell office:value-type="string">
            <text:p>0.36105</text:p>
          </table:table-cell>
          <table:table-cell office:value-type="string">
            <text:p>4123.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465.1</text:p>
          </table:table-cell>
          <table:table-cell office:value-type="string">
            <text:p>28.12</text:p>
          </table:table-cell>
          <table:table-cell office:value-type="string">
            <text:p>0.36111</text:p>
          </table:table-cell>
          <table:table-cell office:value-type="string">
            <text:p>3978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string">
            <text:p>468.7</text:p>
          </table:table-cell>
          <table:table-cell office:value-type="string">
            <text:p>28.44</text:p>
          </table:table-cell>
          <table:table-cell office:value-type="string">
            <text:p>0.36121</text:p>
          </table:table-cell>
          <table:table-cell office:value-type="string">
            <text:p>4105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string">
            <text:p>446.8</text:p>
          </table:table-cell>
          <table:table-cell office:value-type="string">
            <text:p>28.95</text:p>
          </table:table-cell>
          <table:table-cell office:value-type="string">
            <text:p>0.36126</text:p>
          </table:table-cell>
          <table:table-cell office:value-type="string">
            <text:p>3898.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string">
            <text:p>599.6</text:p>
          </table:table-cell>
          <table:table-cell office:value-type="string">
            <text:p>29.85</text:p>
          </table:table-cell>
          <table:table-cell office:value-type="string">
            <text:p>0.36128</text:p>
          </table:table-cell>
          <table:table-cell office:value-type="string">
            <text:p>5163.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string">
            <text:p>490.5</text:p>
          </table:table-cell>
          <table:table-cell office:value-type="string">
            <text:p>28.63</text:p>
          </table:table-cell>
          <table:table-cell office:value-type="string">
            <text:p>0.36132</text:p>
          </table:table-cell>
          <table:table-cell office:value-type="string">
            <text:p>4242.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string">
            <text:p>861.3</text:p>
          </table:table-cell>
          <table:table-cell office:value-type="string">
            <text:p>30.58</text:p>
          </table:table-cell>
          <table:table-cell office:value-type="string">
            <text:p>0.36138</text:p>
          </table:table-cell>
          <table:table-cell office:value-type="string">
            <text:p>7252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string">
            <text:p>626.3</text:p>
          </table:table-cell>
          <table:table-cell office:value-type="string">
            <text:p>30.69</text:p>
          </table:table-cell>
          <table:table-cell office:value-type="string">
            <text:p>0.3614</text:p>
          </table:table-cell>
          <table:table-cell office:value-type="string">
            <text:p>5514.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string">
            <text:p>607.7</text:p>
          </table:table-cell>
          <table:table-cell office:value-type="string">
            <text:p>30.74</text:p>
          </table:table-cell>
          <table:table-cell office:value-type="string">
            <text:p>0.36144</text:p>
          </table:table-cell>
          <table:table-cell office:value-type="string">
            <text:p>5029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431">
            <text:p>431</text:p>
          </table:table-cell>
          <table:table-cell office:value-type="string">
            <text:p>31.48</text:p>
          </table:table-cell>
          <table:table-cell office:value-type="string">
            <text:p>0.36147</text:p>
          </table:table-cell>
          <table:table-cell office:value-type="string">
            <text:p>3704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string">
            <text:p>247.9</text:p>
          </table:table-cell>
          <table:table-cell office:value-type="string">
            <text:p>29.25</text:p>
          </table:table-cell>
          <table:table-cell office:value-type="string">
            <text:p>0.36149</text:p>
          </table:table-cell>
          <table:table-cell office:value-type="string">
            <text:p>2107.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271.9</text:p>
          </table:table-cell>
          <table:table-cell office:value-type="string">
            <text:p>29.24</text:p>
          </table:table-cell>
          <table:table-cell office:value-type="string">
            <text:p>0.36152</text:p>
          </table:table-cell>
          <table:table-cell office:value-type="string">
            <text:p>2259.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string">
            <text:p>250.8</text:p>
          </table:table-cell>
          <table:table-cell office:value-type="string">
            <text:p>28.95</text:p>
          </table:table-cell>
          <table:table-cell office:value-type="string">
            <text:p>0.36151</text:p>
          </table:table-cell>
          <table:table-cell office:value-type="string">
            <text:p>2198.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204.5</text:p>
          </table:table-cell>
          <table:table-cell office:value-type="string">
            <text:p>29.3</text:p>
          </table:table-cell>
          <table:table-cell office:value-type="string">
            <text:p>0.36152</text:p>
          </table:table-cell>
          <table:table-cell office:value-type="string">
            <text:p>1792.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string">
            <text:p>160.1</text:p>
          </table:table-cell>
          <table:table-cell office:value-type="string">
            <text:p>28.84</text:p>
          </table:table-cell>
          <table:table-cell office:value-type="string">
            <text:p>0.36152</text:p>
          </table:table-cell>
          <table:table-cell office:value-type="string">
            <text:p>1415.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string">
            <text:p>128.3</text:p>
          </table:table-cell>
          <table:table-cell office:value-type="string">
            <text:p>28.31</text:p>
          </table:table-cell>
          <table:table-cell office:value-type="string">
            <text:p>0.36154</text:p>
          </table:table-cell>
          <table:table-cell office:value-type="string">
            <text:p>1130.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126.4</text:p>
          </table:table-cell>
          <table:table-cell office:value-type="string">
            <text:p>28.02</text:p>
          </table:table-cell>
          <table:table-cell office:value-type="string">
            <text:p>0.36156</text:p>
          </table:table-cell>
          <table:table-cell office:value-type="string">
            <text:p>1118.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string">
            <text:p>105.3</text:p>
          </table:table-cell>
          <table:table-cell office:value-type="string">
            <text:p>27.91</text:p>
          </table:table-cell>
          <table:table-cell office:value-type="string">
            <text:p>0.36157</text:p>
          </table:table-cell>
          <table:table-cell office:value-type="string">
            <text:p>924.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string">
            <text:p>91.4</text:p>
          </table:table-cell>
          <table:table-cell office:value-type="string">
            <text:p>27.8</text:p>
          </table:table-cell>
          <table:table-cell office:value-type="string">
            <text:p>0.36159</text:p>
          </table:table-cell>
          <table:table-cell office:value-type="string">
            <text:p>800.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66.1</text:p>
          </table:table-cell>
          <table:table-cell office:value-type="string">
            <text:p>27.66</text:p>
          </table:table-cell>
          <table:table-cell office:value-type="string">
            <text:p>0.36158</text:p>
          </table:table-cell>
          <table:table-cell office:value-type="string">
            <text:p>572.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50.5</text:p>
          </table:table-cell>
          <table:table-cell office:value-type="string">
            <text:p>27.59</text:p>
          </table:table-cell>
          <table:table-cell office:value-type="string">
            <text:p>0.36155</text:p>
          </table:table-cell>
          <table:table-cell office:value-type="string">
            <text:p>437.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string">
            <text:p>40.7</text:p>
          </table:table-cell>
          <table:table-cell office:value-type="string">
            <text:p>27.14</text:p>
          </table:table-cell>
          <table:table-cell office:value-type="string">
            <text:p>0.36153</text:p>
          </table:table-cell>
          <table:table-cell office:value-type="string">
            <text:p>336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string">
            <text:p>30.3</text:p>
          </table:table-cell>
          <table:table-cell office:value-type="string">
            <text:p>26.98</text:p>
          </table:table-cell>
          <table:table-cell office:value-type="string">
            <text:p>0.36149</text:p>
          </table:table-cell>
          <table:table-cell office:value-type="string">
            <text:p>258.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string">
            <text:p>19.7</text:p>
          </table:table-cell>
          <table:table-cell office:value-type="string">
            <text:p>26.45</text:p>
          </table:table-cell>
          <table:table-cell office:value-type="string">
            <text:p>0.36143</text:p>
          </table:table-cell>
          <table:table-cell office:value-type="string">
            <text:p>161.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string">
            <text:p>5.8</text:p>
          </table:table-cell>
          <table:table-cell office:value-type="string">
            <text:p>26.02</text:p>
          </table:table-cell>
          <table:table-cell office:value-type="string">
            <text:p>0.36138</text:p>
          </table:table-cell>
          <table:table-cell office:value-type="string">
            <text:p>50.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string">
            <text:p>0.1</text:p>
          </table:table-cell>
          <table:table-cell office:value-type="string">
            <text:p>26.04</text:p>
          </table:table-cell>
          <table:table-cell office:value-type="string">
            <text:p>0.36133</text:p>
          </table:table-cell>
          <table:table-cell office:value-type="string">
            <text:p>9.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2.05</text:p>
          </table:table-cell>
          <table:table-cell office:value-type="string">
            <text:p>0.36412</text:p>
          </table:table-cell>
          <table:table-cell office:value-type="string">
            <text:p>34.8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7.2</text:p>
          </table:table-cell>
          <table:table-cell office:value-type="string">
            <text:p>21.98</text:p>
          </table:table-cell>
          <table:table-cell office:value-type="string">
            <text:p>0.36418</text:p>
          </table:table-cell>
          <table:table-cell office:value-type="string">
            <text:p>47.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13.6</text:p>
          </table:table-cell>
          <table:table-cell office:value-type="string">
            <text:p>22.05</text:p>
          </table:table-cell>
          <table:table-cell office:value-type="string">
            <text:p>0.36422</text:p>
          </table:table-cell>
          <table:table-cell office:value-type="string">
            <text:p>109.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5.1</text:p>
          </table:table-cell>
          <table:table-cell office:value-type="string">
            <text:p>22.12</text:p>
          </table:table-cell>
          <table:table-cell office:value-type="string">
            <text:p>0.36427</text:p>
          </table:table-cell>
          <table:table-cell office:value-type="string">
            <text:p>201.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27.6</text:p>
          </table:table-cell>
          <table:table-cell office:value-type="string">
            <text:p>22.46</text:p>
          </table:table-cell>
          <table:table-cell office:value-type="string">
            <text:p>0.36434</text:p>
          </table:table-cell>
          <table:table-cell office:value-type="string">
            <text:p>230.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36.7</text:p>
          </table:table-cell>
          <table:table-cell office:value-type="string">
            <text:p>22.66</text:p>
          </table:table-cell>
          <table:table-cell office:value-type="string">
            <text:p>0.36437</text:p>
          </table:table-cell>
          <table:table-cell office:value-type="string">
            <text:p>305.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61.5</text:p>
          </table:table-cell>
          <table:table-cell office:value-type="string">
            <text:p>22.95</text:p>
          </table:table-cell>
          <table:table-cell office:value-type="string">
            <text:p>0.36443</text:p>
          </table:table-cell>
          <table:table-cell office:value-type="string">
            <text:p>531.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66.9</text:p>
          </table:table-cell>
          <table:table-cell office:value-type="string">
            <text:p>23.05</text:p>
          </table:table-cell>
          <table:table-cell office:value-type="string">
            <text:p>0.36451</text:p>
          </table:table-cell>
          <table:table-cell office:value-type="string">
            <text:p>577.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80.5</text:p>
          </table:table-cell>
          <table:table-cell office:value-type="string">
            <text:p>23.13</text:p>
          </table:table-cell>
          <table:table-cell office:value-type="string">
            <text:p>0.36462</text:p>
          </table:table-cell>
          <table:table-cell office:value-type="string">
            <text:p>705.5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97.6</text:p>
          </table:table-cell>
          <table:table-cell office:value-type="string">
            <text:p>23.33</text:p>
          </table:table-cell>
          <table:table-cell office:value-type="string">
            <text:p>0.36468</text:p>
          </table:table-cell>
          <table:table-cell office:value-type="string">
            <text:p>868.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115.2</text:p>
          </table:table-cell>
          <table:table-cell office:value-type="string">
            <text:p>23.46</text:p>
          </table:table-cell>
          <table:table-cell office:value-type="string">
            <text:p>0.36477</text:p>
          </table:table-cell>
          <table:table-cell office:value-type="string">
            <text:p>1018.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138.7</text:p>
          </table:table-cell>
          <table:table-cell office:value-type="string">
            <text:p>23.98</text:p>
          </table:table-cell>
          <table:table-cell office:value-type="string">
            <text:p>0.36482</text:p>
          </table:table-cell>
          <table:table-cell office:value-type="string">
            <text:p>1238.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171.3</text:p>
          </table:table-cell>
          <table:table-cell office:value-type="string">
            <text:p>24.39</text:p>
          </table:table-cell>
          <table:table-cell office:value-type="string">
            <text:p>0.36489</text:p>
          </table:table-cell>
          <table:table-cell office:value-type="string">
            <text:p>1542.35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212.2</text:p>
          </table:table-cell>
          <table:table-cell office:value-type="string">
            <text:p>24.79</text:p>
          </table:table-cell>
          <table:table-cell office:value-type="string">
            <text:p>0.36497</text:p>
          </table:table-cell>
          <table:table-cell office:value-type="string">
            <text:p>1926.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236.2</text:p>
          </table:table-cell>
          <table:table-cell office:value-type="string">
            <text:p>25.14</text:p>
          </table:table-cell>
          <table:table-cell office:value-type="string">
            <text:p>0.36505</text:p>
          </table:table-cell>
          <table:table-cell office:value-type="string">
            <text:p>2119.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238.1</text:p>
          </table:table-cell>
          <table:table-cell office:value-type="string">
            <text:p>25.51</text:p>
          </table:table-cell>
          <table:table-cell office:value-type="string">
            <text:p>0.36513</text:p>
          </table:table-cell>
          <table:table-cell office:value-type="string">
            <text:p>2138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238.4</text:p>
          </table:table-cell>
          <table:table-cell office:value-type="string">
            <text:p>25.44</text:p>
          </table:table-cell>
          <table:table-cell office:value-type="string">
            <text:p>0.36524</text:p>
          </table:table-cell>
          <table:table-cell office:value-type="string">
            <text:p>2138.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265.9</text:p>
          </table:table-cell>
          <table:table-cell office:value-type="string">
            <text:p>25.62</text:p>
          </table:table-cell>
          <table:table-cell office:value-type="string">
            <text:p>0.36535</text:p>
          </table:table-cell>
          <table:table-cell office:value-type="string">
            <text:p>2403.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77.2</text:p>
          </table:table-cell>
          <table:table-cell office:value-type="string">
            <text:p>25.87</text:p>
          </table:table-cell>
          <table:table-cell office:value-type="string">
            <text:p>0.36547</text:p>
          </table:table-cell>
          <table:table-cell office:value-type="string">
            <text:p>2500.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257.1</text:p>
          </table:table-cell>
          <table:table-cell office:value-type="string">
            <text:p>26.15</text:p>
          </table:table-cell>
          <table:table-cell office:value-type="string">
            <text:p>0.36555</text:p>
          </table:table-cell>
          <table:table-cell office:value-type="string">
            <text:p>2300.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73">
            <text:p>273</text:p>
          </table:table-cell>
          <table:table-cell office:value-type="string">
            <text:p>26.05</text:p>
          </table:table-cell>
          <table:table-cell office:value-type="string">
            <text:p>0.36564</text:p>
          </table:table-cell>
          <table:table-cell office:value-type="string">
            <text:p>2452.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212.6</text:p>
          </table:table-cell>
          <table:table-cell office:value-type="string">
            <text:p>25.83</text:p>
          </table:table-cell>
          <table:table-cell office:value-type="string">
            <text:p>0.36573</text:p>
          </table:table-cell>
          <table:table-cell office:value-type="string">
            <text:p>1880.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191.5</text:p>
          </table:table-cell>
          <table:table-cell office:value-type="string">
            <text:p>25.94</text:p>
          </table:table-cell>
          <table:table-cell office:value-type="string">
            <text:p>0.36579</text:p>
          </table:table-cell>
          <table:table-cell office:value-type="string">
            <text:p>1698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89.4</text:p>
          </table:table-cell>
          <table:table-cell office:value-type="string">
            <text:p>25.58</text:p>
          </table:table-cell>
          <table:table-cell office:value-type="string">
            <text:p>0.36588</text:p>
          </table:table-cell>
          <table:table-cell office:value-type="string">
            <text:p>1671.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165.4</text:p>
          </table:table-cell>
          <table:table-cell office:value-type="string">
            <text:p>25.55</text:p>
          </table:table-cell>
          <table:table-cell office:value-type="string">
            <text:p>0.36597</text:p>
          </table:table-cell>
          <table:table-cell office:value-type="string">
            <text:p>1440.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159.5</text:p>
          </table:table-cell>
          <table:table-cell office:value-type="string">
            <text:p>25.46</text:p>
          </table:table-cell>
          <table:table-cell office:value-type="string">
            <text:p>0.36604</text:p>
          </table:table-cell>
          <table:table-cell office:value-type="string">
            <text:p>1399.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198.4</text:p>
          </table:table-cell>
          <table:table-cell office:value-type="string">
            <text:p>25.76</text:p>
          </table:table-cell>
          <table:table-cell office:value-type="string">
            <text:p>0.36609</text:p>
          </table:table-cell>
          <table:table-cell office:value-type="string">
            <text:p>1757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253.2</text:p>
          </table:table-cell>
          <table:table-cell office:value-type="string">
            <text:p>26.34</text:p>
          </table:table-cell>
          <table:table-cell office:value-type="string">
            <text:p>0.36614</text:p>
          </table:table-cell>
          <table:table-cell office:value-type="string">
            <text:p>2241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265.1</text:p>
          </table:table-cell>
          <table:table-cell office:value-type="string">
            <text:p>26.52</text:p>
          </table:table-cell>
          <table:table-cell office:value-type="string">
            <text:p>0.36622</text:p>
          </table:table-cell>
          <table:table-cell office:value-type="string">
            <text:p>2338.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269.6</text:p>
          </table:table-cell>
          <table:table-cell office:value-type="string">
            <text:p>26.7</text:p>
          </table:table-cell>
          <table:table-cell office:value-type="string">
            <text:p>0.3663</text:p>
          </table:table-cell>
          <table:table-cell office:value-type="string">
            <text:p>2379.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265.8</text:p>
          </table:table-cell>
          <table:table-cell office:value-type="string">
            <text:p>26.78</text:p>
          </table:table-cell>
          <table:table-cell office:value-type="string">
            <text:p>0.36636</text:p>
          </table:table-cell>
          <table:table-cell office:value-type="string">
            <text:p>235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275.1</text:p>
          </table:table-cell>
          <table:table-cell office:value-type="string">
            <text:p>27.28</text:p>
          </table:table-cell>
          <table:table-cell office:value-type="string">
            <text:p>0.3664</text:p>
          </table:table-cell>
          <table:table-cell office:value-type="string">
            <text:p>2450.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string">
            <text:p>341.2</text:p>
          </table:table-cell>
          <table:table-cell office:value-type="string">
            <text:p>27.31</text:p>
          </table:table-cell>
          <table:table-cell office:value-type="string">
            <text:p>0.36643</text:p>
          </table:table-cell>
          <table:table-cell office:value-type="string">
            <text:p>3075.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455.8</text:p>
          </table:table-cell>
          <table:table-cell office:value-type="string">
            <text:p>28.1</text:p>
          </table:table-cell>
          <table:table-cell office:value-type="string">
            <text:p>0.36652</text:p>
          </table:table-cell>
          <table:table-cell office:value-type="string">
            <text:p>4092.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422.3</text:p>
          </table:table-cell>
          <table:table-cell office:value-type="string">
            <text:p>28.88</text:p>
          </table:table-cell>
          <table:table-cell office:value-type="string">
            <text:p>0.36655</text:p>
          </table:table-cell>
          <table:table-cell office:value-type="string">
            <text:p>373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409.6</text:p>
          </table:table-cell>
          <table:table-cell office:value-type="string">
            <text:p>28.8</text:p>
          </table:table-cell>
          <table:table-cell office:value-type="string">
            <text:p>0.36658</text:p>
          </table:table-cell>
          <table:table-cell office:value-type="string">
            <text:p>3653.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335.4</text:p>
          </table:table-cell>
          <table:table-cell office:value-type="string">
            <text:p>29.06</text:p>
          </table:table-cell>
          <table:table-cell office:value-type="string">
            <text:p>0.36657</text:p>
          </table:table-cell>
          <table:table-cell office:value-type="string">
            <text:p>3000.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>162.4</text:p>
          </table:table-cell>
          <table:table-cell office:value-type="string">
            <text:p>28.23</text:p>
          </table:table-cell>
          <table:table-cell office:value-type="string">
            <text:p>0.36655</text:p>
          </table:table-cell>
          <table:table-cell office:value-type="string">
            <text:p>1426.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98.9</text:p>
          </table:table-cell>
          <table:table-cell office:value-type="string">
            <text:p>28.08</text:p>
          </table:table-cell>
          <table:table-cell office:value-type="string">
            <text:p>0.36656</text:p>
          </table:table-cell>
          <table:table-cell office:value-type="string">
            <text:p>871.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92.6</text:p>
          </table:table-cell>
          <table:table-cell office:value-type="string">
            <text:p>27.73</text:p>
          </table:table-cell>
          <table:table-cell office:value-type="string">
            <text:p>0.36655</text:p>
          </table:table-cell>
          <table:table-cell office:value-type="string">
            <text:p>829.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string">
            <text:p>87.4</text:p>
          </table:table-cell>
          <table:table-cell office:value-type="string">
            <text:p>25.92</text:p>
          </table:table-cell>
          <table:table-cell office:value-type="string">
            <text:p>0.36659</text:p>
          </table:table-cell>
          <table:table-cell office:value-type="string">
            <text:p>776.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string">
            <text:p>25.2</text:p>
          </table:table-cell>
          <table:table-cell office:value-type="string">
            <text:p>0.36663</text:p>
          </table:table-cell>
          <table:table-cell office:value-type="string">
            <text:p>1057.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string">
            <text:p>130.2</text:p>
          </table:table-cell>
          <table:table-cell office:value-type="string">
            <text:p>25.72</text:p>
          </table:table-cell>
          <table:table-cell office:value-type="string">
            <text:p>0.36666</text:p>
          </table:table-cell>
          <table:table-cell office:value-type="string">
            <text:p>1167.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string">
            <text:p>191.4</text:p>
          </table:table-cell>
          <table:table-cell office:value-type="string">
            <text:p>26.16</text:p>
          </table:table-cell>
          <table:table-cell office:value-type="string">
            <text:p>0.36667</text:p>
          </table:table-cell>
          <table:table-cell office:value-type="string">
            <text:p>1738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string">
            <text:p>242.93</text:p>
          </table:table-cell>
          <table:table-cell office:value-type="string">
            <text:p>27.2</text:p>
          </table:table-cell>
          <table:table-cell office:value-type="string">
            <text:p>0.36672</text:p>
          </table:table-cell>
          <table:table-cell office:value-type="string">
            <text:p>2210.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string">
            <text:p>258.6</text:p>
          </table:table-cell>
          <table:table-cell office:value-type="string">
            <text:p>27.64</text:p>
          </table:table-cell>
          <table:table-cell office:value-type="string">
            <text:p>0.36694</text:p>
          </table:table-cell>
          <table:table-cell office:value-type="string">
            <text:p>2327.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266.9</text:p>
          </table:table-cell>
          <table:table-cell office:value-type="string">
            <text:p>28.06</text:p>
          </table:table-cell>
          <table:table-cell office:value-type="string">
            <text:p>0.36708</text:p>
          </table:table-cell>
          <table:table-cell office:value-type="string">
            <text:p>2429.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253.6</text:p>
          </table:table-cell>
          <table:table-cell office:value-type="string">
            <text:p>28.68</text:p>
          </table:table-cell>
          <table:table-cell office:value-type="string">
            <text:p>0.36716</text:p>
          </table:table-cell>
          <table:table-cell office:value-type="string">
            <text:p>2302.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string">
            <text:p>241.4</text:p>
          </table:table-cell>
          <table:table-cell office:value-type="string">
            <text:p>28.58</text:p>
          </table:table-cell>
          <table:table-cell office:value-type="string">
            <text:p>0.36719</text:p>
          </table:table-cell>
          <table:table-cell office:value-type="string">
            <text:p>2173.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239.9</text:p>
          </table:table-cell>
          <table:table-cell office:value-type="string">
            <text:p>28.19</text:p>
          </table:table-cell>
          <table:table-cell office:value-type="string">
            <text:p>0.36726</text:p>
          </table:table-cell>
          <table:table-cell office:value-type="string">
            <text:p>2144.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275.4</text:p>
          </table:table-cell>
          <table:table-cell office:value-type="string">
            <text:p>28.21</text:p>
          </table:table-cell>
          <table:table-cell office:value-type="string">
            <text:p>0.3674</text:p>
          </table:table-cell>
          <table:table-cell office:value-type="string">
            <text:p>2476.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string">
            <text:p>369.2</text:p>
          </table:table-cell>
          <table:table-cell office:value-type="string">
            <text:p>28.16</text:p>
          </table:table-cell>
          <table:table-cell office:value-type="string">
            <text:p>0.36746</text:p>
          </table:table-cell>
          <table:table-cell office:value-type="string">
            <text:p>3304.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499.1</text:p>
          </table:table-cell>
          <table:table-cell office:value-type="string">
            <text:p>30.13</text:p>
          </table:table-cell>
          <table:table-cell office:value-type="string">
            <text:p>0.36745</text:p>
          </table:table-cell>
          <table:table-cell office:value-type="string">
            <text:p>4445.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663.7</text:p>
          </table:table-cell>
          <table:table-cell office:value-type="string">
            <text:p>31.18</text:p>
          </table:table-cell>
          <table:table-cell office:value-type="string">
            <text:p>0.36747</text:p>
          </table:table-cell>
          <table:table-cell office:value-type="string">
            <text:p>5765.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732.8</text:p>
          </table:table-cell>
          <table:table-cell office:value-type="string">
            <text:p>31.3</text:p>
          </table:table-cell>
          <table:table-cell office:value-type="string">
            <text:p>0.36752</text:p>
          </table:table-cell>
          <table:table-cell office:value-type="string">
            <text:p>6213.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string">
            <text:p>348.6</text:p>
          </table:table-cell>
          <table:table-cell office:value-type="string">
            <text:p>30.92</text:p>
          </table:table-cell>
          <table:table-cell office:value-type="string">
            <text:p>0.36758</text:p>
          </table:table-cell>
          <table:table-cell office:value-type="string">
            <text:p>2918.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373.3</text:p>
          </table:table-cell>
          <table:table-cell office:value-type="string">
            <text:p>30.36</text:p>
          </table:table-cell>
          <table:table-cell office:value-type="string">
            <text:p>0.36763</text:p>
          </table:table-cell>
          <table:table-cell office:value-type="string">
            <text:p>3201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string">
            <text:p>465.6</text:p>
          </table:table-cell>
          <table:table-cell office:value-type="string">
            <text:p>29.91</text:p>
          </table:table-cell>
          <table:table-cell office:value-type="string">
            <text:p>0.36771</text:p>
          </table:table-cell>
          <table:table-cell office:value-type="string">
            <text:p>3985.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390">
            <text:p>390</text:p>
          </table:table-cell>
          <table:table-cell office:value-type="string">
            <text:p>29.9</text:p>
          </table:table-cell>
          <table:table-cell office:value-type="string">
            <text:p>0.36774</text:p>
          </table:table-cell>
          <table:table-cell office:value-type="string">
            <text:p>3347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555.2</text:p>
          </table:table-cell>
          <table:table-cell office:value-type="string">
            <text:p>29.92</text:p>
          </table:table-cell>
          <table:table-cell office:value-type="string">
            <text:p>0.36787</text:p>
          </table:table-cell>
          <table:table-cell office:value-type="string">
            <text:p>4783.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547.7</text:p>
          </table:table-cell>
          <table:table-cell office:value-type="string">
            <text:p>29.79</text:p>
          </table:table-cell>
          <table:table-cell office:value-type="string">
            <text:p>0.36796</text:p>
          </table:table-cell>
          <table:table-cell office:value-type="string">
            <text:p>4730.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658.8</text:p>
          </table:table-cell>
          <table:table-cell office:value-type="string">
            <text:p>30.54</text:p>
          </table:table-cell>
          <table:table-cell office:value-type="string">
            <text:p>0.36805</text:p>
          </table:table-cell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525.1</text:p>
          </table:table-cell>
          <table:table-cell office:value-type="string">
            <text:p>30.05</text:p>
          </table:table-cell>
          <table:table-cell office:value-type="string">
            <text:p>0.36811</text:p>
          </table:table-cell>
          <table:table-cell office:value-type="string">
            <text:p>4346.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476.6</text:p>
          </table:table-cell>
          <table:table-cell office:value-type="string">
            <text:p>30.03</text:p>
          </table:table-cell>
          <table:table-cell office:value-type="string">
            <text:p>0.36819</text:p>
          </table:table-cell>
          <table:table-cell office:value-type="string">
            <text:p>3977.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string">
            <text:p>445.9</text:p>
          </table:table-cell>
          <table:table-cell office:value-type="string">
            <text:p>30.05</text:p>
          </table:table-cell>
          <table:table-cell office:value-type="string">
            <text:p>0.36829</text:p>
          </table:table-cell>
          <table:table-cell office:value-type="string">
            <text:p>3671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389.1</text:p>
          </table:table-cell>
          <table:table-cell office:value-type="string">
            <text:p>30.42</text:p>
          </table:table-cell>
          <table:table-cell office:value-type="string">
            <text:p>0.36832</text:p>
          </table:table-cell>
          <table:table-cell office:value-type="string">
            <text:p>3185.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353.5</text:p>
          </table:table-cell>
          <table:table-cell office:value-type="string">
            <text:p>30.12</text:p>
          </table:table-cell>
          <table:table-cell office:value-type="string">
            <text:p>0.36835</text:p>
          </table:table-cell>
          <table:table-cell office:value-type="string">
            <text:p>2485.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319.3</text:p>
          </table:table-cell>
          <table:table-cell office:value-type="string">
            <text:p>29.83</text:p>
          </table:table-cell>
          <table:table-cell office:value-type="string">
            <text:p>0.36843</text:p>
          </table:table-cell>
          <table:table-cell office:value-type="string">
            <text:p>1777.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string">
            <text:p>291.2</text:p>
          </table:table-cell>
          <table:table-cell office:value-type="string">
            <text:p>29.72</text:p>
          </table:table-cell>
          <table:table-cell office:value-type="string">
            <text:p>0.36853</text:p>
          </table:table-cell>
          <table:table-cell office:value-type="string">
            <text:p>1610.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string">
            <text:p>221.8</text:p>
          </table:table-cell>
          <table:table-cell office:value-type="string">
            <text:p>29.73</text:p>
          </table:table-cell>
          <table:table-cell office:value-type="string">
            <text:p>0.36864</text:p>
          </table:table-cell>
          <table:table-cell office:value-type="string">
            <text:p>1196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170.4</text:p>
          </table:table-cell>
          <table:table-cell office:value-type="string">
            <text:p>29.4</text:p>
          </table:table-cell>
          <table:table-cell office:value-type="string">
            <text:p>0.36874</text:p>
          </table:table-cell>
          <table:table-cell office:value-type="string">
            <text:p>793.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131.8</text:p>
          </table:table-cell>
          <table:table-cell office:value-type="string">
            <text:p>29.27</text:p>
          </table:table-cell>
          <table:table-cell office:value-type="string">
            <text:p>0.3688</text:p>
          </table:table-cell>
          <table:table-cell office:value-type="string">
            <text:p>684.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string">
            <text:p>28.59</text:p>
          </table:table-cell>
          <table:table-cell office:value-type="string">
            <text:p>0.3689</text:p>
          </table:table-cell>
          <table:table-cell office:value-type="string">
            <text:p>409.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29.8</text:p>
          </table:table-cell>
          <table:table-cell office:value-type="string">
            <text:p>28.12</text:p>
          </table:table-cell>
          <table:table-cell office:value-type="float" office:value="369">
            <text:p>369</text:p>
          </table:table-cell>
          <table:table-cell office:value-type="string">
            <text:p>218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23.1</text:p>
          </table:table-cell>
          <table:table-cell office:value-type="string">
            <text:p>27.82</text:p>
          </table:table-cell>
          <table:table-cell office:value-type="string">
            <text:p>0.36906</text:p>
          </table:table-cell>
          <table:table-cell office:value-type="string">
            <text:p>164.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string">
            <text:p>15.9</text:p>
          </table:table-cell>
          <table:table-cell office:value-type="string">
            <text:p>27.5</text:p>
          </table:table-cell>
          <table:table-cell office:value-type="string">
            <text:p>0.36916</text:p>
          </table:table-cell>
          <table:table-cell office:value-type="string">
            <text:p>122.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6.5</text:p>
          </table:table-cell>
          <table:table-cell office:value-type="string">
            <text:p>27.2</text:p>
          </table:table-cell>
          <table:table-cell office:value-type="string">
            <text:p>0.36923</text:p>
          </table:table-cell>
          <table:table-cell office:value-type="string">
            <text:p>53.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string">
            <text:p>0.3</text:p>
          </table:table-cell>
          <table:table-cell office:value-type="string">
            <text:p>27.12</text:p>
          </table:table-cell>
          <table:table-cell office:value-type="string">
            <text:p>0.36933</text:p>
          </table:table-cell>
          <table:table-cell office:value-type="string">
            <text:p>8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4.4</text:p>
          </table:table-cell>
          <table:table-cell office:value-type="string">
            <text:p>22.57</text:p>
          </table:table-cell>
          <table:table-cell office:value-type="string">
            <text:p>0.37142</text:p>
          </table:table-cell>
          <table:table-cell office:value-type="string">
            <text:p>21.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7.9</text:p>
          </table:table-cell>
          <table:table-cell office:value-type="string">
            <text:p>22.69</text:p>
          </table:table-cell>
          <table:table-cell office:value-type="string">
            <text:p>0.37142</text:p>
          </table:table-cell>
          <table:table-cell office:value-type="string">
            <text:p>63.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20.4</text:p>
          </table:table-cell>
          <table:table-cell office:value-type="string">
            <text:p>22.46</text:p>
          </table:table-cell>
          <table:table-cell office:value-type="string">
            <text:p>0.37143</text:p>
          </table:table-cell>
          <table:table-cell office:value-type="string">
            <text:p>157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53.7</text:p>
          </table:table-cell>
          <table:table-cell office:value-type="string">
            <text:p>22.71</text:p>
          </table:table-cell>
          <table:table-cell office:value-type="string">
            <text:p>0.37144</text:p>
          </table:table-cell>
          <table:table-cell office:value-type="string">
            <text:p>458.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81.9</text:p>
          </table:table-cell>
          <table:table-cell office:value-type="string">
            <text:p>23.12</text:p>
          </table:table-cell>
          <table:table-cell office:value-type="string">
            <text:p>0.37147</text:p>
          </table:table-cell>
          <table:table-cell office:value-type="string">
            <text:p>712.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102.1</text:p>
          </table:table-cell>
          <table:table-cell office:value-type="string">
            <text:p>23.18</text:p>
          </table:table-cell>
          <table:table-cell office:value-type="string">
            <text:p>0.37148</text:p>
          </table:table-cell>
          <table:table-cell office:value-type="string">
            <text:p>907.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string">
            <text:p>23.9</text:p>
          </table:table-cell>
          <table:table-cell office:value-type="string">
            <text:p>0.37146</text:p>
          </table:table-cell>
          <table:table-cell office:value-type="string">
            <text:p>1209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113.9</text:p>
          </table:table-cell>
          <table:table-cell office:value-type="string">
            <text:p>24.11</text:p>
          </table:table-cell>
          <table:table-cell office:value-type="string">
            <text:p>0.37146</text:p>
          </table:table-cell>
          <table:table-cell office:value-type="string">
            <text:p>997.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179.2</text:p>
          </table:table-cell>
          <table:table-cell office:value-type="string">
            <text:p>24.66</text:p>
          </table:table-cell>
          <table:table-cell office:value-type="string">
            <text:p>0.37146</text:p>
          </table:table-cell>
          <table:table-cell office:value-type="string">
            <text:p>1604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232.2</text:p>
          </table:table-cell>
          <table:table-cell office:value-type="string">
            <text:p>25.84</text:p>
          </table:table-cell>
          <table:table-cell office:value-type="string">
            <text:p>0.37147</text:p>
          </table:table-cell>
          <table:table-cell office:value-type="string">
            <text:p>2090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209.9</text:p>
          </table:table-cell>
          <table:table-cell office:value-type="string">
            <text:p>25.06</text:p>
          </table:table-cell>
          <table:table-cell office:value-type="string">
            <text:p>0.37146</text:p>
          </table:table-cell>
          <table:table-cell office:value-type="string">
            <text:p>1911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344.2</text:p>
          </table:table-cell>
          <table:table-cell office:value-type="string">
            <text:p>25.79</text:p>
          </table:table-cell>
          <table:table-cell office:value-type="string">
            <text:p>0.37146</text:p>
          </table:table-cell>
          <table:table-cell office:value-type="string">
            <text:p>3213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331.5</text:p>
          </table:table-cell>
          <table:table-cell office:value-type="string">
            <text:p>26.08</text:p>
          </table:table-cell>
          <table:table-cell office:value-type="string">
            <text:p>0.37147</text:p>
          </table:table-cell>
          <table:table-cell office:value-type="string">
            <text:p>3031.6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453.1</text:p>
          </table:table-cell>
          <table:table-cell office:value-type="string">
            <text:p>26.29</text:p>
          </table:table-cell>
          <table:table-cell office:value-type="string">
            <text:p>0.37146</text:p>
          </table:table-cell>
          <table:table-cell office:value-type="string">
            <text:p>4198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581.1</text:p>
          </table:table-cell>
          <table:table-cell office:value-type="string">
            <text:p>26.91</text:p>
          </table:table-cell>
          <table:table-cell office:value-type="string">
            <text:p>0.37149</text:p>
          </table:table-cell>
          <table:table-cell office:value-type="string">
            <text:p>5266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370.1</text:p>
          </table:table-cell>
          <table:table-cell office:value-type="string">
            <text:p>26.66</text:p>
          </table:table-cell>
          <table:table-cell office:value-type="string">
            <text:p>0.37149</text:p>
          </table:table-cell>
          <table:table-cell office:value-type="string">
            <text:p>3339.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450.2</text:p>
          </table:table-cell>
          <table:table-cell office:value-type="float" office:value="27">
            <text:p>27</text:p>
          </table:table-cell>
          <table:table-cell office:value-type="string">
            <text:p>0.37148</text:p>
          </table:table-cell>
          <table:table-cell office:value-type="string">
            <text:p>3972.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376.7</text:p>
          </table:table-cell>
          <table:table-cell office:value-type="string">
            <text:p>27.18</text:p>
          </table:table-cell>
          <table:table-cell office:value-type="string">
            <text:p>0.37148</text:p>
          </table:table-cell>
          <table:table-cell office:value-type="string">
            <text:p>3615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536.8</text:p>
          </table:table-cell>
          <table:table-cell office:value-type="string">
            <text:p>28.31</text:p>
          </table:table-cell>
          <table:table-cell office:value-type="string">
            <text:p>0.37147</text:p>
          </table:table-cell>
          <table:table-cell office:value-type="string">
            <text:p>4865.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897.4</text:p>
          </table:table-cell>
          <table:table-cell office:value-type="string">
            <text:p>30.43</text:p>
          </table:table-cell>
          <table:table-cell office:value-type="string">
            <text:p>0.37147</text:p>
          </table:table-cell>
          <table:table-cell office:value-type="string">
            <text:p>7868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918">
            <text:p>918</text:p>
          </table:table-cell>
          <table:table-cell office:value-type="string">
            <text:p>31.55</text:p>
          </table:table-cell>
          <table:table-cell office:value-type="string">
            <text:p>0.37148</text:p>
          </table:table-cell>
          <table:table-cell office:value-type="string">
            <text:p>7773.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860.2</text:p>
          </table:table-cell>
          <table:table-cell office:value-type="string">
            <text:p>30.42</text:p>
          </table:table-cell>
          <table:table-cell office:value-type="string">
            <text:p>0.37151</text:p>
          </table:table-cell>
          <table:table-cell office:value-type="string">
            <text:p>7294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633.7</text:p>
          </table:table-cell>
          <table:table-cell office:value-type="string">
            <text:p>29.9</text:p>
          </table:table-cell>
          <table:table-cell office:value-type="string">
            <text:p>0.37157</text:p>
          </table:table-cell>
          <table:table-cell office:value-type="string">
            <text:p>5444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799.3</text:p>
          </table:table-cell>
          <table:table-cell office:value-type="string">
            <text:p>29.09</text:p>
          </table:table-cell>
          <table:table-cell office:value-type="string">
            <text:p>0.37169</text:p>
          </table:table-cell>
          <table:table-cell office:value-type="string">
            <text:p>6942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694.1</text:p>
          </table:table-cell>
          <table:table-cell office:value-type="string">
            <text:p>29.46</text:p>
          </table:table-cell>
          <table:table-cell office:value-type="string">
            <text:p>0.37182</text:p>
          </table:table-cell>
          <table:table-cell office:value-type="string">
            <text:p>6047.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744.1</text:p>
          </table:table-cell>
          <table:table-cell office:value-type="string">
            <text:p>29.61</text:p>
          </table:table-cell>
          <table:table-cell office:value-type="string">
            <text:p>0.37197</text:p>
          </table:table-cell>
          <table:table-cell office:value-type="string">
            <text:p>6453.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783.3</text:p>
          </table:table-cell>
          <table:table-cell office:value-type="string">
            <text:p>30.65</text:p>
          </table:table-cell>
          <table:table-cell office:value-type="string">
            <text:p>0.37208</text:p>
          </table:table-cell>
          <table:table-cell office:value-type="string">
            <text:p>6719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621.8</text:p>
          </table:table-cell>
          <table:table-cell office:value-type="string">
            <text:p>30.72</text:p>
          </table:table-cell>
          <table:table-cell office:value-type="string">
            <text:p>0.37219</text:p>
          </table:table-cell>
          <table:table-cell office:value-type="string">
            <text:p>5389.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584.1</text:p>
          </table:table-cell>
          <table:table-cell office:value-type="string">
            <text:p>30.31</text:p>
          </table:table-cell>
          <table:table-cell office:value-type="string">
            <text:p>0.37226</text:p>
          </table:table-cell>
          <table:table-cell office:value-type="string">
            <text:p>5081.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565.9</text:p>
          </table:table-cell>
          <table:table-cell office:value-type="string">
            <text:p>30.58</text:p>
          </table:table-cell>
          <table:table-cell office:value-type="string">
            <text:p>0.37234</text:p>
          </table:table-cell>
          <table:table-cell office:value-type="string">
            <text:p>4943.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806.9</text:p>
          </table:table-cell>
          <table:table-cell office:value-type="string">
            <text:p>32.38</text:p>
          </table:table-cell>
          <table:table-cell office:value-type="string">
            <text:p>0.3724</text:p>
          </table:table-cell>
          <table:table-cell office:value-type="string">
            <text:p>6923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689.3</text:p>
          </table:table-cell>
          <table:table-cell office:value-type="string">
            <text:p>33.02</text:p>
          </table:table-cell>
          <table:table-cell office:value-type="string">
            <text:p>0.37244</text:p>
          </table:table-cell>
          <table:table-cell office:value-type="string">
            <text:p>5893.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637.2</text:p>
          </table:table-cell>
          <table:table-cell office:value-type="string">
            <text:p>32.03</text:p>
          </table:table-cell>
          <table:table-cell office:value-type="string">
            <text:p>0.37249</text:p>
          </table:table-cell>
          <table:table-cell office:value-type="string">
            <text:p>5528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611.3</text:p>
          </table:table-cell>
          <table:table-cell office:value-type="string">
            <text:p>32.58</text:p>
          </table:table-cell>
          <table:table-cell office:value-type="string">
            <text:p>0.37254</text:p>
          </table:table-cell>
          <table:table-cell office:value-type="string">
            <text:p>5249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521.2</text:p>
          </table:table-cell>
          <table:table-cell office:value-type="string">
            <text:p>31.81</text:p>
          </table:table-cell>
          <table:table-cell office:value-type="string">
            <text:p>0.37257</text:p>
          </table:table-cell>
          <table:table-cell office:value-type="string">
            <text:p>4569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string">
            <text:p>447.3</text:p>
          </table:table-cell>
          <table:table-cell office:value-type="string">
            <text:p>31.67</text:p>
          </table:table-cell>
          <table:table-cell office:value-type="string">
            <text:p>0.37262</text:p>
          </table:table-cell>
          <table:table-cell office:value-type="string">
            <text:p>3924.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string">
            <text:p>393.4</text:p>
          </table:table-cell>
          <table:table-cell office:value-type="string">
            <text:p>31.02</text:p>
          </table:table-cell>
          <table:table-cell office:value-type="string">
            <text:p>0.37267</text:p>
          </table:table-cell>
          <table:table-cell office:value-type="string">
            <text:p>3458.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441.8</text:p>
          </table:table-cell>
          <table:table-cell office:value-type="string">
            <text:p>31.38</text:p>
          </table:table-cell>
          <table:table-cell office:value-type="string">
            <text:p>0.37271</text:p>
          </table:table-cell>
          <table:table-cell office:value-type="string">
            <text:p>3925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545.1</text:p>
          </table:table-cell>
          <table:table-cell office:value-type="string">
            <text:p>31.61</text:p>
          </table:table-cell>
          <table:table-cell office:value-type="string">
            <text:p>0.37277</text:p>
          </table:table-cell>
          <table:table-cell office:value-type="string">
            <text:p>4840.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781.1</text:p>
          </table:table-cell>
          <table:table-cell office:value-type="string">
            <text:p>31.7</text:p>
          </table:table-cell>
          <table:table-cell office:value-type="string">
            <text:p>0.37286</text:p>
          </table:table-cell>
          <table:table-cell office:value-type="string">
            <text:p>6768.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817.2</text:p>
          </table:table-cell>
          <table:table-cell office:value-type="string">
            <text:p>32.09</text:p>
          </table:table-cell>
          <table:table-cell office:value-type="string">
            <text:p>0.37293</text:p>
          </table:table-cell>
          <table:table-cell office:value-type="string">
            <text:p>6951.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string">
            <text:p>895.8</text:p>
          </table:table-cell>
          <table:table-cell office:value-type="string">
            <text:p>32.54</text:p>
          </table:table-cell>
          <table:table-cell office:value-type="string">
            <text:p>0.37299</text:p>
          </table:table-cell>
          <table:table-cell office:value-type="string">
            <text:p>7477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751.1</text:p>
          </table:table-cell>
          <table:table-cell office:value-type="string">
            <text:p>33.24</text:p>
          </table:table-cell>
          <table:table-cell office:value-type="string">
            <text:p>0.3731</text:p>
          </table:table-cell>
          <table:table-cell office:value-type="string">
            <text:p>6326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924.3</text:p>
          </table:table-cell>
          <table:table-cell office:value-type="string">
            <text:p>33.47</text:p>
          </table:table-cell>
          <table:table-cell office:value-type="string">
            <text:p>0.37315</text:p>
          </table:table-cell>
          <table:table-cell office:value-type="string">
            <text:p>7763.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786.3</text:p>
          </table:table-cell>
          <table:table-cell office:value-type="string">
            <text:p>33.91</text:p>
          </table:table-cell>
          <table:table-cell office:value-type="string">
            <text:p>0.3732</text:p>
          </table:table-cell>
          <table:table-cell office:value-type="string">
            <text:p>6229.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750.2</text:p>
          </table:table-cell>
          <table:table-cell office:value-type="string">
            <text:p>33.69</text:p>
          </table:table-cell>
          <table:table-cell office:value-type="string">
            <text:p>0.37324</text:p>
          </table:table-cell>
          <table:table-cell office:value-type="string">
            <text:p>5332.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504">
            <text:p>504</text:p>
          </table:table-cell>
          <table:table-cell office:value-type="string">
            <text:p>32.57</text:p>
          </table:table-cell>
          <table:table-cell office:value-type="string">
            <text:p>0.37331</text:p>
          </table:table-cell>
          <table:table-cell office:value-type="string">
            <text:p>4233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97.6</text:p>
          </table:table-cell>
          <table:table-cell office:value-type="string">
            <text:p>31.14</text:p>
          </table:table-cell>
          <table:table-cell office:value-type="string">
            <text:p>0.37337</text:p>
          </table:table-cell>
          <table:table-cell office:value-type="string">
            <text:p>1692.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136.8</text:p>
          </table:table-cell>
          <table:table-cell office:value-type="string">
            <text:p>30.5</text:p>
          </table:table-cell>
          <table:table-cell office:value-type="string">
            <text:p>0.3734</text:p>
          </table:table-cell>
          <table:table-cell office:value-type="string">
            <text:p>1220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148.8</text:p>
          </table:table-cell>
          <table:table-cell office:value-type="string">
            <text:p>30.46</text:p>
          </table:table-cell>
          <table:table-cell office:value-type="string">
            <text:p>0.37345</text:p>
          </table:table-cell>
          <table:table-cell office:value-type="string">
            <text:p>1299.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132.8</text:p>
          </table:table-cell>
          <table:table-cell office:value-type="string">
            <text:p>29.81</text:p>
          </table:table-cell>
          <table:table-cell office:value-type="string">
            <text:p>0.37352</text:p>
          </table:table-cell>
          <table:table-cell office:value-type="string">
            <text:p>1191.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string">
            <text:p>256.5</text:p>
          </table:table-cell>
          <table:table-cell office:value-type="string">
            <text:p>29.72</text:p>
          </table:table-cell>
          <table:table-cell office:value-type="string">
            <text:p>0.37365</text:p>
          </table:table-cell>
          <table:table-cell office:value-type="string">
            <text:p>2341.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251.6</text:p>
          </table:table-cell>
          <table:table-cell office:value-type="string">
            <text:p>28.84</text:p>
          </table:table-cell>
          <table:table-cell office:value-type="string">
            <text:p>0.37377</text:p>
          </table:table-cell>
          <table:table-cell office:value-type="string">
            <text:p>2296.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string">
            <text:p>204.4</text:p>
          </table:table-cell>
          <table:table-cell office:value-type="string">
            <text:p>28.14</text:p>
          </table:table-cell>
          <table:table-cell office:value-type="string">
            <text:p>0.37383</text:p>
          </table:table-cell>
          <table:table-cell office:value-type="string">
            <text:p>1866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string">
            <text:p>158.3</text:p>
          </table:table-cell>
          <table:table-cell office:value-type="string">
            <text:p>27.63</text:p>
          </table:table-cell>
          <table:table-cell office:value-type="string">
            <text:p>0.37392</text:p>
          </table:table-cell>
          <table:table-cell office:value-type="string">
            <text:p>1436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137.6</text:p>
          </table:table-cell>
          <table:table-cell office:value-type="string">
            <text:p>27.11</text:p>
          </table:table-cell>
          <table:table-cell office:value-type="string">
            <text:p>0.37403</text:p>
          </table:table-cell>
          <table:table-cell office:value-type="string">
            <text:p>1208.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26.74</text:p>
          </table:table-cell>
          <table:table-cell office:value-type="string">
            <text:p>0.37416</text:p>
          </table:table-cell>
          <table:table-cell office:value-type="string">
            <text:p>1205.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128.6</text:p>
          </table:table-cell>
          <table:table-cell office:value-type="string">
            <text:p>26.59</text:p>
          </table:table-cell>
          <table:table-cell office:value-type="string">
            <text:p>0.37428</text:p>
          </table:table-cell>
          <table:table-cell office:value-type="string">
            <text:p>1163.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109.7</text:p>
          </table:table-cell>
          <table:table-cell office:value-type="string">
            <text:p>26.36</text:p>
          </table:table-cell>
          <table:table-cell office:value-type="string">
            <text:p>0.3744</text:p>
          </table:table-cell>
          <table:table-cell office:value-type="string">
            <text:p>988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string">
            <text:p>111.7</text:p>
          </table:table-cell>
          <table:table-cell office:value-type="string">
            <text:p>26.21</text:p>
          </table:table-cell>
          <table:table-cell office:value-type="string">
            <text:p>0.37447</text:p>
          </table:table-cell>
          <table:table-cell office:value-type="string">
            <text:p>986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string">
            <text:p>51.1</text:p>
          </table:table-cell>
          <table:table-cell office:value-type="string">
            <text:p>26.09</text:p>
          </table:table-cell>
          <table:table-cell office:value-type="string">
            <text:p>0.37456</text:p>
          </table:table-cell>
          <table:table-cell office:value-type="string">
            <text:p>427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60.4</text:p>
          </table:table-cell>
          <table:table-cell office:value-type="string">
            <text:p>25.53</text:p>
          </table:table-cell>
          <table:table-cell office:value-type="string">
            <text:p>0.3747</text:p>
          </table:table-cell>
          <table:table-cell office:value-type="string">
            <text:p>522.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string">
            <text:p>41.5</text:p>
          </table:table-cell>
          <table:table-cell office:value-type="string">
            <text:p>24.61</text:p>
          </table:table-cell>
          <table:table-cell office:value-type="string">
            <text:p>0.37488</text:p>
          </table:table-cell>
          <table:table-cell office:value-type="string">
            <text:p>345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17.8</text:p>
          </table:table-cell>
          <table:table-cell office:value-type="string">
            <text:p>24.14</text:p>
          </table:table-cell>
          <table:table-cell office:value-type="string">
            <text:p>0.37495</text:p>
          </table:table-cell>
          <table:table-cell office:value-type="string">
            <text:p>143.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string">
            <text:p>2.6</text:p>
          </table:table-cell>
          <table:table-cell office:value-type="string">
            <text:p>22.24</text:p>
          </table:table-cell>
          <table:table-cell office:value-type="string">
            <text:p>0.37506</text:p>
          </table:table-cell>
          <table:table-cell office:value-type="string">
            <text:p>10.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12.7</text:p>
          </table:table-cell>
          <table:table-cell office:value-type="string">
            <text:p>20.45</text:p>
          </table:table-cell>
          <table:table-cell office:value-type="string">
            <text:p>0.37505</text:p>
          </table:table-cell>
          <table:table-cell office:value-type="string">
            <text:p>96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15.4</text:p>
          </table:table-cell>
          <table:table-cell office:value-type="string">
            <text:p>19.64</text:p>
          </table:table-cell>
          <table:table-cell office:value-type="string">
            <text:p>0.37499</text:p>
          </table:table-cell>
          <table:table-cell office:value-type="string">
            <text:p>122.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string">
            <text:p>11.2</text:p>
          </table:table-cell>
          <table:table-cell office:value-type="string">
            <text:p>19.89</text:p>
          </table:table-cell>
          <table:table-cell office:value-type="string">
            <text:p>0.37495</text:p>
          </table:table-cell>
          <table:table-cell office:value-type="string">
            <text:p>87.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10.6</text:p>
          </table:table-cell>
          <table:table-cell office:value-type="string">
            <text:p>19.84</text:p>
          </table:table-cell>
          <table:table-cell office:value-type="string">
            <text:p>0.37489</text:p>
          </table:table-cell>
          <table:table-cell office:value-type="string">
            <text:p>78.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string">
            <text:p>10.3</text:p>
          </table:table-cell>
          <table:table-cell office:value-type="string">
            <text:p>20.05</text:p>
          </table:table-cell>
          <table:table-cell office:value-type="string">
            <text:p>0.37483</text:p>
          </table:table-cell>
          <table:table-cell office:value-type="string">
            <text:p>80.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string">
            <text:p>10.4</text:p>
          </table:table-cell>
          <table:table-cell office:value-type="string">
            <text:p>20.07</text:p>
          </table:table-cell>
          <table:table-cell office:value-type="string">
            <text:p>0.3747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8.7</text:p>
          </table:table-cell>
          <table:table-cell office:value-type="string">
            <text:p>20.14</text:p>
          </table:table-cell>
          <table:table-cell office:value-type="string">
            <text:p>0.37471</text:p>
          </table:table-cell>
          <table:table-cell office:value-type="string">
            <text:p>61.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string">
            <text:p>6.4</text:p>
          </table:table-cell>
          <table:table-cell office:value-type="string">
            <text:p>20.33</text:p>
          </table:table-cell>
          <table:table-cell office:value-type="string">
            <text:p>0.37466</text:p>
          </table:table-cell>
          <table:table-cell office:value-type="string">
            <text:p>43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20.42</text:p>
          </table:table-cell>
          <table:table-cell office:value-type="string">
            <text:p>0.37462</text:p>
          </table:table-cell>
          <table:table-cell office:value-type="string">
            <text:p>29.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string">
            <text:p>2.8</text:p>
          </table:table-cell>
          <table:table-cell office:value-type="string">
            <text:p>20.56</text:p>
          </table:table-cell>
          <table:table-cell office:value-type="string">
            <text:p>0.37458</text:p>
          </table:table-cell>
          <table:table-cell office:value-type="string">
            <text:p>18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string">
            <text:p>1.3</text:p>
          </table:table-cell>
          <table:table-cell office:value-type="string">
            <text:p>20.54</text:p>
          </table:table-cell>
          <table:table-cell office:value-type="string">
            <text:p>0.37454</text:p>
          </table:table-cell>
          <table:table-cell office:value-type="string">
            <text:p>14.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string">
            <text:p>1.4</text:p>
          </table:table-cell>
          <table:table-cell office:value-type="string">
            <text:p>20.66</text:p>
          </table:table-cell>
          <table:table-cell office:value-type="string">
            <text:p>0.3745</text:p>
          </table:table-cell>
          <table:table-cell office:value-type="string">
            <text:p>9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7.88</text:p>
          </table:table-cell>
          <table:table-cell office:value-type="string">
            <text:p>20.56</text:p>
          </table:table-cell>
          <table:table-cell office:value-type="string">
            <text:p>0.37221</text:p>
          </table:table-cell>
          <table:table-cell office:value-type="string">
            <text:p>53.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18.5</text:p>
          </table:table-cell>
          <table:table-cell office:value-type="string">
            <text:p>20.7</text:p>
          </table:table-cell>
          <table:table-cell office:value-type="string">
            <text:p>0.37216</text:p>
          </table:table-cell>
          <table:table-cell office:value-type="string">
            <text:p>143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34.8</text:p>
          </table:table-cell>
          <table:table-cell office:value-type="string">
            <text:p>21.46</text:p>
          </table:table-cell>
          <table:table-cell office:value-type="string">
            <text:p>0.37211</text:p>
          </table:table-cell>
          <table:table-cell office:value-type="string">
            <text:p>261.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4.1</text:p>
          </table:table-cell>
          <table:table-cell office:value-type="string">
            <text:p>22.85</text:p>
          </table:table-cell>
          <table:table-cell office:value-type="string">
            <text:p>0.37206</text:p>
          </table:table-cell>
          <table:table-cell office:value-type="string">
            <text:p>342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48.6</text:p>
          </table:table-cell>
          <table:table-cell office:value-type="string">
            <text:p>23.08</text:p>
          </table:table-cell>
          <table:table-cell office:value-type="float" office:value="372">
            <text:p>372</text:p>
          </table:table-cell>
          <table:table-cell office:value-type="string">
            <text:p>414.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81.9</text:p>
          </table:table-cell>
          <table:table-cell office:value-type="string">
            <text:p>26.48</text:p>
          </table:table-cell>
          <table:table-cell office:value-type="string">
            <text:p>0.37195</text:p>
          </table:table-cell>
          <table:table-cell office:value-type="string">
            <text:p>655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string">
            <text:p>27.98</text:p>
          </table:table-cell>
          <table:table-cell office:value-type="string">
            <text:p>0.37189</text:p>
          </table:table-cell>
          <table:table-cell office:value-type="string">
            <text:p>877.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38.6</text:p>
          </table:table-cell>
          <table:table-cell office:value-type="string">
            <text:p>31.64</text:p>
          </table:table-cell>
          <table:table-cell office:value-type="string">
            <text:p>0.37184</text:p>
          </table:table-cell>
          <table:table-cell office:value-type="string">
            <text:p>1185.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string">
            <text:p>31.71</text:p>
          </table:table-cell>
          <table:table-cell office:value-type="string">
            <text:p>0.37178</text:p>
          </table:table-cell>
          <table:table-cell office:value-type="string">
            <text:p>1533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217.8</text:p>
          </table:table-cell>
          <table:table-cell office:value-type="string">
            <text:p>30.15</text:p>
          </table:table-cell>
          <table:table-cell office:value-type="string">
            <text:p>0.37173</text:p>
          </table:table-cell>
          <table:table-cell office:value-type="string">
            <text:p>1944.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258.9</text:p>
          </table:table-cell>
          <table:table-cell office:value-type="string">
            <text:p>32.5</text:p>
          </table:table-cell>
          <table:table-cell office:value-type="string">
            <text:p>0.37167</text:p>
          </table:table-cell>
          <table:table-cell office:value-type="string">
            <text:p>2338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299.6</text:p>
          </table:table-cell>
          <table:table-cell office:value-type="string">
            <text:p>29.71</text:p>
          </table:table-cell>
          <table:table-cell office:value-type="string">
            <text:p>0.37162</text:p>
          </table:table-cell>
          <table:table-cell office:value-type="string">
            <text:p>2717.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301.8</text:p>
          </table:table-cell>
          <table:table-cell office:value-type="string">
            <text:p>26.67</text:p>
          </table:table-cell>
          <table:table-cell office:value-type="string">
            <text:p>0.37159</text:p>
          </table:table-cell>
          <table:table-cell office:value-type="string">
            <text:p>2755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392.1</text:p>
          </table:table-cell>
          <table:table-cell office:value-type="string">
            <text:p>26.85</text:p>
          </table:table-cell>
          <table:table-cell office:value-type="string">
            <text:p>0.37155</text:p>
          </table:table-cell>
          <table:table-cell office:value-type="string">
            <text:p>3583.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35">
            <text:p>435</text:p>
          </table:table-cell>
          <table:table-cell office:value-type="string">
            <text:p>27.09</text:p>
          </table:table-cell>
          <table:table-cell office:value-type="string">
            <text:p>0.37153</text:p>
          </table:table-cell>
          <table:table-cell office:value-type="string">
            <text:p>3976.59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477.1</text:p>
          </table:table-cell>
          <table:table-cell office:value-type="string">
            <text:p>27.38</text:p>
          </table:table-cell>
          <table:table-cell office:value-type="string">
            <text:p>0.37154</text:p>
          </table:table-cell>
          <table:table-cell office:value-type="string">
            <text:p>4344.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520.2</text:p>
          </table:table-cell>
          <table:table-cell office:value-type="string">
            <text:p>27.58</text:p>
          </table:table-cell>
          <table:table-cell office:value-type="string">
            <text:p>0.37156</text:p>
          </table:table-cell>
          <table:table-cell office:value-type="string">
            <text:p>4710.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61">
            <text:p>561</text:p>
          </table:table-cell>
          <table:table-cell office:value-type="string">
            <text:p>27.89</text:p>
          </table:table-cell>
          <table:table-cell office:value-type="string">
            <text:p>0.37155</text:p>
          </table:table-cell>
          <table:table-cell office:value-type="string">
            <text:p>5025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600.6</text:p>
          </table:table-cell>
          <table:table-cell office:value-type="string">
            <text:p>28.16</text:p>
          </table:table-cell>
          <table:table-cell office:value-type="string">
            <text:p>0.37159</text:p>
          </table:table-cell>
          <table:table-cell office:value-type="string">
            <text:p>5357.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639.7</text:p>
          </table:table-cell>
          <table:table-cell office:value-type="string">
            <text:p>28.9</text:p>
          </table:table-cell>
          <table:table-cell office:value-type="string">
            <text:p>0.3716</text:p>
          </table:table-cell>
          <table:table-cell office:value-type="string">
            <text:p>5686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675.9</text:p>
          </table:table-cell>
          <table:table-cell office:value-type="string">
            <text:p>29.28</text:p>
          </table:table-cell>
          <table:table-cell office:value-type="string">
            <text:p>0.37164</text:p>
          </table:table-cell>
          <table:table-cell office:value-type="string">
            <text:p>5952.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711.4</text:p>
          </table:table-cell>
          <table:table-cell office:value-type="string">
            <text:p>29.74</text:p>
          </table:table-cell>
          <table:table-cell office:value-type="string">
            <text:p>0.37168</text:p>
          </table:table-cell>
          <table:table-cell office:value-type="string">
            <text:p>6223.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744.9</text:p>
          </table:table-cell>
          <table:table-cell office:value-type="string">
            <text:p>30.16</text:p>
          </table:table-cell>
          <table:table-cell office:value-type="string">
            <text:p>0.37172</text:p>
          </table:table-cell>
          <table:table-cell office:value-type="string">
            <text:p>6448.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781.9</text:p>
          </table:table-cell>
          <table:table-cell office:value-type="string">
            <text:p>30.93</text:p>
          </table:table-cell>
          <table:table-cell office:value-type="string">
            <text:p>0.37171</text:p>
          </table:table-cell>
          <table:table-cell office:value-type="string">
            <text:p>6716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814.4</text:p>
          </table:table-cell>
          <table:table-cell office:value-type="string">
            <text:p>31.34</text:p>
          </table:table-cell>
          <table:table-cell office:value-type="string">
            <text:p>0.37174</text:p>
          </table:table-cell>
          <table:table-cell office:value-type="string">
            <text:p>6934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851.7</text:p>
          </table:table-cell>
          <table:table-cell office:value-type="string">
            <text:p>32.08</text:p>
          </table:table-cell>
          <table:table-cell office:value-type="string">
            <text:p>0.37175</text:p>
          </table:table-cell>
          <table:table-cell office:value-type="string">
            <text:p>7225.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970.1</text:p>
          </table:table-cell>
          <table:table-cell office:value-type="string">
            <text:p>33.39</text:p>
          </table:table-cell>
          <table:table-cell office:value-type="string">
            <text:p>0.37175</text:p>
          </table:table-cell>
          <table:table-cell office:value-type="string">
            <text:p>8055.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991.8</text:p>
          </table:table-cell>
          <table:table-cell office:value-type="string">
            <text:p>34.51</text:p>
          </table:table-cell>
          <table:table-cell office:value-type="string">
            <text:p>0.37175</text:p>
          </table:table-cell>
          <table:table-cell office:value-type="string">
            <text:p>7776.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818.9</text:p>
          </table:table-cell>
          <table:table-cell office:value-type="string">
            <text:p>33.55</text:p>
          </table:table-cell>
          <table:table-cell office:value-type="string">
            <text:p>0.37176</text:p>
          </table:table-cell>
          <table:table-cell office:value-type="string">
            <text:p>6622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625.3</text:p>
          </table:table-cell>
          <table:table-cell office:value-type="string">
            <text:p>32.87</text:p>
          </table:table-cell>
          <table:table-cell office:value-type="string">
            <text:p>0.37174</text:p>
          </table:table-cell>
          <table:table-cell office:value-type="string">
            <text:p>5133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628.5</text:p>
          </table:table-cell>
          <table:table-cell office:value-type="string">
            <text:p>33.34</text:p>
          </table:table-cell>
          <table:table-cell office:value-type="string">
            <text:p>0.37171</text:p>
          </table:table-cell>
          <table:table-cell office:value-type="string">
            <text:p>5382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783.8</text:p>
          </table:table-cell>
          <table:table-cell office:value-type="string">
            <text:p>34.61</text:p>
          </table:table-cell>
          <table:table-cell office:value-type="string">
            <text:p>0.37174</text:p>
          </table:table-cell>
          <table:table-cell office:value-type="string">
            <text:p>6672.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813.5</text:p>
          </table:table-cell>
          <table:table-cell office:value-type="string">
            <text:p>34.31</text:p>
          </table:table-cell>
          <table:table-cell office:value-type="string">
            <text:p>0.37177</text:p>
          </table:table-cell>
          <table:table-cell office:value-type="string">
            <text:p>6936.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751">
            <text:p>751</text:p>
          </table:table-cell>
          <table:table-cell office:value-type="string">
            <text:p>33.81</text:p>
          </table:table-cell>
          <table:table-cell office:value-type="string">
            <text:p>0.37181</text:p>
          </table:table-cell>
          <table:table-cell office:value-type="string">
            <text:p>6393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652.6</text:p>
          </table:table-cell>
          <table:table-cell office:value-type="string">
            <text:p>33.34</text:p>
          </table:table-cell>
          <table:table-cell office:value-type="string">
            <text:p>0.37187</text:p>
          </table:table-cell>
          <table:table-cell office:value-type="string">
            <text:p>5555.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string">
            <text:p>768.3</text:p>
          </table:table-cell>
          <table:table-cell office:value-type="string">
            <text:p>32.99</text:p>
          </table:table-cell>
          <table:table-cell office:value-type="string">
            <text:p>0.37193</text:p>
          </table:table-cell>
          <table:table-cell office:value-type="string">
            <text:p>6416.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string">
            <text:p>685.8</text:p>
          </table:table-cell>
          <table:table-cell office:value-type="string">
            <text:p>34.51</text:p>
          </table:table-cell>
          <table:table-cell office:value-type="string">
            <text:p>0.37196</text:p>
          </table:table-cell>
          <table:table-cell office:value-type="string">
            <text:p>5847.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715.7</text:p>
          </table:table-cell>
          <table:table-cell office:value-type="string">
            <text:p>33.92</text:p>
          </table:table-cell>
          <table:table-cell office:value-type="float" office:value="372">
            <text:p>372</text:p>
          </table:table-cell>
          <table:table-cell office:value-type="string">
            <text:p>6082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string">
            <text:p>895.5</text:p>
          </table:table-cell>
          <table:table-cell office:value-type="string">
            <text:p>33.68</text:p>
          </table:table-cell>
          <table:table-cell office:value-type="string">
            <text:p>0.37205</text:p>
          </table:table-cell>
          <table:table-cell office:value-type="string">
            <text:p>7185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string">
            <text:p>1048.6</text:p>
          </table:table-cell>
          <table:table-cell office:value-type="string">
            <text:p>34.13</text:p>
          </table:table-cell>
          <table:table-cell office:value-type="string">
            <text:p>0.37211</text:p>
          </table:table-cell>
          <table:table-cell office:value-type="string">
            <text:p>7997.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844.25</text:p>
          </table:table-cell>
          <table:table-cell office:value-type="string">
            <text:p>34.36</text:p>
          </table:table-cell>
          <table:table-cell office:value-type="string">
            <text:p>0.37215</text:p>
          </table:table-cell>
          <table:table-cell office:value-type="string">
            <text:p>6933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1110.1</text:p>
          </table:table-cell>
          <table:table-cell office:value-type="string">
            <text:p>33.61</text:p>
          </table:table-cell>
          <table:table-cell office:value-type="string">
            <text:p>0.37223</text:p>
          </table:table-cell>
          <table:table-cell office:value-type="string">
            <text:p>7901.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string">
            <text:p>996.7</text:p>
          </table:table-cell>
          <table:table-cell office:value-type="string">
            <text:p>34.04</text:p>
          </table:table-cell>
          <table:table-cell office:value-type="string">
            <text:p>0.3723</text:p>
          </table:table-cell>
          <table:table-cell office:value-type="string">
            <text:p>7470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936">
            <text:p>936</text:p>
          </table:table-cell>
          <table:table-cell office:value-type="string">
            <text:p>34.13</text:p>
          </table:table-cell>
          <table:table-cell office:value-type="string">
            <text:p>0.3723</text:p>
          </table:table-cell>
          <table:table-cell office:value-type="string">
            <text:p>7468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863.8</text:p>
          </table:table-cell>
          <table:table-cell office:value-type="string">
            <text:p>33.68</text:p>
          </table:table-cell>
          <table:table-cell office:value-type="string">
            <text:p>0.37239</text:p>
          </table:table-cell>
          <table:table-cell office:value-type="string">
            <text:p>6952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089">
            <text:p>1089</text:p>
          </table:table-cell>
          <table:table-cell office:value-type="string">
            <text:p>34.29</text:p>
          </table:table-cell>
          <table:table-cell office:value-type="string">
            <text:p>0.37243</text:p>
          </table:table-cell>
          <table:table-cell office:value-type="string">
            <text:p>8313.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1054">
            <text:p>1054</text:p>
          </table:table-cell>
          <table:table-cell office:value-type="string">
            <text:p>33.79</text:p>
          </table:table-cell>
          <table:table-cell office:value-type="string">
            <text:p>0.37253</text:p>
          </table:table-cell>
          <table:table-cell office:value-type="string">
            <text:p>8395.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string">
            <text:p>1023.8</text:p>
          </table:table-cell>
          <table:table-cell office:value-type="string">
            <text:p>33.79</text:p>
          </table:table-cell>
          <table:table-cell office:value-type="string">
            <text:p>0.37262</text:p>
          </table:table-cell>
          <table:table-cell office:value-type="string">
            <text:p>8278.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046.5</text:p>
          </table:table-cell>
          <table:table-cell office:value-type="string">
            <text:p>33.76</text:p>
          </table:table-cell>
          <table:table-cell office:value-type="string">
            <text:p>0.37272</text:p>
          </table:table-cell>
          <table:table-cell office:value-type="string">
            <text:p>8382.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891.5</text:p>
          </table:table-cell>
          <table:table-cell office:value-type="string">
            <text:p>34.75</text:p>
          </table:table-cell>
          <table:table-cell office:value-type="string">
            <text:p>0.37279</text:p>
          </table:table-cell>
          <table:table-cell office:value-type="string">
            <text:p>7101.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string">
            <text:p>190.4</text:p>
          </table:table-cell>
          <table:table-cell office:value-type="string">
            <text:p>32.64</text:p>
          </table:table-cell>
          <table:table-cell office:value-type="string">
            <text:p>0.37284</text:p>
          </table:table-cell>
          <table:table-cell office:value-type="string">
            <text:p>1651.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222.1</text:p>
          </table:table-cell>
          <table:table-cell office:value-type="string">
            <text:p>32.23</text:p>
          </table:table-cell>
          <table:table-cell office:value-type="string">
            <text:p>0.37284</text:p>
          </table:table-cell>
          <table:table-cell office:value-type="string">
            <text:p>1983.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string">
            <text:p>189.2</text:p>
          </table:table-cell>
          <table:table-cell office:value-type="string">
            <text:p>32.45</text:p>
          </table:table-cell>
          <table:table-cell office:value-type="string">
            <text:p>0.37283</text:p>
          </table:table-cell>
          <table:table-cell office:value-type="string">
            <text:p>1690.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175.6</text:p>
          </table:table-cell>
          <table:table-cell office:value-type="string">
            <text:p>30.33</text:p>
          </table:table-cell>
          <table:table-cell office:value-type="string">
            <text:p>0.37288</text:p>
          </table:table-cell>
          <table:table-cell office:value-type="string">
            <text:p>1577.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string">
            <text:p>330.1</text:p>
          </table:table-cell>
          <table:table-cell office:value-type="string">
            <text:p>30.23</text:p>
          </table:table-cell>
          <table:table-cell office:value-type="string">
            <text:p>0.37289</text:p>
          </table:table-cell>
          <table:table-cell office:value-type="string">
            <text:p>3001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string">
            <text:p>698.5</text:p>
          </table:table-cell>
          <table:table-cell office:value-type="string">
            <text:p>30.58</text:p>
          </table:table-cell>
          <table:table-cell office:value-type="string">
            <text:p>0.37296</text:p>
          </table:table-cell>
          <table:table-cell office:value-type="string">
            <text:p>6282.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string">
            <text:p>617.2</text:p>
          </table:table-cell>
          <table:table-cell office:value-type="string">
            <text:p>30.59</text:p>
          </table:table-cell>
          <table:table-cell office:value-type="string">
            <text:p>0.37301</text:p>
          </table:table-cell>
          <table:table-cell office:value-type="string">
            <text:p>5336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string">
            <text:p>340.3</text:p>
          </table:table-cell>
          <table:table-cell office:value-type="string">
            <text:p>29.98</text:p>
          </table:table-cell>
          <table:table-cell office:value-type="string">
            <text:p>0.37304</text:p>
          </table:table-cell>
          <table:table-cell office:value-type="string">
            <text:p>2971.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string">
            <text:p>279.8</text:p>
          </table:table-cell>
          <table:table-cell office:value-type="string">
            <text:p>29.85</text:p>
          </table:table-cell>
          <table:table-cell office:value-type="string">
            <text:p>0.37305</text:p>
          </table:table-cell>
          <table:table-cell office:value-type="string">
            <text:p>2468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string">
            <text:p>281.9</text:p>
          </table:table-cell>
          <table:table-cell office:value-type="string">
            <text:p>30.25</text:p>
          </table:table-cell>
          <table:table-cell office:value-type="string">
            <text:p>0.37303</text:p>
          </table:table-cell>
          <table:table-cell office:value-type="string">
            <text:p>2486.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242.1</text:p>
          </table:table-cell>
          <table:table-cell office:value-type="string">
            <text:p>28.67</text:p>
          </table:table-cell>
          <table:table-cell office:value-type="string">
            <text:p>0.37309</text:p>
          </table:table-cell>
          <table:table-cell office:value-type="string">
            <text:p>2141.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18">
            <text:p>318</text:p>
          </table:table-cell>
          <table:table-cell office:value-type="string">
            <text:p>27.08</text:p>
          </table:table-cell>
          <table:table-cell office:value-type="string">
            <text:p>0.37316</text:p>
          </table:table-cell>
          <table:table-cell office:value-type="string">
            <text:p>2814.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658.7</text:p>
          </table:table-cell>
          <table:table-cell office:value-type="string">
            <text:p>27.78</text:p>
          </table:table-cell>
          <table:table-cell office:value-type="string">
            <text:p>0.37324</text:p>
          </table:table-cell>
          <table:table-cell office:value-type="string">
            <text:p>5873.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660.9</text:p>
          </table:table-cell>
          <table:table-cell office:value-type="string">
            <text:p>30.3</text:p>
          </table:table-cell>
          <table:table-cell office:value-type="string">
            <text:p>0.37323</text:p>
          </table:table-cell>
          <table:table-cell office:value-type="string">
            <text:p>556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string">
            <text:p>368.5</text:p>
          </table:table-cell>
          <table:table-cell office:value-type="string">
            <text:p>29.89</text:p>
          </table:table-cell>
          <table:table-cell office:value-type="string">
            <text:p>0.3733</text:p>
          </table:table-cell>
          <table:table-cell office:value-type="string">
            <text:p>3063.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184.8</text:p>
          </table:table-cell>
          <table:table-cell office:value-type="string">
            <text:p>28.94</text:p>
          </table:table-cell>
          <table:table-cell office:value-type="string">
            <text:p>0.37336</text:p>
          </table:table-cell>
          <table:table-cell office:value-type="string">
            <text:p>1564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105.2</text:p>
          </table:table-cell>
          <table:table-cell office:value-type="string">
            <text:p>28.38</text:p>
          </table:table-cell>
          <table:table-cell office:value-type="string">
            <text:p>0.37338</text:p>
          </table:table-cell>
          <table:table-cell office:value-type="string">
            <text:p>890.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string">
            <text:p>28.64</text:p>
          </table:table-cell>
          <table:table-cell office:value-type="string">
            <text:p>0.37337</text:p>
          </table:table-cell>
          <table:table-cell office:value-type="string">
            <text:p>806.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string">
            <text:p>91.9</text:p>
          </table:table-cell>
          <table:table-cell office:value-type="string">
            <text:p>29.04</text:p>
          </table:table-cell>
          <table:table-cell office:value-type="string">
            <text:p>0.37336</text:p>
          </table:table-cell>
          <table:table-cell office:value-type="string">
            <text:p>781.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string">
            <text:p>88.8</text:p>
          </table:table-cell>
          <table:table-cell office:value-type="string">
            <text:p>28.51</text:p>
          </table:table-cell>
          <table:table-cell office:value-type="string">
            <text:p>0.37341</text:p>
          </table:table-cell>
          <table:table-cell office:value-type="string">
            <text:p>750.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string">
            <text:p>84.9</text:p>
          </table:table-cell>
          <table:table-cell office:value-type="string">
            <text:p>28.51</text:p>
          </table:table-cell>
          <table:table-cell office:value-type="string">
            <text:p>0.37342</text:p>
          </table:table-cell>
          <table:table-cell office:value-type="string">
            <text:p>720.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string">
            <text:p>76.1</text:p>
          </table:table-cell>
          <table:table-cell office:value-type="string">
            <text:p>27.79</text:p>
          </table:table-cell>
          <table:table-cell office:value-type="string">
            <text:p>0.37341</text:p>
          </table:table-cell>
          <table:table-cell office:value-type="string">
            <text:p>646.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string">
            <text:p>69.6</text:p>
          </table:table-cell>
          <table:table-cell office:value-type="string">
            <text:p>27.62</text:p>
          </table:table-cell>
          <table:table-cell office:value-type="string">
            <text:p>0.37344</text:p>
          </table:table-cell>
          <table:table-cell office:value-type="string">
            <text:p>584.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string">
            <text:p>63.2</text:p>
          </table:table-cell>
          <table:table-cell office:value-type="string">
            <text:p>27.36</text:p>
          </table:table-cell>
          <table:table-cell office:value-type="string">
            <text:p>0.37352</text:p>
          </table:table-cell>
          <table:table-cell office:value-type="string">
            <text:p>526.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string">
            <text:p>57.8</text:p>
          </table:table-cell>
          <table:table-cell office:value-type="string">
            <text:p>27.17</text:p>
          </table:table-cell>
          <table:table-cell office:value-type="string">
            <text:p>0.37357</text:p>
          </table:table-cell>
          <table:table-cell office:value-type="string">
            <text:p>477.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string">
            <text:p>54.5</text:p>
          </table:table-cell>
          <table:table-cell office:value-type="string">
            <text:p>27.15</text:p>
          </table:table-cell>
          <table:table-cell office:value-type="string">
            <text:p>0.37362</text:p>
          </table:table-cell>
          <table:table-cell office:value-type="string">
            <text:p>446.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42.7</text:p>
          </table:table-cell>
          <table:table-cell office:value-type="string">
            <text:p>27.07</text:p>
          </table:table-cell>
          <table:table-cell office:value-type="string">
            <text:p>0.37365</text:p>
          </table:table-cell>
          <table:table-cell office:value-type="string">
            <text:p>339.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24.4</text:p>
          </table:table-cell>
          <table:table-cell office:value-type="string">
            <text:p>26.83</text:p>
          </table:table-cell>
          <table:table-cell office:value-type="string">
            <text:p>0.37366</text:p>
          </table:table-cell>
          <table:table-cell office:value-type="string">
            <text:p>190.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string">
            <text:p>8.3</text:p>
          </table:table-cell>
          <table:table-cell office:value-type="string">
            <text:p>26.64</text:p>
          </table:table-cell>
          <table:table-cell office:value-type="string">
            <text:p>0.37367</text:p>
          </table:table-cell>
          <table:table-cell office:value-type="string">
            <text:p>58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0.3</text:p>
          </table:table-cell>
          <table:table-cell office:value-type="string">
            <text:p>26.26</text:p>
          </table:table-cell>
          <table:table-cell office:value-type="string">
            <text:p>0.37367</text:p>
          </table:table-cell>
          <table:table-cell office:value-type="string">
            <text:p>2.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7.5</text:p>
          </table:table-cell>
          <table:table-cell office:value-type="string">
            <text:p>21.04</text:p>
          </table:table-cell>
          <table:table-cell office:value-type="string">
            <text:p>0.37465</text:p>
          </table:table-cell>
          <table:table-cell office:value-type="string">
            <text:p>54.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14.6</text:p>
          </table:table-cell>
          <table:table-cell office:value-type="string">
            <text:p>21.15</text:p>
          </table:table-cell>
          <table:table-cell office:value-type="string">
            <text:p>0.37461</text:p>
          </table:table-cell>
          <table:table-cell office:value-type="string">
            <text:p>114.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22.6</text:p>
          </table:table-cell>
          <table:table-cell office:value-type="string">
            <text:p>21.71</text:p>
          </table:table-cell>
          <table:table-cell office:value-type="string">
            <text:p>0.37463</text:p>
          </table:table-cell>
          <table:table-cell office:value-type="string">
            <text:p>182.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31.7</text:p>
          </table:table-cell>
          <table:table-cell office:value-type="string">
            <text:p>22.8</text:p>
          </table:table-cell>
          <table:table-cell office:value-type="string">
            <text:p>0.37465</text:p>
          </table:table-cell>
          <table:table-cell office:value-type="string">
            <text:p>261.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47.2</text:p>
          </table:table-cell>
          <table:table-cell office:value-type="string">
            <text:p>24.42</text:p>
          </table:table-cell>
          <table:table-cell office:value-type="string">
            <text:p>0.37468</text:p>
          </table:table-cell>
          <table:table-cell office:value-type="string">
            <text:p>403.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68.8</text:p>
          </table:table-cell>
          <table:table-cell office:value-type="string">
            <text:p>25.16</text:p>
          </table:table-cell>
          <table:table-cell office:value-type="string">
            <text:p>0.37471</text:p>
          </table:table-cell>
          <table:table-cell office:value-type="string">
            <text:p>572.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99.8</text:p>
          </table:table-cell>
          <table:table-cell office:value-type="string">
            <text:p>25.58</text:p>
          </table:table-cell>
          <table:table-cell office:value-type="string">
            <text:p>0.37473</text:p>
          </table:table-cell>
          <table:table-cell office:value-type="string">
            <text:p>849.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string">
            <text:p>25.95</text:p>
          </table:table-cell>
          <table:table-cell office:value-type="string">
            <text:p>0.37478</text:p>
          </table:table-cell>
          <table:table-cell office:value-type="string">
            <text:p>1181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172.1</text:p>
          </table:table-cell>
          <table:table-cell office:value-type="string">
            <text:p>26.23</text:p>
          </table:table-cell>
          <table:table-cell office:value-type="string">
            <text:p>0.37486</text:p>
          </table:table-cell>
          <table:table-cell office:value-type="string">
            <text:p>1531.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213.4</text:p>
          </table:table-cell>
          <table:table-cell office:value-type="string">
            <text:p>25.75</text:p>
          </table:table-cell>
          <table:table-cell office:value-type="string">
            <text:p>0.37499</text:p>
          </table:table-cell>
          <table:table-cell office:value-type="string">
            <text:p>1859.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254.4</text:p>
          </table:table-cell>
          <table:table-cell office:value-type="string">
            <text:p>25.61</text:p>
          </table:table-cell>
          <table:table-cell office:value-type="string">
            <text:p>0.37516</text:p>
          </table:table-cell>
          <table:table-cell office:value-type="string">
            <text:p>2320.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283.9</text:p>
          </table:table-cell>
          <table:table-cell office:value-type="string">
            <text:p>25.45</text:p>
          </table:table-cell>
          <table:table-cell office:value-type="string">
            <text:p>0.37534</text:p>
          </table:table-cell>
          <table:table-cell office:value-type="string">
            <text:p>2591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341.1</text:p>
          </table:table-cell>
          <table:table-cell office:value-type="float" office:value="25">
            <text:p>25</text:p>
          </table:table-cell>
          <table:table-cell office:value-type="string">
            <text:p>0.37545</text:p>
          </table:table-cell>
          <table:table-cell office:value-type="string">
            <text:p>3148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390.7</text:p>
          </table:table-cell>
          <table:table-cell office:value-type="string">
            <text:p>25.03</text:p>
          </table:table-cell>
          <table:table-cell office:value-type="string">
            <text:p>0.37557</text:p>
          </table:table-cell>
          <table:table-cell office:value-type="string">
            <text:p>3590.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433.9</text:p>
          </table:table-cell>
          <table:table-cell office:value-type="string">
            <text:p>25.26</text:p>
          </table:table-cell>
          <table:table-cell office:value-type="string">
            <text:p>0.37568</text:p>
          </table:table-cell>
          <table:table-cell office:value-type="string">
            <text:p>3979.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479.6</text:p>
          </table:table-cell>
          <table:table-cell office:value-type="string">
            <text:p>25.44</text:p>
          </table:table-cell>
          <table:table-cell office:value-type="string">
            <text:p>0.3758</text:p>
          </table:table-cell>
          <table:table-cell office:value-type="string">
            <text:p>4405.42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521.8</text:p>
          </table:table-cell>
          <table:table-cell office:value-type="string">
            <text:p>25.79</text:p>
          </table:table-cell>
          <table:table-cell office:value-type="string">
            <text:p>0.37594</text:p>
          </table:table-cell>
          <table:table-cell office:value-type="string">
            <text:p>4799.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567.3</text:p>
          </table:table-cell>
          <table:table-cell office:value-type="string">
            <text:p>26.72</text:p>
          </table:table-cell>
          <table:table-cell office:value-type="string">
            <text:p>0.37605</text:p>
          </table:table-cell>
          <table:table-cell office:value-type="string">
            <text:p>5207.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604.1</text:p>
          </table:table-cell>
          <table:table-cell office:value-type="string">
            <text:p>26.61</text:p>
          </table:table-cell>
          <table:table-cell office:value-type="string">
            <text:p>0.37619</text:p>
          </table:table-cell>
          <table:table-cell office:value-type="string">
            <text:p>5524.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41">
            <text:p>641</text:p>
          </table:table-cell>
          <table:table-cell office:value-type="float" office:value="27">
            <text:p>27</text:p>
          </table:table-cell>
          <table:table-cell office:value-type="string">
            <text:p>0.37637</text:p>
          </table:table-cell>
          <table:table-cell office:value-type="string">
            <text:p>5559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681.4</text:p>
          </table:table-cell>
          <table:table-cell office:value-type="string">
            <text:p>28.19</text:p>
          </table:table-cell>
          <table:table-cell office:value-type="string">
            <text:p>0.37645</text:p>
          </table:table-cell>
          <table:table-cell office:value-type="string">
            <text:p>5729.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717.2</text:p>
          </table:table-cell>
          <table:table-cell office:value-type="string">
            <text:p>27.95</text:p>
          </table:table-cell>
          <table:table-cell office:value-type="string">
            <text:p>0.3766</text:p>
          </table:table-cell>
          <table:table-cell office:value-type="string">
            <text:p>6016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string">
            <text:p>753.9</text:p>
          </table:table-cell>
          <table:table-cell office:value-type="string">
            <text:p>28.24</text:p>
          </table:table-cell>
          <table:table-cell office:value-type="string">
            <text:p>0.37675</text:p>
          </table:table-cell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784.4</text:p>
          </table:table-cell>
          <table:table-cell office:value-type="string">
            <text:p>28.96</text:p>
          </table:table-cell>
          <table:table-cell office:value-type="string">
            <text:p>0.37688</text:p>
          </table:table-cell>
          <table:table-cell office:value-type="string">
            <text:p>6528.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string">
            <text:p>819.5</text:p>
          </table:table-cell>
          <table:table-cell office:value-type="string">
            <text:p>29.93</text:p>
          </table:table-cell>
          <table:table-cell office:value-type="string">
            <text:p>0.37701</text:p>
          </table:table-cell>
          <table:table-cell office:value-type="string">
            <text:p>6808.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850.6</text:p>
          </table:table-cell>
          <table:table-cell office:value-type="string">
            <text:p>30.45</text:p>
          </table:table-cell>
          <table:table-cell office:value-type="string">
            <text:p>0.37712</text:p>
          </table:table-cell>
          <table:table-cell office:value-type="string">
            <text:p>6961.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875.2</text:p>
          </table:table-cell>
          <table:table-cell office:value-type="string">
            <text:p>30.69</text:p>
          </table:table-cell>
          <table:table-cell office:value-type="string">
            <text:p>0.3772</text:p>
          </table:table-cell>
          <table:table-cell office:value-type="string">
            <text:p>7177.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901.4</text:p>
          </table:table-cell>
          <table:table-cell office:value-type="string">
            <text:p>31.2</text:p>
          </table:table-cell>
          <table:table-cell office:value-type="string">
            <text:p>0.3773</text:p>
          </table:table-cell>
          <table:table-cell office:value-type="string">
            <text:p>7370.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930">
            <text:p>930</text:p>
          </table:table-cell>
          <table:table-cell office:value-type="string">
            <text:p>31.72</text:p>
          </table:table-cell>
          <table:table-cell office:value-type="string">
            <text:p>0.37742</text:p>
          </table:table-cell>
          <table:table-cell office:value-type="string">
            <text:p>7571.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954.3</text:p>
          </table:table-cell>
          <table:table-cell office:value-type="string">
            <text:p>31.76</text:p>
          </table:table-cell>
          <table:table-cell office:value-type="string">
            <text:p>0.37753</text:p>
          </table:table-cell>
          <table:table-cell office:value-type="string">
            <text:p>7640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973.6</text:p>
          </table:table-cell>
          <table:table-cell office:value-type="string">
            <text:p>32.58</text:p>
          </table:table-cell>
          <table:table-cell office:value-type="string">
            <text:p>0.37761</text:p>
          </table:table-cell>
          <table:table-cell office:value-type="string">
            <text:p>7827.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949.9</text:p>
          </table:table-cell>
          <table:table-cell office:value-type="string">
            <text:p>32.33</text:p>
          </table:table-cell>
          <table:table-cell office:value-type="string">
            <text:p>0.37774</text:p>
          </table:table-cell>
          <table:table-cell office:value-type="string">
            <text:p>8089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string">
            <text:p>1015.9</text:p>
          </table:table-cell>
          <table:table-cell office:value-type="string">
            <text:p>32.74</text:p>
          </table:table-cell>
          <table:table-cell office:value-type="string">
            <text:p>0.37785</text:p>
          </table:table-cell>
          <table:table-cell office:value-type="string">
            <text:p>8401.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025">
            <text:p>1025</text:p>
          </table:table-cell>
          <table:table-cell office:value-type="string">
            <text:p>33.02</text:p>
          </table:table-cell>
          <table:table-cell office:value-type="string">
            <text:p>0.37795</text:p>
          </table:table-cell>
          <table:table-cell office:value-type="string">
            <text:p>8418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1039.8</text:p>
          </table:table-cell>
          <table:table-cell office:value-type="string">
            <text:p>33.34</text:p>
          </table:table-cell>
          <table:table-cell office:value-type="string">
            <text:p>0.37806</text:p>
          </table:table-cell>
          <table:table-cell office:value-type="string">
            <text:p>8424.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1052.1</text:p>
          </table:table-cell>
          <table:table-cell office:value-type="string">
            <text:p>33.65</text:p>
          </table:table-cell>
          <table:table-cell office:value-type="string">
            <text:p>0.37815</text:p>
          </table:table-cell>
          <table:table-cell office:value-type="string">
            <text:p>8422.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063.8</text:p>
          </table:table-cell>
          <table:table-cell office:value-type="string">
            <text:p>33.41</text:p>
          </table:table-cell>
          <table:table-cell office:value-type="string">
            <text:p>0.37823</text:p>
          </table:table-cell>
          <table:table-cell office:value-type="string">
            <text:p>8415.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string">
            <text:p>1077.4</text:p>
          </table:table-cell>
          <table:table-cell office:value-type="string">
            <text:p>33.41</text:p>
          </table:table-cell>
          <table:table-cell office:value-type="string">
            <text:p>0.37831</text:p>
          </table:table-cell>
          <table:table-cell office:value-type="string">
            <text:p>8389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119.6</text:p>
          </table:table-cell>
          <table:table-cell office:value-type="string">
            <text:p>33.47</text:p>
          </table:table-cell>
          <table:table-cell office:value-type="string">
            <text:p>0.37841</text:p>
          </table:table-cell>
          <table:table-cell office:value-type="string">
            <text:p>8421.7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string">
            <text:p>1088.3</text:p>
          </table:table-cell>
          <table:table-cell office:value-type="string">
            <text:p>33.31</text:p>
          </table:table-cell>
          <table:table-cell office:value-type="string">
            <text:p>0.37845</text:p>
          </table:table-cell>
          <table:table-cell office:value-type="float" office:value="8355">
            <text:p>83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950.1</text:p>
          </table:table-cell>
          <table:table-cell office:value-type="string">
            <text:p>33.19</text:p>
          </table:table-cell>
          <table:table-cell office:value-type="string">
            <text:p>0.37851</text:p>
          </table:table-cell>
          <table:table-cell office:value-type="string">
            <text:p>7713.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string">
            <text:p>934.6</text:p>
          </table:table-cell>
          <table:table-cell office:value-type="string">
            <text:p>33.09</text:p>
          </table:table-cell>
          <table:table-cell office:value-type="string">
            <text:p>0.37857</text:p>
          </table:table-cell>
          <table:table-cell office:value-type="string">
            <text:p>7467.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983.3</text:p>
          </table:table-cell>
          <table:table-cell office:value-type="string">
            <text:p>33.87</text:p>
          </table:table-cell>
          <table:table-cell office:value-type="string">
            <text:p>0.37862</text:p>
          </table:table-cell>
          <table:table-cell office:value-type="string">
            <text:p>7790.9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742">
            <text:p>742</text:p>
          </table:table-cell>
          <table:table-cell office:value-type="string">
            <text:p>33.26</text:p>
          </table:table-cell>
          <table:table-cell office:value-type="string">
            <text:p>0.37866</text:p>
          </table:table-cell>
          <table:table-cell office:value-type="string">
            <text:p>6133.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954.3</text:p>
          </table:table-cell>
          <table:table-cell office:value-type="string">
            <text:p>33.6</text:p>
          </table:table-cell>
          <table:table-cell office:value-type="string">
            <text:p>0.37874</text:p>
          </table:table-cell>
          <table:table-cell office:value-type="string">
            <text:p>7514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string">
            <text:p>761.1</text:p>
          </table:table-cell>
          <table:table-cell office:value-type="string">
            <text:p>33.48</text:p>
          </table:table-cell>
          <table:table-cell office:value-type="string">
            <text:p>0.37877</text:p>
          </table:table-cell>
          <table:table-cell office:value-type="string">
            <text:p>6248.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string">
            <text:p>656.4</text:p>
          </table:table-cell>
          <table:table-cell office:value-type="string">
            <text:p>34.03</text:p>
          </table:table-cell>
          <table:table-cell office:value-type="string">
            <text:p>0.37878</text:p>
          </table:table-cell>
          <table:table-cell office:value-type="string">
            <text:p>5513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870">
            <text:p>870</text:p>
          </table:table-cell>
          <table:table-cell office:value-type="string">
            <text:p>34.16</text:p>
          </table:table-cell>
          <table:table-cell office:value-type="string">
            <text:p>0.37879</text:p>
          </table:table-cell>
          <table:table-cell office:value-type="string">
            <text:p>7252.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string">
            <text:p>1083.2</text:p>
          </table:table-cell>
          <table:table-cell office:value-type="string">
            <text:p>34.93</text:p>
          </table:table-cell>
          <table:table-cell office:value-type="string">
            <text:p>0.37877</text:p>
          </table:table-cell>
          <table:table-cell office:value-type="string">
            <text:p>8422.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1016.4</text:p>
          </table:table-cell>
          <table:table-cell office:value-type="string">
            <text:p>35.4</text:p>
          </table:table-cell>
          <table:table-cell office:value-type="string">
            <text:p>0.37876</text:p>
          </table:table-cell>
          <table:table-cell office:value-type="string">
            <text:p>8062.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string">
            <text:p>769.9</text:p>
          </table:table-cell>
          <table:table-cell office:value-type="string">
            <text:p>34.23</text:p>
          </table:table-cell>
          <table:table-cell office:value-type="string">
            <text:p>0.3788</text:p>
          </table:table-cell>
          <table:table-cell office:value-type="string">
            <text:p>6267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028">
            <text:p>1028</text:p>
          </table:table-cell>
          <table:table-cell office:value-type="string">
            <text:p>35.17</text:p>
          </table:table-cell>
          <table:table-cell office:value-type="string">
            <text:p>0.37879</text:p>
          </table:table-cell>
          <table:table-cell office:value-type="string">
            <text:p>8332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011">
            <text:p>1011</text:p>
          </table:table-cell>
          <table:table-cell office:value-type="string">
            <text:p>35.61</text:p>
          </table:table-cell>
          <table:table-cell office:value-type="string">
            <text:p>0.37882</text:p>
          </table:table-cell>
          <table:table-cell office:value-type="string">
            <text:p>7983.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string">
            <text:p>647.7</text:p>
          </table:table-cell>
          <table:table-cell office:value-type="string">
            <text:p>34.7</text:p>
          </table:table-cell>
          <table:table-cell office:value-type="string">
            <text:p>0.37889</text:p>
          </table:table-cell>
          <table:table-cell office:value-type="string">
            <text:p>5237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317.7</text:p>
          </table:table-cell>
          <table:table-cell office:value-type="string">
            <text:p>33.86</text:p>
          </table:table-cell>
          <table:table-cell office:value-type="string">
            <text:p>0.37891</text:p>
          </table:table-cell>
          <table:table-cell office:value-type="string">
            <text:p>2906.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string">
            <text:p>170.5</text:p>
          </table:table-cell>
          <table:table-cell office:value-type="string">
            <text:p>33.11</text:p>
          </table:table-cell>
          <table:table-cell office:value-type="string">
            <text:p>0.37896</text:p>
          </table:table-cell>
          <table:table-cell office:value-type="string">
            <text:p>1464.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string">
            <text:p>133.6</text:p>
          </table:table-cell>
          <table:table-cell office:value-type="string">
            <text:p>32.16</text:p>
          </table:table-cell>
          <table:table-cell office:value-type="string">
            <text:p>0.37904</text:p>
          </table:table-cell>
          <table:table-cell office:value-type="string">
            <text:p>1171.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string">
            <text:p>117.1</text:p>
          </table:table-cell>
          <table:table-cell office:value-type="string">
            <text:p>31.82</text:p>
          </table:table-cell>
          <table:table-cell office:value-type="string">
            <text:p>0.37914</text:p>
          </table:table-cell>
          <table:table-cell office:value-type="string">
            <text:p>1028.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128.9</text:p>
          </table:table-cell>
          <table:table-cell office:value-type="string">
            <text:p>31.67</text:p>
          </table:table-cell>
          <table:table-cell office:value-type="string">
            <text:p>0.37922</text:p>
          </table:table-cell>
          <table:table-cell office:value-type="string">
            <text:p>1134.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117.1</text:p>
          </table:table-cell>
          <table:table-cell office:value-type="string">
            <text:p>31.62</text:p>
          </table:table-cell>
          <table:table-cell office:value-type="string">
            <text:p>0.37929</text:p>
          </table:table-cell>
          <table:table-cell office:value-type="string">
            <text:p>1022.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75.9</text:p>
          </table:table-cell>
          <table:table-cell office:value-type="string">
            <text:p>30.63</text:p>
          </table:table-cell>
          <table:table-cell office:value-type="string">
            <text:p>0.37938</text:p>
          </table:table-cell>
          <table:table-cell office:value-type="string">
            <text:p>664.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67.3</text:p>
          </table:table-cell>
          <table:table-cell office:value-type="string">
            <text:p>30.54</text:p>
          </table:table-cell>
          <table:table-cell office:value-type="string">
            <text:p>0.37947</text:p>
          </table:table-cell>
          <table:table-cell office:value-type="string">
            <text:p>577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61.4</text:p>
          </table:table-cell>
          <table:table-cell office:value-type="string">
            <text:p>30.59</text:p>
          </table:table-cell>
          <table:table-cell office:value-type="string">
            <text:p>0.37959</text:p>
          </table:table-cell>
          <table:table-cell office:value-type="string">
            <text:p>523.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46.5</text:p>
          </table:table-cell>
          <table:table-cell office:value-type="string">
            <text:p>30.44</text:p>
          </table:table-cell>
          <table:table-cell office:value-type="string">
            <text:p>0.37969</text:p>
          </table:table-cell>
          <table:table-cell office:value-type="string">
            <text:p>396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29.7</text:p>
          </table:table-cell>
          <table:table-cell office:value-type="string">
            <text:p>29.15</text:p>
          </table:table-cell>
          <table:table-cell office:value-type="string">
            <text:p>0.37971</text:p>
          </table:table-cell>
          <table:table-cell office:value-type="string">
            <text:p>245.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38.7</text:p>
          </table:table-cell>
          <table:table-cell office:value-type="string">
            <text:p>27.66</text:p>
          </table:table-cell>
          <table:table-cell office:value-type="string">
            <text:p>0.37971</text:p>
          </table:table-cell>
          <table:table-cell office:value-type="string">
            <text:p>324.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string">
            <text:p>27.95</text:p>
          </table:table-cell>
          <table:table-cell office:value-type="string">
            <text:p>0.37968</text:p>
          </table:table-cell>
          <table:table-cell office:value-type="string">
            <text:p>322.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44.9</text:p>
          </table:table-cell>
          <table:table-cell office:value-type="string">
            <text:p>28.19</text:p>
          </table:table-cell>
          <table:table-cell office:value-type="string">
            <text:p>0.37967</text:p>
          </table:table-cell>
          <table:table-cell office:value-type="string">
            <text:p>373.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string">
            <text:p>70.4</text:p>
          </table:table-cell>
          <table:table-cell office:value-type="string">
            <text:p>29.07</text:p>
          </table:table-cell>
          <table:table-cell office:value-type="string">
            <text:p>0.37971</text:p>
          </table:table-cell>
          <table:table-cell office:value-type="string">
            <text:p>595.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string">
            <text:p>29.59</text:p>
          </table:table-cell>
          <table:table-cell office:value-type="string">
            <text:p>0.37981</text:p>
          </table:table-cell>
          <table:table-cell office:value-type="string">
            <text:p>831.6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string">
            <text:p>65.1</text:p>
          </table:table-cell>
          <table:table-cell office:value-type="string">
            <text:p>29.43</text:p>
          </table:table-cell>
          <table:table-cell office:value-type="string">
            <text:p>0.37986</text:p>
          </table:table-cell>
          <table:table-cell office:value-type="string">
            <text:p>560.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string">
            <text:p>29.1</text:p>
          </table:table-cell>
          <table:table-cell office:value-type="string">
            <text:p>0.37993</text:p>
          </table:table-cell>
          <table:table-cell office:value-type="string">
            <text:p>467.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string">
            <text:p>50.8</text:p>
          </table:table-cell>
          <table:table-cell office:value-type="string">
            <text:p>28.8</text:p>
          </table:table-cell>
          <table:table-cell office:value-type="string">
            <text:p>0.37996</text:p>
          </table:table-cell>
          <table:table-cell office:value-type="string">
            <text:p>406.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string">
            <text:p>51.7</text:p>
          </table:table-cell>
          <table:table-cell office:value-type="string">
            <text:p>28.7</text:p>
          </table:table-cell>
          <table:table-cell office:value-type="string">
            <text:p>0.38003</text:p>
          </table:table-cell>
          <table:table-cell office:value-type="string">
            <text:p>420.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53.1</text:p>
          </table:table-cell>
          <table:table-cell office:value-type="string">
            <text:p>28.62</text:p>
          </table:table-cell>
          <table:table-cell office:value-type="string">
            <text:p>0.38014</text:p>
          </table:table-cell>
          <table:table-cell office:value-type="string">
            <text:p>444.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35.5</text:p>
          </table:table-cell>
          <table:table-cell office:value-type="string">
            <text:p>28.39</text:p>
          </table:table-cell>
          <table:table-cell office:value-type="string">
            <text:p>0.3802</text:p>
          </table:table-cell>
          <table:table-cell office:value-type="string">
            <text:p>297.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string">
            <text:p>11.9</text:p>
          </table:table-cell>
          <table:table-cell office:value-type="string">
            <text:p>28.2</text:p>
          </table:table-cell>
          <table:table-cell office:value-type="string">
            <text:p>0.38027</text:p>
          </table:table-cell>
          <table:table-cell office:value-type="string">
            <text:p>92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string">
            <text:p>2.6</text:p>
          </table:table-cell>
          <table:table-cell office:value-type="string">
            <text:p>27.97</text:p>
          </table:table-cell>
          <table:table-cell office:value-type="string">
            <text:p>0.38032</text:p>
          </table:table-cell>
          <table:table-cell office:value-type="string">
            <text:p>27.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4.7</text:p>
          </table:table-cell>
          <table:table-cell office:value-type="string">
            <text:p>23.88</text:p>
          </table:table-cell>
          <table:table-cell office:value-type="string">
            <text:p>0.38248</text:p>
          </table:table-cell>
          <table:table-cell office:value-type="string">
            <text:p>25.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9.9</text:p>
          </table:table-cell>
          <table:table-cell office:value-type="string">
            <text:p>23.89</text:p>
          </table:table-cell>
          <table:table-cell office:value-type="string">
            <text:p>0.38249</text:p>
          </table:table-cell>
          <table:table-cell office:value-type="string">
            <text:p>79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18.5</text:p>
          </table:table-cell>
          <table:table-cell office:value-type="string">
            <text:p>23.98</text:p>
          </table:table-cell>
          <table:table-cell office:value-type="string">
            <text:p>0.38253</text:p>
          </table:table-cell>
          <table:table-cell office:value-type="string">
            <text:p>148.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4.1</text:p>
          </table:table-cell>
          <table:table-cell office:value-type="string">
            <text:p>24.17</text:p>
          </table:table-cell>
          <table:table-cell office:value-type="string">
            <text:p>0.38256</text:p>
          </table:table-cell>
          <table:table-cell office:value-type="string">
            <text:p>204.5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29.8</text:p>
          </table:table-cell>
          <table:table-cell office:value-type="string">
            <text:p>24.08</text:p>
          </table:table-cell>
          <table:table-cell office:value-type="string">
            <text:p>0.38258</text:p>
          </table:table-cell>
          <table:table-cell office:value-type="string">
            <text:p>245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49.8</text:p>
          </table:table-cell>
          <table:table-cell office:value-type="string">
            <text:p>24.13</text:p>
          </table:table-cell>
          <table:table-cell office:value-type="string">
            <text:p>0.38262</text:p>
          </table:table-cell>
          <table:table-cell office:value-type="string">
            <text:p>425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string">
            <text:p>24.51</text:p>
          </table:table-cell>
          <table:table-cell office:value-type="string">
            <text:p>0.38266</text:p>
          </table:table-cell>
          <table:table-cell office:value-type="string">
            <text:p>774.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126.5</text:p>
          </table:table-cell>
          <table:table-cell office:value-type="string">
            <text:p>24.8</text:p>
          </table:table-cell>
          <table:table-cell office:value-type="string">
            <text:p>0.38274</text:p>
          </table:table-cell>
          <table:table-cell office:value-type="string">
            <text:p>1132.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134.7</text:p>
          </table:table-cell>
          <table:table-cell office:value-type="string">
            <text:p>25.07</text:p>
          </table:table-cell>
          <table:table-cell office:value-type="string">
            <text:p>0.38287</text:p>
          </table:table-cell>
          <table:table-cell office:value-type="string">
            <text:p>1186.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128.7</text:p>
          </table:table-cell>
          <table:table-cell office:value-type="string">
            <text:p>25.21</text:p>
          </table:table-cell>
          <table:table-cell office:value-type="string">
            <text:p>0.38295</text:p>
          </table:table-cell>
          <table:table-cell office:value-type="string">
            <text:p>1131.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5.28</text:p>
          </table:table-cell>
          <table:table-cell office:value-type="string">
            <text:p>0.38307</text:p>
          </table:table-cell>
          <table:table-cell office:value-type="string">
            <text:p>1216.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163.4</text:p>
          </table:table-cell>
          <table:table-cell office:value-type="string">
            <text:p>25.72</text:p>
          </table:table-cell>
          <table:table-cell office:value-type="string">
            <text:p>0.38316</text:p>
          </table:table-cell>
          <table:table-cell office:value-type="string">
            <text:p>1451.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176.4</text:p>
          </table:table-cell>
          <table:table-cell office:value-type="string">
            <text:p>25.71</text:p>
          </table:table-cell>
          <table:table-cell office:value-type="string">
            <text:p>0.38332</text:p>
          </table:table-cell>
          <table:table-cell office:value-type="string">
            <text:p>1559.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199.9</text:p>
          </table:table-cell>
          <table:table-cell office:value-type="string">
            <text:p>25.82</text:p>
          </table:table-cell>
          <table:table-cell office:value-type="string">
            <text:p>0.38345</text:p>
          </table:table-cell>
          <table:table-cell office:value-type="string">
            <text:p>1776.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268.8</text:p>
          </table:table-cell>
          <table:table-cell office:value-type="string">
            <text:p>26.3</text:p>
          </table:table-cell>
          <table:table-cell office:value-type="string">
            <text:p>0.38355</text:p>
          </table:table-cell>
          <table:table-cell office:value-type="string">
            <text:p>2449.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307.2</text:p>
          </table:table-cell>
          <table:table-cell office:value-type="string">
            <text:p>26.94</text:p>
          </table:table-cell>
          <table:table-cell office:value-type="string">
            <text:p>0.38365</text:p>
          </table:table-cell>
          <table:table-cell office:value-type="string">
            <text:p>2762.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361.6</text:p>
          </table:table-cell>
          <table:table-cell office:value-type="string">
            <text:p>27.53</text:p>
          </table:table-cell>
          <table:table-cell office:value-type="string">
            <text:p>0.38372</text:p>
          </table:table-cell>
          <table:table-cell office:value-type="string">
            <text:p>3259.36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356.6</text:p>
          </table:table-cell>
          <table:table-cell office:value-type="string">
            <text:p>27.84</text:p>
          </table:table-cell>
          <table:table-cell office:value-type="string">
            <text:p>0.38381</text:p>
          </table:table-cell>
          <table:table-cell office:value-type="string">
            <text:p>3197.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401.2</text:p>
          </table:table-cell>
          <table:table-cell office:value-type="string">
            <text:p>28.25</text:p>
          </table:table-cell>
          <table:table-cell office:value-type="string">
            <text:p>0.3839</text:p>
          </table:table-cell>
          <table:table-cell office:value-type="string">
            <text:p>3614.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363.6</text:p>
          </table:table-cell>
          <table:table-cell office:value-type="string">
            <text:p>28.08</text:p>
          </table:table-cell>
          <table:table-cell office:value-type="string">
            <text:p>0.38405</text:p>
          </table:table-cell>
          <table:table-cell office:value-type="string">
            <text:p>3249.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39">
            <text:p>339</text:p>
          </table:table-cell>
          <table:table-cell office:value-type="string">
            <text:p>28.1</text:p>
          </table:table-cell>
          <table:table-cell office:value-type="string">
            <text:p>0.38415</text:p>
          </table:table-cell>
          <table:table-cell office:value-type="string">
            <text:p>3036.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327.7</text:p>
          </table:table-cell>
          <table:table-cell office:value-type="string">
            <text:p>28.18</text:p>
          </table:table-cell>
          <table:table-cell office:value-type="string">
            <text:p>0.3843</text:p>
          </table:table-cell>
          <table:table-cell office:value-type="string">
            <text:p>2926.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369.4</text:p>
          </table:table-cell>
          <table:table-cell office:value-type="string">
            <text:p>28.78</text:p>
          </table:table-cell>
          <table:table-cell office:value-type="string">
            <text:p>0.38439</text:p>
          </table:table-cell>
          <table:table-cell office:value-type="string">
            <text:p>3321.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401.8</text:p>
          </table:table-cell>
          <table:table-cell office:value-type="string">
            <text:p>29.32</text:p>
          </table:table-cell>
          <table:table-cell office:value-type="string">
            <text:p>0.38453</text:p>
          </table:table-cell>
          <table:table-cell office:value-type="string">
            <text:p>3608.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string">
            <text:p>467.6</text:p>
          </table:table-cell>
          <table:table-cell office:value-type="string">
            <text:p>29.31</text:p>
          </table:table-cell>
          <table:table-cell office:value-type="string">
            <text:p>0.38466</text:p>
          </table:table-cell>
          <table:table-cell office:value-type="string">
            <text:p>4218.6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string">
            <text:p>727.1</text:p>
          </table:table-cell>
          <table:table-cell office:value-type="string">
            <text:p>30.52</text:p>
          </table:table-cell>
          <table:table-cell office:value-type="string">
            <text:p>0.3848</text:p>
          </table:table-cell>
          <table:table-cell office:value-type="string">
            <text:p>6137.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968.1</text:p>
          </table:table-cell>
          <table:table-cell office:value-type="string">
            <text:p>31.94</text:p>
          </table:table-cell>
          <table:table-cell office:value-type="string">
            <text:p>0.38493</text:p>
          </table:table-cell>
          <table:table-cell office:value-type="string">
            <text:p>7993.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1018.2</text:p>
          </table:table-cell>
          <table:table-cell office:value-type="string">
            <text:p>32.15</text:p>
          </table:table-cell>
          <table:table-cell office:value-type="string">
            <text:p>0.38511</text:p>
          </table:table-cell>
          <table:table-cell office:value-type="string">
            <text:p>8167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930.6</text:p>
          </table:table-cell>
          <table:table-cell office:value-type="string">
            <text:p>32.4</text:p>
          </table:table-cell>
          <table:table-cell office:value-type="string">
            <text:p>0.38527</text:p>
          </table:table-cell>
          <table:table-cell office:value-type="string">
            <text:p>7455.2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793.7</text:p>
          </table:table-cell>
          <table:table-cell office:value-type="string">
            <text:p>32.21</text:p>
          </table:table-cell>
          <table:table-cell office:value-type="string">
            <text:p>0.38545</text:p>
          </table:table-cell>
          <table:table-cell office:value-type="string">
            <text:p>6735.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920.9</text:p>
          </table:table-cell>
          <table:table-cell office:value-type="string">
            <text:p>32.72</text:p>
          </table:table-cell>
          <table:table-cell office:value-type="string">
            <text:p>0.38568</text:p>
          </table:table-cell>
          <table:table-cell office:value-type="string">
            <text:p>7766.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970">
            <text:p>970</text:p>
          </table:table-cell>
          <table:table-cell office:value-type="string">
            <text:p>33.51</text:p>
          </table:table-cell>
          <table:table-cell office:value-type="string">
            <text:p>0.38587</text:p>
          </table:table-cell>
          <table:table-cell office:value-type="string">
            <text:p>8004.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string">
            <text:p>748.7</text:p>
          </table:table-cell>
          <table:table-cell office:value-type="string">
            <text:p>32.56</text:p>
          </table:table-cell>
          <table:table-cell office:value-type="string">
            <text:p>0.38603</text:p>
          </table:table-cell>
          <table:table-cell office:value-type="string">
            <text:p>6211.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671.8</text:p>
          </table:table-cell>
          <table:table-cell office:value-type="string">
            <text:p>32.58</text:p>
          </table:table-cell>
          <table:table-cell office:value-type="string">
            <text:p>0.3862</text:p>
          </table:table-cell>
          <table:table-cell office:value-type="string">
            <text:p>5791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767">
            <text:p>767</text:p>
          </table:table-cell>
          <table:table-cell office:value-type="string">
            <text:p>32.62</text:p>
          </table:table-cell>
          <table:table-cell office:value-type="string">
            <text:p>0.38637</text:p>
          </table:table-cell>
          <table:table-cell office:value-type="string">
            <text:p>6615.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829.2</text:p>
          </table:table-cell>
          <table:table-cell office:value-type="string">
            <text:p>32.87</text:p>
          </table:table-cell>
          <table:table-cell office:value-type="string">
            <text:p>0.38654</text:p>
          </table:table-cell>
          <table:table-cell office:value-type="string">
            <text:p>6987.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string">
            <text:p>604.8</text:p>
          </table:table-cell>
          <table:table-cell office:value-type="string">
            <text:p>32.62</text:p>
          </table:table-cell>
          <table:table-cell office:value-type="string">
            <text:p>0.38666</text:p>
          </table:table-cell>
          <table:table-cell office:value-type="string">
            <text:p>5013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954.6</text:p>
          </table:table-cell>
          <table:table-cell office:value-type="string">
            <text:p>33.43</text:p>
          </table:table-cell>
          <table:table-cell office:value-type="string">
            <text:p>0.38684</text:p>
          </table:table-cell>
          <table:table-cell office:value-type="string">
            <text:p>7953.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string">
            <text:p>911.4</text:p>
          </table:table-cell>
          <table:table-cell office:value-type="string">
            <text:p>33.16</text:p>
          </table:table-cell>
          <table:table-cell office:value-type="string">
            <text:p>0.38694</text:p>
          </table:table-cell>
          <table:table-cell office:value-type="string">
            <text:p>7262.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string">
            <text:p>882.5</text:p>
          </table:table-cell>
          <table:table-cell office:value-type="string">
            <text:p>33.28</text:p>
          </table:table-cell>
          <table:table-cell office:value-type="string">
            <text:p>0.3871</text:p>
          </table:table-cell>
          <table:table-cell office:value-type="string">
            <text:p>7002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string">
            <text:p>505.1</text:p>
          </table:table-cell>
          <table:table-cell office:value-type="string">
            <text:p>32.55</text:p>
          </table:table-cell>
          <table:table-cell office:value-type="string">
            <text:p>0.3872</text:p>
          </table:table-cell>
          <table:table-cell office:value-type="string">
            <text:p>4238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string">
            <text:p>310.5</text:p>
          </table:table-cell>
          <table:table-cell office:value-type="string">
            <text:p>32.18</text:p>
          </table:table-cell>
          <table:table-cell office:value-type="string">
            <text:p>0.38731</text:p>
          </table:table-cell>
          <table:table-cell office:value-type="string">
            <text:p>2649.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286.7</text:p>
          </table:table-cell>
          <table:table-cell office:value-type="string">
            <text:p>31.52</text:p>
          </table:table-cell>
          <table:table-cell office:value-type="string">
            <text:p>0.3874</text:p>
          </table:table-cell>
          <table:table-cell office:value-type="string">
            <text:p>2559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356.7</text:p>
          </table:table-cell>
          <table:table-cell office:value-type="string">
            <text:p>31.69</text:p>
          </table:table-cell>
          <table:table-cell office:value-type="string">
            <text:p>0.38747</text:p>
          </table:table-cell>
          <table:table-cell office:value-type="string">
            <text:p>3232.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876.9</text:p>
          </table:table-cell>
          <table:table-cell office:value-type="string">
            <text:p>32.69</text:p>
          </table:table-cell>
          <table:table-cell office:value-type="string">
            <text:p>0.38757</text:p>
          </table:table-cell>
          <table:table-cell office:value-type="string">
            <text:p>6943.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string">
            <text:p>509.3</text:p>
          </table:table-cell>
          <table:table-cell office:value-type="string">
            <text:p>32.48</text:p>
          </table:table-cell>
          <table:table-cell office:value-type="string">
            <text:p>0.38771</text:p>
          </table:table-cell>
          <table:table-cell office:value-type="string">
            <text:p>4275.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string">
            <text:p>872.5</text:p>
          </table:table-cell>
          <table:table-cell office:value-type="string">
            <text:p>33.44</text:p>
          </table:table-cell>
          <table:table-cell office:value-type="string">
            <text:p>0.38784</text:p>
          </table:table-cell>
          <table:table-cell office:value-type="string">
            <text:p>7351.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479.9</text:p>
          </table:table-cell>
          <table:table-cell office:value-type="string">
            <text:p>32.71</text:p>
          </table:table-cell>
          <table:table-cell office:value-type="string">
            <text:p>0.38796</text:p>
          </table:table-cell>
          <table:table-cell office:value-type="string">
            <text:p>4062.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string">
            <text:p>294.9</text:p>
          </table:table-cell>
          <table:table-cell office:value-type="string">
            <text:p>32.16</text:p>
          </table:table-cell>
          <table:table-cell office:value-type="string">
            <text:p>0.3881</text:p>
          </table:table-cell>
          <table:table-cell office:value-type="string">
            <text:p>2571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261.5</text:p>
          </table:table-cell>
          <table:table-cell office:value-type="string">
            <text:p>31.87</text:p>
          </table:table-cell>
          <table:table-cell office:value-type="string">
            <text:p>0.38825</text:p>
          </table:table-cell>
          <table:table-cell office:value-type="string">
            <text:p>2302.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string">
            <text:p>238.8</text:p>
          </table:table-cell>
          <table:table-cell office:value-type="string">
            <text:p>31.48</text:p>
          </table:table-cell>
          <table:table-cell office:value-type="string">
            <text:p>0.38839</text:p>
          </table:table-cell>
          <table:table-cell office:value-type="string">
            <text:p>2080.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290.6</text:p>
          </table:table-cell>
          <table:table-cell office:value-type="string">
            <text:p>31.66</text:p>
          </table:table-cell>
          <table:table-cell office:value-type="string">
            <text:p>0.38848</text:p>
          </table:table-cell>
          <table:table-cell office:value-type="string">
            <text:p>2558.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827.3</text:p>
          </table:table-cell>
          <table:table-cell office:value-type="string">
            <text:p>32.38</text:p>
          </table:table-cell>
          <table:table-cell office:value-type="string">
            <text:p>0.38863</text:p>
          </table:table-cell>
          <table:table-cell office:value-type="string">
            <text:p>716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string">
            <text:p>910.3</text:p>
          </table:table-cell>
          <table:table-cell office:value-type="string">
            <text:p>33.61</text:p>
          </table:table-cell>
          <table:table-cell office:value-type="string">
            <text:p>0.38874</text:p>
          </table:table-cell>
          <table:table-cell office:value-type="string">
            <text:p>7696.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string">
            <text:p>684.4</text:p>
          </table:table-cell>
          <table:table-cell office:value-type="string">
            <text:p>33.29</text:p>
          </table:table-cell>
          <table:table-cell office:value-type="string">
            <text:p>0.38895</text:p>
          </table:table-cell>
          <table:table-cell office:value-type="string">
            <text:p>5795.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643.9</text:p>
          </table:table-cell>
          <table:table-cell office:value-type="string">
            <text:p>32.73</text:p>
          </table:table-cell>
          <table:table-cell office:value-type="string">
            <text:p>0.38914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376.6</text:p>
          </table:table-cell>
          <table:table-cell office:value-type="string">
            <text:p>31.92</text:p>
          </table:table-cell>
          <table:table-cell office:value-type="string">
            <text:p>0.38941</text:p>
          </table:table-cell>
          <table:table-cell office:value-type="string">
            <text:p>3315.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string">
            <text:p>264.6</text:p>
          </table:table-cell>
          <table:table-cell office:value-type="string">
            <text:p>31.69</text:p>
          </table:table-cell>
          <table:table-cell office:value-type="string">
            <text:p>0.38951</text:p>
          </table:table-cell>
          <table:table-cell office:value-type="string">
            <text:p>2351.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string">
            <text:p>165.5</text:p>
          </table:table-cell>
          <table:table-cell office:value-type="string">
            <text:p>30.61</text:p>
          </table:table-cell>
          <table:table-cell office:value-type="string">
            <text:p>0.38978</text:p>
          </table:table-cell>
          <table:table-cell office:value-type="string">
            <text:p>1458.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string">
            <text:p>137.9</text:p>
          </table:table-cell>
          <table:table-cell office:value-type="string">
            <text:p>27.65</text:p>
          </table:table-cell>
          <table:table-cell office:value-type="string">
            <text:p>0.39004</text:p>
          </table:table-cell>
          <table:table-cell office:value-type="string">
            <text:p>1221.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string">
            <text:p>26.38</text:p>
          </table:table-cell>
          <table:table-cell office:value-type="string">
            <text:p>0.39027</text:p>
          </table:table-cell>
          <table:table-cell office:value-type="string">
            <text:p>760.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>
            <text:p>55.3</text:p>
          </table:table-cell>
          <table:table-cell office:value-type="string">
            <text:p>25.54</text:p>
          </table:table-cell>
          <table:table-cell office:value-type="string">
            <text:p>0.39048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5.4</text:p>
          </table:table-cell>
          <table:table-cell office:value-type="string">
            <text:p>23.69</text:p>
          </table:table-cell>
          <table:table-cell office:value-type="string">
            <text:p>0.39059</text:p>
          </table:table-cell>
          <table:table-cell office:value-type="string">
            <text:p>398.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59.8</text:p>
          </table:table-cell>
          <table:table-cell office:value-type="string">
            <text:p>24.41</text:p>
          </table:table-cell>
          <table:table-cell office:value-type="string">
            <text:p>0.39071</text:p>
          </table:table-cell>
          <table:table-cell office:value-type="string">
            <text:p>522.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string">
            <text:p>44.5</text:p>
          </table:table-cell>
          <table:table-cell office:value-type="string">
            <text:p>24.65</text:p>
          </table:table-cell>
          <table:table-cell office:value-type="string">
            <text:p>0.39093</text:p>
          </table:table-cell>
          <table:table-cell office:value-type="string">
            <text:p>384.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string">
            <text:p>27.3</text:p>
          </table:table-cell>
          <table:table-cell office:value-type="string">
            <text:p>24.81</text:p>
          </table:table-cell>
          <table:table-cell office:value-type="string">
            <text:p>0.39106</text:p>
          </table:table-cell>
          <table:table-cell office:value-type="string">
            <text:p>232.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string">
            <text:p>21.2</text:p>
          </table:table-cell>
          <table:table-cell office:value-type="string">
            <text:p>24.95</text:p>
          </table:table-cell>
          <table:table-cell office:value-type="string">
            <text:p>0.39123</text:p>
          </table:table-cell>
          <table:table-cell office:value-type="string">
            <text:p>173.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11.7</text:p>
          </table:table-cell>
          <table:table-cell office:value-type="float" office:value="25">
            <text:p>25</text:p>
          </table:table-cell>
          <table:table-cell office:value-type="string">
            <text:p>0.39137</text:p>
          </table:table-cell>
          <table:table-cell office:value-type="string">
            <text:p>92.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string">
            <text:p>25.28</text:p>
          </table:table-cell>
          <table:table-cell office:value-type="string">
            <text:p>0.39149</text:p>
          </table:table-cell>
          <table:table-cell office:value-type="string">
            <text:p>50.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2.9</text:p>
          </table:table-cell>
          <table:table-cell office:value-type="string">
            <text:p>25.58</text:p>
          </table:table-cell>
          <table:table-cell office:value-type="string">
            <text:p>0.39165</text:p>
          </table:table-cell>
          <table:table-cell office:value-type="string">
            <text:p>25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4.96</text:p>
          </table:table-cell>
          <table:table-cell office:value-type="string">
            <text:p>0.39179</text:p>
          </table:table-cell>
          <table:table-cell office:value-type="string">
            <text:p>17.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0.3</text:p>
          </table:table-cell>
          <table:table-cell office:value-type="string">
            <text:p>23.5</text:p>
          </table:table-cell>
          <table:table-cell office:value-type="string">
            <text:p>0.39188</text:p>
          </table:table-cell>
          <table:table-cell office:value-type="string">
            <text:p>13.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string">
            <text:p>0.5</text:p>
          </table:table-cell>
          <table:table-cell office:value-type="string">
            <text:p>23.57</text:p>
          </table:table-cell>
          <table:table-cell office:value-type="string">
            <text:p>0.39197</text:p>
          </table:table-cell>
          <table:table-cell office:value-type="string">
            <text:p>2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8.5</text:p>
          </table:table-cell>
          <table:table-cell office:value-type="string">
            <text:p>20.83</text:p>
          </table:table-cell>
          <table:table-cell office:value-type="string">
            <text:p>0.39118</text:p>
          </table:table-cell>
          <table:table-cell office:value-type="string">
            <text:p>62.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20.88</text:p>
          </table:table-cell>
          <table:table-cell office:value-type="string">
            <text:p>0.39116</text:p>
          </table:table-cell>
          <table:table-cell office:value-type="string">
            <text:p>124.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25.1</text:p>
          </table:table-cell>
          <table:table-cell office:value-type="string">
            <text:p>20.99</text:p>
          </table:table-cell>
          <table:table-cell office:value-type="string">
            <text:p>0.39114</text:p>
          </table:table-cell>
          <table:table-cell office:value-type="string">
            <text:p>196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21.09</text:p>
          </table:table-cell>
          <table:table-cell office:value-type="string">
            <text:p>0.39111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44.1</text:p>
          </table:table-cell>
          <table:table-cell office:value-type="string">
            <text:p>21.21</text:p>
          </table:table-cell>
          <table:table-cell office:value-type="string">
            <text:p>0.39109</text:p>
          </table:table-cell>
          <table:table-cell office:value-type="string">
            <text:p>367.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50.7</text:p>
          </table:table-cell>
          <table:table-cell office:value-type="string">
            <text:p>21.34</text:p>
          </table:table-cell>
          <table:table-cell office:value-type="string">
            <text:p>0.39106</text:p>
          </table:table-cell>
          <table:table-cell office:value-type="string">
            <text:p>424.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65.8</text:p>
          </table:table-cell>
          <table:table-cell office:value-type="string">
            <text:p>21.52</text:p>
          </table:table-cell>
          <table:table-cell office:value-type="string">
            <text:p>0.39104</text:p>
          </table:table-cell>
          <table:table-cell office:value-type="string">
            <text:p>563.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62.4</text:p>
          </table:table-cell>
          <table:table-cell office:value-type="string">
            <text:p>21.66</text:p>
          </table:table-cell>
          <table:table-cell office:value-type="float" office:value="391">
            <text:p>391</text:p>
          </table:table-cell>
          <table:table-cell office:value-type="string">
            <text:p>534.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52.9</text:p>
          </table:table-cell>
          <table:table-cell office:value-type="string">
            <text:p>21.72</text:p>
          </table:table-cell>
          <table:table-cell office:value-type="string">
            <text:p>0.39096</text:p>
          </table:table-cell>
          <table:table-cell office:value-type="string">
            <text:p>442.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56.5</text:p>
          </table:table-cell>
          <table:table-cell office:value-type="string">
            <text:p>21.76</text:p>
          </table:table-cell>
          <table:table-cell office:value-type="string">
            <text:p>0.39092</text:p>
          </table:table-cell>
          <table:table-cell office:value-type="string">
            <text:p>478.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63.7</text:p>
          </table:table-cell>
          <table:table-cell office:value-type="string">
            <text:p>21.95</text:p>
          </table:table-cell>
          <table:table-cell office:value-type="string">
            <text:p>0.39088</text:p>
          </table:table-cell>
          <table:table-cell office:value-type="string">
            <text:p>555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75.4</text:p>
          </table:table-cell>
          <table:table-cell office:value-type="string">
            <text:p>22.07</text:p>
          </table:table-cell>
          <table:table-cell office:value-type="string">
            <text:p>0.39083</text:p>
          </table:table-cell>
          <table:table-cell office:value-type="string">
            <text:p>665.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80.5</text:p>
          </table:table-cell>
          <table:table-cell office:value-type="string">
            <text:p>21.93</text:p>
          </table:table-cell>
          <table:table-cell office:value-type="string">
            <text:p>0.39082</text:p>
          </table:table-cell>
          <table:table-cell office:value-type="string">
            <text:p>707.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75.2</text:p>
          </table:table-cell>
          <table:table-cell office:value-type="string">
            <text:p>21.85</text:p>
          </table:table-cell>
          <table:table-cell office:value-type="string">
            <text:p>0.39079</text:p>
          </table:table-cell>
          <table:table-cell office:value-type="string">
            <text:p>656.9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75.2</text:p>
          </table:table-cell>
          <table:table-cell office:value-type="string">
            <text:p>21.32</text:p>
          </table:table-cell>
          <table:table-cell office:value-type="string">
            <text:p>0.39073</text:p>
          </table:table-cell>
          <table:table-cell office:value-type="string">
            <text:p>650.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55.8</text:p>
          </table:table-cell>
          <table:table-cell office:value-type="string">
            <text:p>21.23</text:p>
          </table:table-cell>
          <table:table-cell office:value-type="string">
            <text:p>0.39068</text:p>
          </table:table-cell>
          <table:table-cell office:value-type="string">
            <text:p>465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49.6</text:p>
          </table:table-cell>
          <table:table-cell office:value-type="string">
            <text:p>21.03</text:p>
          </table:table-cell>
          <table:table-cell office:value-type="string">
            <text:p>0.39066</text:p>
          </table:table-cell>
          <table:table-cell office:value-type="string">
            <text:p>413.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39.2</text:p>
          </table:table-cell>
          <table:table-cell office:value-type="string">
            <text:p>20.82</text:p>
          </table:table-cell>
          <table:table-cell office:value-type="string">
            <text:p>0.39064</text:p>
          </table:table-cell>
          <table:table-cell office:value-type="string">
            <text:p>317.7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45.1</text:p>
          </table:table-cell>
          <table:table-cell office:value-type="string">
            <text:p>20.6</text:p>
          </table:table-cell>
          <table:table-cell office:value-type="string">
            <text:p>0.3906</text:p>
          </table:table-cell>
          <table:table-cell office:value-type="string">
            <text:p>379.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54.8</text:p>
          </table:table-cell>
          <table:table-cell office:value-type="string">
            <text:p>20.48</text:p>
          </table:table-cell>
          <table:table-cell office:value-type="string">
            <text:p>0.39054</text:p>
          </table:table-cell>
          <table:table-cell office:value-type="string">
            <text:p>47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58.3</text:p>
          </table:table-cell>
          <table:table-cell office:value-type="string">
            <text:p>20.15</text:p>
          </table:table-cell>
          <table:table-cell office:value-type="string">
            <text:p>0.39048</text:p>
          </table:table-cell>
          <table:table-cell office:value-type="string">
            <text:p>503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80.9</text:p>
          </table:table-cell>
          <table:table-cell office:value-type="string">
            <text:p>20.07</text:p>
          </table:table-cell>
          <table:table-cell office:value-type="string">
            <text:p>0.3904</text:p>
          </table:table-cell>
          <table:table-cell office:value-type="string">
            <text:p>713.9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94.1</text:p>
          </table:table-cell>
          <table:table-cell office:value-type="string">
            <text:p>20.21</text:p>
          </table:table-cell>
          <table:table-cell office:value-type="string">
            <text:p>0.39035</text:p>
          </table:table-cell>
          <table:table-cell office:value-type="string">
            <text:p>830.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68.3</text:p>
          </table:table-cell>
          <table:table-cell office:value-type="string">
            <text:p>20.13</text:p>
          </table:table-cell>
          <table:table-cell office:value-type="string">
            <text:p>0.3903</text:p>
          </table:table-cell>
          <table:table-cell office:value-type="string">
            <text:p>587.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string">
            <text:p>19.9</text:p>
          </table:table-cell>
          <table:table-cell office:value-type="string">
            <text:p>0.39022</text:p>
          </table:table-cell>
          <table:table-cell office:value-type="string">
            <text:p>513.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string">
            <text:p>60.1</text:p>
          </table:table-cell>
          <table:table-cell office:value-type="string">
            <text:p>20.04</text:p>
          </table:table-cell>
          <table:table-cell office:value-type="string">
            <text:p>0.39019</text:p>
          </table:table-cell>
          <table:table-cell office:value-type="string">
            <text:p>518.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54.2</text:p>
          </table:table-cell>
          <table:table-cell office:value-type="string">
            <text:p>20.06</text:p>
          </table:table-cell>
          <table:table-cell office:value-type="string">
            <text:p>0.39019</text:p>
          </table:table-cell>
          <table:table-cell office:value-type="string">
            <text:p>463.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19.75</text:p>
          </table:table-cell>
          <table:table-cell office:value-type="string">
            <text:p>0.39018</text:p>
          </table:table-cell>
          <table:table-cell office:value-type="string">
            <text:p>483.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string">
            <text:p>62.6</text:p>
          </table:table-cell>
          <table:table-cell office:value-type="string">
            <text:p>19.9</text:p>
          </table:table-cell>
          <table:table-cell office:value-type="string">
            <text:p>0.39016</text:p>
          </table:table-cell>
          <table:table-cell office:value-type="string">
            <text:p>536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78.9</text:p>
          </table:table-cell>
          <table:table-cell office:value-type="string">
            <text:p>20.02</text:p>
          </table:table-cell>
          <table:table-cell office:value-type="string">
            <text:p>0.3901</text:p>
          </table:table-cell>
          <table:table-cell office:value-type="string">
            <text:p>680.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110.2</text:p>
          </table:table-cell>
          <table:table-cell office:value-type="string">
            <text:p>20.35</text:p>
          </table:table-cell>
          <table:table-cell office:value-type="string">
            <text:p>0.39006</text:p>
          </table:table-cell>
          <table:table-cell office:value-type="string">
            <text:p>976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string">
            <text:p>20.54</text:p>
          </table:table-cell>
          <table:table-cell office:value-type="string">
            <text:p>0.39002</text:p>
          </table:table-cell>
          <table:table-cell office:value-type="string">
            <text:p>916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90.2</text:p>
          </table:table-cell>
          <table:table-cell office:value-type="string">
            <text:p>20.49</text:p>
          </table:table-cell>
          <table:table-cell office:value-type="string">
            <text:p>0.38997</text:p>
          </table:table-cell>
          <table:table-cell office:value-type="string">
            <text:p>781.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85.3</text:p>
          </table:table-cell>
          <table:table-cell office:value-type="string">
            <text:p>20.36</text:p>
          </table:table-cell>
          <table:table-cell office:value-type="string">
            <text:p>0.38991</text:p>
          </table:table-cell>
          <table:table-cell office:value-type="string">
            <text:p>729.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97.4</text:p>
          </table:table-cell>
          <table:table-cell office:value-type="string">
            <text:p>20.44</text:p>
          </table:table-cell>
          <table:table-cell office:value-type="string">
            <text:p>0.38985</text:p>
          </table:table-cell>
          <table:table-cell office:value-type="string">
            <text:p>843.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13.5</text:p>
          </table:table-cell>
          <table:table-cell office:value-type="string">
            <text:p>20.59</text:p>
          </table:table-cell>
          <table:table-cell office:value-type="string">
            <text:p>0.3898</text:p>
          </table:table-cell>
          <table:table-cell office:value-type="string">
            <text:p>989.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17.5</text:p>
          </table:table-cell>
          <table:table-cell office:value-type="string">
            <text:p>20.74</text:p>
          </table:table-cell>
          <table:table-cell office:value-type="string">
            <text:p>0.38974</text:p>
          </table:table-cell>
          <table:table-cell office:value-type="string">
            <text:p>1041.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string">
            <text:p>135.4</text:p>
          </table:table-cell>
          <table:table-cell office:value-type="string">
            <text:p>20.71</text:p>
          </table:table-cell>
          <table:table-cell office:value-type="string">
            <text:p>0.38967</text:p>
          </table:table-cell>
          <table:table-cell office:value-type="string">
            <text:p>1200.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174.9</text:p>
          </table:table-cell>
          <table:table-cell office:value-type="string">
            <text:p>20.86</text:p>
          </table:table-cell>
          <table:table-cell office:value-type="string">
            <text:p>0.38961</text:p>
          </table:table-cell>
          <table:table-cell office:value-type="string">
            <text:p>1568.9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208.5</text:p>
          </table:table-cell>
          <table:table-cell office:value-type="string">
            <text:p>20.88</text:p>
          </table:table-cell>
          <table:table-cell office:value-type="string">
            <text:p>0.38954</text:p>
          </table:table-cell>
          <table:table-cell office:value-type="string">
            <text:p>1901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232.6</text:p>
          </table:table-cell>
          <table:table-cell office:value-type="string">
            <text:p>21.19</text:p>
          </table:table-cell>
          <table:table-cell office:value-type="string">
            <text:p>0.38947</text:p>
          </table:table-cell>
          <table:table-cell office:value-type="string">
            <text:p>2113.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string">
            <text:p>279.7</text:p>
          </table:table-cell>
          <table:table-cell office:value-type="string">
            <text:p>21.81</text:p>
          </table:table-cell>
          <table:table-cell office:value-type="string">
            <text:p>0.3894</text:p>
          </table:table-cell>
          <table:table-cell office:value-type="string">
            <text:p>2535.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string">
            <text:p>336.9</text:p>
          </table:table-cell>
          <table:table-cell office:value-type="string">
            <text:p>21.73</text:p>
          </table:table-cell>
          <table:table-cell office:value-type="string">
            <text:p>0.38933</text:p>
          </table:table-cell>
          <table:table-cell office:value-type="string">
            <text:p>3074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443.1</text:p>
          </table:table-cell>
          <table:table-cell office:value-type="string">
            <text:p>22.33</text:p>
          </table:table-cell>
          <table:table-cell office:value-type="string">
            <text:p>0.38926</text:p>
          </table:table-cell>
          <table:table-cell office:value-type="string">
            <text:p>4018.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561.3</text:p>
          </table:table-cell>
          <table:table-cell office:value-type="string">
            <text:p>23.59</text:p>
          </table:table-cell>
          <table:table-cell office:value-type="string">
            <text:p>0.38919</text:p>
          </table:table-cell>
          <table:table-cell office:value-type="string">
            <text:p>4940.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string">
            <text:p>507.7</text:p>
          </table:table-cell>
          <table:table-cell office:value-type="string">
            <text:p>23.53</text:p>
          </table:table-cell>
          <table:table-cell office:value-type="string">
            <text:p>0.38913</text:p>
          </table:table-cell>
          <table:table-cell office:value-type="string">
            <text:p>4541.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333.7</text:p>
          </table:table-cell>
          <table:table-cell office:value-type="string">
            <text:p>23.38</text:p>
          </table:table-cell>
          <table:table-cell office:value-type="string">
            <text:p>0.38908</text:p>
          </table:table-cell>
          <table:table-cell office:value-type="string">
            <text:p>2962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string">
            <text:p>215.8</text:p>
          </table:table-cell>
          <table:table-cell office:value-type="string">
            <text:p>23.28</text:p>
          </table:table-cell>
          <table:table-cell office:value-type="string">
            <text:p>0.38903</text:p>
          </table:table-cell>
          <table:table-cell office:value-type="string">
            <text:p>1918.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302.6</text:p>
          </table:table-cell>
          <table:table-cell office:value-type="string">
            <text:p>23.96</text:p>
          </table:table-cell>
          <table:table-cell office:value-type="string">
            <text:p>0.38898</text:p>
          </table:table-cell>
          <table:table-cell office:value-type="string">
            <text:p>2745.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330.3</text:p>
          </table:table-cell>
          <table:table-cell office:value-type="string">
            <text:p>24.62</text:p>
          </table:table-cell>
          <table:table-cell office:value-type="string">
            <text:p>0.38892</text:p>
          </table:table-cell>
          <table:table-cell office:value-type="string">
            <text:p>2981.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58">
            <text:p>258</text:p>
          </table:table-cell>
          <table:table-cell office:value-type="string">
            <text:p>24.32</text:p>
          </table:table-cell>
          <table:table-cell office:value-type="string">
            <text:p>0.38887</text:p>
          </table:table-cell>
          <table:table-cell office:value-type="string">
            <text:p>2322.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string">
            <text:p>184.8</text:p>
          </table:table-cell>
          <table:table-cell office:value-type="string">
            <text:p>23.54</text:p>
          </table:table-cell>
          <table:table-cell office:value-type="string">
            <text:p>0.3888</text:p>
          </table:table-cell>
          <table:table-cell office:value-type="string">
            <text:p>1643.7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292.9</text:p>
          </table:table-cell>
          <table:table-cell office:value-type="string">
            <text:p>24.02</text:p>
          </table:table-cell>
          <table:table-cell office:value-type="string">
            <text:p>0.38874</text:p>
          </table:table-cell>
          <table:table-cell office:value-type="string">
            <text:p>2652.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string">
            <text:p>350.7</text:p>
          </table:table-cell>
          <table:table-cell office:value-type="string">
            <text:p>24.34</text:p>
          </table:table-cell>
          <table:table-cell office:value-type="string">
            <text:p>0.38867</text:p>
          </table:table-cell>
          <table:table-cell office:value-type="string">
            <text:p>3165.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string">
            <text:p>314.6</text:p>
          </table:table-cell>
          <table:table-cell office:value-type="string">
            <text:p>25.09</text:p>
          </table:table-cell>
          <table:table-cell office:value-type="string">
            <text:p>0.3886</text:p>
          </table:table-cell>
          <table:table-cell office:value-type="string">
            <text:p>2763.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string">
            <text:p>357.3</text:p>
          </table:table-cell>
          <table:table-cell office:value-type="string">
            <text:p>25.3</text:p>
          </table:table-cell>
          <table:table-cell office:value-type="string">
            <text:p>0.38853</text:p>
          </table:table-cell>
          <table:table-cell office:value-type="string">
            <text:p>3171.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430.7</text:p>
          </table:table-cell>
          <table:table-cell office:value-type="string">
            <text:p>25.54</text:p>
          </table:table-cell>
          <table:table-cell office:value-type="string">
            <text:p>0.38845</text:p>
          </table:table-cell>
          <table:table-cell office:value-type="string">
            <text:p>3819.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425.6</text:p>
          </table:table-cell>
          <table:table-cell office:value-type="string">
            <text:p>26.34</text:p>
          </table:table-cell>
          <table:table-cell office:value-type="string">
            <text:p>0.38837</text:p>
          </table:table-cell>
          <table:table-cell office:value-type="string">
            <text:p>3741.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349.8</text:p>
          </table:table-cell>
          <table:table-cell office:value-type="string">
            <text:p>25.6</text:p>
          </table:table-cell>
          <table:table-cell office:value-type="string">
            <text:p>0.3883</text:p>
          </table:table-cell>
          <table:table-cell office:value-type="string">
            <text:p>3083.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377">
            <text:p>377</text:p>
          </table:table-cell>
          <table:table-cell office:value-type="string">
            <text:p>25.67</text:p>
          </table:table-cell>
          <table:table-cell office:value-type="string">
            <text:p>0.38822</text:p>
          </table:table-cell>
          <table:table-cell office:value-type="string">
            <text:p>3335.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string">
            <text:p>301.9</text:p>
          </table:table-cell>
          <table:table-cell office:value-type="string">
            <text:p>24.88</text:p>
          </table:table-cell>
          <table:table-cell office:value-type="string">
            <text:p>0.38819</text:p>
          </table:table-cell>
          <table:table-cell office:value-type="string">
            <text:p>2695.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string">
            <text:p>231.4</text:p>
          </table:table-cell>
          <table:table-cell office:value-type="string">
            <text:p>24.14</text:p>
          </table:table-cell>
          <table:table-cell office:value-type="string">
            <text:p>0.38822</text:p>
          </table:table-cell>
          <table:table-cell office:value-type="string">
            <text:p>2092.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string">
            <text:p>205.9</text:p>
          </table:table-cell>
          <table:table-cell office:value-type="string">
            <text:p>24.03</text:p>
          </table:table-cell>
          <table:table-cell office:value-type="string">
            <text:p>0.38815</text:p>
          </table:table-cell>
          <table:table-cell office:value-type="string">
            <text:p>1873.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154.3</text:p>
          </table:table-cell>
          <table:table-cell office:value-type="string">
            <text:p>23.97</text:p>
          </table:table-cell>
          <table:table-cell office:value-type="string">
            <text:p>0.38811</text:p>
          </table:table-cell>
          <table:table-cell office:value-type="string">
            <text:p>1384.9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string">
            <text:p>172.7</text:p>
          </table:table-cell>
          <table:table-cell office:value-type="string">
            <text:p>23.37</text:p>
          </table:table-cell>
          <table:table-cell office:value-type="string">
            <text:p>0.3881</text:p>
          </table:table-cell>
          <table:table-cell office:value-type="string">
            <text:p>1537.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string">
            <text:p>195.4</text:p>
          </table:table-cell>
          <table:table-cell office:value-type="string">
            <text:p>23.54</text:p>
          </table:table-cell>
          <table:table-cell office:value-type="string">
            <text:p>0.38815</text:p>
          </table:table-cell>
          <table:table-cell office:value-type="string">
            <text:p>1688.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136.9</text:p>
          </table:table-cell>
          <table:table-cell office:value-type="string">
            <text:p>23.07</text:p>
          </table:table-cell>
          <table:table-cell office:value-type="string">
            <text:p>0.38819</text:p>
          </table:table-cell>
          <table:table-cell office:value-type="string">
            <text:p>1197.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129.1</text:p>
          </table:table-cell>
          <table:table-cell office:value-type="string">
            <text:p>23.19</text:p>
          </table:table-cell>
          <table:table-cell office:value-type="string">
            <text:p>0.38821</text:p>
          </table:table-cell>
          <table:table-cell office:value-type="string">
            <text:p>1137.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string">
            <text:p>72.4</text:p>
          </table:table-cell>
          <table:table-cell office:value-type="string">
            <text:p>22.76</text:p>
          </table:table-cell>
          <table:table-cell office:value-type="string">
            <text:p>0.38824</text:p>
          </table:table-cell>
          <table:table-cell office:value-type="string">
            <text:p>623.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string">
            <text:p>68.2</text:p>
          </table:table-cell>
          <table:table-cell office:value-type="string">
            <text:p>22.59</text:p>
          </table:table-cell>
          <table:table-cell office:value-type="string">
            <text:p>0.38827</text:p>
          </table:table-cell>
          <table:table-cell office:value-type="string">
            <text:p>590.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string">
            <text:p>43.5</text:p>
          </table:table-cell>
          <table:table-cell office:value-type="string">
            <text:p>22.35</text:p>
          </table:table-cell>
          <table:table-cell office:value-type="string">
            <text:p>0.38828</text:p>
          </table:table-cell>
          <table:table-cell office:value-type="string">
            <text:p>364.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string">
            <text:p>22.17</text:p>
          </table:table-cell>
          <table:table-cell office:value-type="string">
            <text:p>0.38832</text:p>
          </table:table-cell>
          <table:table-cell office:value-type="string">
            <text:p>351.9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28.6</text:p>
          </table:table-cell>
          <table:table-cell office:value-type="string">
            <text:p>21.97</text:p>
          </table:table-cell>
          <table:table-cell office:value-type="string">
            <text:p>0.38832</text:p>
          </table:table-cell>
          <table:table-cell office:value-type="string">
            <text:p>226.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string">
            <text:p>13.4</text:p>
          </table:table-cell>
          <table:table-cell office:value-type="string">
            <text:p>21.81</text:p>
          </table:table-cell>
          <table:table-cell office:value-type="string">
            <text:p>0.3883</text:p>
          </table:table-cell>
          <table:table-cell office:value-type="string">
            <text:p>99.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11.8</text:p>
          </table:table-cell>
          <table:table-cell office:value-type="string">
            <text:p>21.7</text:p>
          </table:table-cell>
          <table:table-cell office:value-type="string">
            <text:p>0.38826</text:p>
          </table:table-cell>
          <table:table-cell office:value-type="string">
            <text:p>87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6.7</text:p>
          </table:table-cell>
          <table:table-cell office:value-type="string">
            <text:p>21.57</text:p>
          </table:table-cell>
          <table:table-cell office:value-type="string">
            <text:p>0.38818</text:p>
          </table:table-cell>
          <table:table-cell office:value-type="string">
            <text:p>44.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string">
            <text:p>3.5</text:p>
          </table:table-cell>
          <table:table-cell office:value-type="string">
            <text:p>21.45</text:p>
          </table:table-cell>
          <table:table-cell office:value-type="string">
            <text:p>0.38813</text:p>
          </table:table-cell>
          <table:table-cell office:value-type="string">
            <text:p>25.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0.18</text:p>
          </table:table-cell>
          <table:table-cell office:value-type="string">
            <text:p>0.38494</text:p>
          </table:table-cell>
          <table:table-cell office:value-type="string">
            <text:p>54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3.3</text:p>
          </table:table-cell>
          <table:table-cell office:value-type="string">
            <text:p>20.31</text:p>
          </table:table-cell>
          <table:table-cell office:value-type="string">
            <text:p>0.38488</text:p>
          </table:table-cell>
          <table:table-cell office:value-type="string">
            <text:p>103.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19.7</text:p>
          </table:table-cell>
          <table:table-cell office:value-type="string">
            <text:p>20.44</text:p>
          </table:table-cell>
          <table:table-cell office:value-type="string">
            <text:p>0.38482</text:p>
          </table:table-cell>
          <table:table-cell office:value-type="string">
            <text:p>155.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38.5</text:p>
          </table:table-cell>
          <table:table-cell office:value-type="string">
            <text:p>21.02</text:p>
          </table:table-cell>
          <table:table-cell office:value-type="string">
            <text:p>0.38482</text:p>
          </table:table-cell>
          <table:table-cell office:value-type="string">
            <text:p>296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53.2</text:p>
          </table:table-cell>
          <table:table-cell office:value-type="string">
            <text:p>21.71</text:p>
          </table:table-cell>
          <table:table-cell office:value-type="string">
            <text:p>0.38502</text:p>
          </table:table-cell>
          <table:table-cell office:value-type="string">
            <text:p>437.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92.1</text:p>
          </table:table-cell>
          <table:table-cell office:value-type="string">
            <text:p>21.48</text:p>
          </table:table-cell>
          <table:table-cell office:value-type="string">
            <text:p>0.3851</text:p>
          </table:table-cell>
          <table:table-cell office:value-type="string">
            <text:p>812.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70.9</text:p>
          </table:table-cell>
          <table:table-cell office:value-type="string">
            <text:p>21.45</text:p>
          </table:table-cell>
          <table:table-cell office:value-type="string">
            <text:p>0.3851</text:p>
          </table:table-cell>
          <table:table-cell office:value-type="string">
            <text:p>610.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71.4</text:p>
          </table:table-cell>
          <table:table-cell office:value-type="string">
            <text:p>21.31</text:p>
          </table:table-cell>
          <table:table-cell office:value-type="string">
            <text:p>0.38507</text:p>
          </table:table-cell>
          <table:table-cell office:value-type="string">
            <text:p>613.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129.7</text:p>
          </table:table-cell>
          <table:table-cell office:value-type="string">
            <text:p>22.18</text:p>
          </table:table-cell>
          <table:table-cell office:value-type="string">
            <text:p>0.38504</text:p>
          </table:table-cell>
          <table:table-cell office:value-type="string">
            <text:p>1157.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118.6</text:p>
          </table:table-cell>
          <table:table-cell office:value-type="string">
            <text:p>22.4</text:p>
          </table:table-cell>
          <table:table-cell office:value-type="string">
            <text:p>0.38499</text:p>
          </table:table-cell>
          <table:table-cell office:value-type="string">
            <text:p>1069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222.4</text:p>
          </table:table-cell>
          <table:table-cell office:value-type="string">
            <text:p>23.21</text:p>
          </table:table-cell>
          <table:table-cell office:value-type="string">
            <text:p>0.38496</text:p>
          </table:table-cell>
          <table:table-cell office:value-type="string">
            <text:p>2074.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244.9</text:p>
          </table:table-cell>
          <table:table-cell office:value-type="string">
            <text:p>24.52</text:p>
          </table:table-cell>
          <table:table-cell office:value-type="float" office:value="385">
            <text:p>385</text:p>
          </table:table-cell>
          <table:table-cell office:value-type="string">
            <text:p>2213.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405.1</text:p>
          </table:table-cell>
          <table:table-cell office:value-type="string">
            <text:p>24.74</text:p>
          </table:table-cell>
          <table:table-cell office:value-type="string">
            <text:p>0.38504</text:p>
          </table:table-cell>
          <table:table-cell office:value-type="string">
            <text:p>3717.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482.5</text:p>
          </table:table-cell>
          <table:table-cell office:value-type="string">
            <text:p>25.34</text:p>
          </table:table-cell>
          <table:table-cell office:value-type="string">
            <text:p>0.38507</text:p>
          </table:table-cell>
          <table:table-cell office:value-type="string">
            <text:p>4536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308.5</text:p>
          </table:table-cell>
          <table:table-cell office:value-type="string">
            <text:p>24.49</text:p>
          </table:table-cell>
          <table:table-cell office:value-type="string">
            <text:p>0.38505</text:p>
          </table:table-cell>
          <table:table-cell office:value-type="string">
            <text:p>2725.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263.8</text:p>
          </table:table-cell>
          <table:table-cell office:value-type="string">
            <text:p>24.38</text:p>
          </table:table-cell>
          <table:table-cell office:value-type="string">
            <text:p>0.38501</text:p>
          </table:table-cell>
          <table:table-cell office:value-type="string">
            <text:p>2386.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96">
            <text:p>296</text:p>
          </table:table-cell>
          <table:table-cell office:value-type="string">
            <text:p>24.73</text:p>
          </table:table-cell>
          <table:table-cell office:value-type="string">
            <text:p>0.38495</text:p>
          </table:table-cell>
          <table:table-cell office:value-type="string">
            <text:p>2699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389.1</text:p>
          </table:table-cell>
          <table:table-cell office:value-type="string">
            <text:p>24.75</text:p>
          </table:table-cell>
          <table:table-cell office:value-type="string">
            <text:p>0.38489</text:p>
          </table:table-cell>
          <table:table-cell office:value-type="string">
            <text:p>3544.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707.8</text:p>
          </table:table-cell>
          <table:table-cell office:value-type="string">
            <text:p>25.77</text:p>
          </table:table-cell>
          <table:table-cell office:value-type="string">
            <text:p>0.38484</text:p>
          </table:table-cell>
          <table:table-cell office:value-type="string">
            <text:p>6224.62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442.3</text:p>
          </table:table-cell>
          <table:table-cell office:value-type="string">
            <text:p>26.16</text:p>
          </table:table-cell>
          <table:table-cell office:value-type="string">
            <text:p>0.38483</text:p>
          </table:table-cell>
          <table:table-cell office:value-type="string">
            <text:p>3622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505.3</text:p>
          </table:table-cell>
          <table:table-cell office:value-type="string">
            <text:p>25.34</text:p>
          </table:table-cell>
          <table:table-cell office:value-type="string">
            <text:p>0.38478</text:p>
          </table:table-cell>
          <table:table-cell office:value-type="string">
            <text:p>4361.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376.2</text:p>
          </table:table-cell>
          <table:table-cell office:value-type="string">
            <text:p>25.3</text:p>
          </table:table-cell>
          <table:table-cell office:value-type="string">
            <text:p>0.38476</text:p>
          </table:table-cell>
          <table:table-cell office:value-type="string">
            <text:p>3361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323.7</text:p>
          </table:table-cell>
          <table:table-cell office:value-type="string">
            <text:p>25.73</text:p>
          </table:table-cell>
          <table:table-cell office:value-type="string">
            <text:p>0.38471</text:p>
          </table:table-cell>
          <table:table-cell office:value-type="string">
            <text:p>2938.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557.9</text:p>
          </table:table-cell>
          <table:table-cell office:value-type="string">
            <text:p>26.47</text:p>
          </table:table-cell>
          <table:table-cell office:value-type="string">
            <text:p>0.38468</text:p>
          </table:table-cell>
          <table:table-cell office:value-type="string">
            <text:p>4610.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663.1</text:p>
          </table:table-cell>
          <table:table-cell office:value-type="string">
            <text:p>27.05</text:p>
          </table:table-cell>
          <table:table-cell office:value-type="string">
            <text:p>0.38464</text:p>
          </table:table-cell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693.5</text:p>
          </table:table-cell>
          <table:table-cell office:value-type="string">
            <text:p>28.17</text:p>
          </table:table-cell>
          <table:table-cell office:value-type="string">
            <text:p>0.38461</text:p>
          </table:table-cell>
          <table:table-cell office:value-type="string">
            <text:p>5611.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string">
            <text:p>425.9</text:p>
          </table:table-cell>
          <table:table-cell office:value-type="string">
            <text:p>27.16</text:p>
          </table:table-cell>
          <table:table-cell office:value-type="string">
            <text:p>0.3846</text:p>
          </table:table-cell>
          <table:table-cell office:value-type="string">
            <text:p>3765.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727.4</text:p>
          </table:table-cell>
          <table:table-cell office:value-type="string">
            <text:p>28.02</text:p>
          </table:table-cell>
          <table:table-cell office:value-type="string">
            <text:p>0.38454</text:p>
          </table:table-cell>
          <table:table-cell office:value-type="string">
            <text:p>5777.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865.2</text:p>
          </table:table-cell>
          <table:table-cell office:value-type="float" office:value="29">
            <text:p>29</text:p>
          </table:table-cell>
          <table:table-cell office:value-type="string">
            <text:p>0.38454</text:p>
          </table:table-cell>
          <table:table-cell office:value-type="string">
            <text:p>6871.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964.4</text:p>
          </table:table-cell>
          <table:table-cell office:value-type="string">
            <text:p>30.42</text:p>
          </table:table-cell>
          <table:table-cell office:value-type="string">
            <text:p>0.38447</text:p>
          </table:table-cell>
          <table:table-cell office:value-type="string">
            <text:p>7537.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730.2</text:p>
          </table:table-cell>
          <table:table-cell office:value-type="string">
            <text:p>28.88</text:p>
          </table:table-cell>
          <table:table-cell office:value-type="string">
            <text:p>0.38439</text:p>
          </table:table-cell>
          <table:table-cell office:value-type="string">
            <text:p>5372.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183.1</text:p>
          </table:table-cell>
          <table:table-cell office:value-type="string">
            <text:p>30.86</text:p>
          </table:table-cell>
          <table:table-cell office:value-type="string">
            <text:p>0.38433</text:p>
          </table:table-cell>
          <table:table-cell office:value-type="string">
            <text:p>8297.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string">
            <text:p>694.1</text:p>
          </table:table-cell>
          <table:table-cell office:value-type="string">
            <text:p>29.51</text:p>
          </table:table-cell>
          <table:table-cell office:value-type="string">
            <text:p>0.38428</text:p>
          </table:table-cell>
          <table:table-cell office:value-type="string">
            <text:p>5118.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157">
            <text:p>1157</text:p>
          </table:table-cell>
          <table:table-cell office:value-type="string">
            <text:p>30.75</text:p>
          </table:table-cell>
          <table:table-cell office:value-type="string">
            <text:p>0.38426</text:p>
          </table:table-cell>
          <table:table-cell office:value-type="string">
            <text:p>8475.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1020.9</text:p>
          </table:table-cell>
          <table:table-cell office:value-type="string">
            <text:p>31.39</text:p>
          </table:table-cell>
          <table:table-cell office:value-type="string">
            <text:p>0.38425</text:p>
          </table:table-cell>
          <table:table-cell office:value-type="string">
            <text:p>8259.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1007.8</text:p>
          </table:table-cell>
          <table:table-cell office:value-type="string">
            <text:p>31.01</text:p>
          </table:table-cell>
          <table:table-cell office:value-type="string">
            <text:p>0.38423</text:p>
          </table:table-cell>
          <table:table-cell office:value-type="string">
            <text:p>7912.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868.2</text:p>
          </table:table-cell>
          <table:table-cell office:value-type="string">
            <text:p>30.47</text:p>
          </table:table-cell>
          <table:table-cell office:value-type="string">
            <text:p>0.38416</text:p>
          </table:table-cell>
          <table:table-cell office:value-type="string">
            <text:p>6885.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959.2</text:p>
          </table:table-cell>
          <table:table-cell office:value-type="string">
            <text:p>30.63</text:p>
          </table:table-cell>
          <table:table-cell office:value-type="string">
            <text:p>0.38418</text:p>
          </table:table-cell>
          <table:table-cell office:value-type="string">
            <text:p>7745.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848.9</text:p>
          </table:table-cell>
          <table:table-cell office:value-type="string">
            <text:p>31.12</text:p>
          </table:table-cell>
          <table:table-cell office:value-type="string">
            <text:p>0.38413</text:p>
          </table:table-cell>
          <table:table-cell office:value-type="string">
            <text:p>6997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878.4</text:p>
          </table:table-cell>
          <table:table-cell office:value-type="string">
            <text:p>30.8</text:p>
          </table:table-cell>
          <table:table-cell office:value-type="string">
            <text:p>0.38406</text:p>
          </table:table-cell>
          <table:table-cell office:value-type="string">
            <text:p>7394.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43">
            <text:p>643</text:p>
          </table:table-cell>
          <table:table-cell office:value-type="string">
            <text:p>30.5</text:p>
          </table:table-cell>
          <table:table-cell office:value-type="string">
            <text:p>0.38402</text:p>
          </table:table-cell>
          <table:table-cell office:value-type="string">
            <text:p>5250.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string">
            <text:p>958.9</text:p>
          </table:table-cell>
          <table:table-cell office:value-type="string">
            <text:p>30.95</text:p>
          </table:table-cell>
          <table:table-cell office:value-type="string">
            <text:p>0.38405</text:p>
          </table:table-cell>
          <table:table-cell office:value-type="string">
            <text:p>8028.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string">
            <text:p>893.9</text:p>
          </table:table-cell>
          <table:table-cell office:value-type="string">
            <text:p>31.34</text:p>
          </table:table-cell>
          <table:table-cell office:value-type="string">
            <text:p>0.38406</text:p>
          </table:table-cell>
          <table:table-cell office:value-type="string">
            <text:p>6442.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string">
            <text:p>898.1</text:p>
          </table:table-cell>
          <table:table-cell office:value-type="string">
            <text:p>31.16</text:p>
          </table:table-cell>
          <table:table-cell office:value-type="string">
            <text:p>0.3841</text:p>
          </table:table-cell>
          <table:table-cell office:value-type="string">
            <text:p>7656.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string">
            <text:p>761.6</text:p>
          </table:table-cell>
          <table:table-cell office:value-type="string">
            <text:p>30.06</text:p>
          </table:table-cell>
          <table:table-cell office:value-type="string">
            <text:p>0.38411</text:p>
          </table:table-cell>
          <table:table-cell office:value-type="string">
            <text:p>5956.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779">
            <text:p>779</text:p>
          </table:table-cell>
          <table:table-cell office:value-type="string">
            <text:p>30.52</text:p>
          </table:table-cell>
          <table:table-cell office:value-type="string">
            <text:p>0.38416</text:p>
          </table:table-cell>
          <table:table-cell office:value-type="string">
            <text:p>5794.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string">
            <text:p>1087.8</text:p>
          </table:table-cell>
          <table:table-cell office:value-type="string">
            <text:p>31.16</text:p>
          </table:table-cell>
          <table:table-cell office:value-type="string">
            <text:p>0.38418</text:p>
          </table:table-cell>
          <table:table-cell office:value-type="string">
            <text:p>7368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12">
            <text:p>812</text:p>
          </table:table-cell>
          <table:table-cell office:value-type="string">
            <text:p>31.05</text:p>
          </table:table-cell>
          <table:table-cell office:value-type="string">
            <text:p>0.38422</text:p>
          </table:table-cell>
          <table:table-cell office:value-type="string">
            <text:p>6004.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string">
            <text:p>869.1</text:p>
          </table:table-cell>
          <table:table-cell office:value-type="string">
            <text:p>30.53</text:p>
          </table:table-cell>
          <table:table-cell office:value-type="string">
            <text:p>0.38428</text:p>
          </table:table-cell>
          <table:table-cell office:value-type="string">
            <text:p>6595.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1004.6</text:p>
          </table:table-cell>
          <table:table-cell office:value-type="string">
            <text:p>30.92</text:p>
          </table:table-cell>
          <table:table-cell office:value-type="string">
            <text:p>0.38439</text:p>
          </table:table-cell>
          <table:table-cell office:value-type="string">
            <text:p>8245.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string">
            <text:p>813.2</text:p>
          </table:table-cell>
          <table:table-cell office:value-type="string">
            <text:p>30.44</text:p>
          </table:table-cell>
          <table:table-cell office:value-type="string">
            <text:p>0.38451</text:p>
          </table:table-cell>
          <table:table-cell office:value-type="string">
            <text:p>6853.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string">
            <text:p>805.6</text:p>
          </table:table-cell>
          <table:table-cell office:value-type="string">
            <text:p>30.41</text:p>
          </table:table-cell>
          <table:table-cell office:value-type="string">
            <text:p>0.38465</text:p>
          </table:table-cell>
          <table:table-cell office:value-type="string">
            <text:p>5756.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742.5</text:p>
          </table:table-cell>
          <table:table-cell office:value-type="string">
            <text:p>30.77</text:p>
          </table:table-cell>
          <table:table-cell office:value-type="string">
            <text:p>0.38472</text:p>
          </table:table-cell>
          <table:table-cell office:value-type="string">
            <text:p>5623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string">
            <text:p>814.1</text:p>
          </table:table-cell>
          <table:table-cell office:value-type="string">
            <text:p>30.57</text:p>
          </table:table-cell>
          <table:table-cell office:value-type="string">
            <text:p>0.38478</text:p>
          </table:table-cell>
          <table:table-cell office:value-type="string">
            <text:p>6478.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735.8</text:p>
          </table:table-cell>
          <table:table-cell office:value-type="string">
            <text:p>31.26</text:p>
          </table:table-cell>
          <table:table-cell office:value-type="string">
            <text:p>0.38486</text:p>
          </table:table-cell>
          <table:table-cell office:value-type="string">
            <text:p>6135.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string">
            <text:p>625.2</text:p>
          </table:table-cell>
          <table:table-cell office:value-type="string">
            <text:p>30.54</text:p>
          </table:table-cell>
          <table:table-cell office:value-type="string">
            <text:p>0.38493</text:p>
          </table:table-cell>
          <table:table-cell office:value-type="string">
            <text:p>5298.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string">
            <text:p>889.5</text:p>
          </table:table-cell>
          <table:table-cell office:value-type="string">
            <text:p>31.36</text:p>
          </table:table-cell>
          <table:table-cell office:value-type="string">
            <text:p>0.38504</text:p>
          </table:table-cell>
          <table:table-cell office:value-type="string">
            <text:p>7577.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string">
            <text:p>649.7</text:p>
          </table:table-cell>
          <table:table-cell office:value-type="string">
            <text:p>30.86</text:p>
          </table:table-cell>
          <table:table-cell office:value-type="string">
            <text:p>0.38515</text:p>
          </table:table-cell>
          <table:table-cell office:value-type="string">
            <text:p>5500.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string">
            <text:p>383.1</text:p>
          </table:table-cell>
          <table:table-cell office:value-type="string">
            <text:p>30.32</text:p>
          </table:table-cell>
          <table:table-cell office:value-type="string">
            <text:p>0.38524</text:p>
          </table:table-cell>
          <table:table-cell office:value-type="string">
            <text:p>3271.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665.2</text:p>
          </table:table-cell>
          <table:table-cell office:value-type="string">
            <text:p>31.16</text:p>
          </table:table-cell>
          <table:table-cell office:value-type="string">
            <text:p>0.3853</text:p>
          </table:table-cell>
          <table:table-cell office:value-type="string">
            <text:p>5786.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693.5</text:p>
          </table:table-cell>
          <table:table-cell office:value-type="string">
            <text:p>31.31</text:p>
          </table:table-cell>
          <table:table-cell office:value-type="string">
            <text:p>0.38542</text:p>
          </table:table-cell>
          <table:table-cell office:value-type="string">
            <text:p>5878.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string">
            <text:p>408.1</text:p>
          </table:table-cell>
          <table:table-cell office:value-type="string">
            <text:p>30.55</text:p>
          </table:table-cell>
          <table:table-cell office:value-type="string">
            <text:p>0.38547</text:p>
          </table:table-cell>
          <table:table-cell office:value-type="string">
            <text:p>3460.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string">
            <text:p>493.6</text:p>
          </table:table-cell>
          <table:table-cell office:value-type="string">
            <text:p>31.1</text:p>
          </table:table-cell>
          <table:table-cell office:value-type="string">
            <text:p>0.38556</text:p>
          </table:table-cell>
          <table:table-cell office:value-type="string">
            <text:p>4258.0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525">
            <text:p>525</text:p>
          </table:table-cell>
          <table:table-cell office:value-type="string">
            <text:p>30.78</text:p>
          </table:table-cell>
          <table:table-cell office:value-type="string">
            <text:p>0.38562</text:p>
          </table:table-cell>
          <table:table-cell office:value-type="string">
            <text:p>4435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480.2</text:p>
          </table:table-cell>
          <table:table-cell office:value-type="string">
            <text:p>31.19</text:p>
          </table:table-cell>
          <table:table-cell office:value-type="string">
            <text:p>0.3857</text:p>
          </table:table-cell>
          <table:table-cell office:value-type="string">
            <text:p>4048.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string">
            <text:p>418.3</text:p>
          </table:table-cell>
          <table:table-cell office:value-type="string">
            <text:p>31.16</text:p>
          </table:table-cell>
          <table:table-cell office:value-type="string">
            <text:p>0.3858</text:p>
          </table:table-cell>
          <table:table-cell office:value-type="string">
            <text:p>3439.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355">
            <text:p>355</text:p>
          </table:table-cell>
          <table:table-cell office:value-type="string">
            <text:p>30.5</text:p>
          </table:table-cell>
          <table:table-cell office:value-type="string">
            <text:p>0.38589</text:p>
          </table:table-cell>
          <table:table-cell office:value-type="string">
            <text:p>2529.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>282.7</text:p>
          </table:table-cell>
          <table:table-cell office:value-type="string">
            <text:p>30.29</text:p>
          </table:table-cell>
          <table:table-cell office:value-type="float" office:value="386">
            <text:p>386</text:p>
          </table:table-cell>
          <table:table-cell office:value-type="string">
            <text:p>1673.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string">
            <text:p>274.7</text:p>
          </table:table-cell>
          <table:table-cell office:value-type="string">
            <text:p>29.68</text:p>
          </table:table-cell>
          <table:table-cell office:value-type="string">
            <text:p>0.3861</text:p>
          </table:table-cell>
          <table:table-cell office:value-type="string">
            <text:p>1513.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233.8</text:p>
          </table:table-cell>
          <table:table-cell office:value-type="string">
            <text:p>30.46</text:p>
          </table:table-cell>
          <table:table-cell office:value-type="string">
            <text:p>0.38618</text:p>
          </table:table-cell>
          <table:table-cell office:value-type="string">
            <text:p>1252.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string">
            <text:p>194.5</text:p>
          </table:table-cell>
          <table:table-cell office:value-type="string">
            <text:p>30.18</text:p>
          </table:table-cell>
          <table:table-cell office:value-type="string">
            <text:p>0.38623</text:p>
          </table:table-cell>
          <table:table-cell office:value-type="string">
            <text:p>920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190.4</text:p>
          </table:table-cell>
          <table:table-cell office:value-type="string">
            <text:p>30.1</text:p>
          </table:table-cell>
          <table:table-cell office:value-type="string">
            <text:p>0.38629</text:p>
          </table:table-cell>
          <table:table-cell office:value-type="string">
            <text:p>1048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144.9</text:p>
          </table:table-cell>
          <table:table-cell office:value-type="string">
            <text:p>29.75</text:p>
          </table:table-cell>
          <table:table-cell office:value-type="string">
            <text:p>0.38635</text:p>
          </table:table-cell>
          <table:table-cell office:value-type="string">
            <text:p>851.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string">
            <text:p>113.3</text:p>
          </table:table-cell>
          <table:table-cell office:value-type="string">
            <text:p>29.44</text:p>
          </table:table-cell>
          <table:table-cell office:value-type="string">
            <text:p>0.38639</text:p>
          </table:table-cell>
          <table:table-cell office:value-type="string">
            <text:p>738.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string">
            <text:p>63.2</text:p>
          </table:table-cell>
          <table:table-cell office:value-type="string">
            <text:p>28.74</text:p>
          </table:table-cell>
          <table:table-cell office:value-type="string">
            <text:p>0.38647</text:p>
          </table:table-cell>
          <table:table-cell office:value-type="string">
            <text:p>415.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34.2</text:p>
          </table:table-cell>
          <table:table-cell office:value-type="string">
            <text:p>28.1</text:p>
          </table:table-cell>
          <table:table-cell office:value-type="string">
            <text:p>0.38649</text:p>
          </table:table-cell>
          <table:table-cell office:value-type="string">
            <text:p>261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20.8</text:p>
          </table:table-cell>
          <table:table-cell office:value-type="string">
            <text:p>27.43</text:p>
          </table:table-cell>
          <table:table-cell office:value-type="string">
            <text:p>0.38651</text:p>
          </table:table-cell>
          <table:table-cell office:value-type="string">
            <text:p>165.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11.3</text:p>
          </table:table-cell>
          <table:table-cell office:value-type="string">
            <text:p>26.89</text:p>
          </table:table-cell>
          <table:table-cell office:value-type="string">
            <text:p>0.38652</text:p>
          </table:table-cell>
          <table:table-cell office:value-type="string">
            <text:p>87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26.34</text:p>
          </table:table-cell>
          <table:table-cell office:value-type="string">
            <text:p>0.3865</text:p>
          </table:table-cell>
          <table:table-cell office:value-type="string">
            <text:p>23.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8.6</text:p>
          </table:table-cell>
          <table:table-cell office:value-type="string">
            <text:p>16.61</text:p>
          </table:table-cell>
          <table:table-cell office:value-type="string">
            <text:p>0.38719</text:p>
          </table:table-cell>
          <table:table-cell office:value-type="string">
            <text:p>60.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15.8</text:p>
          </table:table-cell>
          <table:table-cell office:value-type="string">
            <text:p>16.73</text:p>
          </table:table-cell>
          <table:table-cell office:value-type="string">
            <text:p>0.38718</text:p>
          </table:table-cell>
          <table:table-cell office:value-type="string">
            <text:p>12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24.3</text:p>
          </table:table-cell>
          <table:table-cell office:value-type="string">
            <text:p>17.48</text:p>
          </table:table-cell>
          <table:table-cell office:value-type="string">
            <text:p>0.38715</text:p>
          </table:table-cell>
          <table:table-cell office:value-type="string">
            <text:p>193.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33.9</text:p>
          </table:table-cell>
          <table:table-cell office:value-type="string">
            <text:p>18.82</text:p>
          </table:table-cell>
          <table:table-cell office:value-type="string">
            <text:p>0.38713</text:p>
          </table:table-cell>
          <table:table-cell office:value-type="string">
            <text:p>271.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49.3</text:p>
          </table:table-cell>
          <table:table-cell office:value-type="string">
            <text:p>21.82</text:p>
          </table:table-cell>
          <table:table-cell office:value-type="string">
            <text:p>0.38711</text:p>
          </table:table-cell>
          <table:table-cell office:value-type="string">
            <text:p>439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72.5</text:p>
          </table:table-cell>
          <table:table-cell office:value-type="string">
            <text:p>25.5</text:p>
          </table:table-cell>
          <table:table-cell office:value-type="string">
            <text:p>0.3871</text:p>
          </table:table-cell>
          <table:table-cell office:value-type="string">
            <text:p>666.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102.6</text:p>
          </table:table-cell>
          <table:table-cell office:value-type="string">
            <text:p>26.84</text:p>
          </table:table-cell>
          <table:table-cell office:value-type="string">
            <text:p>0.38708</text:p>
          </table:table-cell>
          <table:table-cell office:value-type="string">
            <text:p>944.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139.1</text:p>
          </table:table-cell>
          <table:table-cell office:value-type="string">
            <text:p>26.77</text:p>
          </table:table-cell>
          <table:table-cell office:value-type="string">
            <text:p>0.38706</text:p>
          </table:table-cell>
          <table:table-cell office:value-type="string">
            <text:p>1271.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179.8</text:p>
          </table:table-cell>
          <table:table-cell office:value-type="string">
            <text:p>27.51</text:p>
          </table:table-cell>
          <table:table-cell office:value-type="string">
            <text:p>0.38703</text:p>
          </table:table-cell>
          <table:table-cell office:value-type="string">
            <text:p>1641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222.9</text:p>
          </table:table-cell>
          <table:table-cell office:value-type="string">
            <text:p>26.62</text:p>
          </table:table-cell>
          <table:table-cell office:value-type="float" office:value="387">
            <text:p>387</text:p>
          </table:table-cell>
          <table:table-cell office:value-type="string">
            <text:p>2029.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267.3</text:p>
          </table:table-cell>
          <table:table-cell office:value-type="string">
            <text:p>27.55</text:p>
          </table:table-cell>
          <table:table-cell office:value-type="string">
            <text:p>0.38699</text:p>
          </table:table-cell>
          <table:table-cell office:value-type="string">
            <text:p>2478.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312.9</text:p>
          </table:table-cell>
          <table:table-cell office:value-type="string">
            <text:p>26.16</text:p>
          </table:table-cell>
          <table:table-cell office:value-type="string">
            <text:p>0.38701</text:p>
          </table:table-cell>
          <table:table-cell office:value-type="string">
            <text:p>2895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359.3</text:p>
          </table:table-cell>
          <table:table-cell office:value-type="string">
            <text:p>25.52</text:p>
          </table:table-cell>
          <table:table-cell office:value-type="string">
            <text:p>0.38703</text:p>
          </table:table-cell>
          <table:table-cell office:value-type="string">
            <text:p>333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406.9</text:p>
          </table:table-cell>
          <table:table-cell office:value-type="string">
            <text:p>25.07</text:p>
          </table:table-cell>
          <table:table-cell office:value-type="string">
            <text:p>0.38704</text:p>
          </table:table-cell>
          <table:table-cell office:value-type="string">
            <text:p>3801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453.1</text:p>
          </table:table-cell>
          <table:table-cell office:value-type="string">
            <text:p>24.73</text:p>
          </table:table-cell>
          <table:table-cell office:value-type="string">
            <text:p>0.38706</text:p>
          </table:table-cell>
          <table:table-cell office:value-type="string">
            <text:p>4223.8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498.3</text:p>
          </table:table-cell>
          <table:table-cell office:value-type="string">
            <text:p>24.88</text:p>
          </table:table-cell>
          <table:table-cell office:value-type="string">
            <text:p>0.3871</text:p>
          </table:table-cell>
          <table:table-cell office:value-type="string">
            <text:p>4618.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541.4</text:p>
          </table:table-cell>
          <table:table-cell office:value-type="string">
            <text:p>25.33</text:p>
          </table:table-cell>
          <table:table-cell office:value-type="string">
            <text:p>0.38713</text:p>
          </table:table-cell>
          <table:table-cell office:value-type="string">
            <text:p>4986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583.9</text:p>
          </table:table-cell>
          <table:table-cell office:value-type="string">
            <text:p>25.84</text:p>
          </table:table-cell>
          <table:table-cell office:value-type="string">
            <text:p>0.38715</text:p>
          </table:table-cell>
          <table:table-cell office:value-type="string">
            <text:p>5348.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624.4</text:p>
          </table:table-cell>
          <table:table-cell office:value-type="string">
            <text:p>26.24</text:p>
          </table:table-cell>
          <table:table-cell office:value-type="string">
            <text:p>0.38718</text:p>
          </table:table-cell>
          <table:table-cell office:value-type="string">
            <text:p>5694.8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665.6</text:p>
          </table:table-cell>
          <table:table-cell office:value-type="string">
            <text:p>26.81</text:p>
          </table:table-cell>
          <table:table-cell office:value-type="string">
            <text:p>0.38722</text:p>
          </table:table-cell>
          <table:table-cell office:value-type="string">
            <text:p>5908.3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703.9</text:p>
          </table:table-cell>
          <table:table-cell office:value-type="string">
            <text:p>27.98</text:p>
          </table:table-cell>
          <table:table-cell office:value-type="string">
            <text:p>0.38723</text:p>
          </table:table-cell>
          <table:table-cell office:value-type="string">
            <text:p>6307.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740.2</text:p>
          </table:table-cell>
          <table:table-cell office:value-type="string">
            <text:p>27.9</text:p>
          </table:table-cell>
          <table:table-cell office:value-type="string">
            <text:p>0.38725</text:p>
          </table:table-cell>
          <table:table-cell office:value-type="string">
            <text:p>6562.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774.6</text:p>
          </table:table-cell>
          <table:table-cell office:value-type="string">
            <text:p>28.65</text:p>
          </table:table-cell>
          <table:table-cell office:value-type="string">
            <text:p>0.38728</text:p>
          </table:table-cell>
          <table:table-cell office:value-type="string">
            <text:p>6808.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810.4</text:p>
          </table:table-cell>
          <table:table-cell office:value-type="string">
            <text:p>28.98</text:p>
          </table:table-cell>
          <table:table-cell office:value-type="string">
            <text:p>0.38731</text:p>
          </table:table-cell>
          <table:table-cell office:value-type="string">
            <text:p>7096.8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843.8</text:p>
          </table:table-cell>
          <table:table-cell office:value-type="string">
            <text:p>29.29</text:p>
          </table:table-cell>
          <table:table-cell office:value-type="string">
            <text:p>0.38735</text:p>
          </table:table-cell>
          <table:table-cell office:value-type="string">
            <text:p>7353.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872.5</text:p>
          </table:table-cell>
          <table:table-cell office:value-type="string">
            <text:p>29.95</text:p>
          </table:table-cell>
          <table:table-cell office:value-type="string">
            <text:p>0.38741</text:p>
          </table:table-cell>
          <table:table-cell office:value-type="string">
            <text:p>7556.4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900">
            <text:p>900</text:p>
          </table:table-cell>
          <table:table-cell office:value-type="string">
            <text:p>31.2</text:p>
          </table:table-cell>
          <table:table-cell office:value-type="string">
            <text:p>0.38745</text:p>
          </table:table-cell>
          <table:table-cell office:value-type="string">
            <text:p>7769.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927">
            <text:p>927</text:p>
          </table:table-cell>
          <table:table-cell office:value-type="string">
            <text:p>31.47</text:p>
          </table:table-cell>
          <table:table-cell office:value-type="string">
            <text:p>0.38748</text:p>
          </table:table-cell>
          <table:table-cell office:value-type="string">
            <text:p>7898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954.3</text:p>
          </table:table-cell>
          <table:table-cell office:value-type="string">
            <text:p>31.53</text:p>
          </table:table-cell>
          <table:table-cell office:value-type="string">
            <text:p>0.3875</text:p>
          </table:table-cell>
          <table:table-cell office:value-type="string">
            <text:p>8073.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976.8</text:p>
          </table:table-cell>
          <table:table-cell office:value-type="string">
            <text:p>31.21</text:p>
          </table:table-cell>
          <table:table-cell office:value-type="string">
            <text:p>0.38754</text:p>
          </table:table-cell>
          <table:table-cell office:value-type="string">
            <text:p>7941.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string">
            <text:p>995.5</text:p>
          </table:table-cell>
          <table:table-cell office:value-type="string">
            <text:p>31.98</text:p>
          </table:table-cell>
          <table:table-cell office:value-type="string">
            <text:p>0.38761</text:p>
          </table:table-cell>
          <table:table-cell office:value-type="string">
            <text:p>8358.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1011.8</text:p>
          </table:table-cell>
          <table:table-cell office:value-type="string">
            <text:p>32.81</text:p>
          </table:table-cell>
          <table:table-cell office:value-type="string">
            <text:p>0.38761</text:p>
          </table:table-cell>
          <table:table-cell office:value-type="string">
            <text:p>8377.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030">
            <text:p>1030</text:p>
          </table:table-cell>
          <table:table-cell office:value-type="string">
            <text:p>31.84</text:p>
          </table:table-cell>
          <table:table-cell office:value-type="string">
            <text:p>0.38764</text:p>
          </table:table-cell>
          <table:table-cell office:value-type="string">
            <text:p>8421.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052.4</text:p>
          </table:table-cell>
          <table:table-cell office:value-type="string">
            <text:p>32.38</text:p>
          </table:table-cell>
          <table:table-cell office:value-type="string">
            <text:p>0.38769</text:p>
          </table:table-cell>
          <table:table-cell office:value-type="string">
            <text:p>8434.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string">
            <text:p>1062.3</text:p>
          </table:table-cell>
          <table:table-cell office:value-type="string">
            <text:p>32.77</text:p>
          </table:table-cell>
          <table:table-cell office:value-type="string">
            <text:p>0.3877</text:p>
          </table:table-cell>
          <table:table-cell office:value-type="string">
            <text:p>8433.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1068.7</text:p>
          </table:table-cell>
          <table:table-cell office:value-type="string">
            <text:p>31.75</text:p>
          </table:table-cell>
          <table:table-cell office:value-type="string">
            <text:p>0.38775</text:p>
          </table:table-cell>
          <table:table-cell office:value-type="string">
            <text:p>8425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1073.6</text:p>
          </table:table-cell>
          <table:table-cell office:value-type="string">
            <text:p>31.38</text:p>
          </table:table-cell>
          <table:table-cell office:value-type="string">
            <text:p>0.38778</text:p>
          </table:table-cell>
          <table:table-cell office:value-type="string">
            <text:p>8432.8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string">
            <text:p>1085.2</text:p>
          </table:table-cell>
          <table:table-cell office:value-type="string">
            <text:p>32.31</text:p>
          </table:table-cell>
          <table:table-cell office:value-type="string">
            <text:p>0.38785</text:p>
          </table:table-cell>
          <table:table-cell office:value-type="string">
            <text:p>8443.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1091.7</text:p>
          </table:table-cell>
          <table:table-cell office:value-type="string">
            <text:p>32.19</text:p>
          </table:table-cell>
          <table:table-cell office:value-type="string">
            <text:p>0.38793</text:p>
          </table:table-cell>
          <table:table-cell office:value-type="string">
            <text:p>8429.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1087.4</text:p>
          </table:table-cell>
          <table:table-cell office:value-type="string">
            <text:p>31.86</text:p>
          </table:table-cell>
          <table:table-cell office:value-type="string">
            <text:p>0.38801</text:p>
          </table:table-cell>
          <table:table-cell office:value-type="string">
            <text:p>8433.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1087.9</text:p>
          </table:table-cell>
          <table:table-cell office:value-type="string">
            <text:p>31.64</text:p>
          </table:table-cell>
          <table:table-cell office:value-type="string">
            <text:p>0.38805</text:p>
          </table:table-cell>
          <table:table-cell office:value-type="string">
            <text:p>8434.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string">
            <text:p>1087.3</text:p>
          </table:table-cell>
          <table:table-cell office:value-type="string">
            <text:p>31.58</text:p>
          </table:table-cell>
          <table:table-cell office:value-type="string">
            <text:p>0.38814</text:p>
          </table:table-cell>
          <table:table-cell office:value-type="string">
            <text:p>8431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string">
            <text:p>1081.9</text:p>
          </table:table-cell>
          <table:table-cell office:value-type="string">
            <text:p>31.74</text:p>
          </table:table-cell>
          <table:table-cell office:value-type="string">
            <text:p>0.38817</text:p>
          </table:table-cell>
          <table:table-cell office:value-type="string">
            <text:p>8441.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077">
            <text:p>1077</text:p>
          </table:table-cell>
          <table:table-cell office:value-type="string">
            <text:p>31.49</text:p>
          </table:table-cell>
          <table:table-cell office:value-type="string">
            <text:p>0.38827</text:p>
          </table:table-cell>
          <table:table-cell office:value-type="string">
            <text:p>8437.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string">
            <text:p>1070.2</text:p>
          </table:table-cell>
          <table:table-cell office:value-type="string">
            <text:p>32.11</text:p>
          </table:table-cell>
          <table:table-cell office:value-type="string">
            <text:p>0.38835</text:p>
          </table:table-cell>
          <table:table-cell office:value-type="string">
            <text:p>8417.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string">
            <text:p>1053.2</text:p>
          </table:table-cell>
          <table:table-cell office:value-type="string">
            <text:p>31.56</text:p>
          </table:table-cell>
          <table:table-cell office:value-type="string">
            <text:p>0.3884</text:p>
          </table:table-cell>
          <table:table-cell office:value-type="string">
            <text:p>8431.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1034.5</text:p>
          </table:table-cell>
          <table:table-cell office:value-type="string">
            <text:p>32.02</text:p>
          </table:table-cell>
          <table:table-cell office:value-type="string">
            <text:p>0.38847</text:p>
          </table:table-cell>
          <table:table-cell office:value-type="string">
            <text:p>8408.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1022.6</text:p>
          </table:table-cell>
          <table:table-cell office:value-type="string">
            <text:p>32.26</text:p>
          </table:table-cell>
          <table:table-cell office:value-type="string">
            <text:p>0.38855</text:p>
          </table:table-cell>
          <table:table-cell office:value-type="string">
            <text:p>8388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string">
            <text:p>1002.1</text:p>
          </table:table-cell>
          <table:table-cell office:value-type="string">
            <text:p>32.06</text:p>
          </table:table-cell>
          <table:table-cell office:value-type="string">
            <text:p>0.38864</text:p>
          </table:table-cell>
          <table:table-cell office:value-type="string">
            <text:p>8271.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985.9</text:p>
          </table:table-cell>
          <table:table-cell office:value-type="string">
            <text:p>31.99</text:p>
          </table:table-cell>
          <table:table-cell office:value-type="string">
            <text:p>0.38872</text:p>
          </table:table-cell>
          <table:table-cell office:value-type="string">
            <text:p>8200.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string">
            <text:p>979.3</text:p>
          </table:table-cell>
          <table:table-cell office:value-type="string">
            <text:p>32.41</text:p>
          </table:table-cell>
          <table:table-cell office:value-type="string">
            <text:p>0.38878</text:p>
          </table:table-cell>
          <table:table-cell office:value-type="string">
            <text:p>8128.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53">
            <text:p>953</text:p>
          </table:table-cell>
          <table:table-cell office:value-type="string">
            <text:p>32.66</text:p>
          </table:table-cell>
          <table:table-cell office:value-type="string">
            <text:p>0.38885</text:p>
          </table:table-cell>
          <table:table-cell office:value-type="string">
            <text:p>7910.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string">
            <text:p>861.6</text:p>
          </table:table-cell>
          <table:table-cell office:value-type="string">
            <text:p>33.21</text:p>
          </table:table-cell>
          <table:table-cell office:value-type="string">
            <text:p>0.3889</text:p>
          </table:table-cell>
          <table:table-cell office:value-type="string">
            <text:p>7028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453.1</text:p>
          </table:table-cell>
          <table:table-cell office:value-type="string">
            <text:p>32.04</text:p>
          </table:table-cell>
          <table:table-cell office:value-type="string">
            <text:p>0.38894</text:p>
          </table:table-cell>
          <table:table-cell office:value-type="string">
            <text:p>3985.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>
            <text:p>857.8</text:p>
          </table:table-cell>
          <table:table-cell office:value-type="string">
            <text:p>32.29</text:p>
          </table:table-cell>
          <table:table-cell office:value-type="string">
            <text:p>0.38895</text:p>
          </table:table-cell>
          <table:table-cell office:value-type="string">
            <text:p>7042.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string">
            <text:p>856.3</text:p>
          </table:table-cell>
          <table:table-cell office:value-type="string">
            <text:p>33.04</text:p>
          </table:table-cell>
          <table:table-cell office:value-type="string">
            <text:p>0.38907</text:p>
          </table:table-cell>
          <table:table-cell office:value-type="string">
            <text:p>7176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string">
            <text:p>803.2</text:p>
          </table:table-cell>
          <table:table-cell office:value-type="string">
            <text:p>33.19</text:p>
          </table:table-cell>
          <table:table-cell office:value-type="string">
            <text:p>0.38915</text:p>
          </table:table-cell>
          <table:table-cell office:value-type="string">
            <text:p>678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766.8</text:p>
          </table:table-cell>
          <table:table-cell office:value-type="string">
            <text:p>33.14</text:p>
          </table:table-cell>
          <table:table-cell office:value-type="string">
            <text:p>0.3892</text:p>
          </table:table-cell>
          <table:table-cell office:value-type="string">
            <text:p>6470.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string">
            <text:p>747.2</text:p>
          </table:table-cell>
          <table:table-cell office:value-type="string">
            <text:p>33.32</text:p>
          </table:table-cell>
          <table:table-cell office:value-type="string">
            <text:p>0.38933</text:p>
          </table:table-cell>
          <table:table-cell office:value-type="string">
            <text:p>6321.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string">
            <text:p>708.5</text:p>
          </table:table-cell>
          <table:table-cell office:value-type="string">
            <text:p>33.06</text:p>
          </table:table-cell>
          <table:table-cell office:value-type="string">
            <text:p>0.3894</text:p>
          </table:table-cell>
          <table:table-cell office:value-type="string">
            <text:p>5980.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string">
            <text:p>655.2</text:p>
          </table:table-cell>
          <table:table-cell office:value-type="string">
            <text:p>33.45</text:p>
          </table:table-cell>
          <table:table-cell office:value-type="string">
            <text:p>0.38945</text:p>
          </table:table-cell>
          <table:table-cell office:value-type="string">
            <text:p>5490.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string">
            <text:p>608.5</text:p>
          </table:table-cell>
          <table:table-cell office:value-type="string">
            <text:p>33.39</text:p>
          </table:table-cell>
          <table:table-cell office:value-type="string">
            <text:p>0.38953</text:p>
          </table:table-cell>
          <table:table-cell office:value-type="string">
            <text:p>5110.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string">
            <text:p>567.1</text:p>
          </table:table-cell>
          <table:table-cell office:value-type="string">
            <text:p>33.06</text:p>
          </table:table-cell>
          <table:table-cell office:value-type="string">
            <text:p>0.38959</text:p>
          </table:table-cell>
          <table:table-cell office:value-type="string">
            <text:p>4783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string">
            <text:p>521.9</text:p>
          </table:table-cell>
          <table:table-cell office:value-type="string">
            <text:p>33.1</text:p>
          </table:table-cell>
          <table:table-cell office:value-type="string">
            <text:p>0.38962</text:p>
          </table:table-cell>
          <table:table-cell office:value-type="string">
            <text:p>4322.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string">
            <text:p>483.3</text:p>
          </table:table-cell>
          <table:table-cell office:value-type="string">
            <text:p>33.14</text:p>
          </table:table-cell>
          <table:table-cell office:value-type="string">
            <text:p>0.38972</text:p>
          </table:table-cell>
          <table:table-cell office:value-type="string">
            <text:p>3914.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string">
            <text:p>438.2</text:p>
          </table:table-cell>
          <table:table-cell office:value-type="string">
            <text:p>32.89</text:p>
          </table:table-cell>
          <table:table-cell office:value-type="string">
            <text:p>0.38976</text:p>
          </table:table-cell>
          <table:table-cell office:value-type="string">
            <text:p>3550.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388.2</text:p>
          </table:table-cell>
          <table:table-cell office:value-type="string">
            <text:p>33.69</text:p>
          </table:table-cell>
          <table:table-cell office:value-type="string">
            <text:p>0.38979</text:p>
          </table:table-cell>
          <table:table-cell office:value-type="string">
            <text:p>2711.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string">
            <text:p>341.4</text:p>
          </table:table-cell>
          <table:table-cell office:value-type="string">
            <text:p>33.41</text:p>
          </table:table-cell>
          <table:table-cell office:value-type="string">
            <text:p>0.38981</text:p>
          </table:table-cell>
          <table:table-cell office:value-type="string">
            <text:p>1836.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290.1</text:p>
          </table:table-cell>
          <table:table-cell office:value-type="string">
            <text:p>32.89</text:p>
          </table:table-cell>
          <table:table-cell office:value-type="string">
            <text:p>0.38987</text:p>
          </table:table-cell>
          <table:table-cell office:value-type="string">
            <text:p>1433.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string">
            <text:p>243.9</text:p>
          </table:table-cell>
          <table:table-cell office:value-type="string">
            <text:p>33.02</text:p>
          </table:table-cell>
          <table:table-cell office:value-type="string">
            <text:p>0.38989</text:p>
          </table:table-cell>
          <table:table-cell office:value-type="string">
            <text:p>1135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string">
            <text:p>138.4</text:p>
          </table:table-cell>
          <table:table-cell office:value-type="string">
            <text:p>32.1</text:p>
          </table:table-cell>
          <table:table-cell office:value-type="string">
            <text:p>0.38989</text:p>
          </table:table-cell>
          <table:table-cell office:value-type="string">
            <text:p>585.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138.8</text:p>
          </table:table-cell>
          <table:table-cell office:value-type="string">
            <text:p>31.71</text:p>
          </table:table-cell>
          <table:table-cell office:value-type="string">
            <text:p>0.38991</text:p>
          </table:table-cell>
          <table:table-cell office:value-type="string">
            <text:p>514.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117.9</text:p>
          </table:table-cell>
          <table:table-cell office:value-type="string">
            <text:p>32.02</text:p>
          </table:table-cell>
          <table:table-cell office:value-type="string">
            <text:p>0.38992</text:p>
          </table:table-cell>
          <table:table-cell office:value-type="string">
            <text:p>473.5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string">
            <text:p>86.5</text:p>
          </table:table-cell>
          <table:table-cell office:value-type="string">
            <text:p>31.36</text:p>
          </table:table-cell>
          <table:table-cell office:value-type="string">
            <text:p>0.38993</text:p>
          </table:table-cell>
          <table:table-cell office:value-type="string">
            <text:p>414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string">
            <text:p>44.6</text:p>
          </table:table-cell>
          <table:table-cell office:value-type="string">
            <text:p>30.29</text:p>
          </table:table-cell>
          <table:table-cell office:value-type="string">
            <text:p>0.38993</text:p>
          </table:table-cell>
          <table:table-cell office:value-type="string">
            <text:p>318.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string">
            <text:p>31.6</text:p>
          </table:table-cell>
          <table:table-cell office:value-type="string">
            <text:p>29.74</text:p>
          </table:table-cell>
          <table:table-cell office:value-type="string">
            <text:p>0.38992</text:p>
          </table:table-cell>
          <table:table-cell office:value-type="string">
            <text:p>228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string">
            <text:p>28.89</text:p>
          </table:table-cell>
          <table:table-cell office:value-type="string">
            <text:p>0.3899</text:p>
          </table:table-cell>
          <table:table-cell office:value-type="string">
            <text:p>139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string">
            <text:p>8.4</text:p>
          </table:table-cell>
          <table:table-cell office:value-type="string">
            <text:p>27.93</text:p>
          </table:table-cell>
          <table:table-cell office:value-type="string">
            <text:p>0.38988</text:p>
          </table:table-cell>
          <table:table-cell office:value-type="string">
            <text:p>72.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string">
            <text:p>0.9</text:p>
          </table:table-cell>
          <table:table-cell office:value-type="string">
            <text:p>26.94</text:p>
          </table:table-cell>
          <table:table-cell office:value-type="string">
            <text:p>0.38986</text:p>
          </table:table-cell>
          <table:table-cell office:value-type="string">
            <text:p>23.58</text:p>
          </table:table-cell>
        </table:table-row>
        <table:table-row table:style-name="ro1" table:number-rows-repeated="1046947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Planilha1.A1:Planilha1.F16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11-07-2020</text:date>, <text:time>11:0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20-07-11T11:04:30</dc:date>
    <dc:creator>Erlandson Saraiva</dc:creator>
    <meta:editing-duration>PT14M15S</meta:editing-duration>
    <meta:editing-cycles>8</meta:editing-cycles>
    <meta:document-statistic meta:table-count="1" meta:cell-count="9768" meta:object-count="0"/>
  </office:meta>
</office:document-meta>
</file>